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76mm"/>
    </style:style>
    <style:style style:name="co2" style:family="table-column">
      <style:table-column-properties fo:break-before="auto" style:column-width="20.67mm"/>
    </style:style>
    <style:style style:name="co3" style:family="table-column">
      <style:table-column-properties fo:break-before="auto" style:column-width="22.35mm"/>
    </style:style>
    <style:style style:name="co4" style:family="table-column">
      <style:table-column-properties fo:break-before="auto" style:column-width="12.29mm"/>
    </style:style>
    <style:style style:name="co5" style:family="table-column">
      <style:table-column-properties fo:break-before="auto" style:column-width="12.01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9" style:family="table-cell" style:parent-style-name="Default">
      <style:table-cell-properties fo:background-color="#fff200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visibility="collapse" table:default-cell-style-name="ce7"/>
        <table:table-column table:style-name="co6" table:visibility="collapse" table:number-columns-repeated="7" table:default-cell-style-name="ce5"/>
        <table:table-column table:style-name="co5" table:default-cell-style-name="ce5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Partial #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Attenuation</text:p>
          </table:table-cell>
          <table:table-cell table:style-name="ce1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artial 1</text:p>
          </table:table-cell>
          <table:table-cell table:style-name="ce1" office:value-type="string" calcext:value-type="string">
            <text:p>Partial 2</text:p>
          </table:table-cell>
          <table:table-cell table:style-name="ce1" office:value-type="string" calcext:value-type="string">
            <text:p>Partial 3</text:p>
          </table:table-cell>
          <table:table-cell table:style-name="ce1" office:value-type="string" calcext:value-type="string">
            <text:p>Partial 4</text:p>
          </table:table-cell>
          <table:table-cell table:style-name="ce1" office:value-type="string" calcext:value-type="string">
            <text:p>Partial 5</text:p>
          </table:table-cell>
          <table:table-cell table:style-name="ce1" office:value-type="string" calcext:value-type="string">
            <text:p>Partial 6</text:p>
          </table:table-cell>
          <table:table-cell table:style-name="ce1" office:value-type="string" calcext:value-type="string">
            <text:p>Partial 7</text:p>
          </table:table-cell>
          <table:table-cell table:style-name="ce1" office:value-type="string" calcext:value-type="string">
            <text:p>Partial 8</text:p>
          </table:table-cell>
          <table:table-cell table:style-name="ce1" office:value-type="string" calcext:value-type="string">
            <text:p>Wave</text:p>
          </table:table-cell>
          <table:table-cell table:style-name="ce1" table:number-columns-repeated="16"/>
          <table:table-cell table:style-name="ce1" office:value-type="string" calcext:value-type="string">
            <text:p>COPY THIS</text:p>
          </table:table-cell>
          <table:table-cell table:style-name="ce1" table:number-columns-repeated="99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6" table:formula="of:=([.$B$11]/[.$C$2])*(SIN(((2*PI())/256)*([.E2]*[.$B$2])))" office:value-type="float" office:value="0" calcext:value-type="float">
            <text:p>0</text:p>
          </table:table-cell>
          <table:table-cell table:style-name="ce6" table:formula="of:=([.$B$11]/[.$C$3])*(SIN(((2*PI())/256)*([.E2]*[.$B$3])))" office:value-type="float" office:value="0" calcext:value-type="float">
            <text:p>0</text:p>
          </table:table-cell>
          <table:table-cell table:style-name="ce6" table:formula="of:=([.$B$11]/[.$C$4])*(SIN(((2*PI())/256)*([.E2]*[.$B$4])))" office:value-type="float" office:value="0" calcext:value-type="float">
            <text:p>0</text:p>
          </table:table-cell>
          <table:table-cell table:style-name="ce6" table:formula="of:=([.$B$11]/[.$C$5])*(SIN(((2*PI())/256)*([.E2]*[.$B$5])))" office:value-type="float" office:value="0" calcext:value-type="float">
            <text:p>0</text:p>
          </table:table-cell>
          <table:table-cell table:style-name="ce6" table:formula="of:=([.$B$11]/[.$C$6])*(SIN(((2*PI())/256)*([.E2]*[.$B$6])))" office:value-type="float" office:value="0" calcext:value-type="float">
            <text:p>0</text:p>
          </table:table-cell>
          <table:table-cell table:style-name="ce6" table:formula="of:=([.$B$11]/[.$C$7])*(SIN(((2*PI())/256)*([.E2]*[.$B$7])))" office:value-type="float" office:value="0" calcext:value-type="float">
            <text:p>0</text:p>
          </table:table-cell>
          <table:table-cell table:style-name="ce6" table:formula="of:=([.$B$11]/[.$C$8])*(SIN(((2*PI())/256)*([.E2]*[.$B$8])))" office:value-type="float" office:value="0" calcext:value-type="float">
            <text:p>0</text:p>
          </table:table-cell>
          <table:table-cell table:style-name="ce6" table:formula="of:=([.$B$11]/[.$C$9])*(SIN(((2*PI())/256)*([.E2]*[.$B$9])))" office:value-type="float" office:value="0" calcext:value-type="float">
            <text:p>0</text:p>
          </table:table-cell>
          <table:table-cell table:style-name="ce8" table:formula="of:=INT(SUM([.F2:.M2]))+[.$B$12]" office:value-type="float" office:value="0" calcext:value-type="float">
            <text:p>0</text:p>
          </table:table-cell>
          <table:table-cell>
            <draw:frame table:end-cell-address="Sheet1.AD30" table:end-x="0.31mm" table:end-y="3.74mm" draw:z-index="0" draw:name="Chart 1" draw:style-name="gr1" draw:text-style-name="P1" svg:width="248.75mm" svg:height="148.43mm" svg:x="17.47mm" svg:y="0.02mm">
              <draw:object draw:notify-on-update-of-ranges="Sheet1.N2:Sheet1.N25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5"/>
          <table:table-cell table:style-name="ce9" table:formula="of:=COM.MICROSOFT.CONCAT(&quot;    &quot;; [.N2]; &quot;,        // &quot;;[.E2])" office:value-type="string" office:string-value="    0,        // 0" calcext:value-type="string">
            <text:p><text:s text:c="4"/>0, <text:s text:c="7"/>// 0</text:p>
          </table:table-cell>
          <table:table-cell table:number-columns-repeated="99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[.E2]+1" office:value-type="float" office:value="1" calcext:value-type="float">
            <text:p>1</text:p>
          </table:table-cell>
          <table:table-cell table:style-name="ce6" table:formula="of:=([.$B$11]/[.$C$2])*(SIN(((2*PI())/256)*([.E3]*[.$B$2])))" office:value-type="float" office:value="3.13654849054594" calcext:value-type="float">
            <text:p>3,13654849054594</text:p>
          </table:table-cell>
          <table:table-cell table:style-name="ce6" table:formula="of:=([.$B$11]/[.$C$3])*(SIN(((2*PI())/256)*([.E3]*[.$B$3])))" office:value-type="float" office:value="15.0647050429283" calcext:value-type="float">
            <text:p>15,0647050429283</text:p>
          </table:table-cell>
          <table:table-cell table:style-name="ce6" table:formula="of:=([.$B$11]/[.$C$4])*(SIN(((2*PI())/256)*([.E3]*[.$B$4])))" office:value-type="float" office:value="0.196329828183298" calcext:value-type="float">
            <text:p>0,196329828183298</text:p>
          </table:table-cell>
          <table:table-cell table:style-name="ce6" table:formula="of:=([.$B$11]/[.$C$5])*(SIN(((2*PI())/256)*([.E3]*[.$B$5])))" office:value-type="float" office:value="0.392659656366597" calcext:value-type="float">
            <text:p>0,392659656366597</text:p>
          </table:table-cell>
          <table:table-cell table:style-name="ce6" table:formula="of:=([.$B$11]/[.$C$6])*(SIN(((2*PI())/256)*([.E3]*[.$B$6])))" office:value-type="float" office:value="1.57016557847738" calcext:value-type="float">
            <text:p>1,57016557847738</text:p>
          </table:table-cell>
          <table:table-cell table:style-name="ce6" table:formula="of:=([.$B$11]/[.$C$7])*(SIN(((2*PI())/256)*([.E3]*[.$B$7])))" office:value-type="float" office:value="1.57016557847738" calcext:value-type="float">
            <text:p>1,57016557847738</text:p>
          </table:table-cell>
          <table:table-cell table:style-name="ce6" table:formula="of:=([.$B$11]/[.$C$8])*(SIN(((2*PI())/256)*([.E3]*[.$B$8])))" office:value-type="float" office:value="0.112188473247599" calcext:value-type="float">
            <text:p>0,112188473247599</text:p>
          </table:table-cell>
          <table:table-cell table:style-name="ce6" table:formula="of:=([.$B$11]/[.$C$9])*(SIN(((2*PI())/256)*([.E3]*[.$B$9])))" office:value-type="float" office:value="0.586921897821447" calcext:value-type="float">
            <text:p>0,586921897821447</text:p>
          </table:table-cell>
          <table:table-cell table:style-name="ce8" table:formula="of:=INT(SUM([.F3:.M3]))+[.$B$12]" office:value-type="float" office:value="22" calcext:value-type="float">
            <text:p>22</text:p>
          </table:table-cell>
          <table:table-cell table:number-columns-repeated="16"/>
          <table:table-cell table:style-name="ce9" table:formula="of:=COM.MICROSOFT.CONCAT(&quot;    &quot;; [.N3]; &quot;,        // &quot;;[.E3])" office:value-type="string" office:string-value="    22,        // 1" calcext:value-type="string">
            <text:p><text:s text:c="4"/>22, <text:s text:c="7"/>// 1</text:p>
          </table:table-cell>
          <table:table-cell table:number-columns-repeated="99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[.E3]+1" office:value-type="float" office:value="2" calcext:value-type="float">
            <text:p>2</text:p>
          </table:table-cell>
          <table:table-cell table:style-name="ce6" table:formula="of:=([.$B$11]/[.$C$2])*(SIN(((2*PI())/256)*([.E4]*[.$B$2])))" office:value-type="float" office:value="6.2428903045161" calcext:value-type="float">
            <text:p>6,2428903045161</text:p>
          </table:table-cell>
          <table:table-cell table:style-name="ce6" table:formula="of:=([.$B$11]/[.$C$3])*(SIN(((2*PI())/256)*([.E4]*[.$B$3])))" office:value-type="float" office:value="10.1502925466183" calcext:value-type="float">
            <text:p>10,1502925466183</text:p>
          </table:table-cell>
          <table:table-cell table:style-name="ce6" table:formula="of:=([.$B$11]/[.$C$4])*(SIN(((2*PI())/256)*([.E4]*[.$B$4])))" office:value-type="float" office:value="0.392541394619344" calcext:value-type="float">
            <text:p>0,392541394619344</text:p>
          </table:table-cell>
          <table:table-cell table:style-name="ce6" table:formula="of:=([.$B$11]/[.$C$5])*(SIN(((2*PI())/256)*([.E4]*[.$B$5])))" office:value-type="float" office:value="0.785082789238688" calcext:value-type="float">
            <text:p>0,785082789238688</text:p>
          </table:table-cell>
          <table:table-cell table:style-name="ce6" table:formula="of:=([.$B$11]/[.$C$6])*(SIN(((2*PI())/256)*([.E4]*[.$B$6])))" office:value-type="float" office:value="3.13654849054594" calcext:value-type="float">
            <text:p>3,13654849054594</text:p>
          </table:table-cell>
          <table:table-cell table:style-name="ce6" table:formula="of:=([.$B$11]/[.$C$7])*(SIN(((2*PI())/256)*([.E4]*[.$B$7])))" office:value-type="float" office:value="3.13654849054594" calcext:value-type="float">
            <text:p>3,13654849054594</text:p>
          </table:table-cell>
          <table:table-cell table:style-name="ce6" table:formula="of:=([.$B$11]/[.$C$8])*(SIN(((2*PI())/256)*([.E4]*[.$B$8])))" office:value-type="float" office:value="0.224309368353911" calcext:value-type="float">
            <text:p>0,224309368353911</text:p>
          </table:table-cell>
          <table:table-cell table:style-name="ce6" table:formula="of:=([.$B$11]/[.$C$9])*(SIN(((2*PI())/256)*([.E4]*[.$B$9])))" office:value-type="float" office:value="1.16113870901785" calcext:value-type="float">
            <text:p>1,16113870901785</text:p>
          </table:table-cell>
          <table:table-cell table:style-name="ce8" table:formula="of:=INT(SUM([.F4:.M4]))+[.$B$12]" office:value-type="float" office:value="25" calcext:value-type="float">
            <text:p>25</text:p>
          </table:table-cell>
          <table:table-cell table:number-columns-repeated="16"/>
          <table:table-cell table:style-name="ce9" table:formula="of:=COM.MICROSOFT.CONCAT(&quot;    &quot;; [.N4]; &quot;,        // &quot;;[.E4])" office:value-type="string" office:string-value="    25,        // 2" calcext:value-type="string">
            <text:p><text:s text:c="4"/>25, <text:s text:c="7"/>// 2</text:p>
          </table:table-cell>
          <table:table-cell table:number-columns-repeated="99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[.E4]+1" office:value-type="float" office:value="3" calcext:value-type="float">
            <text:p>3</text:p>
          </table:table-cell>
          <table:table-cell table:style-name="ce6" table:formula="of:=([.$B$11]/[.$C$2])*(SIN(((2*PI())/256)*([.E5]*[.$B$2])))" office:value-type="float" office:value="9.28910967214279" calcext:value-type="float">
            <text:p>9,28910967214279</text:p>
          </table:table-cell>
          <table:table-cell table:style-name="ce6" table:formula="of:=([.$B$11]/[.$C$3])*(SIN(((2*PI())/256)*([.E5]*[.$B$3])))" office:value-type="float" office:value="-8.22564390709155" calcext:value-type="float">
            <text:p>-8,22564390709155</text:p>
          </table:table-cell>
          <table:table-cell table:style-name="ce6" table:formula="of:=([.$B$11]/[.$C$4])*(SIN(((2*PI())/256)*([.E5]*[.$B$4])))" office:value-type="float" office:value="0.588516508797339" calcext:value-type="float">
            <text:p>0,588516508797339</text:p>
          </table:table-cell>
          <table:table-cell table:style-name="ce6" table:formula="of:=([.$B$11]/[.$C$5])*(SIN(((2*PI())/256)*([.E5]*[.$B$5])))" office:value-type="float" office:value="1.17703301759468" calcext:value-type="float">
            <text:p>1,17703301759468</text:p>
          </table:table-cell>
          <table:table-cell table:style-name="ce6" table:formula="of:=([.$B$11]/[.$C$6])*(SIN(((2*PI())/256)*([.E5]*[.$B$6])))" office:value-type="float" office:value="4.69537518257158" calcext:value-type="float">
            <text:p>4,69537518257158</text:p>
          </table:table-cell>
          <table:table-cell table:style-name="ce6" table:formula="of:=([.$B$11]/[.$C$7])*(SIN(((2*PI())/256)*([.E5]*[.$B$7])))" office:value-type="float" office:value="4.69537518257158" calcext:value-type="float">
            <text:p>4,69537518257158</text:p>
          </table:table-cell>
          <table:table-cell table:style-name="ce6" table:formula="of:=([.$B$11]/[.$C$8])*(SIN(((2*PI())/256)*([.E5]*[.$B$8])))" office:value-type="float" office:value="0.336295147884194" calcext:value-type="float">
            <text:p>0,336295147884194</text:p>
          </table:table-cell>
          <table:table-cell table:style-name="ce6" table:formula="of:=([.$B$11]/[.$C$9])*(SIN(((2*PI())/256)*([.E5]*[.$B$9])))" office:value-type="float" office:value="1.71022037372113" calcext:value-type="float">
            <text:p>1,71022037372113</text:p>
          </table:table-cell>
          <table:table-cell table:style-name="ce8" table:formula="of:=INT(SUM([.F5:.M5]))+[.$B$12]" office:value-type="float" office:value="14" calcext:value-type="float">
            <text:p>14</text:p>
          </table:table-cell>
          <table:table-cell table:number-columns-repeated="16"/>
          <table:table-cell table:style-name="ce9" table:formula="of:=COM.MICROSOFT.CONCAT(&quot;    &quot;; [.N5]; &quot;,        // &quot;;[.E5])" office:value-type="string" office:string-value="    14,        // 3" calcext:value-type="string">
            <text:p><text:s text:c="4"/>14, <text:s text:c="7"/>// 3</text:p>
          </table:table-cell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E5]+1" office:value-type="float" office:value="4" calcext:value-type="float">
            <text:p>4</text:p>
          </table:table-cell>
          <table:table-cell table:style-name="ce6" table:formula="of:=([.$B$11]/[.$C$2])*(SIN(((2*PI())/256)*([.E6]*[.$B$2])))" office:value-type="float" office:value="12.2458698356829" calcext:value-type="float">
            <text:p>12,2458698356829</text:p>
          </table:table-cell>
          <table:table-cell table:style-name="ce6" table:formula="of:=([.$B$11]/[.$C$3])*(SIN(((2*PI())/256)*([.E6]*[.$B$3])))" office:value-type="float" office:value="-15.6925644864517" calcext:value-type="float">
            <text:p>-15,6925644864517</text:p>
          </table:table-cell>
          <table:table-cell table:style-name="ce6" table:formula="of:=([.$B$11]/[.$C$4])*(SIN(((2*PI())/256)*([.E6]*[.$B$4])))" office:value-type="float" office:value="0.784137122636485" calcext:value-type="float">
            <text:p>0,784137122636485</text:p>
          </table:table-cell>
          <table:table-cell table:style-name="ce6" table:formula="of:=([.$B$11]/[.$C$5])*(SIN(((2*PI())/256)*([.E6]*[.$B$5])))" office:value-type="float" office:value="1.56827424527297" calcext:value-type="float">
            <text:p>1,56827424527297</text:p>
          </table:table-cell>
          <table:table-cell table:style-name="ce6" table:formula="of:=([.$B$11]/[.$C$6])*(SIN(((2*PI())/256)*([.E6]*[.$B$6])))" office:value-type="float" office:value="6.2428903045161" calcext:value-type="float">
            <text:p>6,2428903045161</text:p>
          </table:table-cell>
          <table:table-cell table:style-name="ce6" table:formula="of:=([.$B$11]/[.$C$7])*(SIN(((2*PI())/256)*([.E6]*[.$B$7])))" office:value-type="float" office:value="6.2428903045161" calcext:value-type="float">
            <text:p>6,2428903045161</text:p>
          </table:table-cell>
          <table:table-cell table:style-name="ce6" table:formula="of:=([.$B$11]/[.$C$8])*(SIN(((2*PI())/256)*([.E6]*[.$B$8])))" office:value-type="float" office:value="0.448078355792277" calcext:value-type="float">
            <text:p>0,448078355792277</text:p>
          </table:table-cell>
          <table:table-cell table:style-name="ce6" table:formula="of:=([.$B$11]/[.$C$9])*(SIN(((2*PI())/256)*([.E6]*[.$B$9])))" office:value-type="float" office:value="2.22228093207841" calcext:value-type="float">
            <text:p>2,22228093207841</text:p>
          </table:table-cell>
          <table:table-cell table:style-name="ce8" table:formula="of:=INT(SUM([.F6:.M6]))+[.$B$12]" office:value-type="float" office:value="14" calcext:value-type="float">
            <text:p>14</text:p>
          </table:table-cell>
          <table:table-cell table:number-columns-repeated="16"/>
          <table:table-cell table:style-name="ce9" table:formula="of:=COM.MICROSOFT.CONCAT(&quot;    &quot;; [.N6]; &quot;,        // &quot;;[.E6])" office:value-type="string" office:string-value="    14,        // 4" calcext:value-type="string">
            <text:p><text:s text:c="4"/>14, <text:s text:c="7"/>// 4</text:p>
          </table:table-cell>
          <table:table-cell table:number-columns-repeated="99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E6]+1" office:value-type="float" office:value="5" calcext:value-type="float">
            <text:p>5</text:p>
          </table:table-cell>
          <table:table-cell table:style-name="ce6" table:formula="of:=([.$B$11]/[.$C$2])*(SIN(((2*PI())/256)*([.E7]*[.$B$2])))" office:value-type="float" office:value="15.0846955784319" calcext:value-type="float">
            <text:p>15,0846955784319</text:p>
          </table:table-cell>
          <table:table-cell table:style-name="ce6" table:formula="of:=([.$B$11]/[.$C$3])*(SIN(((2*PI())/256)*([.E7]*[.$B$3])))" office:value-type="float" office:value="-2.3476875912858" calcext:value-type="float">
            <text:p>-2,3476875912858</text:p>
          </table:table-cell>
          <table:table-cell table:style-name="ce6" table:formula="of:=([.$B$11]/[.$C$4])*(SIN(((2*PI())/256)*([.E7]*[.$B$4])))" office:value-type="float" office:value="0.979285401593729" calcext:value-type="float">
            <text:p>0,979285401593729</text:p>
          </table:table-cell>
          <table:table-cell table:style-name="ce6" table:formula="of:=([.$B$11]/[.$C$5])*(SIN(((2*PI())/256)*([.E7]*[.$B$5])))" office:value-type="float" office:value="1.95857080318746" calcext:value-type="float">
            <text:p>1,95857080318746</text:p>
          </table:table-cell>
          <table:table-cell table:style-name="ce6" table:formula="of:=([.$B$11]/[.$C$6])*(SIN(((2*PI())/256)*([.E7]*[.$B$6])))" office:value-type="float" office:value="7.77536575690444" calcext:value-type="float">
            <text:p>7,77536575690444</text:p>
          </table:table-cell>
          <table:table-cell table:style-name="ce6" table:formula="of:=([.$B$11]/[.$C$7])*(SIN(((2*PI())/256)*([.E7]*[.$B$7])))" office:value-type="float" office:value="7.77536575690444" calcext:value-type="float">
            <text:p>7,77536575690444</text:p>
          </table:table-cell>
          <table:table-cell table:style-name="ce6" table:formula="of:=([.$B$11]/[.$C$8])*(SIN(((2*PI())/256)*([.E7]*[.$B$8])))" office:value-type="float" office:value="0.55959165805356" calcext:value-type="float">
            <text:p>0,55959165805356</text:p>
          </table:table-cell>
          <table:table-cell table:style-name="ce6" table:formula="of:=([.$B$11]/[.$C$9])*(SIN(((2*PI())/256)*([.E7]*[.$B$9])))" office:value-type="float" office:value="2.68623581938807" calcext:value-type="float">
            <text:p>2,68623581938807</text:p>
          </table:table-cell>
          <table:table-cell table:style-name="ce8" table:formula="of:=INT(SUM([.F7:.M7]))+[.$B$12]" office:value-type="float" office:value="34" calcext:value-type="float">
            <text:p>34</text:p>
          </table:table-cell>
          <table:table-cell table:number-columns-repeated="16"/>
          <table:table-cell table:style-name="ce9" table:formula="of:=COM.MICROSOFT.CONCAT(&quot;    &quot;; [.N7]; &quot;,        // &quot;;[.E7])" office:value-type="string" office:string-value="    34,        // 5" calcext:value-type="string">
            <text:p><text:s text:c="4"/>34, <text:s text:c="7"/>// 5</text:p>
          </table:table-cell>
          <table:table-cell table:number-columns-repeated="99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[.E7]+1" office:value-type="float" office:value="6" calcext:value-type="float">
            <text:p>6</text:p>
          </table:table-cell>
          <table:table-cell table:style-name="ce6" table:formula="of:=([.$B$11]/[.$C$2])*(SIN(((2*PI())/256)*([.E8]*[.$B$2])))" office:value-type="float" office:value="17.7782474566273" calcext:value-type="float">
            <text:p>17,7782474566273</text:p>
          </table:table-cell>
          <table:table-cell table:style-name="ce6" table:formula="of:=([.$B$11]/[.$C$3])*(SIN(((2*PI())/256)*([.E8]*[.$B$3])))" office:value-type="float" office:value="14.1107402295737" calcext:value-type="float">
            <text:p>14,1107402295737</text:p>
          </table:table-cell>
          <table:table-cell table:style-name="ce6" table:formula="of:=([.$B$11]/[.$C$4])*(SIN(((2*PI())/256)*([.E8]*[.$B$4])))" office:value-type="float" office:value="1.17384379564289" calcext:value-type="float">
            <text:p>1,17384379564289</text:p>
          </table:table-cell>
          <table:table-cell table:style-name="ce6" table:formula="of:=([.$B$11]/[.$C$5])*(SIN(((2*PI())/256)*([.E8]*[.$B$5])))" office:value-type="float" office:value="2.34768759128579" calcext:value-type="float">
            <text:p>2,34768759128579</text:p>
          </table:table-cell>
          <table:table-cell table:style-name="ce6" table:formula="of:=([.$B$11]/[.$C$6])*(SIN(((2*PI())/256)*([.E8]*[.$B$6])))" office:value-type="float" office:value="9.28910967214279" calcext:value-type="float">
            <text:p>9,28910967214279</text:p>
          </table:table-cell>
          <table:table-cell table:style-name="ce6" table:formula="of:=([.$B$11]/[.$C$7])*(SIN(((2*PI())/256)*([.E8]*[.$B$7])))" office:value-type="float" office:value="9.28910967214279" calcext:value-type="float">
            <text:p>9,28910967214279</text:p>
          </table:table-cell>
          <table:table-cell table:style-name="ce6" table:formula="of:=([.$B$11]/[.$C$8])*(SIN(((2*PI())/256)*([.E8]*[.$B$8])))" office:value-type="float" office:value="0.670767883224511" calcext:value-type="float">
            <text:p>0,670767883224511</text:p>
          </table:table-cell>
          <table:table-cell table:style-name="ce6" table:formula="of:=([.$B$11]/[.$C$9])*(SIN(((2*PI())/256)*([.E8]*[.$B$9])))" office:value-type="float" office:value="3.09204181345095" calcext:value-type="float">
            <text:p>3,09204181345095</text:p>
          </table:table-cell>
          <table:table-cell table:style-name="ce8" table:formula="of:=INT(SUM([.F8:.M8]))+[.$B$12]" office:value-type="float" office:value="57" calcext:value-type="float">
            <text:p>57</text:p>
          </table:table-cell>
          <table:table-cell table:number-columns-repeated="16"/>
          <table:table-cell table:style-name="ce9" table:formula="of:=COM.MICROSOFT.CONCAT(&quot;    &quot;; [.N8]; &quot;,        // &quot;;[.E8])" office:value-type="string" office:string-value="    57,        // 6" calcext:value-type="string">
            <text:p><text:s text:c="4"/>57, <text:s text:c="7"/>// 6</text:p>
          </table:table-cell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[.E8]+1" office:value-type="float" office:value="7" calcext:value-type="float">
            <text:p>7</text:p>
          </table:table-cell>
          <table:table-cell table:style-name="ce6" table:formula="of:=([.$B$11]/[.$C$2])*(SIN(((2*PI())/256)*([.E9]*[.$B$2])))" office:value-type="float" office:value="20.3005850932367" calcext:value-type="float">
            <text:p>20,3005850932367</text:p>
          </table:table-cell>
          <table:table-cell table:style-name="ce6" table:formula="of:=([.$B$11]/[.$C$3])*(SIN(((2*PI())/256)*([.E9]*[.$B$3])))" office:value-type="float" office:value="11.8552180056794" calcext:value-type="float">
            <text:p>11,8552180056794</text:p>
          </table:table-cell>
          <table:table-cell table:style-name="ce6" table:formula="of:=([.$B$11]/[.$C$4])*(SIN(((2*PI())/256)*([.E9]*[.$B$4])))" office:value-type="float" office:value="1.36769511008241" calcext:value-type="float">
            <text:p>1,36769511008241</text:p>
          </table:table-cell>
          <table:table-cell table:style-name="ce6" table:formula="of:=([.$B$11]/[.$C$5])*(SIN(((2*PI())/256)*([.E9]*[.$B$5])))" office:value-type="float" office:value="2.73539022016482" calcext:value-type="float">
            <text:p>2,73539022016482</text:p>
          </table:table-cell>
          <table:table-cell table:style-name="ce6" table:formula="of:=([.$B$11]/[.$C$6])*(SIN(((2*PI())/256)*([.E9]*[.$B$6])))" office:value-type="float" office:value="10.780475308551" calcext:value-type="float">
            <text:p>10,780475308551</text:p>
          </table:table-cell>
          <table:table-cell table:style-name="ce6" table:formula="of:=([.$B$11]/[.$C$7])*(SIN(((2*PI())/256)*([.E9]*[.$B$7])))" office:value-type="float" office:value="10.780475308551" calcext:value-type="float">
            <text:p>10,780475308551</text:p>
          </table:table-cell>
          <table:table-cell table:style-name="ce6" table:formula="of:=([.$B$11]/[.$C$8])*(SIN(((2*PI())/256)*([.E9]*[.$B$8])))" office:value-type="float" office:value="0.781540062904234" calcext:value-type="float">
            <text:p>0,781540062904234</text:p>
          </table:table-cell>
          <table:table-cell table:style-name="ce6" table:formula="of:=([.$B$11]/[.$C$9])*(SIN(((2*PI())/256)*([.E9]*[.$B$9])))" office:value-type="float" office:value="3.43091444000109" calcext:value-type="float">
            <text:p>3,43091444000109</text:p>
          </table:table-cell>
          <table:table-cell table:style-name="ce8" table:formula="of:=INT(SUM([.F9:.M9]))+[.$B$12]" office:value-type="float" office:value="62" calcext:value-type="float">
            <text:p>62</text:p>
          </table:table-cell>
          <table:table-cell table:number-columns-repeated="16"/>
          <table:table-cell table:style-name="ce9" table:formula="of:=COM.MICROSOFT.CONCAT(&quot;    &quot;; [.N9]; &quot;,        // &quot;;[.E9])" office:value-type="string" office:string-value="    62,        // 7" calcext:value-type="string">
            <text:p><text:s text:c="4"/>62, <text:s text:c="7"/>// 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]+1" office:value-type="float" office:value="8" calcext:value-type="float">
            <text:p>8</text:p>
          </table:table-cell>
          <table:table-cell table:style-name="ce6" table:formula="of:=([.$B$11]/[.$C$2])*(SIN(((2*PI())/256)*([.E10]*[.$B$2])))" office:value-type="float" office:value="22.6274169979695" calcext:value-type="float">
            <text:p>22,6274169979695</text:p>
          </table:table-cell>
          <table:table-cell table:style-name="ce6" table:formula="of:=([.$B$11]/[.$C$3])*(SIN(((2*PI())/256)*([.E10]*[.$B$3])))" office:value-type="float" office:value="-6.12293491784144" calcext:value-type="float">
            <text:p>-6,12293491784144</text:p>
          </table:table-cell>
          <table:table-cell table:style-name="ce6" table:formula="of:=([.$B$11]/[.$C$4])*(SIN(((2*PI())/256)*([.E10]*[.$B$4])))" office:value-type="float" office:value="1.56072257612903" calcext:value-type="float">
            <text:p>1,56072257612903</text:p>
          </table:table-cell>
          <table:table-cell table:style-name="ce6" table:formula="of:=([.$B$11]/[.$C$5])*(SIN(((2*PI())/256)*([.E10]*[.$B$5])))" office:value-type="float" office:value="3.12144515225805" calcext:value-type="float">
            <text:p>3,12144515225805</text:p>
          </table:table-cell>
          <table:table-cell table:style-name="ce6" table:formula="of:=([.$B$11]/[.$C$6])*(SIN(((2*PI())/256)*([.E10]*[.$B$6])))" office:value-type="float" office:value="12.2458698356829" calcext:value-type="float">
            <text:p>12,2458698356829</text:p>
          </table:table-cell>
          <table:table-cell table:style-name="ce6" table:formula="of:=([.$B$11]/[.$C$7])*(SIN(((2*PI())/256)*([.E10]*[.$B$7])))" office:value-type="float" office:value="12.2458698356829" calcext:value-type="float">
            <text:p>12,2458698356829</text:p>
          </table:table-cell>
          <table:table-cell table:style-name="ce6" table:formula="of:=([.$B$11]/[.$C$8])*(SIN(((2*PI())/256)*([.E10]*[.$B$8])))" office:value-type="float" office:value="0.891841472073729" calcext:value-type="float">
            <text:p>0,891841472073729</text:p>
          </table:table-cell>
          <table:table-cell table:style-name="ce6" table:formula="of:=([.$B$11]/[.$C$9])*(SIN(((2*PI())/256)*([.E10]*[.$B$9])))" office:value-type="float" office:value="3.69551813004515" calcext:value-type="float">
            <text:p>3,69551813004515</text:p>
          </table:table-cell>
          <table:table-cell table:style-name="ce8" table:formula="of:=INT(SUM([.F10:.M10]))+[.$B$12]" office:value-type="float" office:value="50" calcext:value-type="float">
            <text:p>50</text:p>
          </table:table-cell>
          <table:table-cell table:number-columns-repeated="16"/>
          <table:table-cell table:style-name="ce9" table:formula="of:=COM.MICROSOFT.CONCAT(&quot;    &quot;; [.N10]; &quot;,        // &quot;;[.E10])" office:value-type="string" office:string-value="    50,        // 8" calcext:value-type="string">
            <text:p><text:s text:c="4"/>50, <text:s text:c="7"/>// 8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MP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/>
          <table:table-cell table:style-name="ce2" table:formula="of:=[.E10]+1" office:value-type="float" office:value="9" calcext:value-type="float">
            <text:p>9</text:p>
          </table:table-cell>
          <table:table-cell table:style-name="ce6" table:formula="of:=([.$B$11]/[.$C$2])*(SIN(((2*PI())/256)*([.E11]*[.$B$2])))" office:value-type="float" office:value="24.7363345076076" calcext:value-type="float">
            <text:p>24,7363345076076</text:p>
          </table:table-cell>
          <table:table-cell table:style-name="ce6" table:formula="of:=([.$B$11]/[.$C$3])*(SIN(((2*PI())/256)*([.E11]*[.$B$3])))" office:value-type="float" office:value="-15.9807272992828" calcext:value-type="float">
            <text:p>-15,9807272992828</text:p>
          </table:table-cell>
          <table:table-cell table:style-name="ce6" table:formula="of:=([.$B$11]/[.$C$4])*(SIN(((2*PI())/256)*([.E11]*[.$B$4])))" office:value-type="float" office:value="1.75280992125496" calcext:value-type="float">
            <text:p>1,75280992125496</text:p>
          </table:table-cell>
          <table:table-cell table:style-name="ce6" table:formula="of:=([.$B$11]/[.$C$5])*(SIN(((2*PI())/256)*([.E11]*[.$B$5])))" office:value-type="float" office:value="3.50561984250992" calcext:value-type="float">
            <text:p>3,50561984250992</text:p>
          </table:table-cell>
          <table:table-cell table:style-name="ce6" table:formula="of:=([.$B$11]/[.$C$6])*(SIN(((2*PI())/256)*([.E11]*[.$B$6])))" office:value-type="float" office:value="13.681762989769" calcext:value-type="float">
            <text:p>13,681762989769</text:p>
          </table:table-cell>
          <table:table-cell table:style-name="ce6" table:formula="of:=([.$B$11]/[.$C$7])*(SIN(((2*PI())/256)*([.E11]*[.$B$7])))" office:value-type="float" office:value="13.681762989769" calcext:value-type="float">
            <text:p>13,681762989769</text:p>
          </table:table-cell>
          <table:table-cell table:style-name="ce6" table:formula="of:=([.$B$11]/[.$C$8])*(SIN(((2*PI())/256)*([.E11]*[.$B$8])))" office:value-type="float" office:value="1.00160566928855" calcext:value-type="float">
            <text:p>1,00160566928855</text:p>
          </table:table-cell>
          <table:table-cell table:style-name="ce6" table:formula="of:=([.$B$11]/[.$C$9])*(SIN(((2*PI())/256)*([.E11]*[.$B$9])))" office:value-type="float" office:value="3.88012501277818" calcext:value-type="float">
            <text:p>3,88012501277818</text:p>
          </table:table-cell>
          <table:table-cell table:style-name="ce8" table:formula="of:=INT(SUM([.F11:.M11]))+[.$B$12]" office:value-type="float" office:value="46" calcext:value-type="float">
            <text:p>46</text:p>
          </table:table-cell>
          <table:table-cell table:number-columns-repeated="16"/>
          <table:table-cell table:style-name="ce9" table:formula="of:=COM.MICROSOFT.CONCAT(&quot;    &quot;; [.N11]; &quot;,        // &quot;;[.E11])" office:value-type="string" office:string-value="    46,        // 9" calcext:value-type="string">
            <text:p><text:s text:c="4"/>46, <text:s text:c="7"/>// 9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OFFSE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2" table:formula="of:=[.E11]+1" office:value-type="float" office:value="10" calcext:value-type="float">
            <text:p>10</text:p>
          </table:table-cell>
          <table:table-cell table:style-name="ce6" table:formula="of:=([.$B$11]/[.$C$2])*(SIN(((2*PI())/256)*([.E12]*[.$B$2])))" office:value-type="float" office:value="26.6070275936814" calcext:value-type="float">
            <text:p>26,6070275936814</text:p>
          </table:table-cell>
          <table:table-cell table:style-name="ce6" table:formula="of:=([.$B$11]/[.$C$3])*(SIN(((2*PI())/256)*([.E12]*[.$B$3])))" office:value-type="float" office:value="-4.64455483607142" calcext:value-type="float">
            <text:p>-4,64455483607142</text:p>
          </table:table-cell>
          <table:table-cell table:style-name="ce6" table:formula="of:=([.$B$11]/[.$C$4])*(SIN(((2*PI())/256)*([.E12]*[.$B$4])))" office:value-type="float" office:value="1.94384143922611" calcext:value-type="float">
            <text:p>1,94384143922611</text:p>
          </table:table-cell>
          <table:table-cell table:style-name="ce6" table:formula="of:=([.$B$11]/[.$C$5])*(SIN(((2*PI())/256)*([.E12]*[.$B$5])))" office:value-type="float" office:value="3.88768287845222" calcext:value-type="float">
            <text:p>3,88768287845222</text:p>
          </table:table-cell>
          <table:table-cell table:style-name="ce6" table:formula="of:=([.$B$11]/[.$C$6])*(SIN(((2*PI())/256)*([.E12]*[.$B$6])))" office:value-type="float" office:value="15.0846955784319" calcext:value-type="float">
            <text:p>15,0846955784319</text:p>
          </table:table-cell>
          <table:table-cell table:style-name="ce6" table:formula="of:=([.$B$11]/[.$C$7])*(SIN(((2*PI())/256)*([.E12]*[.$B$7])))" office:value-type="float" office:value="15.0846955784319" calcext:value-type="float">
            <text:p>15,0846955784319</text:p>
          </table:table-cell>
          <table:table-cell table:style-name="ce6" table:formula="of:=([.$B$11]/[.$C$8])*(SIN(((2*PI())/256)*([.E12]*[.$B$8])))" office:value-type="float" office:value="1.11076653670063" calcext:value-type="float">
            <text:p>1,11076653670063</text:p>
          </table:table-cell>
          <table:table-cell table:style-name="ce6" table:formula="of:=([.$B$11]/[.$C$9])*(SIN(((2*PI())/256)*([.E12]*[.$B$9])))" office:value-type="float" office:value="3.98073890668879" calcext:value-type="float">
            <text:p>3,98073890668879</text:p>
          </table:table-cell>
          <table:table-cell table:style-name="ce8" table:formula="of:=INT(SUM([.F12:.M12]))+[.$B$12]" office:value-type="float" office:value="63" calcext:value-type="float">
            <text:p>63</text:p>
          </table:table-cell>
          <table:table-cell table:number-columns-repeated="16"/>
          <table:table-cell table:style-name="ce9" table:formula="of:=COM.MICROSOFT.CONCAT(&quot;    &quot;; [.N12]; &quot;,        // &quot;;[.E12])" office:value-type="string" office:string-value="    63,        // 10" calcext:value-type="string">
            <text:p><text:s text:c="4"/>63, <text:s text:c="7"/>// 1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]+1" office:value-type="float" office:value="11" calcext:value-type="float">
            <text:p>11</text:p>
          </table:table-cell>
          <table:table-cell table:style-name="ce6" table:formula="of:=([.$B$11]/[.$C$2])*(SIN(((2*PI())/256)*([.E13]*[.$B$2])))" office:value-type="float" office:value="28.2214804591474" calcext:value-type="float">
            <text:p>28,2214804591474</text:p>
          </table:table-cell>
          <table:table-cell table:style-name="ce6" table:formula="of:=([.$B$11]/[.$C$3])*(SIN(((2*PI())/256)*([.E13]*[.$B$3])))" office:value-type="float" office:value="12.8513205036903" calcext:value-type="float">
            <text:p>12,8513205036903</text:p>
          </table:table-cell>
          <table:table-cell table:style-name="ce6" table:formula="of:=([.$B$11]/[.$C$4])*(SIN(((2*PI())/256)*([.E13]*[.$B$4])))" office:value-type="float" office:value="2.13370205979919" calcext:value-type="float">
            <text:p>2,13370205979919</text:p>
          </table:table-cell>
          <table:table-cell table:style-name="ce6" table:formula="of:=([.$B$11]/[.$C$5])*(SIN(((2*PI())/256)*([.E13]*[.$B$5])))" office:value-type="float" office:value="4.26740411959837" calcext:value-type="float">
            <text:p>4,26740411959837</text:p>
          </table:table-cell>
          <table:table-cell table:style-name="ce6" table:formula="of:=([.$B$11]/[.$C$6])*(SIN(((2*PI())/256)*([.E13]*[.$B$6])))" office:value-type="float" office:value="16.4512878141831" calcext:value-type="float">
            <text:p>16,4512878141831</text:p>
          </table:table-cell>
          <table:table-cell table:style-name="ce6" table:formula="of:=([.$B$11]/[.$C$7])*(SIN(((2*PI())/256)*([.E13]*[.$B$7])))" office:value-type="float" office:value="16.4512878141831" calcext:value-type="float">
            <text:p>16,4512878141831</text:p>
          </table:table-cell>
          <table:table-cell table:style-name="ce6" table:formula="of:=([.$B$11]/[.$C$8])*(SIN(((2*PI())/256)*([.E13]*[.$B$8])))" office:value-type="float" office:value="1.21925831988525" calcext:value-type="float">
            <text:p>1,21925831988525</text:p>
          </table:table-cell>
          <table:table-cell table:style-name="ce6" table:formula="of:=([.$B$11]/[.$C$9])*(SIN(((2*PI())/256)*([.E13]*[.$B$9])))" office:value-type="float" office:value="3.99518182482069" calcext:value-type="float">
            <text:p>3,99518182482069</text:p>
          </table:table-cell>
          <table:table-cell table:style-name="ce8" table:formula="of:=INT(SUM([.F13:.M13]))+[.$B$12]" office:value-type="float" office:value="85" calcext:value-type="float">
            <text:p>85</text:p>
          </table:table-cell>
          <table:table-cell table:number-columns-repeated="16"/>
          <table:table-cell table:style-name="ce9" table:formula="of:=COM.MICROSOFT.CONCAT(&quot;    &quot;; [.N13]; &quot;,        // &quot;;[.E13])" office:value-type="string" office:string-value="    85,        // 11" calcext:value-type="string">
            <text:p><text:s text:c="4"/>85, <text:s text:c="7"/>// 1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]+1" office:value-type="float" office:value="12" calcext:value-type="float">
            <text:p>12</text:p>
          </table:table-cell>
          <table:table-cell table:style-name="ce6" table:formula="of:=([.$B$11]/[.$C$2])*(SIN(((2*PI())/256)*([.E14]*[.$B$2])))" office:value-type="float" office:value="29.5641450403612" calcext:value-type="float">
            <text:p>29,5641450403612</text:p>
          </table:table-cell>
          <table:table-cell table:style-name="ce6" table:formula="of:=([.$B$11]/[.$C$3])*(SIN(((2*PI())/256)*([.E14]*[.$B$3])))" office:value-type="float" office:value="13.3035137968407" calcext:value-type="float">
            <text:p>13,3035137968407</text:p>
          </table:table-cell>
          <table:table-cell table:style-name="ce6" table:formula="of:=([.$B$11]/[.$C$4])*(SIN(((2*PI())/256)*([.E14]*[.$B$4])))" office:value-type="float" office:value="2.3222774180357" calcext:value-type="float">
            <text:p>2,3222774180357</text:p>
          </table:table-cell>
          <table:table-cell table:style-name="ce6" table:formula="of:=([.$B$11]/[.$C$5])*(SIN(((2*PI())/256)*([.E14]*[.$B$5])))" office:value-type="float" office:value="4.6445548360714" calcext:value-type="float">
            <text:p>4,6445548360714</text:p>
          </table:table-cell>
          <table:table-cell table:style-name="ce6" table:formula="of:=([.$B$11]/[.$C$6])*(SIN(((2*PI())/256)*([.E14]*[.$B$6])))" office:value-type="float" office:value="17.7782474566273" calcext:value-type="float">
            <text:p>17,7782474566273</text:p>
          </table:table-cell>
          <table:table-cell table:style-name="ce6" table:formula="of:=([.$B$11]/[.$C$7])*(SIN(((2*PI())/256)*([.E14]*[.$B$7])))" office:value-type="float" office:value="17.7782474566273" calcext:value-type="float">
            <text:p>17,7782474566273</text:p>
          </table:table-cell>
          <table:table-cell table:style-name="ce6" table:formula="of:=([.$B$11]/[.$C$8])*(SIN(((2*PI())/256)*([.E14]*[.$B$8])))" office:value-type="float" office:value="1.32701566744897" calcext:value-type="float">
            <text:p>1,32701566744897</text:p>
          </table:table-cell>
          <table:table-cell table:style-name="ce6" table:formula="of:=([.$B$11]/[.$C$9])*(SIN(((2*PI())/256)*([.E14]*[.$B$9])))" office:value-type="float" office:value="3.92314112161292" calcext:value-type="float">
            <text:p>3,92314112161292</text:p>
          </table:table-cell>
          <table:table-cell table:style-name="ce8" table:formula="of:=INT(SUM([.F14:.M14]))+[.$B$12]" office:value-type="float" office:value="90" calcext:value-type="float">
            <text:p>90</text:p>
          </table:table-cell>
          <table:table-cell table:number-columns-repeated="16"/>
          <table:table-cell table:style-name="ce9" table:formula="of:=COM.MICROSOFT.CONCAT(&quot;    &quot;; [.N14]; &quot;,        // &quot;;[.E14])" office:value-type="string" office:string-value="    90,        // 12" calcext:value-type="string">
            <text:p><text:s text:c="4"/>90, <text:s text:c="7"/>// 1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]+1" office:value-type="float" office:value="13" calcext:value-type="float">
            <text:p>13</text:p>
          </table:table-cell>
          <table:table-cell table:style-name="ce6" table:formula="of:=([.$B$11]/[.$C$2])*(SIN(((2*PI())/256)*([.E15]*[.$B$2])))" office:value-type="float" office:value="30.6220907434307" calcext:value-type="float">
            <text:p>30,6220907434307</text:p>
          </table:table-cell>
          <table:table-cell table:style-name="ce6" table:formula="of:=([.$B$11]/[.$C$3])*(SIN(((2*PI())/256)*([.E15]*[.$B$3])))" office:value-type="float" office:value="-3.8876828784522" calcext:value-type="float">
            <text:p>-3,8876828784522</text:p>
          </table:table-cell>
          <table:table-cell table:style-name="ce6" table:formula="of:=([.$B$11]/[.$C$4])*(SIN(((2*PI())/256)*([.E15]*[.$B$4])))" office:value-type="float" office:value="2.50945392319113" calcext:value-type="float">
            <text:p>2,50945392319113</text:p>
          </table:table-cell>
          <table:table-cell table:style-name="ce6" table:formula="of:=([.$B$11]/[.$C$5])*(SIN(((2*PI())/256)*([.E15]*[.$B$5])))" office:value-type="float" office:value="5.01890784638226" calcext:value-type="float">
            <text:p>5,01890784638226</text:p>
          </table:table-cell>
          <table:table-cell table:style-name="ce6" table:formula="of:=([.$B$11]/[.$C$6])*(SIN(((2*PI())/256)*([.E15]*[.$B$6])))" office:value-type="float" office:value="19.0623777437579" calcext:value-type="float">
            <text:p>19,0623777437579</text:p>
          </table:table-cell>
          <table:table-cell table:style-name="ce6" table:formula="of:=([.$B$11]/[.$C$7])*(SIN(((2*PI())/256)*([.E15]*[.$B$7])))" office:value-type="float" office:value="19.0623777437579" calcext:value-type="float">
            <text:p>19,0623777437579</text:p>
          </table:table-cell>
          <table:table-cell table:style-name="ce6" table:formula="of:=([.$B$11]/[.$C$8])*(SIN(((2*PI())/256)*([.E15]*[.$B$8])))" office:value-type="float" office:value="1.43397367039493" calcext:value-type="float">
            <text:p>1,43397367039493</text:p>
          </table:table-cell>
          <table:table-cell table:style-name="ce6" table:formula="of:=([.$B$11]/[.$C$9])*(SIN(((2*PI())/256)*([.E15]*[.$B$9])))" office:value-type="float" office:value="3.76617626073208" calcext:value-type="float">
            <text:p>3,76617626073208</text:p>
          </table:table-cell>
          <table:table-cell table:style-name="ce8" table:formula="of:=INT(SUM([.F15:.M15]))+[.$B$12]" office:value-type="float" office:value="77" calcext:value-type="float">
            <text:p>77</text:p>
          </table:table-cell>
          <table:table-cell table:number-columns-repeated="16"/>
          <table:table-cell table:style-name="ce9" table:formula="of:=COM.MICROSOFT.CONCAT(&quot;    &quot;; [.N15]; &quot;,        // &quot;;[.E15])" office:value-type="string" office:string-value="    77,        // 13" calcext:value-type="string">
            <text:p><text:s text:c="4"/>77, <text:s text:c="7"/>// 1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]+1" office:value-type="float" office:value="14" calcext:value-type="float">
            <text:p>14</text:p>
          </table:table-cell>
          <table:table-cell table:style-name="ce6" table:formula="of:=([.$B$11]/[.$C$2])*(SIN(((2*PI())/256)*([.E16]*[.$B$2])))" office:value-type="float" office:value="31.3851289729034" calcext:value-type="float">
            <text:p>31,3851289729034</text:p>
          </table:table-cell>
          <table:table-cell table:style-name="ce6" table:formula="of:=([.$B$11]/[.$C$3])*(SIN(((2*PI())/256)*([.E16]*[.$B$3])))" office:value-type="float" office:value="-15.9229556267551" calcext:value-type="float">
            <text:p>-15,9229556267551</text:p>
          </table:table-cell>
          <table:table-cell table:style-name="ce6" table:formula="of:=([.$B$11]/[.$C$4])*(SIN(((2*PI())/256)*([.E16]*[.$B$4])))" office:value-type="float" office:value="2.69511882713776" calcext:value-type="float">
            <text:p>2,69511882713776</text:p>
          </table:table-cell>
          <table:table-cell table:style-name="ce6" table:formula="of:=([.$B$11]/[.$C$5])*(SIN(((2*PI())/256)*([.E16]*[.$B$5])))" office:value-type="float" office:value="5.39023765427552" calcext:value-type="float">
            <text:p>5,39023765427552</text:p>
          </table:table-cell>
          <table:table-cell table:style-name="ce6" table:formula="of:=([.$B$11]/[.$C$6])*(SIN(((2*PI())/256)*([.E16]*[.$B$6])))" office:value-type="float" office:value="20.3005850932367" calcext:value-type="float">
            <text:p>20,3005850932367</text:p>
          </table:table-cell>
          <table:table-cell table:style-name="ce6" table:formula="of:=([.$B$11]/[.$C$7])*(SIN(((2*PI())/256)*([.E16]*[.$B$7])))" office:value-type="float" office:value="20.3005850932367" calcext:value-type="float">
            <text:p>20,3005850932367</text:p>
          </table:table-cell>
          <table:table-cell table:style-name="ce6" table:formula="of:=([.$B$11]/[.$C$8])*(SIN(((2*PI())/256)*([.E16]*[.$B$8])))" office:value-type="float" office:value="1.54006790122158" calcext:value-type="float">
            <text:p>1,54006790122158</text:p>
          </table:table-cell>
          <table:table-cell table:style-name="ce6" table:formula="of:=([.$B$11]/[.$C$9])*(SIN(((2*PI())/256)*([.E16]*[.$B$9])))" office:value-type="float" office:value="3.52768505739342" calcext:value-type="float">
            <text:p>3,52768505739342</text:p>
          </table:table-cell>
          <table:table-cell table:style-name="ce8" table:formula="of:=INT(SUM([.F16:.M16]))+[.$B$12]" office:value-type="float" office:value="69" calcext:value-type="float">
            <text:p>69</text:p>
          </table:table-cell>
          <table:table-cell table:number-columns-repeated="16"/>
          <table:table-cell table:style-name="ce9" table:formula="of:=COM.MICROSOFT.CONCAT(&quot;    &quot;; [.N16]; &quot;,        // &quot;;[.E16])" office:value-type="string" office:string-value="    69,        // 14" calcext:value-type="string">
            <text:p><text:s text:c="4"/>69, <text:s text:c="7"/>// 1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]+1" office:value-type="float" office:value="15" calcext:value-type="float">
            <text:p>15</text:p>
          </table:table-cell>
          <table:table-cell table:style-name="ce6" table:formula="of:=([.$B$11]/[.$C$2])*(SIN(((2*PI())/256)*([.E17]*[.$B$2])))" office:value-type="float" office:value="31.8459112535103" calcext:value-type="float">
            <text:p>31,8459112535103</text:p>
          </table:table-cell>
          <table:table-cell table:style-name="ce6" table:formula="of:=([.$B$11]/[.$C$3])*(SIN(((2*PI())/256)*([.E17]*[.$B$3])))" office:value-type="float" office:value="-6.84088149488453" calcext:value-type="float">
            <text:p>-6,84088149488453</text:p>
          </table:table-cell>
          <table:table-cell table:style-name="ce6" table:formula="of:=([.$B$11]/[.$C$4])*(SIN(((2*PI())/256)*([.E17]*[.$B$4])))" office:value-type="float" office:value="2.8791602922799" calcext:value-type="float">
            <text:p>2,8791602922799</text:p>
          </table:table-cell>
          <table:table-cell table:style-name="ce6" table:formula="of:=([.$B$11]/[.$C$5])*(SIN(((2*PI())/256)*([.E17]*[.$B$5])))" office:value-type="float" office:value="5.75832058455981" calcext:value-type="float">
            <text:p>5,75832058455981</text:p>
          </table:table-cell>
          <table:table-cell table:style-name="ce6" table:formula="of:=([.$B$11]/[.$C$6])*(SIN(((2*PI())/256)*([.E17]*[.$B$6])))" office:value-type="float" office:value="21.4898865551046" calcext:value-type="float">
            <text:p>21,4898865551046</text:p>
          </table:table-cell>
          <table:table-cell table:style-name="ce6" table:formula="of:=([.$B$11]/[.$C$7])*(SIN(((2*PI())/256)*([.E17]*[.$B$7])))" office:value-type="float" office:value="21.4898865551046" calcext:value-type="float">
            <text:p>21,4898865551046</text:p>
          </table:table-cell>
          <table:table-cell table:style-name="ce6" table:formula="of:=([.$B$11]/[.$C$8])*(SIN(((2*PI())/256)*([.E17]*[.$B$8])))" office:value-type="float" office:value="1.64523445273137" calcext:value-type="float">
            <text:p>1,64523445273137</text:p>
          </table:table-cell>
          <table:table-cell table:style-name="ce6" table:formula="of:=([.$B$11]/[.$C$9])*(SIN(((2*PI())/256)*([.E17]*[.$B$9])))" office:value-type="float" office:value="3.21283012592258" calcext:value-type="float">
            <text:p>3,21283012592258</text:p>
          </table:table-cell>
          <table:table-cell table:style-name="ce8" table:formula="of:=INT(SUM([.F17:.M17]))+[.$B$12]" office:value-type="float" office:value="81" calcext:value-type="float">
            <text:p>81</text:p>
          </table:table-cell>
          <table:table-cell table:number-columns-repeated="16"/>
          <table:table-cell table:style-name="ce9" table:formula="of:=COM.MICROSOFT.CONCAT(&quot;    &quot;; [.N17]; &quot;,        // &quot;;[.E17])" office:value-type="string" office:string-value="    81,        // 15" calcext:value-type="string">
            <text:p><text:s text:c="4"/>81, <text:s text:c="7"/>// 1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]+1" office:value-type="float" office:value="16" calcext:value-type="float">
            <text:p>16</text:p>
          </table:table-cell>
          <table:table-cell table:style-name="ce6" table:formula="of:=([.$B$11]/[.$C$2])*(SIN(((2*PI())/256)*([.E18]*[.$B$2])))" office:value-type="float" office:value="32" calcext:value-type="float">
            <text:p>32</text:p>
          </table:table-cell>
          <table:table-cell table:style-name="ce6" table:formula="of:=([.$B$11]/[.$C$3])*(SIN(((2*PI())/256)*([.E18]*[.$B$3])))" office:value-type="float" office:value="11.3137084989848" calcext:value-type="float">
            <text:p>11,3137084989848</text:p>
          </table:table-cell>
          <table:table-cell table:style-name="ce6" table:formula="of:=([.$B$11]/[.$C$4])*(SIN(((2*PI())/256)*([.E18]*[.$B$4])))" office:value-type="float" office:value="3.06146745892072" calcext:value-type="float">
            <text:p>3,06146745892072</text:p>
          </table:table-cell>
          <table:table-cell table:style-name="ce6" table:formula="of:=([.$B$11]/[.$C$5])*(SIN(((2*PI())/256)*([.E18]*[.$B$5])))" office:value-type="float" office:value="6.12293491784144" calcext:value-type="float">
            <text:p>6,12293491784144</text:p>
          </table:table-cell>
          <table:table-cell table:style-name="ce6" table:formula="of:=([.$B$11]/[.$C$6])*(SIN(((2*PI())/256)*([.E18]*[.$B$6])))" office:value-type="float" office:value="22.6274169979695" calcext:value-type="float">
            <text:p>22,6274169979695</text:p>
          </table:table-cell>
          <table:table-cell table:style-name="ce6" table:formula="of:=([.$B$11]/[.$C$7])*(SIN(((2*PI())/256)*([.E18]*[.$B$7])))" office:value-type="float" office:value="22.6274169979695" calcext:value-type="float">
            <text:p>22,6274169979695</text:p>
          </table:table-cell>
          <table:table-cell table:style-name="ce6" table:formula="of:=([.$B$11]/[.$C$8])*(SIN(((2*PI())/256)*([.E18]*[.$B$8])))" office:value-type="float" office:value="1.74940997652612" calcext:value-type="float">
            <text:p>1,74940997652612</text:p>
          </table:table-cell>
          <table:table-cell table:style-name="ce6" table:formula="of:=([.$B$11]/[.$C$9])*(SIN(((2*PI())/256)*([.E18]*[.$B$9])))" office:value-type="float" office:value="2.82842712474619" calcext:value-type="float">
            <text:p>2,82842712474619</text:p>
          </table:table-cell>
          <table:table-cell table:style-name="ce8" table:formula="of:=INT(SUM([.F18:.M18]))+[.$B$12]" office:value-type="float" office:value="102" calcext:value-type="float">
            <text:p>102</text:p>
          </table:table-cell>
          <table:table-cell table:number-columns-repeated="16"/>
          <table:table-cell table:style-name="ce9" table:formula="of:=COM.MICROSOFT.CONCAT(&quot;    &quot;; [.N18]; &quot;,        // &quot;;[.E18])" office:value-type="string" office:string-value="    102,        // 16" calcext:value-type="string">
            <text:p><text:s text:c="4"/>102, <text:s text:c="7"/>// 1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]+1" office:value-type="float" office:value="17" calcext:value-type="float">
            <text:p>17</text:p>
          </table:table-cell>
          <table:table-cell table:style-name="ce6" table:formula="of:=([.$B$11]/[.$C$2])*(SIN(((2*PI())/256)*([.E19]*[.$B$2])))" office:value-type="float" office:value="31.8459112535103" calcext:value-type="float">
            <text:p>31,8459112535103</text:p>
          </table:table-cell>
          <table:table-cell table:style-name="ce6" table:formula="of:=([.$B$11]/[.$C$3])*(SIN(((2*PI())/256)*([.E19]*[.$B$3])))" office:value-type="float" office:value="14.4638286899751" calcext:value-type="float">
            <text:p>14,4638286899751</text:p>
          </table:table-cell>
          <table:table-cell table:style-name="ce6" table:formula="of:=([.$B$11]/[.$C$4])*(SIN(((2*PI())/256)*([.E19]*[.$B$4])))" office:value-type="float" office:value="3.24193051203992" calcext:value-type="float">
            <text:p>3,24193051203992</text:p>
          </table:table-cell>
          <table:table-cell table:style-name="ce6" table:formula="of:=([.$B$11]/[.$C$5])*(SIN(((2*PI())/256)*([.E19]*[.$B$5])))" office:value-type="float" office:value="6.48386102407984" calcext:value-type="float">
            <text:p>6,48386102407984</text:p>
          </table:table-cell>
          <table:table-cell table:style-name="ce6" table:formula="of:=([.$B$11]/[.$C$6])*(SIN(((2*PI())/256)*([.E19]*[.$B$6])))" office:value-type="float" office:value="23.7104360113587" calcext:value-type="float">
            <text:p>23,7104360113587</text:p>
          </table:table-cell>
          <table:table-cell table:style-name="ce6" table:formula="of:=([.$B$11]/[.$C$7])*(SIN(((2*PI())/256)*([.E19]*[.$B$7])))" office:value-type="float" office:value="23.7104360113587" calcext:value-type="float">
            <text:p>23,7104360113587</text:p>
          </table:table-cell>
          <table:table-cell table:style-name="ce6" table:formula="of:=([.$B$11]/[.$C$8])*(SIN(((2*PI())/256)*([.E19]*[.$B$8])))" office:value-type="float" office:value="1.85253172116567" calcext:value-type="float">
            <text:p>1,85253172116567</text:p>
          </table:table-cell>
          <table:table-cell table:style-name="ce6" table:formula="of:=([.$B$11]/[.$C$9])*(SIN(((2*PI())/256)*([.E19]*[.$B$9])))" office:value-type="float" office:value="2.38279721796973" calcext:value-type="float">
            <text:p>2,38279721796973</text:p>
          </table:table-cell>
          <table:table-cell table:style-name="ce8" table:formula="of:=INT(SUM([.F19:.M19]))+[.$B$12]" office:value-type="float" office:value="107" calcext:value-type="float">
            <text:p>107</text:p>
          </table:table-cell>
          <table:table-cell table:number-columns-repeated="16"/>
          <table:table-cell table:style-name="ce9" table:formula="of:=COM.MICROSOFT.CONCAT(&quot;    &quot;; [.N19]; &quot;,        // &quot;;[.E19])" office:value-type="string" office:string-value="    107,        // 17" calcext:value-type="string">
            <text:p><text:s text:c="4"/>107, <text:s text:c="7"/>// 1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]+1" office:value-type="float" office:value="18" calcext:value-type="float">
            <text:p>18</text:p>
          </table:table-cell>
          <table:table-cell table:style-name="ce6" table:formula="of:=([.$B$11]/[.$C$2])*(SIN(((2*PI())/256)*([.E20]*[.$B$2])))" office:value-type="float" office:value="31.3851289729034" calcext:value-type="float">
            <text:p>31,3851289729034</text:p>
          </table:table-cell>
          <table:table-cell table:style-name="ce6" table:formula="of:=([.$B$11]/[.$C$3])*(SIN(((2*PI())/256)*([.E20]*[.$B$3])))" office:value-type="float" office:value="-1.56827424527295" calcext:value-type="float">
            <text:p>-1,56827424527295</text:p>
          </table:table-cell>
          <table:table-cell table:style-name="ce6" table:formula="of:=([.$B$11]/[.$C$4])*(SIN(((2*PI())/256)*([.E20]*[.$B$4])))" office:value-type="float" office:value="3.42044074744226" calcext:value-type="float">
            <text:p>3,42044074744226</text:p>
          </table:table-cell>
          <table:table-cell table:style-name="ce6" table:formula="of:=([.$B$11]/[.$C$5])*(SIN(((2*PI())/256)*([.E20]*[.$B$5])))" office:value-type="float" office:value="6.84088149488451" calcext:value-type="float">
            <text:p>6,84088149488451</text:p>
          </table:table-cell>
          <table:table-cell table:style-name="ce6" table:formula="of:=([.$B$11]/[.$C$6])*(SIN(((2*PI())/256)*([.E20]*[.$B$6])))" office:value-type="float" office:value="24.7363345076076" calcext:value-type="float">
            <text:p>24,7363345076076</text:p>
          </table:table-cell>
          <table:table-cell table:style-name="ce6" table:formula="of:=([.$B$11]/[.$C$7])*(SIN(((2*PI())/256)*([.E20]*[.$B$7])))" office:value-type="float" office:value="24.7363345076076" calcext:value-type="float">
            <text:p>24,7363345076076</text:p>
          </table:table-cell>
          <table:table-cell table:style-name="ce6" table:formula="of:=([.$B$11]/[.$C$8])*(SIN(((2*PI())/256)*([.E20]*[.$B$8])))" office:value-type="float" office:value="1.954537569967" calcext:value-type="float">
            <text:p>1,954537569967</text:p>
          </table:table-cell>
          <table:table-cell table:style-name="ce6" table:formula="of:=([.$B$11]/[.$C$9])*(SIN(((2*PI())/256)*([.E20]*[.$B$9])))" office:value-type="float" office:value="1.88558694730399" calcext:value-type="float">
            <text:p>1,88558694730399</text:p>
          </table:table-cell>
          <table:table-cell table:style-name="ce8" table:formula="of:=INT(SUM([.F20:.M20]))+[.$B$12]" office:value-type="float" office:value="93" calcext:value-type="float">
            <text:p>93</text:p>
          </table:table-cell>
          <table:table-cell table:number-columns-repeated="16"/>
          <table:table-cell table:style-name="ce9" table:formula="of:=COM.MICROSOFT.CONCAT(&quot;    &quot;; [.N20]; &quot;,        // &quot;;[.E20])" office:value-type="string" office:string-value="    93,        // 18" calcext:value-type="string">
            <text:p><text:s text:c="4"/>93, <text:s text:c="7"/>// 1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]+1" office:value-type="float" office:value="19" calcext:value-type="float">
            <text:p>19</text:p>
          </table:table-cell>
          <table:table-cell table:style-name="ce6" table:formula="of:=([.$B$11]/[.$C$2])*(SIN(((2*PI())/256)*([.E21]*[.$B$2])))" office:value-type="float" office:value="30.6220907434307" calcext:value-type="float">
            <text:p>30,6220907434307</text:p>
          </table:table-cell>
          <table:table-cell table:style-name="ce6" table:formula="of:=([.$B$11]/[.$C$3])*(SIN(((2*PI())/256)*([.E21]*[.$B$3])))" office:value-type="float" office:value="-15.5205000511127" calcext:value-type="float">
            <text:p>-15,5205000511127</text:p>
          </table:table-cell>
          <table:table-cell table:style-name="ce6" table:formula="of:=([.$B$11]/[.$C$4])*(SIN(((2*PI())/256)*([.E21]*[.$B$4])))" office:value-type="float" office:value="3.59689063723685" calcext:value-type="float">
            <text:p>3,59689063723685</text:p>
          </table:table-cell>
          <table:table-cell table:style-name="ce6" table:formula="of:=([.$B$11]/[.$C$5])*(SIN(((2*PI())/256)*([.E21]*[.$B$5])))" office:value-type="float" office:value="7.1937812744737" calcext:value-type="float">
            <text:p>7,1937812744737</text:p>
          </table:table-cell>
          <table:table-cell table:style-name="ce6" table:formula="of:=([.$B$11]/[.$C$6])*(SIN(((2*PI())/256)*([.E21]*[.$B$6])))" office:value-type="float" office:value="25.7026410073806" calcext:value-type="float">
            <text:p>25,7026410073806</text:p>
          </table:table-cell>
          <table:table-cell table:style-name="ce6" table:formula="of:=([.$B$11]/[.$C$7])*(SIN(((2*PI())/256)*([.E21]*[.$B$7])))" office:value-type="float" office:value="25.7026410073806" calcext:value-type="float">
            <text:p>25,7026410073806</text:p>
          </table:table-cell>
          <table:table-cell table:style-name="ce6" table:formula="of:=([.$B$11]/[.$C$8])*(SIN(((2*PI())/256)*([.E21]*[.$B$8])))" office:value-type="float" office:value="2.05536607842106" calcext:value-type="float">
            <text:p>2,05536607842106</text:p>
          </table:table-cell>
          <table:table-cell table:style-name="ce6" table:formula="of:=([.$B$11]/[.$C$9])*(SIN(((2*PI())/256)*([.E21]*[.$B$9])))" office:value-type="float" office:value="1.34755941356888" calcext:value-type="float">
            <text:p>1,34755941356888</text:p>
          </table:table-cell>
          <table:table-cell table:style-name="ce8" table:formula="of:=INT(SUM([.F21:.M21]))+[.$B$12]" office:value-type="float" office:value="80" calcext:value-type="float">
            <text:p>80</text:p>
          </table:table-cell>
          <table:table-cell table:number-columns-repeated="16"/>
          <table:table-cell table:style-name="ce9" table:formula="of:=COM.MICROSOFT.CONCAT(&quot;    &quot;; [.N21]; &quot;,        // &quot;;[.E21])" office:value-type="string" office:string-value="    80,        // 19" calcext:value-type="string">
            <text:p><text:s text:c="4"/>80, <text:s text:c="7"/>// 1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]+1" office:value-type="float" office:value="20" calcext:value-type="float">
            <text:p>20</text:p>
          </table:table-cell>
          <table:table-cell table:style-name="ce6" table:formula="of:=([.$B$11]/[.$C$2])*(SIN(((2*PI())/256)*([.E22]*[.$B$2])))" office:value-type="float" office:value="29.5641450403612" calcext:value-type="float">
            <text:p>29,5641450403612</text:p>
          </table:table-cell>
          <table:table-cell table:style-name="ce6" table:formula="of:=([.$B$11]/[.$C$3])*(SIN(((2*PI())/256)*([.E22]*[.$B$3])))" office:value-type="float" office:value="-8.88912372831367" calcext:value-type="float">
            <text:p>-8,88912372831367</text:p>
          </table:table-cell>
          <table:table-cell table:style-name="ce6" table:formula="of:=([.$B$11]/[.$C$4])*(SIN(((2*PI())/256)*([.E22]*[.$B$4])))" office:value-type="float" office:value="3.77117389460798" calcext:value-type="float">
            <text:p>3,77117389460798</text:p>
          </table:table-cell>
          <table:table-cell table:style-name="ce6" table:formula="of:=([.$B$11]/[.$C$5])*(SIN(((2*PI())/256)*([.E22]*[.$B$5])))" office:value-type="float" office:value="7.54234778921596" calcext:value-type="float">
            <text:p>7,54234778921596</text:p>
          </table:table-cell>
          <table:table-cell table:style-name="ce6" table:formula="of:=([.$B$11]/[.$C$6])*(SIN(((2*PI())/256)*([.E22]*[.$B$6])))" office:value-type="float" office:value="26.6070275936814" calcext:value-type="float">
            <text:p>26,6070275936814</text:p>
          </table:table-cell>
          <table:table-cell table:style-name="ce6" table:formula="of:=([.$B$11]/[.$C$7])*(SIN(((2*PI())/256)*([.E22]*[.$B$7])))" office:value-type="float" office:value="26.6070275936814" calcext:value-type="float">
            <text:p>26,6070275936814</text:p>
          </table:table-cell>
          <table:table-cell table:style-name="ce6" table:formula="of:=([.$B$11]/[.$C$8])*(SIN(((2*PI())/256)*([.E22]*[.$B$8])))" office:value-type="float" office:value="2.15495651120456" calcext:value-type="float">
            <text:p>2,15495651120456</text:p>
          </table:table-cell>
          <table:table-cell table:style-name="ce6" table:formula="of:=([.$B$11]/[.$C$9])*(SIN(((2*PI())/256)*([.E22]*[.$B$9])))" office:value-type="float" office:value="0.780361288064514" calcext:value-type="float">
            <text:p>0,780361288064514</text:p>
          </table:table-cell>
          <table:table-cell table:style-name="ce8" table:formula="of:=INT(SUM([.F22:.M22]))+[.$B$12]" office:value-type="float" office:value="88" calcext:value-type="float">
            <text:p>88</text:p>
          </table:table-cell>
          <table:table-cell table:number-columns-repeated="16"/>
          <table:table-cell table:style-name="ce9" table:formula="of:=COM.MICROSOFT.CONCAT(&quot;    &quot;; [.N22]; &quot;,        // &quot;;[.E22])" office:value-type="string" office:string-value="    88,        // 20" calcext:value-type="string">
            <text:p><text:s text:c="4"/>88, <text:s text:c="7"/>// 2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]+1" office:value-type="float" office:value="21" calcext:value-type="float">
            <text:p>21</text:p>
          </table:table-cell>
          <table:table-cell table:style-name="ce6" table:formula="of:=([.$B$11]/[.$C$2])*(SIN(((2*PI())/256)*([.E23]*[.$B$2])))" office:value-type="float" office:value="28.2214804591474" calcext:value-type="float">
            <text:p>28,2214804591474</text:p>
          </table:table-cell>
          <table:table-cell table:style-name="ce6" table:formula="of:=([.$B$11]/[.$C$3])*(SIN(((2*PI())/256)*([.E23]*[.$B$3])))" office:value-type="float" office:value="9.53118887187892" calcext:value-type="float">
            <text:p>9,53118887187892</text:p>
          </table:table-cell>
          <table:table-cell table:style-name="ce6" table:formula="of:=([.$B$11]/[.$C$4])*(SIN(((2*PI())/256)*([.E23]*[.$B$4])))" office:value-type="float" office:value="3.94318553783827" calcext:value-type="float">
            <text:p>3,94318553783827</text:p>
          </table:table-cell>
          <table:table-cell table:style-name="ce6" table:formula="of:=([.$B$11]/[.$C$5])*(SIN(((2*PI())/256)*([.E23]*[.$B$5])))" office:value-type="float" office:value="7.88637107567654" calcext:value-type="float">
            <text:p>7,88637107567654</text:p>
          </table:table-cell>
          <table:table-cell table:style-name="ce6" table:formula="of:=([.$B$11]/[.$C$6])*(SIN(((2*PI())/256)*([.E23]*[.$B$6])))" office:value-type="float" office:value="27.4473155200087" calcext:value-type="float">
            <text:p>27,4473155200087</text:p>
          </table:table-cell>
          <table:table-cell table:style-name="ce6" table:formula="of:=([.$B$11]/[.$C$7])*(SIN(((2*PI())/256)*([.E23]*[.$B$7])))" office:value-type="float" office:value="27.4473155200087" calcext:value-type="float">
            <text:p>27,4473155200087</text:p>
          </table:table-cell>
          <table:table-cell table:style-name="ce6" table:formula="of:=([.$B$11]/[.$C$8])*(SIN(((2*PI())/256)*([.E23]*[.$B$8])))" office:value-type="float" office:value="2.25324887876473" calcext:value-type="float">
            <text:p>2,25324887876473</text:p>
          </table:table-cell>
          <table:table-cell table:style-name="ce6" table:formula="of:=([.$B$11]/[.$C$9])*(SIN(((2*PI())/256)*([.E23]*[.$B$9])))" office:value-type="float" office:value="0.196270697309672" calcext:value-type="float">
            <text:p>0,196270697309672</text:p>
          </table:table-cell>
          <table:table-cell table:style-name="ce8" table:formula="of:=INT(SUM([.F23:.M23]))+[.$B$12]" office:value-type="float" office:value="106" calcext:value-type="float">
            <text:p>106</text:p>
          </table:table-cell>
          <table:table-cell table:number-columns-repeated="16"/>
          <table:table-cell table:style-name="ce9" table:formula="of:=COM.MICROSOFT.CONCAT(&quot;    &quot;; [.N23]; &quot;,        // &quot;;[.E23])" office:value-type="string" office:string-value="    106,        // 21" calcext:value-type="string">
            <text:p><text:s text:c="4"/>106, <text:s text:c="7"/>// 2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]+1" office:value-type="float" office:value="22" calcext:value-type="float">
            <text:p>22</text:p>
          </table:table-cell>
          <table:table-cell table:style-name="ce6" table:formula="of:=([.$B$11]/[.$C$2])*(SIN(((2*PI())/256)*([.E24]*[.$B$2])))" office:value-type="float" office:value="26.6070275936815" calcext:value-type="float">
            <text:p>26,6070275936815</text:p>
          </table:table-cell>
          <table:table-cell table:style-name="ce6" table:formula="of:=([.$B$11]/[.$C$3])*(SIN(((2*PI())/256)*([.E24]*[.$B$3])))" office:value-type="float" office:value="15.3110453717153" calcext:value-type="float">
            <text:p>15,3110453717153</text:p>
          </table:table-cell>
          <table:table-cell table:style-name="ce6" table:formula="of:=([.$B$11]/[.$C$4])*(SIN(((2*PI())/256)*([.E24]*[.$B$4])))" office:value-type="float" office:value="4.11282195354577" calcext:value-type="float">
            <text:p>4,11282195354577</text:p>
          </table:table-cell>
          <table:table-cell table:style-name="ce6" table:formula="of:=([.$B$11]/[.$C$5])*(SIN(((2*PI())/256)*([.E24]*[.$B$5])))" office:value-type="float" office:value="8.22564390709155" calcext:value-type="float">
            <text:p>8,22564390709155</text:p>
          </table:table-cell>
          <table:table-cell table:style-name="ce6" table:formula="of:=([.$B$11]/[.$C$6])*(SIN(((2*PI())/256)*([.E24]*[.$B$6])))" office:value-type="float" office:value="28.2214804591474" calcext:value-type="float">
            <text:p>28,2214804591474</text:p>
          </table:table-cell>
          <table:table-cell table:style-name="ce6" table:formula="of:=([.$B$11]/[.$C$7])*(SIN(((2*PI())/256)*([.E24]*[.$B$7])))" office:value-type="float" office:value="28.2214804591474" calcext:value-type="float">
            <text:p>28,2214804591474</text:p>
          </table:table-cell>
          <table:table-cell table:style-name="ce6" table:formula="of:=([.$B$11]/[.$C$8])*(SIN(((2*PI())/256)*([.E24]*[.$B$8])))" office:value-type="float" office:value="2.35018397345473" calcext:value-type="float">
            <text:p>2,35018397345473</text:p>
          </table:table-cell>
          <table:table-cell table:style-name="ce6" table:formula="of:=([.$B$11]/[.$C$9])*(SIN(((2*PI())/256)*([.E24]*[.$B$9])))" office:value-type="float" office:value="-0.392068561318242" calcext:value-type="float">
            <text:p>-0,392068561318242</text:p>
          </table:table-cell>
          <table:table-cell table:style-name="ce8" table:formula="of:=INT(SUM([.F24:.M24]))+[.$B$12]" office:value-type="float" office:value="112" calcext:value-type="float">
            <text:p>112</text:p>
          </table:table-cell>
          <table:table-cell table:number-columns-repeated="16"/>
          <table:table-cell table:style-name="ce9" table:formula="of:=COM.MICROSOFT.CONCAT(&quot;    &quot;; [.N24]; &quot;,        // &quot;;[.E24])" office:value-type="string" office:string-value="    112,        // 22" calcext:value-type="string">
            <text:p><text:s text:c="4"/>112, <text:s text:c="7"/>// 2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]+1" office:value-type="float" office:value="23" calcext:value-type="float">
            <text:p>23</text:p>
          </table:table-cell>
          <table:table-cell table:style-name="ce6" table:formula="of:=([.$B$11]/[.$C$2])*(SIN(((2*PI())/256)*([.E25]*[.$B$2])))" office:value-type="float" office:value="24.7363345076076" calcext:value-type="float">
            <text:p>24,7363345076076</text:p>
          </table:table-cell>
          <table:table-cell table:style-name="ce6" table:formula="of:=([.$B$11]/[.$C$3])*(SIN(((2*PI())/256)*([.E25]*[.$B$3])))" office:value-type="float" office:value="0.785082789238732" calcext:value-type="float">
            <text:p>0,785082789238732</text:p>
          </table:table-cell>
          <table:table-cell table:style-name="ce6" table:formula="of:=([.$B$11]/[.$C$4])*(SIN(((2*PI())/256)*([.E25]*[.$B$4])))" office:value-type="float" office:value="4.27998095909678" calcext:value-type="float">
            <text:p>4,27998095909678</text:p>
          </table:table-cell>
          <table:table-cell table:style-name="ce6" table:formula="of:=([.$B$11]/[.$C$5])*(SIN(((2*PI())/256)*([.E25]*[.$B$5])))" office:value-type="float" office:value="8.55996191819355" calcext:value-type="float">
            <text:p>8,55996191819355</text:p>
          </table:table-cell>
          <table:table-cell table:style-name="ce6" table:formula="of:=([.$B$11]/[.$C$6])*(SIN(((2*PI())/256)*([.E25]*[.$B$6])))" office:value-type="float" office:value="28.9276573799502" calcext:value-type="float">
            <text:p>28,9276573799502</text:p>
          </table:table-cell>
          <table:table-cell table:style-name="ce6" table:formula="of:=([.$B$11]/[.$C$7])*(SIN(((2*PI())/256)*([.E25]*[.$B$7])))" office:value-type="float" office:value="28.9276573799502" calcext:value-type="float">
            <text:p>28,9276573799502</text:p>
          </table:table-cell>
          <table:table-cell table:style-name="ce6" table:formula="of:=([.$B$11]/[.$C$8])*(SIN(((2*PI())/256)*([.E25]*[.$B$8])))" office:value-type="float" office:value="2.44570340519816" calcext:value-type="float">
            <text:p>2,44570340519816</text:p>
          </table:table-cell>
          <table:table-cell table:style-name="ce6" table:formula="of:=([.$B$11]/[.$C$9])*(SIN(((2*PI())/256)*([.E25]*[.$B$9])))" office:value-type="float" office:value="-0.971920719613055" calcext:value-type="float">
            <text:p>-0,971920719613055</text:p>
          </table:table-cell>
          <table:table-cell table:style-name="ce8" table:formula="of:=INT(SUM([.F25:.M25]))+[.$B$12]" office:value-type="float" office:value="97" calcext:value-type="float">
            <text:p>97</text:p>
          </table:table-cell>
          <table:table-cell table:number-columns-repeated="16"/>
          <table:table-cell table:style-name="ce9" table:formula="of:=COM.MICROSOFT.CONCAT(&quot;    &quot;; [.N25]; &quot;,        // &quot;;[.E25])" office:value-type="string" office:string-value="    97,        // 23" calcext:value-type="string">
            <text:p><text:s text:c="4"/>97, <text:s text:c="7"/>// 2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5]+1" office:value-type="float" office:value="24" calcext:value-type="float">
            <text:p>24</text:p>
          </table:table-cell>
          <table:table-cell table:style-name="ce6" table:formula="of:=([.$B$11]/[.$C$2])*(SIN(((2*PI())/256)*([.E26]*[.$B$2])))" office:value-type="float" office:value="22.6274169979695" calcext:value-type="float">
            <text:p>22,6274169979695</text:p>
          </table:table-cell>
          <table:table-cell table:style-name="ce6" table:formula="of:=([.$B$11]/[.$C$3])*(SIN(((2*PI())/256)*([.E26]*[.$B$3])))" office:value-type="float" office:value="-14.7820725201806" calcext:value-type="float">
            <text:p>-14,7820725201806</text:p>
          </table:table-cell>
          <table:table-cell table:style-name="ce6" table:formula="of:=([.$B$11]/[.$C$4])*(SIN(((2*PI())/256)*([.E26]*[.$B$4])))" office:value-type="float" office:value="4.44456186415682" calcext:value-type="float">
            <text:p>4,44456186415682</text:p>
          </table:table-cell>
          <table:table-cell table:style-name="ce6" table:formula="of:=([.$B$11]/[.$C$5])*(SIN(((2*PI())/256)*([.E26]*[.$B$5])))" office:value-type="float" office:value="8.88912372831364" calcext:value-type="float">
            <text:p>8,88912372831364</text:p>
          </table:table-cell>
          <table:table-cell table:style-name="ce6" table:formula="of:=([.$B$11]/[.$C$6])*(SIN(((2*PI())/256)*([.E26]*[.$B$6])))" office:value-type="float" office:value="29.5641450403612" calcext:value-type="float">
            <text:p>29,5641450403612</text:p>
          </table:table-cell>
          <table:table-cell table:style-name="ce6" table:formula="of:=([.$B$11]/[.$C$7])*(SIN(((2*PI())/256)*([.E26]*[.$B$7])))" office:value-type="float" office:value="29.5641450403612" calcext:value-type="float">
            <text:p>29,5641450403612</text:p>
          </table:table-cell>
          <table:table-cell table:style-name="ce6" table:formula="of:=([.$B$11]/[.$C$8])*(SIN(((2*PI())/256)*([.E26]*[.$B$8])))" office:value-type="float" office:value="2.53974963666104" calcext:value-type="float">
            <text:p>2,53974963666104</text:p>
          </table:table-cell>
          <table:table-cell table:style-name="ce6" table:formula="of:=([.$B$11]/[.$C$9])*(SIN(((2*PI())/256)*([.E26]*[.$B$9])))" office:value-type="float" office:value="-1.53073372946036" calcext:value-type="float">
            <text:p>-1,53073372946036</text:p>
          </table:table-cell>
          <table:table-cell table:style-name="ce8" table:formula="of:=INT(SUM([.F26:.M26]))+[.$B$12]" office:value-type="float" office:value="81" calcext:value-type="float">
            <text:p>81</text:p>
          </table:table-cell>
          <table:table-cell table:number-columns-repeated="16"/>
          <table:table-cell table:style-name="ce9" table:formula="of:=COM.MICROSOFT.CONCAT(&quot;    &quot;; [.N26]; &quot;,        // &quot;;[.E26])" office:value-type="string" office:string-value="    81,        // 24" calcext:value-type="string">
            <text:p><text:s text:c="4"/>81, <text:s text:c="7"/>// 2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6]+1" office:value-type="float" office:value="25" calcext:value-type="float">
            <text:p>25</text:p>
          </table:table-cell>
          <table:table-cell table:style-name="ce6" table:formula="of:=([.$B$11]/[.$C$2])*(SIN(((2*PI())/256)*([.E27]*[.$B$2])))" office:value-type="float" office:value="20.3005850932367" calcext:value-type="float">
            <text:p>20,3005850932367</text:p>
          </table:table-cell>
          <table:table-cell table:style-name="ce6" table:formula="of:=([.$B$11]/[.$C$3])*(SIN(((2*PI())/256)*([.E27]*[.$B$3])))" office:value-type="float" office:value="-10.7449432775523" calcext:value-type="float">
            <text:p>-10,7449432775523</text:p>
          </table:table-cell>
          <table:table-cell table:style-name="ce6" table:formula="of:=([.$B$11]/[.$C$4])*(SIN(((2*PI())/256)*([.E27]*[.$B$4])))" office:value-type="float" office:value="4.60646553134276" calcext:value-type="float">
            <text:p>4,60646553134276</text:p>
          </table:table-cell>
          <table:table-cell table:style-name="ce6" table:formula="of:=([.$B$11]/[.$C$5])*(SIN(((2*PI())/256)*([.E27]*[.$B$5])))" office:value-type="float" office:value="9.21293106268553" calcext:value-type="float">
            <text:p>9,21293106268553</text:p>
          </table:table-cell>
          <table:table-cell table:style-name="ce6" table:formula="of:=([.$B$11]/[.$C$6])*(SIN(((2*PI())/256)*([.E27]*[.$B$6])))" office:value-type="float" office:value="30.1294100858567" calcext:value-type="float">
            <text:p>30,1294100858567</text:p>
          </table:table-cell>
          <table:table-cell table:style-name="ce6" table:formula="of:=([.$B$11]/[.$C$7])*(SIN(((2*PI())/256)*([.E27]*[.$B$7])))" office:value-type="float" office:value="30.1294100858567" calcext:value-type="float">
            <text:p>30,1294100858567</text:p>
          </table:table-cell>
          <table:table-cell table:style-name="ce6" table:formula="of:=([.$B$11]/[.$C$8])*(SIN(((2*PI())/256)*([.E27]*[.$B$8])))" office:value-type="float" office:value="2.63226601791015" calcext:value-type="float">
            <text:p>2,63226601791015</text:p>
          </table:table-cell>
          <table:table-cell table:style-name="ce6" table:formula="of:=([.$B$11]/[.$C$9])*(SIN(((2*PI())/256)*([.E27]*[.$B$9])))" office:value-type="float" office:value="-2.05641097677289" calcext:value-type="float">
            <text:p>-2,05641097677289</text:p>
          </table:table-cell>
          <table:table-cell table:style-name="ce8" table:formula="of:=INT(SUM([.F27:.M27]))+[.$B$12]" office:value-type="float" office:value="84" calcext:value-type="float">
            <text:p>84</text:p>
          </table:table-cell>
          <table:table-cell table:number-columns-repeated="16"/>
          <table:table-cell table:style-name="ce9" table:formula="of:=COM.MICROSOFT.CONCAT(&quot;    &quot;; [.N27]; &quot;,        // &quot;;[.E27])" office:value-type="string" office:string-value="    84,        // 25" calcext:value-type="string">
            <text:p><text:s text:c="4"/>84, <text:s text:c="7"/>// 2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7]+1" office:value-type="float" office:value="26" calcext:value-type="float">
            <text:p>26</text:p>
          </table:table-cell>
          <table:table-cell table:style-name="ce6" table:formula="of:=([.$B$11]/[.$C$2])*(SIN(((2*PI())/256)*([.E28]*[.$B$2])))" office:value-type="float" office:value="17.7782474566273" calcext:value-type="float">
            <text:p>17,7782474566273</text:p>
          </table:table-cell>
          <table:table-cell table:style-name="ce6" table:formula="of:=([.$B$11]/[.$C$3])*(SIN(((2*PI())/256)*([.E28]*[.$B$3])))" office:value-type="float" office:value="7.54234778921592" calcext:value-type="float">
            <text:p>7,54234778921592</text:p>
          </table:table-cell>
          <table:table-cell table:style-name="ce6" table:formula="of:=([.$B$11]/[.$C$4])*(SIN(((2*PI())/256)*([.E28]*[.$B$4])))" office:value-type="float" office:value="4.76559443593947" calcext:value-type="float">
            <text:p>4,76559443593947</text:p>
          </table:table-cell>
          <table:table-cell table:style-name="ce6" table:formula="of:=([.$B$11]/[.$C$5])*(SIN(((2*PI())/256)*([.E28]*[.$B$5])))" office:value-type="float" office:value="9.53118887187893" calcext:value-type="float">
            <text:p>9,53118887187893</text:p>
          </table:table-cell>
          <table:table-cell table:style-name="ce6" table:formula="of:=([.$B$11]/[.$C$6])*(SIN(((2*PI())/256)*([.E28]*[.$B$6])))" office:value-type="float" office:value="30.6220907434307" calcext:value-type="float">
            <text:p>30,6220907434307</text:p>
          </table:table-cell>
          <table:table-cell table:style-name="ce6" table:formula="of:=([.$B$11]/[.$C$7])*(SIN(((2*PI())/256)*([.E28]*[.$B$7])))" office:value-type="float" office:value="30.6220907434307" calcext:value-type="float">
            <text:p>30,6220907434307</text:p>
          </table:table-cell>
          <table:table-cell table:style-name="ce6" table:formula="of:=([.$B$11]/[.$C$8])*(SIN(((2*PI())/256)*([.E28]*[.$B$8])))" office:value-type="float" office:value="2.72319682053684" calcext:value-type="float">
            <text:p>2,72319682053684</text:p>
          </table:table-cell>
          <table:table-cell table:style-name="ce6" table:formula="of:=([.$B$11]/[.$C$9])*(SIN(((2*PI())/256)*([.E28]*[.$B$9])))" office:value-type="float" office:value="-2.53757313665458" calcext:value-type="float">
            <text:p>-2,53757313665458</text:p>
          </table:table-cell>
          <table:table-cell table:style-name="ce8" table:formula="of:=INT(SUM([.F28:.M28]))+[.$B$12]" office:value-type="float" office:value="101" calcext:value-type="float">
            <text:p>101</text:p>
          </table:table-cell>
          <table:table-cell table:number-columns-repeated="16"/>
          <table:table-cell table:style-name="ce9" table:formula="of:=COM.MICROSOFT.CONCAT(&quot;    &quot;; [.N28]; &quot;,        // &quot;;[.E28])" office:value-type="string" office:string-value="    101,        // 26" calcext:value-type="string">
            <text:p><text:s text:c="4"/>101, <text:s text:c="7"/>// 2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8]+1" office:value-type="float" office:value="27" calcext:value-type="float">
            <text:p>27</text:p>
          </table:table-cell>
          <table:table-cell table:style-name="ce6" table:formula="of:=([.$B$11]/[.$C$2])*(SIN(((2*PI())/256)*([.E29]*[.$B$2])))" office:value-type="float" office:value="15.0846955784319" calcext:value-type="float">
            <text:p>15,0846955784319</text:p>
          </table:table-cell>
          <table:table-cell table:style-name="ce6" table:formula="of:=([.$B$11]/[.$C$3])*(SIN(((2*PI())/256)*([.E29]*[.$B$3])))" office:value-type="float" office:value="15.8268241594365" calcext:value-type="float">
            <text:p>15,8268241594365</text:p>
          </table:table-cell>
          <table:table-cell table:style-name="ce6" table:formula="of:=([.$B$11]/[.$C$4])*(SIN(((2*PI())/256)*([.E29]*[.$B$4])))" office:value-type="float" office:value="4.92185272464501" calcext:value-type="float">
            <text:p>4,92185272464501</text:p>
          </table:table-cell>
          <table:table-cell table:style-name="ce6" table:formula="of:=([.$B$11]/[.$C$5])*(SIN(((2*PI())/256)*([.E29]*[.$B$5])))" office:value-type="float" office:value="9.84370544929003" calcext:value-type="float">
            <text:p>9,84370544929003</text:p>
          </table:table-cell>
          <table:table-cell table:style-name="ce6" table:formula="of:=([.$B$11]/[.$C$6])*(SIN(((2*PI())/256)*([.E29]*[.$B$6])))" office:value-type="float" office:value="31.0410001022254" calcext:value-type="float">
            <text:p>31,0410001022254</text:p>
          </table:table-cell>
          <table:table-cell table:style-name="ce6" table:formula="of:=([.$B$11]/[.$C$7])*(SIN(((2*PI())/256)*([.E29]*[.$B$7])))" office:value-type="float" office:value="31.0410001022254" calcext:value-type="float">
            <text:p>31,0410001022254</text:p>
          </table:table-cell>
          <table:table-cell table:style-name="ce6" table:formula="of:=([.$B$11]/[.$C$8])*(SIN(((2*PI())/256)*([.E29]*[.$B$8])))" office:value-type="float" office:value="2.81248727122572" calcext:value-type="float">
            <text:p>2,81248727122572</text:p>
          </table:table-cell>
          <table:table-cell table:style-name="ce6" table:formula="of:=([.$B$11]/[.$C$9])*(SIN(((2*PI())/256)*([.E29]*[.$B$9])))" office:value-type="float" office:value="-2.96380450141984" calcext:value-type="float">
            <text:p>-2,96380450141984</text:p>
          </table:table-cell>
          <table:table-cell table:style-name="ce8" table:formula="of:=INT(SUM([.F29:.M29]))+[.$B$12]" office:value-type="float" office:value="107" calcext:value-type="float">
            <text:p>107</text:p>
          </table:table-cell>
          <table:table-cell table:number-columns-repeated="16"/>
          <table:table-cell table:style-name="ce9" table:formula="of:=COM.MICROSOFT.CONCAT(&quot;    &quot;; [.N29]; &quot;,        // &quot;;[.E29])" office:value-type="string" office:string-value="    107,        // 27" calcext:value-type="string">
            <text:p><text:s text:c="4"/>107, <text:s text:c="7"/>// 2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9]+1" office:value-type="float" office:value="28" calcext:value-type="float">
            <text:p>28</text:p>
          </table:table-cell>
          <table:table-cell table:style-name="ce6" table:formula="of:=([.$B$11]/[.$C$2])*(SIN(((2*PI())/256)*([.E30]*[.$B$2])))" office:value-type="float" office:value="12.2458698356829" calcext:value-type="float">
            <text:p>12,2458698356829</text:p>
          </table:table-cell>
          <table:table-cell table:style-name="ce6" table:formula="of:=([.$B$11]/[.$C$3])*(SIN(((2*PI())/256)*([.E30]*[.$B$3])))" office:value-type="float" office:value="3.12144515225812" calcext:value-type="float">
            <text:p>3,12144515225812</text:p>
          </table:table-cell>
          <table:table-cell table:style-name="ce6" table:formula="of:=([.$B$11]/[.$C$4])*(SIN(((2*PI())/256)*([.E30]*[.$B$4])))" office:value-type="float" office:value="5.07514627330916" calcext:value-type="float">
            <text:p>5,07514627330916</text:p>
          </table:table-cell>
          <table:table-cell table:style-name="ce6" table:formula="of:=([.$B$11]/[.$C$5])*(SIN(((2*PI())/256)*([.E30]*[.$B$5])))" office:value-type="float" office:value="10.1502925466183" calcext:value-type="float">
            <text:p>10,1502925466183</text:p>
          </table:table-cell>
          <table:table-cell table:style-name="ce6" table:formula="of:=([.$B$11]/[.$C$6])*(SIN(((2*PI())/256)*([.E30]*[.$B$6])))" office:value-type="float" office:value="31.3851289729034" calcext:value-type="float">
            <text:p>31,3851289729034</text:p>
          </table:table-cell>
          <table:table-cell table:style-name="ce6" table:formula="of:=([.$B$11]/[.$C$7])*(SIN(((2*PI())/256)*([.E30]*[.$B$7])))" office:value-type="float" office:value="31.3851289729034" calcext:value-type="float">
            <text:p>31,3851289729034</text:p>
          </table:table-cell>
          <table:table-cell table:style-name="ce6" table:formula="of:=([.$B$11]/[.$C$8])*(SIN(((2*PI())/256)*([.E30]*[.$B$8])))" office:value-type="float" office:value="2.90008358474809" calcext:value-type="float">
            <text:p>2,90008358474809</text:p>
          </table:table-cell>
          <table:table-cell table:style-name="ce6" table:formula="of:=([.$B$11]/[.$C$9])*(SIN(((2*PI())/256)*([.E30]*[.$B$9])))" office:value-type="float" office:value="-3.32587844921018" calcext:value-type="float">
            <text:p>-3,32587844921018</text:p>
          </table:table-cell>
          <table:table-cell table:style-name="ce8" table:formula="of:=INT(SUM([.F30:.M30]))+[.$B$12]" office:value-type="float" office:value="92" calcext:value-type="float">
            <text:p>92</text:p>
          </table:table-cell>
          <table:table-cell table:number-columns-repeated="16"/>
          <table:table-cell table:style-name="ce9" table:formula="of:=COM.MICROSOFT.CONCAT(&quot;    &quot;; [.N30]; &quot;,        // &quot;;[.E30])" office:value-type="string" office:string-value="    92,        // 28" calcext:value-type="string">
            <text:p><text:s text:c="4"/>92, <text:s text:c="7"/>// 2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0]+1" office:value-type="float" office:value="29" calcext:value-type="float">
            <text:p>29</text:p>
          </table:table-cell>
          <table:table-cell table:style-name="ce6" table:formula="of:=([.$B$11]/[.$C$2])*(SIN(((2*PI())/256)*([.E31]*[.$B$2])))" office:value-type="float" office:value="9.2891096721428" calcext:value-type="float">
            <text:p>9,2891096721428</text:p>
          </table:table-cell>
          <table:table-cell table:style-name="ce6" table:formula="of:=([.$B$11]/[.$C$3])*(SIN(((2*PI())/256)*([.E31]*[.$B$3])))" office:value-type="float" office:value="-13.7236577600043" calcext:value-type="float">
            <text:p>-13,7236577600043</text:p>
          </table:table-cell>
          <table:table-cell table:style-name="ce6" table:formula="of:=([.$B$11]/[.$C$4])*(SIN(((2*PI())/256)*([.E31]*[.$B$4])))" office:value-type="float" office:value="5.22538274363021" calcext:value-type="float">
            <text:p>5,22538274363021</text:p>
          </table:table-cell>
          <table:table-cell table:style-name="ce6" table:formula="of:=([.$B$11]/[.$C$5])*(SIN(((2*PI())/256)*([.E31]*[.$B$5])))" office:value-type="float" office:value="10.4507654872604" calcext:value-type="float">
            <text:p>10,4507654872604</text:p>
          </table:table-cell>
          <table:table-cell table:style-name="ce6" table:formula="of:=([.$B$11]/[.$C$6])*(SIN(((2*PI())/256)*([.E31]*[.$B$6])))" office:value-type="float" office:value="31.653648318873" calcext:value-type="float">
            <text:p>31,653648318873</text:p>
          </table:table-cell>
          <table:table-cell table:style-name="ce6" table:formula="of:=([.$B$11]/[.$C$7])*(SIN(((2*PI())/256)*([.E31]*[.$B$7])))" office:value-type="float" office:value="31.653648318873" calcext:value-type="float">
            <text:p>31,653648318873</text:p>
          </table:table-cell>
          <table:table-cell table:style-name="ce6" table:formula="of:=([.$B$11]/[.$C$8])*(SIN(((2*PI())/256)*([.E31]*[.$B$8])))" office:value-type="float" office:value="2.98593299636012" calcext:value-type="float">
            <text:p>2,98593299636012</text:p>
          </table:table-cell>
          <table:table-cell table:style-name="ce6" table:formula="of:=([.$B$11]/[.$C$9])*(SIN(((2*PI())/256)*([.E31]*[.$B$9])))" office:value-type="float" office:value="-3.61595717249377" calcext:value-type="float">
            <text:p>-3,61595717249377</text:p>
          </table:table-cell>
          <table:table-cell table:style-name="ce8" table:formula="of:=INT(SUM([.F31:.M31]))+[.$B$12]" office:value-type="float" office:value="73" calcext:value-type="float">
            <text:p>73</text:p>
          </table:table-cell>
          <table:table-cell table:number-columns-repeated="16"/>
          <table:table-cell table:style-name="ce9" table:formula="of:=COM.MICROSOFT.CONCAT(&quot;    &quot;; [.N31]; &quot;,        // &quot;;[.E31])" office:value-type="string" office:string-value="    73,        // 29" calcext:value-type="string">
            <text:p><text:s text:c="4"/>73, <text:s text:c="7"/>// 2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1]+1" office:value-type="float" office:value="30" calcext:value-type="float">
            <text:p>30</text:p>
          </table:table-cell>
          <table:table-cell table:style-name="ce6" table:formula="of:=([.$B$11]/[.$C$2])*(SIN(((2*PI())/256)*([.E32]*[.$B$2])))" office:value-type="float" office:value="6.24289030451612" calcext:value-type="float">
            <text:p>6,24289030451612</text:p>
          </table:table-cell>
          <table:table-cell table:style-name="ce6" table:formula="of:=([.$B$11]/[.$C$3])*(SIN(((2*PI())/256)*([.E32]*[.$B$3])))" office:value-type="float" office:value="-12.3681672538038" calcext:value-type="float">
            <text:p>-12,3681672538038</text:p>
          </table:table-cell>
          <table:table-cell table:style-name="ce6" table:formula="of:=([.$B$11]/[.$C$4])*(SIN(((2*PI())/256)*([.E32]*[.$B$4])))" office:value-type="float" office:value="5.37247163877615" calcext:value-type="float">
            <text:p>5,37247163877615</text:p>
          </table:table-cell>
          <table:table-cell table:style-name="ce6" table:formula="of:=([.$B$11]/[.$C$5])*(SIN(((2*PI())/256)*([.E32]*[.$B$5])))" office:value-type="float" office:value="10.7449432775523" calcext:value-type="float">
            <text:p>10,7449432775523</text:p>
          </table:table-cell>
          <table:table-cell table:style-name="ce6" table:formula="of:=([.$B$11]/[.$C$6])*(SIN(((2*PI())/256)*([.E32]*[.$B$6])))" office:value-type="float" office:value="31.8459112535103" calcext:value-type="float">
            <text:p>31,8459112535103</text:p>
          </table:table-cell>
          <table:table-cell table:style-name="ce6" table:formula="of:=([.$B$11]/[.$C$7])*(SIN(((2*PI())/256)*([.E32]*[.$B$7])))" office:value-type="float" office:value="31.8459112535103" calcext:value-type="float">
            <text:p>31,8459112535103</text:p>
          </table:table-cell>
          <table:table-cell table:style-name="ce6" table:formula="of:=([.$B$11]/[.$C$8])*(SIN(((2*PI())/256)*([.E32]*[.$B$8])))" office:value-type="float" office:value="3.06998379358637" calcext:value-type="float">
            <text:p>3,06998379358637</text:p>
          </table:table-cell>
          <table:table-cell table:style-name="ce6" table:formula="of:=([.$B$11]/[.$C$9])*(SIN(((2*PI())/256)*([.E32]*[.$B$9])))" office:value-type="float" office:value="-3.82776134292884" calcext:value-type="float">
            <text:p>-3,82776134292884</text:p>
          </table:table-cell>
          <table:table-cell table:style-name="ce8" table:formula="of:=INT(SUM([.F32:.M32]))+[.$B$12]" office:value-type="float" office:value="72" calcext:value-type="float">
            <text:p>72</text:p>
          </table:table-cell>
          <table:table-cell table:number-columns-repeated="16"/>
          <table:table-cell table:style-name="ce9" table:formula="of:=COM.MICROSOFT.CONCAT(&quot;    &quot;; [.N32]; &quot;,        // &quot;;[.E32])" office:value-type="string" office:string-value="    72,        // 30" calcext:value-type="string">
            <text:p><text:s text:c="4"/>72, <text:s text:c="7"/>// 3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2]+1" office:value-type="float" office:value="31" calcext:value-type="float">
            <text:p>31</text:p>
          </table:table-cell>
          <table:table-cell table:style-name="ce6" table:formula="of:=([.$B$11]/[.$C$2])*(SIN(((2*PI())/256)*([.E33]*[.$B$2])))" office:value-type="float" office:value="3.13654849054595" calcext:value-type="float">
            <text:p>3,13654849054595</text:p>
          </table:table-cell>
          <table:table-cell table:style-name="ce6" table:formula="of:=([.$B$11]/[.$C$3])*(SIN(((2*PI())/256)*([.E33]*[.$B$3])))" office:value-type="float" office:value="5.39023765427551" calcext:value-type="float">
            <text:p>5,39023765427551</text:p>
          </table:table-cell>
          <table:table-cell table:style-name="ce6" table:formula="of:=([.$B$11]/[.$C$4])*(SIN(((2*PI())/256)*([.E33]*[.$B$4])))" office:value-type="float" office:value="5.51632435789653" calcext:value-type="float">
            <text:p>5,51632435789653</text:p>
          </table:table-cell>
          <table:table-cell table:style-name="ce6" table:formula="of:=([.$B$11]/[.$C$5])*(SIN(((2*PI())/256)*([.E33]*[.$B$5])))" office:value-type="float" office:value="11.0326487157931" calcext:value-type="float">
            <text:p>11,0326487157931</text:p>
          </table:table-cell>
          <table:table-cell table:style-name="ce6" table:formula="of:=([.$B$11]/[.$C$6])*(SIN(((2*PI())/256)*([.E33]*[.$B$6])))" office:value-type="float" office:value="31.9614545985655" calcext:value-type="float">
            <text:p>31,9614545985655</text:p>
          </table:table-cell>
          <table:table-cell table:style-name="ce6" table:formula="of:=([.$B$11]/[.$C$7])*(SIN(((2*PI())/256)*([.E33]*[.$B$7])))" office:value-type="float" office:value="31.9614545985655" calcext:value-type="float">
            <text:p>31,9614545985655</text:p>
          </table:table-cell>
          <table:table-cell table:style-name="ce6" table:formula="of:=([.$B$11]/[.$C$8])*(SIN(((2*PI())/256)*([.E33]*[.$B$8])))" office:value-type="float" office:value="3.15218534736945" calcext:value-type="float">
            <text:p>3,15218534736945</text:p>
          </table:table-cell>
          <table:table-cell table:style-name="ce6" table:formula="of:=([.$B$11]/[.$C$9])*(SIN(((2*PI())/256)*([.E33]*[.$B$9])))" office:value-type="float" office:value="-3.95670603985912" calcext:value-type="float">
            <text:p>-3,95670603985912</text:p>
          </table:table-cell>
          <table:table-cell table:style-name="ce8" table:formula="of:=INT(SUM([.F33:.M33]))+[.$B$12]" office:value-type="float" office:value="88" calcext:value-type="float">
            <text:p>88</text:p>
          </table:table-cell>
          <table:table-cell table:number-columns-repeated="16"/>
          <table:table-cell table:style-name="ce9" table:formula="of:=COM.MICROSOFT.CONCAT(&quot;    &quot;; [.N33]; &quot;,        // &quot;;[.E33])" office:value-type="string" office:string-value="    88,        // 31" calcext:value-type="string">
            <text:p><text:s text:c="4"/>88, <text:s text:c="7"/>// 3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3]+1" office:value-type="float" office:value="32" calcext:value-type="float">
            <text:p>32</text:p>
          </table:table-cell>
          <table:table-cell table:style-name="ce6" table:formula="of:=([.$B$11]/[.$C$2])*(SIN(((2*PI())/256)*([.E34]*[.$B$2])))" office:value-type="float" office:value="3.91886975727153E-015" calcext:value-type="float">
            <text:p>3,91886975727153E-15</text:p>
          </table:table-cell>
          <table:table-cell table:style-name="ce6" table:formula="of:=([.$B$11]/[.$C$3])*(SIN(((2*PI())/256)*([.E34]*[.$B$3])))" office:value-type="float" office:value="16" calcext:value-type="float">
            <text:p>16</text:p>
          </table:table-cell>
          <table:table-cell table:style-name="ce6" table:formula="of:=([.$B$11]/[.$C$4])*(SIN(((2*PI())/256)*([.E34]*[.$B$4])))" office:value-type="float" office:value="5.65685424949238" calcext:value-type="float">
            <text:p>5,65685424949238</text:p>
          </table:table-cell>
          <table:table-cell table:style-name="ce6" table:formula="of:=([.$B$11]/[.$C$5])*(SIN(((2*PI())/256)*([.E34]*[.$B$5])))" office:value-type="float" office:value="11.3137084989848" calcext:value-type="float">
            <text:p>11,3137084989848</text:p>
          </table:table-cell>
          <table:table-cell table:style-name="ce6" table:formula="of:=([.$B$11]/[.$C$6])*(SIN(((2*PI())/256)*([.E34]*[.$B$6])))" office:value-type="float" office:value="32" calcext:value-type="float">
            <text:p>32</text:p>
          </table:table-cell>
          <table:table-cell table:style-name="ce6" table:formula="of:=([.$B$11]/[.$C$7])*(SIN(((2*PI())/256)*([.E34]*[.$B$7])))" office:value-type="float" office:value="32" calcext:value-type="float">
            <text:p>32</text:p>
          </table:table-cell>
          <table:table-cell table:style-name="ce6" table:formula="of:=([.$B$11]/[.$C$8])*(SIN(((2*PI())/256)*([.E34]*[.$B$8])))" office:value-type="float" office:value="3.23248814256707" calcext:value-type="float">
            <text:p>3,23248814256707</text:p>
          </table:table-cell>
          <table:table-cell table:style-name="ce6" table:formula="of:=([.$B$11]/[.$C$9])*(SIN(((2*PI())/256)*([.E34]*[.$B$9])))" office:value-type="float" office:value="-4" calcext:value-type="float">
            <text:p>-4</text:p>
          </table:table-cell>
          <table:table-cell table:style-name="ce8" table:formula="of:=INT(SUM([.F34:.M34]))+[.$B$12]" office:value-type="float" office:value="96" calcext:value-type="float">
            <text:p>96</text:p>
          </table:table-cell>
          <table:table-cell table:number-columns-repeated="16"/>
          <table:table-cell table:style-name="ce9" table:formula="of:=COM.MICROSOFT.CONCAT(&quot;    &quot;; [.N34]; &quot;,        // &quot;;[.E34])" office:value-type="string" office:string-value="    96,        // 32" calcext:value-type="string">
            <text:p><text:s text:c="4"/>96, <text:s text:c="7"/>// 3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4]+1" office:value-type="float" office:value="33" calcext:value-type="float">
            <text:p>33</text:p>
          </table:table-cell>
          <table:table-cell table:style-name="ce6" table:formula="of:=([.$B$11]/[.$C$2])*(SIN(((2*PI())/256)*([.E35]*[.$B$2])))" office:value-type="float" office:value="-3.13654849054594" calcext:value-type="float">
            <text:p>-3,13654849054594</text:p>
          </table:table-cell>
          <table:table-cell table:style-name="ce6" table:formula="of:=([.$B$11]/[.$C$3])*(SIN(((2*PI())/256)*([.E35]*[.$B$3])))" office:value-type="float" office:value="5.3902376542755" calcext:value-type="float">
            <text:p>5,3902376542755</text:p>
          </table:table-cell>
          <table:table-cell table:style-name="ce6" table:formula="of:=([.$B$11]/[.$C$4])*(SIN(((2*PI())/256)*([.E35]*[.$B$4])))" office:value-type="float" office:value="5.79397666361174" calcext:value-type="float">
            <text:p>5,79397666361174</text:p>
          </table:table-cell>
          <table:table-cell table:style-name="ce6" table:formula="of:=([.$B$11]/[.$C$5])*(SIN(((2*PI())/256)*([.E35]*[.$B$5])))" office:value-type="float" office:value="11.5879533272235" calcext:value-type="float">
            <text:p>11,5879533272235</text:p>
          </table:table-cell>
          <table:table-cell table:style-name="ce6" table:formula="of:=([.$B$11]/[.$C$6])*(SIN(((2*PI())/256)*([.E35]*[.$B$6])))" office:value-type="float" office:value="31.9614545985655" calcext:value-type="float">
            <text:p>31,9614545985655</text:p>
          </table:table-cell>
          <table:table-cell table:style-name="ce6" table:formula="of:=([.$B$11]/[.$C$7])*(SIN(((2*PI())/256)*([.E35]*[.$B$7])))" office:value-type="float" office:value="31.9614545985655" calcext:value-type="float">
            <text:p>31,9614545985655</text:p>
          </table:table-cell>
          <table:table-cell table:style-name="ce6" table:formula="of:=([.$B$11]/[.$C$8])*(SIN(((2*PI())/256)*([.E35]*[.$B$8])))" office:value-type="float" office:value="3.31084380777813" calcext:value-type="float">
            <text:p>3,31084380777813</text:p>
          </table:table-cell>
          <table:table-cell table:style-name="ce6" table:formula="of:=([.$B$11]/[.$C$9])*(SIN(((2*PI())/256)*([.E35]*[.$B$9])))" office:value-type="float" office:value="-3.95670603985912" calcext:value-type="float">
            <text:p>-3,95670603985912</text:p>
          </table:table-cell>
          <table:table-cell table:style-name="ce8" table:formula="of:=INT(SUM([.F35:.M35]))+[.$B$12]" office:value-type="float" office:value="82" calcext:value-type="float">
            <text:p>82</text:p>
          </table:table-cell>
          <table:table-cell table:number-columns-repeated="16"/>
          <table:table-cell table:style-name="ce9" table:formula="of:=COM.MICROSOFT.CONCAT(&quot;    &quot;; [.N35]; &quot;,        // &quot;;[.E35])" office:value-type="string" office:string-value="    82,        // 33" calcext:value-type="string">
            <text:p><text:s text:c="4"/>82, <text:s text:c="7"/>// 3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5]+1" office:value-type="float" office:value="34" calcext:value-type="float">
            <text:p>34</text:p>
          </table:table-cell>
          <table:table-cell table:style-name="ce6" table:formula="of:=([.$B$11]/[.$C$2])*(SIN(((2*PI())/256)*([.E36]*[.$B$2])))" office:value-type="float" office:value="-6.24289030451611" calcext:value-type="float">
            <text:p>-6,24289030451611</text:p>
          </table:table-cell>
          <table:table-cell table:style-name="ce6" table:formula="of:=([.$B$11]/[.$C$3])*(SIN(((2*PI())/256)*([.E36]*[.$B$3])))" office:value-type="float" office:value="-12.3681672538037" calcext:value-type="float">
            <text:p>-12,3681672538037</text:p>
          </table:table-cell>
          <table:table-cell table:style-name="ce6" table:formula="of:=([.$B$11]/[.$C$4])*(SIN(((2*PI())/256)*([.E36]*[.$B$4])))" office:value-type="float" office:value="5.92760900283967" calcext:value-type="float">
            <text:p>5,92760900283967</text:p>
          </table:table-cell>
          <table:table-cell table:style-name="ce6" table:formula="of:=([.$B$11]/[.$C$5])*(SIN(((2*PI())/256)*([.E36]*[.$B$5])))" office:value-type="float" office:value="11.8552180056793" calcext:value-type="float">
            <text:p>11,8552180056793</text:p>
          </table:table-cell>
          <table:table-cell table:style-name="ce6" table:formula="of:=([.$B$11]/[.$C$6])*(SIN(((2*PI())/256)*([.E36]*[.$B$6])))" office:value-type="float" office:value="31.8459112535103" calcext:value-type="float">
            <text:p>31,8459112535103</text:p>
          </table:table-cell>
          <table:table-cell table:style-name="ce6" table:formula="of:=([.$B$11]/[.$C$7])*(SIN(((2*PI())/256)*([.E36]*[.$B$7])))" office:value-type="float" office:value="31.8459112535103" calcext:value-type="float">
            <text:p>31,8459112535103</text:p>
          </table:table-cell>
          <table:table-cell table:style-name="ce6" table:formula="of:=([.$B$11]/[.$C$8])*(SIN(((2*PI())/256)*([.E36]*[.$B$8])))" office:value-type="float" office:value="3.38720514447981" calcext:value-type="float">
            <text:p>3,38720514447981</text:p>
          </table:table-cell>
          <table:table-cell table:style-name="ce6" table:formula="of:=([.$B$11]/[.$C$9])*(SIN(((2*PI())/256)*([.E36]*[.$B$9])))" office:value-type="float" office:value="-3.82776134292884" calcext:value-type="float">
            <text:p>-3,82776134292884</text:p>
          </table:table-cell>
          <table:table-cell table:style-name="ce8" table:formula="of:=INT(SUM([.F36:.M36]))+[.$B$12]" office:value-type="float" office:value="62" calcext:value-type="float">
            <text:p>62</text:p>
          </table:table-cell>
          <table:table-cell table:number-columns-repeated="16"/>
          <table:table-cell table:style-name="ce9" table:formula="of:=COM.MICROSOFT.CONCAT(&quot;    &quot;; [.N36]; &quot;,        // &quot;;[.E36])" office:value-type="string" office:string-value="    62,        // 34" calcext:value-type="string">
            <text:p><text:s text:c="4"/>62, <text:s text:c="7"/>// 3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6]+1" office:value-type="float" office:value="35" calcext:value-type="float">
            <text:p>35</text:p>
          </table:table-cell>
          <table:table-cell table:style-name="ce6" table:formula="of:=([.$B$11]/[.$C$2])*(SIN(((2*PI())/256)*([.E37]*[.$B$2])))" office:value-type="float" office:value="-9.28910967214279" calcext:value-type="float">
            <text:p>-9,28910967214279</text:p>
          </table:table-cell>
          <table:table-cell table:style-name="ce6" table:formula="of:=([.$B$11]/[.$C$3])*(SIN(((2*PI())/256)*([.E37]*[.$B$3])))" office:value-type="float" office:value="-13.7236577600044" calcext:value-type="float">
            <text:p>-13,7236577600044</text:p>
          </table:table-cell>
          <table:table-cell table:style-name="ce6" table:formula="of:=([.$B$11]/[.$C$4])*(SIN(((2*PI())/256)*([.E37]*[.$B$4])))" office:value-type="float" office:value="6.05767077205188" calcext:value-type="float">
            <text:p>6,05767077205188</text:p>
          </table:table-cell>
          <table:table-cell table:style-name="ce6" table:formula="of:=([.$B$11]/[.$C$5])*(SIN(((2*PI())/256)*([.E37]*[.$B$5])))" office:value-type="float" office:value="12.1153415441038" calcext:value-type="float">
            <text:p>12,1153415441038</text:p>
          </table:table-cell>
          <table:table-cell table:style-name="ce6" table:formula="of:=([.$B$11]/[.$C$6])*(SIN(((2*PI())/256)*([.E37]*[.$B$6])))" office:value-type="float" office:value="31.653648318873" calcext:value-type="float">
            <text:p>31,653648318873</text:p>
          </table:table-cell>
          <table:table-cell table:style-name="ce6" table:formula="of:=([.$B$11]/[.$C$7])*(SIN(((2*PI())/256)*([.E37]*[.$B$7])))" office:value-type="float" office:value="31.653648318873" calcext:value-type="float">
            <text:p>31,653648318873</text:p>
          </table:table-cell>
          <table:table-cell table:style-name="ce6" table:formula="of:=([.$B$11]/[.$C$8])*(SIN(((2*PI())/256)*([.E37]*[.$B$8])))" office:value-type="float" office:value="3.46152615545821" calcext:value-type="float">
            <text:p>3,46152615545821</text:p>
          </table:table-cell>
          <table:table-cell table:style-name="ce6" table:formula="of:=([.$B$11]/[.$C$9])*(SIN(((2*PI())/256)*([.E37]*[.$B$9])))" office:value-type="float" office:value="-3.61595717249377" calcext:value-type="float">
            <text:p>-3,61595717249377</text:p>
          </table:table-cell>
          <table:table-cell table:style-name="ce8" table:formula="of:=INT(SUM([.F37:.M37]))+[.$B$12]" office:value-type="float" office:value="58" calcext:value-type="float">
            <text:p>58</text:p>
          </table:table-cell>
          <table:table-cell table:number-columns-repeated="16"/>
          <table:table-cell table:style-name="ce9" table:formula="of:=COM.MICROSOFT.CONCAT(&quot;    &quot;; [.N37]; &quot;,        // &quot;;[.E37])" office:value-type="string" office:string-value="    58,        // 35" calcext:value-type="string">
            <text:p><text:s text:c="4"/>58, <text:s text:c="7"/>// 3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7]+1" office:value-type="float" office:value="36" calcext:value-type="float">
            <text:p>36</text:p>
          </table:table-cell>
          <table:table-cell table:style-name="ce6" table:formula="of:=([.$B$11]/[.$C$2])*(SIN(((2*PI())/256)*([.E38]*[.$B$2])))" office:value-type="float" office:value="-12.2458698356829" calcext:value-type="float">
            <text:p>-12,2458698356829</text:p>
          </table:table-cell>
          <table:table-cell table:style-name="ce6" table:formula="of:=([.$B$11]/[.$C$3])*(SIN(((2*PI())/256)*([.E38]*[.$B$3])))" office:value-type="float" office:value="3.12144515225801" calcext:value-type="float">
            <text:p>3,12144515225801</text:p>
          </table:table-cell>
          <table:table-cell table:style-name="ce6" table:formula="of:=([.$B$11]/[.$C$4])*(SIN(((2*PI())/256)*([.E38]*[.$B$4])))" office:value-type="float" office:value="6.1840836269019" calcext:value-type="float">
            <text:p>6,1840836269019</text:p>
          </table:table-cell>
          <table:table-cell table:style-name="ce6" table:formula="of:=([.$B$11]/[.$C$5])*(SIN(((2*PI())/256)*([.E38]*[.$B$5])))" office:value-type="float" office:value="12.3681672538038" calcext:value-type="float">
            <text:p>12,3681672538038</text:p>
          </table:table-cell>
          <table:table-cell table:style-name="ce6" table:formula="of:=([.$B$11]/[.$C$6])*(SIN(((2*PI())/256)*([.E38]*[.$B$6])))" office:value-type="float" office:value="31.3851289729034" calcext:value-type="float">
            <text:p>31,3851289729034</text:p>
          </table:table-cell>
          <table:table-cell table:style-name="ce6" table:formula="of:=([.$B$11]/[.$C$7])*(SIN(((2*PI())/256)*([.E38]*[.$B$7])))" office:value-type="float" office:value="31.3851289729034" calcext:value-type="float">
            <text:p>31,3851289729034</text:p>
          </table:table-cell>
          <table:table-cell table:style-name="ce6" table:formula="of:=([.$B$11]/[.$C$8])*(SIN(((2*PI())/256)*([.E38]*[.$B$8])))" office:value-type="float" office:value="3.53376207251537" calcext:value-type="float">
            <text:p>3,53376207251537</text:p>
          </table:table-cell>
          <table:table-cell table:style-name="ce6" table:formula="of:=([.$B$11]/[.$C$9])*(SIN(((2*PI())/256)*([.E38]*[.$B$9])))" office:value-type="float" office:value="-3.32587844921018" calcext:value-type="float">
            <text:p>-3,32587844921018</text:p>
          </table:table-cell>
          <table:table-cell table:style-name="ce8" table:formula="of:=INT(SUM([.F38:.M38]))+[.$B$12]" office:value-type="float" office:value="72" calcext:value-type="float">
            <text:p>72</text:p>
          </table:table-cell>
          <table:table-cell table:number-columns-repeated="16"/>
          <table:table-cell table:style-name="ce9" table:formula="of:=COM.MICROSOFT.CONCAT(&quot;    &quot;; [.N38]; &quot;,        // &quot;;[.E38])" office:value-type="string" office:string-value="    72,        // 36" calcext:value-type="string">
            <text:p><text:s text:c="4"/>72, <text:s text:c="7"/>// 3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8]+1" office:value-type="float" office:value="37" calcext:value-type="float">
            <text:p>37</text:p>
          </table:table-cell>
          <table:table-cell table:style-name="ce6" table:formula="of:=([.$B$11]/[.$C$2])*(SIN(((2*PI())/256)*([.E39]*[.$B$2])))" office:value-type="float" office:value="-15.0846955784319" calcext:value-type="float">
            <text:p>-15,0846955784319</text:p>
          </table:table-cell>
          <table:table-cell table:style-name="ce6" table:formula="of:=([.$B$11]/[.$C$3])*(SIN(((2*PI())/256)*([.E39]*[.$B$3])))" office:value-type="float" office:value="15.8268241594365" calcext:value-type="float">
            <text:p>15,8268241594365</text:p>
          </table:table-cell>
          <table:table-cell table:style-name="ce6" table:formula="of:=([.$B$11]/[.$C$4])*(SIN(((2*PI())/256)*([.E39]*[.$B$4])))" office:value-type="float" office:value="6.30677142101285" calcext:value-type="float">
            <text:p>6,30677142101285</text:p>
          </table:table-cell>
          <table:table-cell table:style-name="ce6" table:formula="of:=([.$B$11]/[.$C$5])*(SIN(((2*PI())/256)*([.E39]*[.$B$5])))" office:value-type="float" office:value="12.6135428420257" calcext:value-type="float">
            <text:p>12,6135428420257</text:p>
          </table:table-cell>
          <table:table-cell table:style-name="ce6" table:formula="of:=([.$B$11]/[.$C$6])*(SIN(((2*PI())/256)*([.E39]*[.$B$6])))" office:value-type="float" office:value="31.0410001022254" calcext:value-type="float">
            <text:p>31,0410001022254</text:p>
          </table:table-cell>
          <table:table-cell table:style-name="ce6" table:formula="of:=([.$B$11]/[.$C$7])*(SIN(((2*PI())/256)*([.E39]*[.$B$7])))" office:value-type="float" office:value="31.0410001022254" calcext:value-type="float">
            <text:p>31,0410001022254</text:p>
          </table:table-cell>
          <table:table-cell table:style-name="ce6" table:formula="of:=([.$B$11]/[.$C$8])*(SIN(((2*PI())/256)*([.E39]*[.$B$8])))" office:value-type="float" office:value="3.60386938343591" calcext:value-type="float">
            <text:p>3,60386938343591</text:p>
          </table:table-cell>
          <table:table-cell table:style-name="ce6" table:formula="of:=([.$B$11]/[.$C$9])*(SIN(((2*PI())/256)*([.E39]*[.$B$9])))" office:value-type="float" office:value="-2.96380450141984" calcext:value-type="float">
            <text:p>-2,96380450141984</text:p>
          </table:table-cell>
          <table:table-cell table:style-name="ce8" table:formula="of:=INT(SUM([.F39:.M39]))+[.$B$12]" office:value-type="float" office:value="82" calcext:value-type="float">
            <text:p>82</text:p>
          </table:table-cell>
          <table:table-cell table:number-columns-repeated="16"/>
          <table:table-cell table:style-name="ce9" table:formula="of:=COM.MICROSOFT.CONCAT(&quot;    &quot;; [.N39]; &quot;,        // &quot;;[.E39])" office:value-type="string" office:string-value="    82,        // 37" calcext:value-type="string">
            <text:p><text:s text:c="4"/>82, <text:s text:c="7"/>// 3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39]+1" office:value-type="float" office:value="38" calcext:value-type="float">
            <text:p>38</text:p>
          </table:table-cell>
          <table:table-cell table:style-name="ce6" table:formula="of:=([.$B$11]/[.$C$2])*(SIN(((2*PI())/256)*([.E40]*[.$B$2])))" office:value-type="float" office:value="-17.7782474566273" calcext:value-type="float">
            <text:p>-17,7782474566273</text:p>
          </table:table-cell>
          <table:table-cell table:style-name="ce6" table:formula="of:=([.$B$11]/[.$C$3])*(SIN(((2*PI())/256)*([.E40]*[.$B$3])))" office:value-type="float" office:value="7.54234778921597" calcext:value-type="float">
            <text:p>7,54234778921597</text:p>
          </table:table-cell>
          <table:table-cell table:style-name="ce6" table:formula="of:=([.$B$11]/[.$C$4])*(SIN(((2*PI())/256)*([.E40]*[.$B$4])))" office:value-type="float" office:value="6.42566025184516" calcext:value-type="float">
            <text:p>6,42566025184516</text:p>
          </table:table-cell>
          <table:table-cell table:style-name="ce6" table:formula="of:=([.$B$11]/[.$C$5])*(SIN(((2*PI())/256)*([.E40]*[.$B$5])))" office:value-type="float" office:value="12.8513205036903" calcext:value-type="float">
            <text:p>12,8513205036903</text:p>
          </table:table-cell>
          <table:table-cell table:style-name="ce6" table:formula="of:=([.$B$11]/[.$C$6])*(SIN(((2*PI())/256)*([.E40]*[.$B$6])))" office:value-type="float" office:value="30.6220907434307" calcext:value-type="float">
            <text:p>30,6220907434307</text:p>
          </table:table-cell>
          <table:table-cell table:style-name="ce6" table:formula="of:=([.$B$11]/[.$C$7])*(SIN(((2*PI())/256)*([.E40]*[.$B$7])))" office:value-type="float" office:value="30.6220907434307" calcext:value-type="float">
            <text:p>30,6220907434307</text:p>
          </table:table-cell>
          <table:table-cell table:style-name="ce6" table:formula="of:=([.$B$11]/[.$C$8])*(SIN(((2*PI())/256)*([.E40]*[.$B$8])))" office:value-type="float" office:value="3.67180585819723" calcext:value-type="float">
            <text:p>3,67180585819723</text:p>
          </table:table-cell>
          <table:table-cell table:style-name="ce6" table:formula="of:=([.$B$11]/[.$C$9])*(SIN(((2*PI())/256)*([.E40]*[.$B$9])))" office:value-type="float" office:value="-2.53757313665458" calcext:value-type="float">
            <text:p>-2,53757313665458</text:p>
          </table:table-cell>
          <table:table-cell table:style-name="ce8" table:formula="of:=INT(SUM([.F40:.M40]))+[.$B$12]" office:value-type="float" office:value="71" calcext:value-type="float">
            <text:p>71</text:p>
          </table:table-cell>
          <table:table-cell table:number-columns-repeated="16"/>
          <table:table-cell table:style-name="ce9" table:formula="of:=COM.MICROSOFT.CONCAT(&quot;    &quot;; [.N40]; &quot;,        // &quot;;[.E40])" office:value-type="string" office:string-value="    71,        // 38" calcext:value-type="string">
            <text:p><text:s text:c="4"/>71, <text:s text:c="7"/>// 3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0]+1" office:value-type="float" office:value="39" calcext:value-type="float">
            <text:p>39</text:p>
          </table:table-cell>
          <table:table-cell table:style-name="ce6" table:formula="of:=([.$B$11]/[.$C$2])*(SIN(((2*PI())/256)*([.E41]*[.$B$2])))" office:value-type="float" office:value="-20.3005850932366" calcext:value-type="float">
            <text:p>-20,3005850932366</text:p>
          </table:table-cell>
          <table:table-cell table:style-name="ce6" table:formula="of:=([.$B$11]/[.$C$3])*(SIN(((2*PI())/256)*([.E41]*[.$B$3])))" office:value-type="float" office:value="-10.7449432775523" calcext:value-type="float">
            <text:p>-10,7449432775523</text:p>
          </table:table-cell>
          <table:table-cell table:style-name="ce6" table:formula="of:=([.$B$11]/[.$C$4])*(SIN(((2*PI())/256)*([.E41]*[.$B$4])))" office:value-type="float" office:value="6.54067850521267" calcext:value-type="float">
            <text:p>6,54067850521267</text:p>
          </table:table-cell>
          <table:table-cell table:style-name="ce6" table:formula="of:=([.$B$11]/[.$C$5])*(SIN(((2*PI())/256)*([.E41]*[.$B$5])))" office:value-type="float" office:value="13.0813570104253" calcext:value-type="float">
            <text:p>13,0813570104253</text:p>
          </table:table-cell>
          <table:table-cell table:style-name="ce6" table:formula="of:=([.$B$11]/[.$C$6])*(SIN(((2*PI())/256)*([.E41]*[.$B$6])))" office:value-type="float" office:value="30.1294100858567" calcext:value-type="float">
            <text:p>30,1294100858567</text:p>
          </table:table-cell>
          <table:table-cell table:style-name="ce6" table:formula="of:=([.$B$11]/[.$C$7])*(SIN(((2*PI())/256)*([.E41]*[.$B$7])))" office:value-type="float" office:value="30.1294100858567" calcext:value-type="float">
            <text:p>30,1294100858567</text:p>
          </table:table-cell>
          <table:table-cell table:style-name="ce6" table:formula="of:=([.$B$11]/[.$C$8])*(SIN(((2*PI())/256)*([.E41]*[.$B$8])))" office:value-type="float" office:value="3.73753057440724" calcext:value-type="float">
            <text:p>3,73753057440724</text:p>
          </table:table-cell>
          <table:table-cell table:style-name="ce6" table:formula="of:=([.$B$11]/[.$C$9])*(SIN(((2*PI())/256)*([.E41]*[.$B$9])))" office:value-type="float" office:value="-2.05641097677289" calcext:value-type="float">
            <text:p>-2,05641097677289</text:p>
          </table:table-cell>
          <table:table-cell table:style-name="ce8" table:formula="of:=INT(SUM([.F41:.M41]))+[.$B$12]" office:value-type="float" office:value="50" calcext:value-type="float">
            <text:p>50</text:p>
          </table:table-cell>
          <table:table-cell table:number-columns-repeated="16"/>
          <table:table-cell table:style-name="ce9" table:formula="of:=COM.MICROSOFT.CONCAT(&quot;    &quot;; [.N41]; &quot;,        // &quot;;[.E41])" office:value-type="string" office:string-value="    50,        // 39" calcext:value-type="string">
            <text:p><text:s text:c="4"/>50, <text:s text:c="7"/>// 3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1]+1" office:value-type="float" office:value="40" calcext:value-type="float">
            <text:p>40</text:p>
          </table:table-cell>
          <table:table-cell table:style-name="ce6" table:formula="of:=([.$B$11]/[.$C$2])*(SIN(((2*PI())/256)*([.E42]*[.$B$2])))" office:value-type="float" office:value="-22.6274169979695" calcext:value-type="float">
            <text:p>-22,6274169979695</text:p>
          </table:table-cell>
          <table:table-cell table:style-name="ce6" table:formula="of:=([.$B$11]/[.$C$3])*(SIN(((2*PI())/256)*([.E42]*[.$B$3])))" office:value-type="float" office:value="-14.7820725201806" calcext:value-type="float">
            <text:p>-14,7820725201806</text:p>
          </table:table-cell>
          <table:table-cell table:style-name="ce6" table:formula="of:=([.$B$11]/[.$C$4])*(SIN(((2*PI())/256)*([.E42]*[.$B$4])))" office:value-type="float" office:value="6.65175689842036" calcext:value-type="float">
            <text:p>6,65175689842036</text:p>
          </table:table-cell>
          <table:table-cell table:style-name="ce6" table:formula="of:=([.$B$11]/[.$C$5])*(SIN(((2*PI())/256)*([.E42]*[.$B$5])))" office:value-type="float" office:value="13.3035137968407" calcext:value-type="float">
            <text:p>13,3035137968407</text:p>
          </table:table-cell>
          <table:table-cell table:style-name="ce6" table:formula="of:=([.$B$11]/[.$C$6])*(SIN(((2*PI())/256)*([.E42]*[.$B$6])))" office:value-type="float" office:value="29.5641450403612" calcext:value-type="float">
            <text:p>29,5641450403612</text:p>
          </table:table-cell>
          <table:table-cell table:style-name="ce6" table:formula="of:=([.$B$11]/[.$C$7])*(SIN(((2*PI())/256)*([.E42]*[.$B$7])))" office:value-type="float" office:value="29.5641450403612" calcext:value-type="float">
            <text:p>29,5641450403612</text:p>
          </table:table-cell>
          <table:table-cell table:style-name="ce6" table:formula="of:=([.$B$11]/[.$C$8])*(SIN(((2*PI())/256)*([.E42]*[.$B$8])))" office:value-type="float" office:value="3.80100394195449" calcext:value-type="float">
            <text:p>3,80100394195449</text:p>
          </table:table-cell>
          <table:table-cell table:style-name="ce6" table:formula="of:=([.$B$11]/[.$C$9])*(SIN(((2*PI())/256)*([.E42]*[.$B$9])))" office:value-type="float" office:value="-1.53073372946036" calcext:value-type="float">
            <text:p>-1,53073372946036</text:p>
          </table:table-cell>
          <table:table-cell table:style-name="ce8" table:formula="of:=INT(SUM([.F42:.M42]))+[.$B$12]" office:value-type="float" office:value="43" calcext:value-type="float">
            <text:p>43</text:p>
          </table:table-cell>
          <table:table-cell table:number-columns-repeated="16"/>
          <table:table-cell table:style-name="ce9" table:formula="of:=COM.MICROSOFT.CONCAT(&quot;    &quot;; [.N42]; &quot;,        // &quot;;[.E42])" office:value-type="string" office:string-value="    43,        // 40" calcext:value-type="string">
            <text:p><text:s text:c="4"/>43, <text:s text:c="7"/>// 4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2]+1" office:value-type="float" office:value="41" calcext:value-type="float">
            <text:p>41</text:p>
          </table:table-cell>
          <table:table-cell table:style-name="ce6" table:formula="of:=([.$B$11]/[.$C$2])*(SIN(((2*PI())/256)*([.E43]*[.$B$2])))" office:value-type="float" office:value="-24.7363345076076" calcext:value-type="float">
            <text:p>-24,7363345076076</text:p>
          </table:table-cell>
          <table:table-cell table:style-name="ce6" table:formula="of:=([.$B$11]/[.$C$3])*(SIN(((2*PI())/256)*([.E43]*[.$B$3])))" office:value-type="float" office:value="0.785082789238626" calcext:value-type="float">
            <text:p>0,785082789238626</text:p>
          </table:table-cell>
          <table:table-cell table:style-name="ce6" table:formula="of:=([.$B$11]/[.$C$4])*(SIN(((2*PI())/256)*([.E43]*[.$B$4])))" office:value-type="float" office:value="6.75882852199766" calcext:value-type="float">
            <text:p>6,75882852199766</text:p>
          </table:table-cell>
          <table:table-cell table:style-name="ce6" table:formula="of:=([.$B$11]/[.$C$5])*(SIN(((2*PI())/256)*([.E43]*[.$B$5])))" office:value-type="float" office:value="13.5176570439953" calcext:value-type="float">
            <text:p>13,5176570439953</text:p>
          </table:table-cell>
          <table:table-cell table:style-name="ce6" table:formula="of:=([.$B$11]/[.$C$6])*(SIN(((2*PI())/256)*([.E43]*[.$B$6])))" office:value-type="float" office:value="28.9276573799502" calcext:value-type="float">
            <text:p>28,9276573799502</text:p>
          </table:table-cell>
          <table:table-cell table:style-name="ce6" table:formula="of:=([.$B$11]/[.$C$7])*(SIN(((2*PI())/256)*([.E43]*[.$B$7])))" office:value-type="float" office:value="28.9276573799502" calcext:value-type="float">
            <text:p>28,9276573799502</text:p>
          </table:table-cell>
          <table:table-cell table:style-name="ce6" table:formula="of:=([.$B$11]/[.$C$8])*(SIN(((2*PI())/256)*([.E43]*[.$B$8])))" office:value-type="float" office:value="3.8621877268558" calcext:value-type="float">
            <text:p>3,8621877268558</text:p>
          </table:table-cell>
          <table:table-cell table:style-name="ce6" table:formula="of:=([.$B$11]/[.$C$9])*(SIN(((2*PI())/256)*([.E43]*[.$B$9])))" office:value-type="float" office:value="-0.971920719613057" calcext:value-type="float">
            <text:p>-0,971920719613057</text:p>
          </table:table-cell>
          <table:table-cell table:style-name="ce8" table:formula="of:=INT(SUM([.F43:.M43]))+[.$B$12]" office:value-type="float" office:value="57" calcext:value-type="float">
            <text:p>57</text:p>
          </table:table-cell>
          <table:table-cell table:number-columns-repeated="16"/>
          <table:table-cell table:style-name="ce9" table:formula="of:=COM.MICROSOFT.CONCAT(&quot;    &quot;; [.N43]; &quot;,        // &quot;;[.E43])" office:value-type="string" office:string-value="    57,        // 41" calcext:value-type="string">
            <text:p><text:s text:c="4"/>57, <text:s text:c="7"/>// 4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3]+1" office:value-type="float" office:value="42" calcext:value-type="float">
            <text:p>42</text:p>
          </table:table-cell>
          <table:table-cell table:style-name="ce6" table:formula="of:=([.$B$11]/[.$C$2])*(SIN(((2*PI())/256)*([.E44]*[.$B$2])))" office:value-type="float" office:value="-26.6070275936814" calcext:value-type="float">
            <text:p>-26,6070275936814</text:p>
          </table:table-cell>
          <table:table-cell table:style-name="ce6" table:formula="of:=([.$B$11]/[.$C$3])*(SIN(((2*PI())/256)*([.E44]*[.$B$3])))" office:value-type="float" office:value="15.3110453717153" calcext:value-type="float">
            <text:p>15,3110453717153</text:p>
          </table:table-cell>
          <table:table-cell table:style-name="ce6" table:formula="of:=([.$B$11]/[.$C$4])*(SIN(((2*PI())/256)*([.E44]*[.$B$4])))" office:value-type="float" office:value="6.86182888000218" calcext:value-type="float">
            <text:p>6,86182888000218</text:p>
          </table:table-cell>
          <table:table-cell table:style-name="ce6" table:formula="of:=([.$B$11]/[.$C$5])*(SIN(((2*PI())/256)*([.E44]*[.$B$5])))" office:value-type="float" office:value="13.7236577600044" calcext:value-type="float">
            <text:p>13,7236577600044</text:p>
          </table:table-cell>
          <table:table-cell table:style-name="ce6" table:formula="of:=([.$B$11]/[.$C$6])*(SIN(((2*PI())/256)*([.E44]*[.$B$6])))" office:value-type="float" office:value="28.2214804591474" calcext:value-type="float">
            <text:p>28,2214804591474</text:p>
          </table:table-cell>
          <table:table-cell table:style-name="ce6" table:formula="of:=([.$B$11]/[.$C$7])*(SIN(((2*PI())/256)*([.E44]*[.$B$7])))" office:value-type="float" office:value="28.2214804591474" calcext:value-type="float">
            <text:p>28,2214804591474</text:p>
          </table:table-cell>
          <table:table-cell table:style-name="ce6" table:formula="of:=([.$B$11]/[.$C$8])*(SIN(((2*PI())/256)*([.E44]*[.$B$8])))" office:value-type="float" office:value="3.92104507428696" calcext:value-type="float">
            <text:p>3,92104507428696</text:p>
          </table:table-cell>
          <table:table-cell table:style-name="ce6" table:formula="of:=([.$B$11]/[.$C$9])*(SIN(((2*PI())/256)*([.E44]*[.$B$9])))" office:value-type="float" office:value="-0.392068561318242" calcext:value-type="float">
            <text:p>-0,392068561318242</text:p>
          </table:table-cell>
          <table:table-cell table:style-name="ce8" table:formula="of:=INT(SUM([.F44:.M44]))+[.$B$12]" office:value-type="float" office:value="69" calcext:value-type="float">
            <text:p>69</text:p>
          </table:table-cell>
          <table:table-cell table:number-columns-repeated="16"/>
          <table:table-cell table:style-name="ce9" table:formula="of:=COM.MICROSOFT.CONCAT(&quot;    &quot;; [.N44]; &quot;,        // &quot;;[.E44])" office:value-type="string" office:string-value="    69,        // 42" calcext:value-type="string">
            <text:p><text:s text:c="4"/>69, <text:s text:c="7"/>// 4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4]+1" office:value-type="float" office:value="43" calcext:value-type="float">
            <text:p>43</text:p>
          </table:table-cell>
          <table:table-cell table:style-name="ce6" table:formula="of:=([.$B$11]/[.$C$2])*(SIN(((2*PI())/256)*([.E45]*[.$B$2])))" office:value-type="float" office:value="-28.2214804591474" calcext:value-type="float">
            <text:p>-28,2214804591474</text:p>
          </table:table-cell>
          <table:table-cell table:style-name="ce6" table:formula="of:=([.$B$11]/[.$C$3])*(SIN(((2*PI())/256)*([.E45]*[.$B$3])))" office:value-type="float" office:value="9.53118887187896" calcext:value-type="float">
            <text:p>9,53118887187896</text:p>
          </table:table-cell>
          <table:table-cell table:style-name="ce6" table:formula="of:=([.$B$11]/[.$C$4])*(SIN(((2*PI())/256)*([.E45]*[.$B$4])))" office:value-type="float" office:value="6.96069592886969" calcext:value-type="float">
            <text:p>6,96069592886969</text:p>
          </table:table-cell>
          <table:table-cell table:style-name="ce6" table:formula="of:=([.$B$11]/[.$C$5])*(SIN(((2*PI())/256)*([.E45]*[.$B$5])))" office:value-type="float" office:value="13.9213918577394" calcext:value-type="float">
            <text:p>13,9213918577394</text:p>
          </table:table-cell>
          <table:table-cell table:style-name="ce6" table:formula="of:=([.$B$11]/[.$C$6])*(SIN(((2*PI())/256)*([.E45]*[.$B$6])))" office:value-type="float" office:value="27.4473155200087" calcext:value-type="float">
            <text:p>27,4473155200087</text:p>
          </table:table-cell>
          <table:table-cell table:style-name="ce6" table:formula="of:=([.$B$11]/[.$C$7])*(SIN(((2*PI())/256)*([.E45]*[.$B$7])))" office:value-type="float" office:value="27.4473155200087" calcext:value-type="float">
            <text:p>27,4473155200087</text:p>
          </table:table-cell>
          <table:table-cell table:style-name="ce6" table:formula="of:=([.$B$11]/[.$C$8])*(SIN(((2*PI())/256)*([.E45]*[.$B$8])))" office:value-type="float" office:value="3.97754053078268" calcext:value-type="float">
            <text:p>3,97754053078268</text:p>
          </table:table-cell>
          <table:table-cell table:style-name="ce6" table:formula="of:=([.$B$11]/[.$C$9])*(SIN(((2*PI())/256)*([.E45]*[.$B$9])))" office:value-type="float" office:value="0.19627069730967" calcext:value-type="float">
            <text:p>0,19627069730967</text:p>
          </table:table-cell>
          <table:table-cell table:style-name="ce8" table:formula="of:=INT(SUM([.F45:.M45]))+[.$B$12]" office:value-type="float" office:value="61" calcext:value-type="float">
            <text:p>61</text:p>
          </table:table-cell>
          <table:table-cell table:number-columns-repeated="16"/>
          <table:table-cell table:style-name="ce9" table:formula="of:=COM.MICROSOFT.CONCAT(&quot;    &quot;; [.N45]; &quot;,        // &quot;;[.E45])" office:value-type="string" office:string-value="    61,        // 43" calcext:value-type="string">
            <text:p><text:s text:c="4"/>61, <text:s text:c="7"/>// 4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5]+1" office:value-type="float" office:value="44" calcext:value-type="float">
            <text:p>44</text:p>
          </table:table-cell>
          <table:table-cell table:style-name="ce6" table:formula="of:=([.$B$11]/[.$C$2])*(SIN(((2*PI())/256)*([.E46]*[.$B$2])))" office:value-type="float" office:value="-29.5641450403612" calcext:value-type="float">
            <text:p>-29,5641450403612</text:p>
          </table:table-cell>
          <table:table-cell table:style-name="ce6" table:formula="of:=([.$B$11]/[.$C$3])*(SIN(((2*PI())/256)*([.E46]*[.$B$3])))" office:value-type="float" office:value="-8.88912372831363" calcext:value-type="float">
            <text:p>-8,88912372831363</text:p>
          </table:table-cell>
          <table:table-cell table:style-name="ce6" table:formula="of:=([.$B$11]/[.$C$4])*(SIN(((2*PI())/256)*([.E46]*[.$B$4])))" office:value-type="float" office:value="7.05537011478684" calcext:value-type="float">
            <text:p>7,05537011478684</text:p>
          </table:table-cell>
          <table:table-cell table:style-name="ce6" table:formula="of:=([.$B$11]/[.$C$5])*(SIN(((2*PI())/256)*([.E46]*[.$B$5])))" office:value-type="float" office:value="14.1107402295737" calcext:value-type="float">
            <text:p>14,1107402295737</text:p>
          </table:table-cell>
          <table:table-cell table:style-name="ce6" table:formula="of:=([.$B$11]/[.$C$6])*(SIN(((2*PI())/256)*([.E46]*[.$B$6])))" office:value-type="float" office:value="26.6070275936815" calcext:value-type="float">
            <text:p>26,6070275936815</text:p>
          </table:table-cell>
          <table:table-cell table:style-name="ce6" table:formula="of:=([.$B$11]/[.$C$7])*(SIN(((2*PI())/256)*([.E46]*[.$B$7])))" office:value-type="float" office:value="26.6070275936815" calcext:value-type="float">
            <text:p>26,6070275936815</text:p>
          </table:table-cell>
          <table:table-cell table:style-name="ce6" table:formula="of:=([.$B$11]/[.$C$8])*(SIN(((2*PI())/256)*([.E46]*[.$B$8])))" office:value-type="float" office:value="4.03164006559248" calcext:value-type="float">
            <text:p>4,03164006559248</text:p>
          </table:table-cell>
          <table:table-cell table:style-name="ce6" table:formula="of:=([.$B$11]/[.$C$9])*(SIN(((2*PI())/256)*([.E46]*[.$B$9])))" office:value-type="float" office:value="0.780361288064513" calcext:value-type="float">
            <text:p>0,780361288064513</text:p>
          </table:table-cell>
          <table:table-cell table:style-name="ce8" table:formula="of:=INT(SUM([.F46:.M46]))+[.$B$12]" office:value-type="float" office:value="40" calcext:value-type="float">
            <text:p>40</text:p>
          </table:table-cell>
          <table:table-cell table:number-columns-repeated="16"/>
          <table:table-cell table:style-name="ce9" table:formula="of:=COM.MICROSOFT.CONCAT(&quot;    &quot;; [.N46]; &quot;,        // &quot;;[.E46])" office:value-type="string" office:string-value="    40,        // 44" calcext:value-type="string">
            <text:p><text:s text:c="4"/>40, <text:s text:c="7"/>// 4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6]+1" office:value-type="float" office:value="45" calcext:value-type="float">
            <text:p>45</text:p>
          </table:table-cell>
          <table:table-cell table:style-name="ce6" table:formula="of:=([.$B$11]/[.$C$2])*(SIN(((2*PI())/256)*([.E47]*[.$B$2])))" office:value-type="float" office:value="-30.6220907434307" calcext:value-type="float">
            <text:p>-30,6220907434307</text:p>
          </table:table-cell>
          <table:table-cell table:style-name="ce6" table:formula="of:=([.$B$11]/[.$C$3])*(SIN(((2*PI())/256)*([.E47]*[.$B$3])))" office:value-type="float" office:value="-15.5205000511127" calcext:value-type="float">
            <text:p>-15,5205000511127</text:p>
          </table:table-cell>
          <table:table-cell table:style-name="ce6" table:formula="of:=([.$B$11]/[.$C$4])*(SIN(((2*PI())/256)*([.E47]*[.$B$4])))" office:value-type="float" office:value="7.14579440956412" calcext:value-type="float">
            <text:p>7,14579440956412</text:p>
          </table:table-cell>
          <table:table-cell table:style-name="ce6" table:formula="of:=([.$B$11]/[.$C$5])*(SIN(((2*PI())/256)*([.E47]*[.$B$5])))" office:value-type="float" office:value="14.2915888191282" calcext:value-type="float">
            <text:p>14,2915888191282</text:p>
          </table:table-cell>
          <table:table-cell table:style-name="ce6" table:formula="of:=([.$B$11]/[.$C$6])*(SIN(((2*PI())/256)*([.E47]*[.$B$6])))" office:value-type="float" office:value="25.7026410073806" calcext:value-type="float">
            <text:p>25,7026410073806</text:p>
          </table:table-cell>
          <table:table-cell table:style-name="ce6" table:formula="of:=([.$B$11]/[.$C$7])*(SIN(((2*PI())/256)*([.E47]*[.$B$7])))" office:value-type="float" office:value="25.7026410073806" calcext:value-type="float">
            <text:p>25,7026410073806</text:p>
          </table:table-cell>
          <table:table-cell table:style-name="ce6" table:formula="of:=([.$B$11]/[.$C$8])*(SIN(((2*PI())/256)*([.E47]*[.$B$8])))" office:value-type="float" office:value="4.0833110911795" calcext:value-type="float">
            <text:p>4,0833110911795</text:p>
          </table:table-cell>
          <table:table-cell table:style-name="ce6" table:formula="of:=([.$B$11]/[.$C$9])*(SIN(((2*PI())/256)*([.E47]*[.$B$9])))" office:value-type="float" office:value="1.34755941356888" calcext:value-type="float">
            <text:p>1,34755941356888</text:p>
          </table:table-cell>
          <table:table-cell table:style-name="ce8" table:formula="of:=INT(SUM([.F47:.M47]))+[.$B$12]" office:value-type="float" office:value="32" calcext:value-type="float">
            <text:p>32</text:p>
          </table:table-cell>
          <table:table-cell table:number-columns-repeated="16"/>
          <table:table-cell table:style-name="ce9" table:formula="of:=COM.MICROSOFT.CONCAT(&quot;    &quot;; [.N47]; &quot;,        // &quot;;[.E47])" office:value-type="string" office:string-value="    32,        // 45" calcext:value-type="string">
            <text:p><text:s text:c="4"/>32, <text:s text:c="7"/>// 4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7]+1" office:value-type="float" office:value="46" calcext:value-type="float">
            <text:p>46</text:p>
          </table:table-cell>
          <table:table-cell table:style-name="ce6" table:formula="of:=([.$B$11]/[.$C$2])*(SIN(((2*PI())/256)*([.E48]*[.$B$2])))" office:value-type="float" office:value="-31.3851289729034" calcext:value-type="float">
            <text:p>-31,3851289729034</text:p>
          </table:table-cell>
          <table:table-cell table:style-name="ce6" table:formula="of:=([.$B$11]/[.$C$3])*(SIN(((2*PI())/256)*([.E48]*[.$B$3])))" office:value-type="float" office:value="-1.56827424527306" calcext:value-type="float">
            <text:p>-1,56827424527306</text:p>
          </table:table-cell>
          <table:table-cell table:style-name="ce6" table:formula="of:=([.$B$11]/[.$C$4])*(SIN(((2*PI())/256)*([.E48]*[.$B$4])))" office:value-type="float" office:value="7.23191434498755" calcext:value-type="float">
            <text:p>7,23191434498755</text:p>
          </table:table-cell>
          <table:table-cell table:style-name="ce6" table:formula="of:=([.$B$11]/[.$C$5])*(SIN(((2*PI())/256)*([.E48]*[.$B$5])))" office:value-type="float" office:value="14.4638286899751" calcext:value-type="float">
            <text:p>14,4638286899751</text:p>
          </table:table-cell>
          <table:table-cell table:style-name="ce6" table:formula="of:=([.$B$11]/[.$C$6])*(SIN(((2*PI())/256)*([.E48]*[.$B$6])))" office:value-type="float" office:value="24.7363345076076" calcext:value-type="float">
            <text:p>24,7363345076076</text:p>
          </table:table-cell>
          <table:table-cell table:style-name="ce6" table:formula="of:=([.$B$11]/[.$C$7])*(SIN(((2*PI())/256)*([.E48]*[.$B$7])))" office:value-type="float" office:value="24.7363345076076" calcext:value-type="float">
            <text:p>24,7363345076076</text:p>
          </table:table-cell>
          <table:table-cell table:style-name="ce6" table:formula="of:=([.$B$11]/[.$C$8])*(SIN(((2*PI())/256)*([.E48]*[.$B$8])))" office:value-type="float" office:value="4.13252248285003" calcext:value-type="float">
            <text:p>4,13252248285003</text:p>
          </table:table-cell>
          <table:table-cell table:style-name="ce6" table:formula="of:=([.$B$11]/[.$C$9])*(SIN(((2*PI())/256)*([.E48]*[.$B$9])))" office:value-type="float" office:value="1.88558694730399" calcext:value-type="float">
            <text:p>1,88558694730399</text:p>
          </table:table-cell>
          <table:table-cell table:style-name="ce8" table:formula="of:=INT(SUM([.F48:.M48]))+[.$B$12]" office:value-type="float" office:value="44" calcext:value-type="float">
            <text:p>44</text:p>
          </table:table-cell>
          <table:table-cell table:number-columns-repeated="16"/>
          <table:table-cell table:style-name="ce9" table:formula="of:=COM.MICROSOFT.CONCAT(&quot;    &quot;; [.N48]; &quot;,        // &quot;;[.E48])" office:value-type="string" office:string-value="    44,        // 46" calcext:value-type="string">
            <text:p><text:s text:c="4"/>44, <text:s text:c="7"/>// 4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8]+1" office:value-type="float" office:value="47" calcext:value-type="float">
            <text:p>47</text:p>
          </table:table-cell>
          <table:table-cell table:style-name="ce6" table:formula="of:=([.$B$11]/[.$C$2])*(SIN(((2*PI())/256)*([.E49]*[.$B$2])))" office:value-type="float" office:value="-31.8459112535103" calcext:value-type="float">
            <text:p>-31,8459112535103</text:p>
          </table:table-cell>
          <table:table-cell table:style-name="ce6" table:formula="of:=([.$B$11]/[.$C$3])*(SIN(((2*PI())/256)*([.E49]*[.$B$3])))" office:value-type="float" office:value="14.4638286899751" calcext:value-type="float">
            <text:p>14,4638286899751</text:p>
          </table:table-cell>
          <table:table-cell table:style-name="ce6" table:formula="of:=([.$B$11]/[.$C$4])*(SIN(((2*PI())/256)*([.E49]*[.$B$4])))" office:value-type="float" office:value="7.31367804562825" calcext:value-type="float">
            <text:p>7,31367804562825</text:p>
          </table:table-cell>
          <table:table-cell table:style-name="ce6" table:formula="of:=([.$B$11]/[.$C$5])*(SIN(((2*PI())/256)*([.E49]*[.$B$5])))" office:value-type="float" office:value="14.6273560912565" calcext:value-type="float">
            <text:p>14,6273560912565</text:p>
          </table:table-cell>
          <table:table-cell table:style-name="ce6" table:formula="of:=([.$B$11]/[.$C$6])*(SIN(((2*PI())/256)*([.E49]*[.$B$6])))" office:value-type="float" office:value="23.7104360113587" calcext:value-type="float">
            <text:p>23,7104360113587</text:p>
          </table:table-cell>
          <table:table-cell table:style-name="ce6" table:formula="of:=([.$B$11]/[.$C$7])*(SIN(((2*PI())/256)*([.E49]*[.$B$7])))" office:value-type="float" office:value="23.7104360113587" calcext:value-type="float">
            <text:p>23,7104360113587</text:p>
          </table:table-cell>
          <table:table-cell table:style-name="ce6" table:formula="of:=([.$B$11]/[.$C$8])*(SIN(((2*PI())/256)*([.E49]*[.$B$8])))" office:value-type="float" office:value="4.17924459750185" calcext:value-type="float">
            <text:p>4,17924459750185</text:p>
          </table:table-cell>
          <table:table-cell table:style-name="ce6" table:formula="of:=([.$B$11]/[.$C$9])*(SIN(((2*PI())/256)*([.E49]*[.$B$9])))" office:value-type="float" office:value="2.38279721796973" calcext:value-type="float">
            <text:p>2,38279721796973</text:p>
          </table:table-cell>
          <table:table-cell table:style-name="ce8" table:formula="of:=INT(SUM([.F49:.M49]))+[.$B$12]" office:value-type="float" office:value="58" calcext:value-type="float">
            <text:p>58</text:p>
          </table:table-cell>
          <table:table-cell table:number-columns-repeated="16"/>
          <table:table-cell table:style-name="ce9" table:formula="of:=COM.MICROSOFT.CONCAT(&quot;    &quot;; [.N49]; &quot;,        // &quot;;[.E49])" office:value-type="string" office:string-value="    58,        // 47" calcext:value-type="string">
            <text:p><text:s text:c="4"/>58, <text:s text:c="7"/>// 4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49]+1" office:value-type="float" office:value="48" calcext:value-type="float">
            <text:p>48</text:p>
          </table:table-cell>
          <table:table-cell table:style-name="ce6" table:formula="of:=([.$B$11]/[.$C$2])*(SIN(((2*PI())/256)*([.E50]*[.$B$2])))" office:value-type="float" office:value="-32" calcext:value-type="float">
            <text:p>-32</text:p>
          </table:table-cell>
          <table:table-cell table:style-name="ce6" table:formula="of:=([.$B$11]/[.$C$3])*(SIN(((2*PI())/256)*([.E50]*[.$B$3])))" office:value-type="float" office:value="11.3137084989848" calcext:value-type="float">
            <text:p>11,3137084989848</text:p>
          </table:table-cell>
          <table:table-cell table:style-name="ce6" table:formula="of:=([.$B$11]/[.$C$4])*(SIN(((2*PI())/256)*([.E50]*[.$B$4])))" office:value-type="float" office:value="7.39103626009029" calcext:value-type="float">
            <text:p>7,39103626009029</text:p>
          </table:table-cell>
          <table:table-cell table:style-name="ce6" table:formula="of:=([.$B$11]/[.$C$5])*(SIN(((2*PI())/256)*([.E50]*[.$B$5])))" office:value-type="float" office:value="14.7820725201806" calcext:value-type="float">
            <text:p>14,7820725201806</text:p>
          </table:table-cell>
          <table:table-cell table:style-name="ce6" table:formula="of:=([.$B$11]/[.$C$6])*(SIN(((2*PI())/256)*([.E50]*[.$B$6])))" office:value-type="float" office:value="22.6274169979695" calcext:value-type="float">
            <text:p>22,6274169979695</text:p>
          </table:table-cell>
          <table:table-cell table:style-name="ce6" table:formula="of:=([.$B$11]/[.$C$7])*(SIN(((2*PI())/256)*([.E50]*[.$B$7])))" office:value-type="float" office:value="22.6274169979695" calcext:value-type="float">
            <text:p>22,6274169979695</text:p>
          </table:table-cell>
          <table:table-cell table:style-name="ce6" table:formula="of:=([.$B$11]/[.$C$8])*(SIN(((2*PI())/256)*([.E50]*[.$B$8])))" office:value-type="float" office:value="4.22344929148017" calcext:value-type="float">
            <text:p>4,22344929148017</text:p>
          </table:table-cell>
          <table:table-cell table:style-name="ce6" table:formula="of:=([.$B$11]/[.$C$9])*(SIN(((2*PI())/256)*([.E50]*[.$B$9])))" office:value-type="float" office:value="2.82842712474619" calcext:value-type="float">
            <text:p>2,82842712474619</text:p>
          </table:table-cell>
          <table:table-cell table:style-name="ce8" table:formula="of:=INT(SUM([.F50:.M50]))+[.$B$12]" office:value-type="float" office:value="53" calcext:value-type="float">
            <text:p>53</text:p>
          </table:table-cell>
          <table:table-cell table:number-columns-repeated="16"/>
          <table:table-cell table:style-name="ce9" table:formula="of:=COM.MICROSOFT.CONCAT(&quot;    &quot;; [.N50]; &quot;,        // &quot;;[.E50])" office:value-type="string" office:string-value="    53,        // 48" calcext:value-type="string">
            <text:p><text:s text:c="4"/>53, <text:s text:c="7"/>// 4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0]+1" office:value-type="float" office:value="49" calcext:value-type="float">
            <text:p>49</text:p>
          </table:table-cell>
          <table:table-cell table:style-name="ce6" table:formula="of:=([.$B$11]/[.$C$2])*(SIN(((2*PI())/256)*([.E51]*[.$B$2])))" office:value-type="float" office:value="-31.8459112535103" calcext:value-type="float">
            <text:p>-31,8459112535103</text:p>
          </table:table-cell>
          <table:table-cell table:style-name="ce6" table:formula="of:=([.$B$11]/[.$C$3])*(SIN(((2*PI())/256)*([.E51]*[.$B$3])))" office:value-type="float" office:value="-6.84088149488448" calcext:value-type="float">
            <text:p>-6,84088149488448</text:p>
          </table:table-cell>
          <table:table-cell table:style-name="ce6" table:formula="of:=([.$B$11]/[.$C$4])*(SIN(((2*PI())/256)*([.E51]*[.$B$4])))" office:value-type="float" office:value="7.46394239067791" calcext:value-type="float">
            <text:p>7,46394239067791</text:p>
          </table:table-cell>
          <table:table-cell table:style-name="ce6" table:formula="of:=([.$B$11]/[.$C$5])*(SIN(((2*PI())/256)*([.E51]*[.$B$5])))" office:value-type="float" office:value="14.9278847813558" calcext:value-type="float">
            <text:p>14,9278847813558</text:p>
          </table:table-cell>
          <table:table-cell table:style-name="ce6" table:formula="of:=([.$B$11]/[.$C$6])*(SIN(((2*PI())/256)*([.E51]*[.$B$6])))" office:value-type="float" office:value="21.4898865551046" calcext:value-type="float">
            <text:p>21,4898865551046</text:p>
          </table:table-cell>
          <table:table-cell table:style-name="ce6" table:formula="of:=([.$B$11]/[.$C$7])*(SIN(((2*PI())/256)*([.E51]*[.$B$7])))" office:value-type="float" office:value="21.4898865551046" calcext:value-type="float">
            <text:p>21,4898865551046</text:p>
          </table:table-cell>
          <table:table-cell table:style-name="ce6" table:formula="of:=([.$B$11]/[.$C$8])*(SIN(((2*PI())/256)*([.E51]*[.$B$8])))" office:value-type="float" office:value="4.26510993753023" calcext:value-type="float">
            <text:p>4,26510993753023</text:p>
          </table:table-cell>
          <table:table-cell table:style-name="ce6" table:formula="of:=([.$B$11]/[.$C$9])*(SIN(((2*PI())/256)*([.E51]*[.$B$9])))" office:value-type="float" office:value="3.21283012592258" calcext:value-type="float">
            <text:p>3,21283012592258</text:p>
          </table:table-cell>
          <table:table-cell table:style-name="ce8" table:formula="of:=INT(SUM([.F51:.M51]))+[.$B$12]" office:value-type="float" office:value="34" calcext:value-type="float">
            <text:p>34</text:p>
          </table:table-cell>
          <table:table-cell table:number-columns-repeated="16"/>
          <table:table-cell table:style-name="ce9" table:formula="of:=COM.MICROSOFT.CONCAT(&quot;    &quot;; [.N51]; &quot;,        // &quot;;[.E51])" office:value-type="string" office:string-value="    34,        // 49" calcext:value-type="string">
            <text:p><text:s text:c="4"/>34, <text:s text:c="7"/>// 4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1]+1" office:value-type="float" office:value="50" calcext:value-type="float">
            <text:p>50</text:p>
          </table:table-cell>
          <table:table-cell table:style-name="ce6" table:formula="of:=([.$B$11]/[.$C$2])*(SIN(((2*PI())/256)*([.E52]*[.$B$2])))" office:value-type="float" office:value="-31.3851289729034" calcext:value-type="float">
            <text:p>-31,3851289729034</text:p>
          </table:table-cell>
          <table:table-cell table:style-name="ce6" table:formula="of:=([.$B$11]/[.$C$3])*(SIN(((2*PI())/256)*([.E52]*[.$B$3])))" office:value-type="float" office:value="-15.9229556267552" calcext:value-type="float">
            <text:p>-15,9229556267552</text:p>
          </table:table-cell>
          <table:table-cell table:style-name="ce6" table:formula="of:=([.$B$11]/[.$C$4])*(SIN(((2*PI())/256)*([.E52]*[.$B$4])))" office:value-type="float" office:value="7.53235252146417" calcext:value-type="float">
            <text:p>7,53235252146417</text:p>
          </table:table-cell>
          <table:table-cell table:style-name="ce6" table:formula="of:=([.$B$11]/[.$C$5])*(SIN(((2*PI())/256)*([.E52]*[.$B$5])))" office:value-type="float" office:value="15.0647050429283" calcext:value-type="float">
            <text:p>15,0647050429283</text:p>
          </table:table-cell>
          <table:table-cell table:style-name="ce6" table:formula="of:=([.$B$11]/[.$C$6])*(SIN(((2*PI())/256)*([.E52]*[.$B$6])))" office:value-type="float" office:value="20.3005850932367" calcext:value-type="float">
            <text:p>20,3005850932367</text:p>
          </table:table-cell>
          <table:table-cell table:style-name="ce6" table:formula="of:=([.$B$11]/[.$C$7])*(SIN(((2*PI())/256)*([.E52]*[.$B$7])))" office:value-type="float" office:value="20.3005850932367" calcext:value-type="float">
            <text:p>20,3005850932367</text:p>
          </table:table-cell>
          <table:table-cell table:style-name="ce6" table:formula="of:=([.$B$11]/[.$C$8])*(SIN(((2*PI())/256)*([.E52]*[.$B$8])))" office:value-type="float" office:value="4.30420144083667" calcext:value-type="float">
            <text:p>4,30420144083667</text:p>
          </table:table-cell>
          <table:table-cell table:style-name="ce6" table:formula="of:=([.$B$11]/[.$C$9])*(SIN(((2*PI())/256)*([.E52]*[.$B$9])))" office:value-type="float" office:value="3.52768505739342" calcext:value-type="float">
            <text:p>3,52768505739342</text:p>
          </table:table-cell>
          <table:table-cell table:style-name="ce8" table:formula="of:=INT(SUM([.F52:.M52]))+[.$B$12]" office:value-type="float" office:value="23" calcext:value-type="float">
            <text:p>23</text:p>
          </table:table-cell>
          <table:table-cell table:number-columns-repeated="16"/>
          <table:table-cell table:style-name="ce9" table:formula="of:=COM.MICROSOFT.CONCAT(&quot;    &quot;; [.N52]; &quot;,        // &quot;;[.E52])" office:value-type="string" office:string-value="    23,        // 50" calcext:value-type="string">
            <text:p><text:s text:c="4"/>23, <text:s text:c="7"/>// 5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2]+1" office:value-type="float" office:value="51" calcext:value-type="float">
            <text:p>51</text:p>
          </table:table-cell>
          <table:table-cell table:style-name="ce6" table:formula="of:=([.$B$11]/[.$C$2])*(SIN(((2*PI())/256)*([.E53]*[.$B$2])))" office:value-type="float" office:value="-30.6220907434307" calcext:value-type="float">
            <text:p>-30,6220907434307</text:p>
          </table:table-cell>
          <table:table-cell table:style-name="ce6" table:formula="of:=([.$B$11]/[.$C$3])*(SIN(((2*PI())/256)*([.E53]*[.$B$3])))" office:value-type="float" office:value="-3.88768287845222" calcext:value-type="float">
            <text:p>-3,88768287845222</text:p>
          </table:table-cell>
          <table:table-cell table:style-name="ce6" table:formula="of:=([.$B$11]/[.$C$4])*(SIN(((2*PI())/256)*([.E53]*[.$B$4])))" office:value-type="float" office:value="7.59622544474429" calcext:value-type="float">
            <text:p>7,59622544474429</text:p>
          </table:table-cell>
          <table:table-cell table:style-name="ce6" table:formula="of:=([.$B$11]/[.$C$5])*(SIN(((2*PI())/256)*([.E53]*[.$B$5])))" office:value-type="float" office:value="15.1924508894886" calcext:value-type="float">
            <text:p>15,1924508894886</text:p>
          </table:table-cell>
          <table:table-cell table:style-name="ce6" table:formula="of:=([.$B$11]/[.$C$6])*(SIN(((2*PI())/256)*([.E53]*[.$B$6])))" office:value-type="float" office:value="19.0623777437579" calcext:value-type="float">
            <text:p>19,0623777437579</text:p>
          </table:table-cell>
          <table:table-cell table:style-name="ce6" table:formula="of:=([.$B$11]/[.$C$7])*(SIN(((2*PI())/256)*([.E53]*[.$B$7])))" office:value-type="float" office:value="19.0623777437579" calcext:value-type="float">
            <text:p>19,0623777437579</text:p>
          </table:table-cell>
          <table:table-cell table:style-name="ce6" table:formula="of:=([.$B$11]/[.$C$8])*(SIN(((2*PI())/256)*([.E53]*[.$B$8])))" office:value-type="float" office:value="4.3407002541396" calcext:value-type="float">
            <text:p>4,3407002541396</text:p>
          </table:table-cell>
          <table:table-cell table:style-name="ce6" table:formula="of:=([.$B$11]/[.$C$9])*(SIN(((2*PI())/256)*([.E53]*[.$B$9])))" office:value-type="float" office:value="3.76617626073208" calcext:value-type="float">
            <text:p>3,76617626073208</text:p>
          </table:table-cell>
          <table:table-cell table:style-name="ce8" table:formula="of:=INT(SUM([.F53:.M53]))+[.$B$12]" office:value-type="float" office:value="34" calcext:value-type="float">
            <text:p>34</text:p>
          </table:table-cell>
          <table:table-cell table:number-columns-repeated="16"/>
          <table:table-cell table:style-name="ce9" table:formula="of:=COM.MICROSOFT.CONCAT(&quot;    &quot;; [.N53]; &quot;,        // &quot;;[.E53])" office:value-type="string" office:string-value="    34,        // 51" calcext:value-type="string">
            <text:p><text:s text:c="4"/>34, <text:s text:c="7"/>// 5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3]+1" office:value-type="float" office:value="52" calcext:value-type="float">
            <text:p>52</text:p>
          </table:table-cell>
          <table:table-cell table:style-name="ce6" table:formula="of:=([.$B$11]/[.$C$2])*(SIN(((2*PI())/256)*([.E54]*[.$B$2])))" office:value-type="float" office:value="-29.5641450403612" calcext:value-type="float">
            <text:p>-29,5641450403612</text:p>
          </table:table-cell>
          <table:table-cell table:style-name="ce6" table:formula="of:=([.$B$11]/[.$C$3])*(SIN(((2*PI())/256)*([.E54]*[.$B$3])))" office:value-type="float" office:value="13.3035137968407" calcext:value-type="float">
            <text:p>13,3035137968407</text:p>
          </table:table-cell>
          <table:table-cell table:style-name="ce6" table:formula="of:=([.$B$11]/[.$C$4])*(SIN(((2*PI())/256)*([.E54]*[.$B$4])))" office:value-type="float" office:value="7.65552268585767" calcext:value-type="float">
            <text:p>7,65552268585767</text:p>
          </table:table-cell>
          <table:table-cell table:style-name="ce6" table:formula="of:=([.$B$11]/[.$C$5])*(SIN(((2*PI())/256)*([.E54]*[.$B$5])))" office:value-type="float" office:value="15.3110453717153" calcext:value-type="float">
            <text:p>15,3110453717153</text:p>
          </table:table-cell>
          <table:table-cell table:style-name="ce6" table:formula="of:=([.$B$11]/[.$C$6])*(SIN(((2*PI())/256)*([.E54]*[.$B$6])))" office:value-type="float" office:value="17.7782474566273" calcext:value-type="float">
            <text:p>17,7782474566273</text:p>
          </table:table-cell>
          <table:table-cell table:style-name="ce6" table:formula="of:=([.$B$11]/[.$C$7])*(SIN(((2*PI())/256)*([.E54]*[.$B$7])))" office:value-type="float" office:value="17.7782474566273" calcext:value-type="float">
            <text:p>17,7782474566273</text:p>
          </table:table-cell>
          <table:table-cell table:style-name="ce6" table:formula="of:=([.$B$11]/[.$C$8])*(SIN(((2*PI())/256)*([.E54]*[.$B$8])))" office:value-type="float" office:value="4.37458439191867" calcext:value-type="float">
            <text:p>4,37458439191867</text:p>
          </table:table-cell>
          <table:table-cell table:style-name="ce6" table:formula="of:=([.$B$11]/[.$C$9])*(SIN(((2*PI())/256)*([.E54]*[.$B$9])))" office:value-type="float" office:value="3.92314112161292" calcext:value-type="float">
            <text:p>3,92314112161292</text:p>
          </table:table-cell>
          <table:table-cell table:style-name="ce8" table:formula="of:=INT(SUM([.F54:.M54]))+[.$B$12]" office:value-type="float" office:value="50" calcext:value-type="float">
            <text:p>50</text:p>
          </table:table-cell>
          <table:table-cell table:number-columns-repeated="16"/>
          <table:table-cell table:style-name="ce9" table:formula="of:=COM.MICROSOFT.CONCAT(&quot;    &quot;; [.N54]; &quot;,        // &quot;;[.E54])" office:value-type="string" office:string-value="    50,        // 52" calcext:value-type="string">
            <text:p><text:s text:c="4"/>50, <text:s text:c="7"/>// 5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4]+1" office:value-type="float" office:value="53" calcext:value-type="float">
            <text:p>53</text:p>
          </table:table-cell>
          <table:table-cell table:style-name="ce6" table:formula="of:=([.$B$11]/[.$C$2])*(SIN(((2*PI())/256)*([.E55]*[.$B$2])))" office:value-type="float" office:value="-28.2214804591474" calcext:value-type="float">
            <text:p>-28,2214804591474</text:p>
          </table:table-cell>
          <table:table-cell table:style-name="ce6" table:formula="of:=([.$B$11]/[.$C$3])*(SIN(((2*PI())/256)*([.E55]*[.$B$3])))" office:value-type="float" office:value="12.8513205036903" calcext:value-type="float">
            <text:p>12,8513205036903</text:p>
          </table:table-cell>
          <table:table-cell table:style-name="ce6" table:formula="of:=([.$B$11]/[.$C$4])*(SIN(((2*PI())/256)*([.E55]*[.$B$4])))" office:value-type="float" office:value="7.71020852636352" calcext:value-type="float">
            <text:p>7,71020852636352</text:p>
          </table:table-cell>
          <table:table-cell table:style-name="ce6" table:formula="of:=([.$B$11]/[.$C$5])*(SIN(((2*PI())/256)*([.E55]*[.$B$5])))" office:value-type="float" office:value="15.420417052727" calcext:value-type="float">
            <text:p>15,420417052727</text:p>
          </table:table-cell>
          <table:table-cell table:style-name="ce6" table:formula="of:=([.$B$11]/[.$C$6])*(SIN(((2*PI())/256)*([.E55]*[.$B$6])))" office:value-type="float" office:value="16.4512878141831" calcext:value-type="float">
            <text:p>16,4512878141831</text:p>
          </table:table-cell>
          <table:table-cell table:style-name="ce6" table:formula="of:=([.$B$11]/[.$C$7])*(SIN(((2*PI())/256)*([.E55]*[.$B$7])))" office:value-type="float" office:value="16.4512878141831" calcext:value-type="float">
            <text:p>16,4512878141831</text:p>
          </table:table-cell>
          <table:table-cell table:style-name="ce6" table:formula="of:=([.$B$11]/[.$C$8])*(SIN(((2*PI())/256)*([.E55]*[.$B$8])))" office:value-type="float" office:value="4.4058334436363" calcext:value-type="float">
            <text:p>4,4058334436363</text:p>
          </table:table-cell>
          <table:table-cell table:style-name="ce6" table:formula="of:=([.$B$11]/[.$C$9])*(SIN(((2*PI())/256)*([.E55]*[.$B$9])))" office:value-type="float" office:value="3.99518182482069" calcext:value-type="float">
            <text:p>3,99518182482069</text:p>
          </table:table-cell>
          <table:table-cell table:style-name="ce8" table:formula="of:=INT(SUM([.F55:.M55]))+[.$B$12]" office:value-type="float" office:value="49" calcext:value-type="float">
            <text:p>49</text:p>
          </table:table-cell>
          <table:table-cell table:number-columns-repeated="16"/>
          <table:table-cell table:style-name="ce9" table:formula="of:=COM.MICROSOFT.CONCAT(&quot;    &quot;; [.N55]; &quot;,        // &quot;;[.E55])" office:value-type="string" office:string-value="    49,        // 53" calcext:value-type="string">
            <text:p><text:s text:c="4"/>49, <text:s text:c="7"/>// 5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5]+1" office:value-type="float" office:value="54" calcext:value-type="float">
            <text:p>54</text:p>
          </table:table-cell>
          <table:table-cell table:style-name="ce6" table:formula="of:=([.$B$11]/[.$C$2])*(SIN(((2*PI())/256)*([.E56]*[.$B$2])))" office:value-type="float" office:value="-26.6070275936815" calcext:value-type="float">
            <text:p>-26,6070275936815</text:p>
          </table:table-cell>
          <table:table-cell table:style-name="ce6" table:formula="of:=([.$B$11]/[.$C$3])*(SIN(((2*PI())/256)*([.E56]*[.$B$3])))" office:value-type="float" office:value="-4.64455483607145" calcext:value-type="float">
            <text:p>-4,64455483607145</text:p>
          </table:table-cell>
          <table:table-cell table:style-name="ce6" table:formula="of:=([.$B$11]/[.$C$4])*(SIN(((2*PI())/256)*([.E56]*[.$B$4])))" office:value-type="float" office:value="7.76025002555635" calcext:value-type="float">
            <text:p>7,76025002555635</text:p>
          </table:table-cell>
          <table:table-cell table:style-name="ce6" table:formula="of:=([.$B$11]/[.$C$5])*(SIN(((2*PI())/256)*([.E56]*[.$B$5])))" office:value-type="float" office:value="15.5205000511127" calcext:value-type="float">
            <text:p>15,5205000511127</text:p>
          </table:table-cell>
          <table:table-cell table:style-name="ce6" table:formula="of:=([.$B$11]/[.$C$6])*(SIN(((2*PI())/256)*([.E56]*[.$B$6])))" office:value-type="float" office:value="15.0846955784319" calcext:value-type="float">
            <text:p>15,0846955784319</text:p>
          </table:table-cell>
          <table:table-cell table:style-name="ce6" table:formula="of:=([.$B$11]/[.$C$7])*(SIN(((2*PI())/256)*([.E56]*[.$B$7])))" office:value-type="float" office:value="15.0846955784319" calcext:value-type="float">
            <text:p>15,0846955784319</text:p>
          </table:table-cell>
          <table:table-cell table:style-name="ce6" table:formula="of:=([.$B$11]/[.$C$8])*(SIN(((2*PI())/256)*([.E56]*[.$B$8])))" office:value-type="float" office:value="4.4344285860322" calcext:value-type="float">
            <text:p>4,4344285860322</text:p>
          </table:table-cell>
          <table:table-cell table:style-name="ce6" table:formula="of:=([.$B$11]/[.$C$9])*(SIN(((2*PI())/256)*([.E56]*[.$B$9])))" office:value-type="float" office:value="3.98073890668879" calcext:value-type="float">
            <text:p>3,98073890668879</text:p>
          </table:table-cell>
          <table:table-cell table:style-name="ce8" table:formula="of:=INT(SUM([.F56:.M56]))+[.$B$12]" office:value-type="float" office:value="30" calcext:value-type="float">
            <text:p>30</text:p>
          </table:table-cell>
          <table:table-cell table:number-columns-repeated="16"/>
          <table:table-cell table:style-name="ce9" table:formula="of:=COM.MICROSOFT.CONCAT(&quot;    &quot;; [.N56]; &quot;,        // &quot;;[.E56])" office:value-type="string" office:string-value="    30,        // 54" calcext:value-type="string">
            <text:p><text:s text:c="4"/>30, <text:s text:c="7"/>// 5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6]+1" office:value-type="float" office:value="55" calcext:value-type="float">
            <text:p>55</text:p>
          </table:table-cell>
          <table:table-cell table:style-name="ce6" table:formula="of:=([.$B$11]/[.$C$2])*(SIN(((2*PI())/256)*([.E57]*[.$B$2])))" office:value-type="float" office:value="-24.7363345076076" calcext:value-type="float">
            <text:p>-24,7363345076076</text:p>
          </table:table-cell>
          <table:table-cell table:style-name="ce6" table:formula="of:=([.$B$11]/[.$C$3])*(SIN(((2*PI())/256)*([.E57]*[.$B$3])))" office:value-type="float" office:value="-15.9807272992828" calcext:value-type="float">
            <text:p>-15,9807272992828</text:p>
          </table:table-cell>
          <table:table-cell table:style-name="ce6" table:formula="of:=([.$B$11]/[.$C$4])*(SIN(((2*PI())/256)*([.E57]*[.$B$4])))" office:value-type="float" office:value="7.80561704030823" calcext:value-type="float">
            <text:p>7,80561704030823</text:p>
          </table:table-cell>
          <table:table-cell table:style-name="ce6" table:formula="of:=([.$B$11]/[.$C$5])*(SIN(((2*PI())/256)*([.E57]*[.$B$5])))" office:value-type="float" office:value="15.6112340806165" calcext:value-type="float">
            <text:p>15,6112340806165</text:p>
          </table:table-cell>
          <table:table-cell table:style-name="ce6" table:formula="of:=([.$B$11]/[.$C$6])*(SIN(((2*PI())/256)*([.E57]*[.$B$6])))" office:value-type="float" office:value="13.681762989769" calcext:value-type="float">
            <text:p>13,681762989769</text:p>
          </table:table-cell>
          <table:table-cell table:style-name="ce6" table:formula="of:=([.$B$11]/[.$C$7])*(SIN(((2*PI())/256)*([.E57]*[.$B$7])))" office:value-type="float" office:value="13.681762989769" calcext:value-type="float">
            <text:p>13,681762989769</text:p>
          </table:table-cell>
          <table:table-cell table:style-name="ce6" table:formula="of:=([.$B$11]/[.$C$8])*(SIN(((2*PI())/256)*([.E57]*[.$B$8])))" office:value-type="float" office:value="4.46035259446184" calcext:value-type="float">
            <text:p>4,46035259446184</text:p>
          </table:table-cell>
          <table:table-cell table:style-name="ce6" table:formula="of:=([.$B$11]/[.$C$9])*(SIN(((2*PI())/256)*([.E57]*[.$B$9])))" office:value-type="float" office:value="3.88012501277818" calcext:value-type="float">
            <text:p>3,88012501277818</text:p>
          </table:table-cell>
          <table:table-cell table:style-name="ce8" table:formula="of:=INT(SUM([.F57:.M57]))+[.$B$12]" office:value-type="float" office:value="18" calcext:value-type="float">
            <text:p>18</text:p>
          </table:table-cell>
          <table:table-cell table:number-columns-repeated="16"/>
          <table:table-cell table:style-name="ce9" table:formula="of:=COM.MICROSOFT.CONCAT(&quot;    &quot;; [.N57]; &quot;,        // &quot;;[.E57])" office:value-type="string" office:string-value="    18,        // 55" calcext:value-type="string">
            <text:p><text:s text:c="4"/>18, <text:s text:c="7"/>// 5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7]+1" office:value-type="float" office:value="56" calcext:value-type="float">
            <text:p>56</text:p>
          </table:table-cell>
          <table:table-cell table:style-name="ce6" table:formula="of:=([.$B$11]/[.$C$2])*(SIN(((2*PI())/256)*([.E58]*[.$B$2])))" office:value-type="float" office:value="-22.6274169979695" calcext:value-type="float">
            <text:p>-22,6274169979695</text:p>
          </table:table-cell>
          <table:table-cell table:style-name="ce6" table:formula="of:=([.$B$11]/[.$C$3])*(SIN(((2*PI())/256)*([.E58]*[.$B$3])))" office:value-type="float" office:value="-6.12293491784156" calcext:value-type="float">
            <text:p>-6,12293491784156</text:p>
          </table:table-cell>
          <table:table-cell table:style-name="ce6" table:formula="of:=([.$B$11]/[.$C$4])*(SIN(((2*PI())/256)*([.E58]*[.$B$4])))" office:value-type="float" office:value="7.84628224322584" calcext:value-type="float">
            <text:p>7,84628224322584</text:p>
          </table:table-cell>
          <table:table-cell table:style-name="ce6" table:formula="of:=([.$B$11]/[.$C$5])*(SIN(((2*PI())/256)*([.E58]*[.$B$5])))" office:value-type="float" office:value="15.6925644864517" calcext:value-type="float">
            <text:p>15,6925644864517</text:p>
          </table:table-cell>
          <table:table-cell table:style-name="ce6" table:formula="of:=([.$B$11]/[.$C$6])*(SIN(((2*PI())/256)*([.E58]*[.$B$6])))" office:value-type="float" office:value="12.2458698356829" calcext:value-type="float">
            <text:p>12,2458698356829</text:p>
          </table:table-cell>
          <table:table-cell table:style-name="ce6" table:formula="of:=([.$B$11]/[.$C$7])*(SIN(((2*PI())/256)*([.E58]*[.$B$7])))" office:value-type="float" office:value="12.2458698356829" calcext:value-type="float">
            <text:p>12,2458698356829</text:p>
          </table:table-cell>
          <table:table-cell table:style-name="ce6" table:formula="of:=([.$B$11]/[.$C$8])*(SIN(((2*PI())/256)*([.E58]*[.$B$8])))" office:value-type="float" office:value="4.48358985327191" calcext:value-type="float">
            <text:p>4,48358985327191</text:p>
          </table:table-cell>
          <table:table-cell table:style-name="ce6" table:formula="of:=([.$B$11]/[.$C$9])*(SIN(((2*PI())/256)*([.E58]*[.$B$9])))" office:value-type="float" office:value="3.69551813004515" calcext:value-type="float">
            <text:p>3,69551813004515</text:p>
          </table:table-cell>
          <table:table-cell table:style-name="ce8" table:formula="of:=INT(SUM([.F58:.M58]))+[.$B$12]" office:value-type="float" office:value="27" calcext:value-type="float">
            <text:p>27</text:p>
          </table:table-cell>
          <table:table-cell table:number-columns-repeated="16"/>
          <table:table-cell table:style-name="ce9" table:formula="of:=COM.MICROSOFT.CONCAT(&quot;    &quot;; [.N58]; &quot;,        // &quot;;[.E58])" office:value-type="string" office:string-value="    27,        // 56" calcext:value-type="string">
            <text:p><text:s text:c="4"/>27, <text:s text:c="7"/>// 5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8]+1" office:value-type="float" office:value="57" calcext:value-type="float">
            <text:p>57</text:p>
          </table:table-cell>
          <table:table-cell table:style-name="ce6" table:formula="of:=([.$B$11]/[.$C$2])*(SIN(((2*PI())/256)*([.E59]*[.$B$2])))" office:value-type="float" office:value="-20.3005850932367" calcext:value-type="float">
            <text:p>-20,3005850932367</text:p>
          </table:table-cell>
          <table:table-cell table:style-name="ce6" table:formula="of:=([.$B$11]/[.$C$3])*(SIN(((2*PI())/256)*([.E59]*[.$B$3])))" office:value-type="float" office:value="11.8552180056793" calcext:value-type="float">
            <text:p>11,8552180056793</text:p>
          </table:table-cell>
          <table:table-cell table:style-name="ce6" table:formula="of:=([.$B$11]/[.$C$4])*(SIN(((2*PI())/256)*([.E59]*[.$B$4])))" office:value-type="float" office:value="7.88222113911153" calcext:value-type="float">
            <text:p>7,88222113911153</text:p>
          </table:table-cell>
          <table:table-cell table:style-name="ce6" table:formula="of:=([.$B$11]/[.$C$5])*(SIN(((2*PI())/256)*([.E59]*[.$B$5])))" office:value-type="float" office:value="15.7644422782231" calcext:value-type="float">
            <text:p>15,7644422782231</text:p>
          </table:table-cell>
          <table:table-cell table:style-name="ce6" table:formula="of:=([.$B$11]/[.$C$6])*(SIN(((2*PI())/256)*([.E59]*[.$B$6])))" office:value-type="float" office:value="10.7804753085511" calcext:value-type="float">
            <text:p>10,7804753085511</text:p>
          </table:table-cell>
          <table:table-cell table:style-name="ce6" table:formula="of:=([.$B$11]/[.$C$7])*(SIN(((2*PI())/256)*([.E59]*[.$B$7])))" office:value-type="float" office:value="10.7804753085511" calcext:value-type="float">
            <text:p>10,7804753085511</text:p>
          </table:table-cell>
          <table:table-cell table:style-name="ce6" table:formula="of:=([.$B$11]/[.$C$8])*(SIN(((2*PI())/256)*([.E59]*[.$B$8])))" office:value-type="float" office:value="4.50412636520659" calcext:value-type="float">
            <text:p>4,50412636520659</text:p>
          </table:table-cell>
          <table:table-cell table:style-name="ce6" table:formula="of:=([.$B$11]/[.$C$9])*(SIN(((2*PI())/256)*([.E59]*[.$B$9])))" office:value-type="float" office:value="3.43091444000109" calcext:value-type="float">
            <text:p>3,43091444000109</text:p>
          </table:table-cell>
          <table:table-cell table:style-name="ce8" table:formula="of:=INT(SUM([.F59:.M59]))+[.$B$12]" office:value-type="float" office:value="44" calcext:value-type="float">
            <text:p>44</text:p>
          </table:table-cell>
          <table:table-cell table:number-columns-repeated="16"/>
          <table:table-cell table:style-name="ce9" table:formula="of:=COM.MICROSOFT.CONCAT(&quot;    &quot;; [.N59]; &quot;,        // &quot;;[.E59])" office:value-type="string" office:string-value="    44,        // 57" calcext:value-type="string">
            <text:p><text:s text:c="4"/>44, <text:s text:c="7"/>// 5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59]+1" office:value-type="float" office:value="58" calcext:value-type="float">
            <text:p>58</text:p>
          </table:table-cell>
          <table:table-cell table:style-name="ce6" table:formula="of:=([.$B$11]/[.$C$2])*(SIN(((2*PI())/256)*([.E60]*[.$B$2])))" office:value-type="float" office:value="-17.7782474566273" calcext:value-type="float">
            <text:p>-17,7782474566273</text:p>
          </table:table-cell>
          <table:table-cell table:style-name="ce6" table:formula="of:=([.$B$11]/[.$C$3])*(SIN(((2*PI())/256)*([.E60]*[.$B$3])))" office:value-type="float" office:value="14.1107402295737" calcext:value-type="float">
            <text:p>14,1107402295737</text:p>
          </table:table-cell>
          <table:table-cell table:style-name="ce6" table:formula="of:=([.$B$11]/[.$C$4])*(SIN(((2*PI())/256)*([.E60]*[.$B$4])))" office:value-type="float" office:value="7.91341207971825" calcext:value-type="float">
            <text:p>7,91341207971825</text:p>
          </table:table-cell>
          <table:table-cell table:style-name="ce6" table:formula="of:=([.$B$11]/[.$C$5])*(SIN(((2*PI())/256)*([.E60]*[.$B$5])))" office:value-type="float" office:value="15.8268241594365" calcext:value-type="float">
            <text:p>15,8268241594365</text:p>
          </table:table-cell>
          <table:table-cell table:style-name="ce6" table:formula="of:=([.$B$11]/[.$C$6])*(SIN(((2*PI())/256)*([.E60]*[.$B$6])))" office:value-type="float" office:value="9.2891096721428" calcext:value-type="float">
            <text:p>9,2891096721428</text:p>
          </table:table-cell>
          <table:table-cell table:style-name="ce6" table:formula="of:=([.$B$11]/[.$C$7])*(SIN(((2*PI())/256)*([.E60]*[.$B$7])))" office:value-type="float" office:value="9.2891096721428" calcext:value-type="float">
            <text:p>9,2891096721428</text:p>
          </table:table-cell>
          <table:table-cell table:style-name="ce6" table:formula="of:=([.$B$11]/[.$C$8])*(SIN(((2*PI())/256)*([.E60]*[.$B$8])))" office:value-type="float" office:value="4.521949759839" calcext:value-type="float">
            <text:p>4,521949759839</text:p>
          </table:table-cell>
          <table:table-cell table:style-name="ce6" table:formula="of:=([.$B$11]/[.$C$9])*(SIN(((2*PI())/256)*([.E60]*[.$B$9])))" office:value-type="float" office:value="3.09204181345095" calcext:value-type="float">
            <text:p>3,09204181345095</text:p>
          </table:table-cell>
          <table:table-cell table:style-name="ce8" table:formula="of:=INT(SUM([.F60:.M60]))+[.$B$12]" office:value-type="float" office:value="46" calcext:value-type="float">
            <text:p>46</text:p>
          </table:table-cell>
          <table:table-cell table:number-columns-repeated="16"/>
          <table:table-cell table:style-name="ce9" table:formula="of:=COM.MICROSOFT.CONCAT(&quot;    &quot;; [.N60]; &quot;,        // &quot;;[.E60])" office:value-type="string" office:string-value="    46,        // 58" calcext:value-type="string">
            <text:p><text:s text:c="4"/>46, <text:s text:c="7"/>// 5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0]+1" office:value-type="float" office:value="59" calcext:value-type="float">
            <text:p>59</text:p>
          </table:table-cell>
          <table:table-cell table:style-name="ce6" table:formula="of:=([.$B$11]/[.$C$2])*(SIN(((2*PI())/256)*([.E61]*[.$B$2])))" office:value-type="float" office:value="-15.0846955784319" calcext:value-type="float">
            <text:p>-15,0846955784319</text:p>
          </table:table-cell>
          <table:table-cell table:style-name="ce6" table:formula="of:=([.$B$11]/[.$C$3])*(SIN(((2*PI())/256)*([.E61]*[.$B$3])))" office:value-type="float" office:value="-2.34768759128571" calcext:value-type="float">
            <text:p>-2,34768759128571</text:p>
          </table:table-cell>
          <table:table-cell table:style-name="ce6" table:formula="of:=([.$B$11]/[.$C$4])*(SIN(((2*PI())/256)*([.E61]*[.$B$4])))" office:value-type="float" office:value="7.93983627678968" calcext:value-type="float">
            <text:p>7,93983627678968</text:p>
          </table:table-cell>
          <table:table-cell table:style-name="ce6" table:formula="of:=([.$B$11]/[.$C$5])*(SIN(((2*PI())/256)*([.E61]*[.$B$5])))" office:value-type="float" office:value="15.8796725535794" calcext:value-type="float">
            <text:p>15,8796725535794</text:p>
          </table:table-cell>
          <table:table-cell table:style-name="ce6" table:formula="of:=([.$B$11]/[.$C$6])*(SIN(((2*PI())/256)*([.E61]*[.$B$6])))" office:value-type="float" office:value="7.77536575690445" calcext:value-type="float">
            <text:p>7,77536575690445</text:p>
          </table:table-cell>
          <table:table-cell table:style-name="ce6" table:formula="of:=([.$B$11]/[.$C$7])*(SIN(((2*PI())/256)*([.E61]*[.$B$7])))" office:value-type="float" office:value="7.77536575690445" calcext:value-type="float">
            <text:p>7,77536575690445</text:p>
          </table:table-cell>
          <table:table-cell table:style-name="ce6" table:formula="of:=([.$B$11]/[.$C$8])*(SIN(((2*PI())/256)*([.E61]*[.$B$8])))" office:value-type="float" office:value="4.53704930102267" calcext:value-type="float">
            <text:p>4,53704930102267</text:p>
          </table:table-cell>
          <table:table-cell table:style-name="ce6" table:formula="of:=([.$B$11]/[.$C$9])*(SIN(((2*PI())/256)*([.E61]*[.$B$9])))" office:value-type="float" office:value="2.68623581938807" calcext:value-type="float">
            <text:p>2,68623581938807</text:p>
          </table:table-cell>
          <table:table-cell table:style-name="ce8" table:formula="of:=INT(SUM([.F61:.M61]))+[.$B$12]" office:value-type="float" office:value="29" calcext:value-type="float">
            <text:p>29</text:p>
          </table:table-cell>
          <table:table-cell table:number-columns-repeated="16"/>
          <table:table-cell table:style-name="ce9" table:formula="of:=COM.MICROSOFT.CONCAT(&quot;    &quot;; [.N61]; &quot;,        // &quot;;[.E61])" office:value-type="string" office:string-value="    29,        // 59" calcext:value-type="string">
            <text:p><text:s text:c="4"/>29, <text:s text:c="7"/>// 5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1]+1" office:value-type="float" office:value="60" calcext:value-type="float">
            <text:p>60</text:p>
          </table:table-cell>
          <table:table-cell table:style-name="ce6" table:formula="of:=([.$B$11]/[.$C$2])*(SIN(((2*PI())/256)*([.E62]*[.$B$2])))" office:value-type="float" office:value="-12.2458698356829" calcext:value-type="float">
            <text:p>-12,2458698356829</text:p>
          </table:table-cell>
          <table:table-cell table:style-name="ce6" table:formula="of:=([.$B$11]/[.$C$3])*(SIN(((2*PI())/256)*([.E62]*[.$B$3])))" office:value-type="float" office:value="-15.6925644864517" calcext:value-type="float">
            <text:p>-15,6925644864517</text:p>
          </table:table-cell>
          <table:table-cell table:style-name="ce6" table:formula="of:=([.$B$11]/[.$C$4])*(SIN(((2*PI())/256)*([.E62]*[.$B$4])))" office:value-type="float" office:value="7.96147781337757" calcext:value-type="float">
            <text:p>7,96147781337757</text:p>
          </table:table-cell>
          <table:table-cell table:style-name="ce6" table:formula="of:=([.$B$11]/[.$C$5])*(SIN(((2*PI())/256)*([.E62]*[.$B$5])))" office:value-type="float" office:value="15.9229556267551" calcext:value-type="float">
            <text:p>15,9229556267551</text:p>
          </table:table-cell>
          <table:table-cell table:style-name="ce6" table:formula="of:=([.$B$11]/[.$C$6])*(SIN(((2*PI())/256)*([.E62]*[.$B$6])))" office:value-type="float" office:value="6.24289030451612" calcext:value-type="float">
            <text:p>6,24289030451612</text:p>
          </table:table-cell>
          <table:table-cell table:style-name="ce6" table:formula="of:=([.$B$11]/[.$C$7])*(SIN(((2*PI())/256)*([.E62]*[.$B$7])))" office:value-type="float" office:value="6.24289030451612" calcext:value-type="float">
            <text:p>6,24289030451612</text:p>
          </table:table-cell>
          <table:table-cell table:style-name="ce6" table:formula="of:=([.$B$11]/[.$C$8])*(SIN(((2*PI())/256)*([.E62]*[.$B$8])))" office:value-type="float" office:value="4.54941589335861" calcext:value-type="float">
            <text:p>4,54941589335861</text:p>
          </table:table-cell>
          <table:table-cell table:style-name="ce6" table:formula="of:=([.$B$11]/[.$C$9])*(SIN(((2*PI())/256)*([.E62]*[.$B$9])))" office:value-type="float" office:value="2.22228093207841" calcext:value-type="float">
            <text:p>2,22228093207841</text:p>
          </table:table-cell>
          <table:table-cell table:style-name="ce8" table:formula="of:=INT(SUM([.F62:.M62]))+[.$B$12]" office:value-type="float" office:value="15" calcext:value-type="float">
            <text:p>15</text:p>
          </table:table-cell>
          <table:table-cell table:number-columns-repeated="16"/>
          <table:table-cell table:style-name="ce9" table:formula="of:=COM.MICROSOFT.CONCAT(&quot;    &quot;; [.N62]; &quot;,        // &quot;;[.E62])" office:value-type="string" office:string-value="    15,        // 60" calcext:value-type="string">
            <text:p><text:s text:c="4"/>15, <text:s text:c="7"/>// 6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2]+1" office:value-type="float" office:value="61" calcext:value-type="float">
            <text:p>61</text:p>
          </table:table-cell>
          <table:table-cell table:style-name="ce6" table:formula="of:=([.$B$11]/[.$C$2])*(SIN(((2*PI())/256)*([.E63]*[.$B$2])))" office:value-type="float" office:value="-9.2891096721428" calcext:value-type="float">
            <text:p>-9,2891096721428</text:p>
          </table:table-cell>
          <table:table-cell table:style-name="ce6" table:formula="of:=([.$B$11]/[.$C$3])*(SIN(((2*PI())/256)*([.E63]*[.$B$3])))" office:value-type="float" office:value="-8.22564390709159" calcext:value-type="float">
            <text:p>-8,22564390709159</text:p>
          </table:table-cell>
          <table:table-cell table:style-name="ce6" table:formula="of:=([.$B$11]/[.$C$4])*(SIN(((2*PI())/256)*([.E63]*[.$B$4])))" office:value-type="float" office:value="7.97832365342952" calcext:value-type="float">
            <text:p>7,97832365342952</text:p>
          </table:table-cell>
          <table:table-cell table:style-name="ce6" table:formula="of:=([.$B$11]/[.$C$5])*(SIN(((2*PI())/256)*([.E63]*[.$B$5])))" office:value-type="float" office:value="15.956647306859" calcext:value-type="float">
            <text:p>15,956647306859</text:p>
          </table:table-cell>
          <table:table-cell table:style-name="ce6" table:formula="of:=([.$B$11]/[.$C$6])*(SIN(((2*PI())/256)*([.E63]*[.$B$6])))" office:value-type="float" office:value="4.69537518257158" calcext:value-type="float">
            <text:p>4,69537518257158</text:p>
          </table:table-cell>
          <table:table-cell table:style-name="ce6" table:formula="of:=([.$B$11]/[.$C$7])*(SIN(((2*PI())/256)*([.E63]*[.$B$7])))" office:value-type="float" office:value="4.69537518257158" calcext:value-type="float">
            <text:p>4,69537518257158</text:p>
          </table:table-cell>
          <table:table-cell table:style-name="ce6" table:formula="of:=([.$B$11]/[.$C$8])*(SIN(((2*PI())/256)*([.E63]*[.$B$8])))" office:value-type="float" office:value="4.55904208767401" calcext:value-type="float">
            <text:p>4,55904208767401</text:p>
          </table:table-cell>
          <table:table-cell table:style-name="ce6" table:formula="of:=([.$B$11]/[.$C$9])*(SIN(((2*PI())/256)*([.E63]*[.$B$9])))" office:value-type="float" office:value="1.71022037372113" calcext:value-type="float">
            <text:p>1,71022037372113</text:p>
          </table:table-cell>
          <table:table-cell table:style-name="ce8" table:formula="of:=INT(SUM([.F63:.M63]))+[.$B$12]" office:value-type="float" office:value="22" calcext:value-type="float">
            <text:p>22</text:p>
          </table:table-cell>
          <table:table-cell table:number-columns-repeated="16"/>
          <table:table-cell table:style-name="ce9" table:formula="of:=COM.MICROSOFT.CONCAT(&quot;    &quot;; [.N63]; &quot;,        // &quot;;[.E63])" office:value-type="string" office:string-value="    22,        // 61" calcext:value-type="string">
            <text:p><text:s text:c="4"/>22, <text:s text:c="7"/>// 6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3]+1" office:value-type="float" office:value="62" calcext:value-type="float">
            <text:p>62</text:p>
          </table:table-cell>
          <table:table-cell table:style-name="ce6" table:formula="of:=([.$B$11]/[.$C$2])*(SIN(((2*PI())/256)*([.E64]*[.$B$2])))" office:value-type="float" office:value="-6.24289030451612" calcext:value-type="float">
            <text:p>-6,24289030451612</text:p>
          </table:table-cell>
          <table:table-cell table:style-name="ce6" table:formula="of:=([.$B$11]/[.$C$3])*(SIN(((2*PI())/256)*([.E64]*[.$B$3])))" office:value-type="float" office:value="10.1502925466183" calcext:value-type="float">
            <text:p>10,1502925466183</text:p>
          </table:table-cell>
          <table:table-cell table:style-name="ce6" table:formula="of:=([.$B$11]/[.$C$4])*(SIN(((2*PI())/256)*([.E64]*[.$B$4])))" office:value-type="float" office:value="7.99036364964138" calcext:value-type="float">
            <text:p>7,99036364964138</text:p>
          </table:table-cell>
          <table:table-cell table:style-name="ce6" table:formula="of:=([.$B$11]/[.$C$5])*(SIN(((2*PI())/256)*([.E64]*[.$B$5])))" office:value-type="float" office:value="15.9807272992828" calcext:value-type="float">
            <text:p>15,9807272992828</text:p>
          </table:table-cell>
          <table:table-cell table:style-name="ce6" table:formula="of:=([.$B$11]/[.$C$6])*(SIN(((2*PI())/256)*([.E64]*[.$B$6])))" office:value-type="float" office:value="3.13654849054595" calcext:value-type="float">
            <text:p>3,13654849054595</text:p>
          </table:table-cell>
          <table:table-cell table:style-name="ce6" table:formula="of:=([.$B$11]/[.$C$7])*(SIN(((2*PI())/256)*([.E64]*[.$B$7])))" office:value-type="float" office:value="3.13654849054595" calcext:value-type="float">
            <text:p>3,13654849054595</text:p>
          </table:table-cell>
          <table:table-cell table:style-name="ce6" table:formula="of:=([.$B$11]/[.$C$8])*(SIN(((2*PI())/256)*([.E64]*[.$B$8])))" office:value-type="float" office:value="4.56592208550936" calcext:value-type="float">
            <text:p>4,56592208550936</text:p>
          </table:table-cell>
          <table:table-cell table:style-name="ce6" table:formula="of:=([.$B$11]/[.$C$9])*(SIN(((2*PI())/256)*([.E64]*[.$B$9])))" office:value-type="float" office:value="1.16113870901785" calcext:value-type="float">
            <text:p>1,16113870901785</text:p>
          </table:table-cell>
          <table:table-cell table:style-name="ce8" table:formula="of:=INT(SUM([.F64:.M64]))+[.$B$12]" office:value-type="float" office:value="39" calcext:value-type="float">
            <text:p>39</text:p>
          </table:table-cell>
          <table:table-cell table:number-columns-repeated="16"/>
          <table:table-cell table:style-name="ce9" table:formula="of:=COM.MICROSOFT.CONCAT(&quot;    &quot;; [.N64]; &quot;,        // &quot;;[.E64])" office:value-type="string" office:string-value="    39,        // 62" calcext:value-type="string">
            <text:p><text:s text:c="4"/>39, <text:s text:c="7"/>// 6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4]+1" office:value-type="float" office:value="63" calcext:value-type="float">
            <text:p>63</text:p>
          </table:table-cell>
          <table:table-cell table:style-name="ce6" table:formula="of:=([.$B$11]/[.$C$2])*(SIN(((2*PI())/256)*([.E65]*[.$B$2])))" office:value-type="float" office:value="-3.13654849054594" calcext:value-type="float">
            <text:p>-3,13654849054594</text:p>
          </table:table-cell>
          <table:table-cell table:style-name="ce6" table:formula="of:=([.$B$11]/[.$C$3])*(SIN(((2*PI())/256)*([.E65]*[.$B$3])))" office:value-type="float" office:value="15.0647050429283" calcext:value-type="float">
            <text:p>15,0647050429283</text:p>
          </table:table-cell>
          <table:table-cell table:style-name="ce6" table:formula="of:=([.$B$11]/[.$C$4])*(SIN(((2*PI())/256)*([.E65]*[.$B$4])))" office:value-type="float" office:value="7.99759054956963" calcext:value-type="float">
            <text:p>7,99759054956963</text:p>
          </table:table-cell>
          <table:table-cell table:style-name="ce6" table:formula="of:=([.$B$11]/[.$C$5])*(SIN(((2*PI())/256)*([.E65]*[.$B$5])))" office:value-type="float" office:value="15.9951810991393" calcext:value-type="float">
            <text:p>15,9951810991393</text:p>
          </table:table-cell>
          <table:table-cell table:style-name="ce6" table:formula="of:=([.$B$11]/[.$C$6])*(SIN(((2*PI())/256)*([.E65]*[.$B$6])))" office:value-type="float" office:value="1.57016557847738" calcext:value-type="float">
            <text:p>1,57016557847738</text:p>
          </table:table-cell>
          <table:table-cell table:style-name="ce6" table:formula="of:=([.$B$11]/[.$C$7])*(SIN(((2*PI())/256)*([.E65]*[.$B$7])))" office:value-type="float" office:value="1.57016557847738" calcext:value-type="float">
            <text:p>1,57016557847738</text:p>
          </table:table-cell>
          <table:table-cell table:style-name="ce6" table:formula="of:=([.$B$11]/[.$C$8])*(SIN(((2*PI())/256)*([.E65]*[.$B$8])))" office:value-type="float" office:value="4.57005174261122" calcext:value-type="float">
            <text:p>4,57005174261122</text:p>
          </table:table-cell>
          <table:table-cell table:style-name="ce6" table:formula="of:=([.$B$11]/[.$C$9])*(SIN(((2*PI())/256)*([.E65]*[.$B$9])))" office:value-type="float" office:value="0.586921897821446" calcext:value-type="float">
            <text:p>0,586921897821446</text:p>
          </table:table-cell>
          <table:table-cell table:style-name="ce8" table:formula="of:=INT(SUM([.F65:.M65]))+[.$B$12]" office:value-type="float" office:value="44" calcext:value-type="float">
            <text:p>44</text:p>
          </table:table-cell>
          <table:table-cell table:number-columns-repeated="16"/>
          <table:table-cell table:style-name="ce9" table:formula="of:=COM.MICROSOFT.CONCAT(&quot;    &quot;; [.N65]; &quot;,        // &quot;;[.E65])" office:value-type="string" office:string-value="    44,        // 63" calcext:value-type="string">
            <text:p><text:s text:c="4"/>44, <text:s text:c="7"/>// 6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5]+1" office:value-type="float" office:value="64" calcext:value-type="float">
            <text:p>64</text:p>
          </table:table-cell>
          <table:table-cell table:style-name="ce6" table:formula="of:=([.$B$11]/[.$C$2])*(SIN(((2*PI())/256)*([.E66]*[.$B$2])))" office:value-type="float" office:value="-7.83773951454306E-015" calcext:value-type="float">
            <text:p>-7,83773951454306E-15</text:p>
          </table:table-cell>
          <table:table-cell table:style-name="ce6" table:formula="of:=([.$B$11]/[.$C$3])*(SIN(((2*PI())/256)*([.E66]*[.$B$3])))" office:value-type="float" office:value="-7.85754689491389E-015" calcext:value-type="float">
            <text:p>-7,85754689491389E-15</text:p>
          </table:table-cell>
          <table:table-cell table:style-name="ce6" table:formula="of:=([.$B$11]/[.$C$4])*(SIN(((2*PI())/256)*([.E66]*[.$B$4])))" office:value-type="float" office:value="8" calcext:value-type="float">
            <text:p>8</text:p>
          </table:table-cell>
          <table:table-cell table:style-name="ce6" table:formula="of:=([.$B$11]/[.$C$5])*(SIN(((2*PI())/256)*([.E66]*[.$B$5])))" office:value-type="float" office:value="16" calcext:value-type="float">
            <text:p>16</text:p>
          </table:table-cell>
          <table:table-cell table:style-name="ce6" table:formula="of:=([.$B$11]/[.$C$6])*(SIN(((2*PI())/256)*([.E66]*[.$B$6])))" office:value-type="float" office:value="3.91886975727153E-015" calcext:value-type="float">
            <text:p>3,91886975727153E-15</text:p>
          </table:table-cell>
          <table:table-cell table:style-name="ce6" table:formula="of:=([.$B$11]/[.$C$7])*(SIN(((2*PI())/256)*([.E66]*[.$B$7])))" office:value-type="float" office:value="3.91886975727153E-015" calcext:value-type="float">
            <text:p>3,91886975727153E-15</text:p>
          </table:table-cell>
          <table:table-cell table:style-name="ce6" table:formula="of:=([.$B$11]/[.$C$8])*(SIN(((2*PI())/256)*([.E66]*[.$B$8])))" office:value-type="float" office:value="4.57142857142857" calcext:value-type="float">
            <text:p>4,57142857142857</text:p>
          </table:table-cell>
          <table:table-cell table:style-name="ce6" table:formula="of:=([.$B$11]/[.$C$9])*(SIN(((2*PI())/256)*([.E66]*[.$B$9])))" office:value-type="float" office:value="1.46957615897682E-015" calcext:value-type="float">
            <text:p>1,46957615897682E-15</text:p>
          </table:table-cell>
          <table:table-cell table:style-name="ce8" table:formula="of:=INT(SUM([.F66:.M66]))+[.$B$12]" office:value-type="float" office:value="28" calcext:value-type="float">
            <text:p>28</text:p>
          </table:table-cell>
          <table:table-cell table:number-columns-repeated="16"/>
          <table:table-cell table:style-name="ce9" table:formula="of:=COM.MICROSOFT.CONCAT(&quot;    &quot;; [.N66]; &quot;,        // &quot;;[.E66])" office:value-type="string" office:string-value="    28,        // 64" calcext:value-type="string">
            <text:p><text:s text:c="4"/>28, <text:s text:c="7"/>// 6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6]+1" office:value-type="float" office:value="65" calcext:value-type="float">
            <text:p>65</text:p>
          </table:table-cell>
          <table:table-cell table:style-name="ce6" table:formula="of:=([.$B$11]/[.$C$2])*(SIN(((2*PI())/256)*([.E67]*[.$B$2])))" office:value-type="float" office:value="3.13654849054592" calcext:value-type="float">
            <text:p>3,13654849054592</text:p>
          </table:table-cell>
          <table:table-cell table:style-name="ce6" table:formula="of:=([.$B$11]/[.$C$3])*(SIN(((2*PI())/256)*([.E67]*[.$B$3])))" office:value-type="float" office:value="-15.0647050429283" calcext:value-type="float">
            <text:p>-15,0647050429283</text:p>
          </table:table-cell>
          <table:table-cell table:style-name="ce6" table:formula="of:=([.$B$11]/[.$C$4])*(SIN(((2*PI())/256)*([.E67]*[.$B$4])))" office:value-type="float" office:value="7.99759054956963" calcext:value-type="float">
            <text:p>7,99759054956963</text:p>
          </table:table-cell>
          <table:table-cell table:style-name="ce6" table:formula="of:=([.$B$11]/[.$C$5])*(SIN(((2*PI())/256)*([.E67]*[.$B$5])))" office:value-type="float" office:value="15.9951810991393" calcext:value-type="float">
            <text:p>15,9951810991393</text:p>
          </table:table-cell>
          <table:table-cell table:style-name="ce6" table:formula="of:=([.$B$11]/[.$C$6])*(SIN(((2*PI())/256)*([.E67]*[.$B$6])))" office:value-type="float" office:value="-1.57016557847737" calcext:value-type="float">
            <text:p>-1,57016557847737</text:p>
          </table:table-cell>
          <table:table-cell table:style-name="ce6" table:formula="of:=([.$B$11]/[.$C$7])*(SIN(((2*PI())/256)*([.E67]*[.$B$7])))" office:value-type="float" office:value="-1.57016557847737" calcext:value-type="float">
            <text:p>-1,57016557847737</text:p>
          </table:table-cell>
          <table:table-cell table:style-name="ce6" table:formula="of:=([.$B$11]/[.$C$8])*(SIN(((2*PI())/256)*([.E67]*[.$B$8])))" office:value-type="float" office:value="4.57005174261122" calcext:value-type="float">
            <text:p>4,57005174261122</text:p>
          </table:table-cell>
          <table:table-cell table:style-name="ce6" table:formula="of:=([.$B$11]/[.$C$9])*(SIN(((2*PI())/256)*([.E67]*[.$B$9])))" office:value-type="float" office:value="-0.586921897821444" calcext:value-type="float">
            <text:p>-0,586921897821444</text:p>
          </table:table-cell>
          <table:table-cell table:style-name="ce8" table:formula="of:=INT(SUM([.F67:.M67]))+[.$B$12]" office:value-type="float" office:value="12" calcext:value-type="float">
            <text:p>12</text:p>
          </table:table-cell>
          <table:table-cell table:number-columns-repeated="16"/>
          <table:table-cell table:style-name="ce9" table:formula="of:=COM.MICROSOFT.CONCAT(&quot;    &quot;; [.N67]; &quot;,        // &quot;;[.E67])" office:value-type="string" office:string-value="    12,        // 65" calcext:value-type="string">
            <text:p><text:s text:c="4"/>12, <text:s text:c="7"/>// 6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7]+1" office:value-type="float" office:value="66" calcext:value-type="float">
            <text:p>66</text:p>
          </table:table-cell>
          <table:table-cell table:style-name="ce6" table:formula="of:=([.$B$11]/[.$C$2])*(SIN(((2*PI())/256)*([.E68]*[.$B$2])))" office:value-type="float" office:value="6.2428903045161" calcext:value-type="float">
            <text:p>6,2428903045161</text:p>
          </table:table-cell>
          <table:table-cell table:style-name="ce6" table:formula="of:=([.$B$11]/[.$C$3])*(SIN(((2*PI())/256)*([.E68]*[.$B$3])))" office:value-type="float" office:value="-10.1502925466183" calcext:value-type="float">
            <text:p>-10,1502925466183</text:p>
          </table:table-cell>
          <table:table-cell table:style-name="ce6" table:formula="of:=([.$B$11]/[.$C$4])*(SIN(((2*PI())/256)*([.E68]*[.$B$4])))" office:value-type="float" office:value="7.99036364964138" calcext:value-type="float">
            <text:p>7,99036364964138</text:p>
          </table:table-cell>
          <table:table-cell table:style-name="ce6" table:formula="of:=([.$B$11]/[.$C$5])*(SIN(((2*PI())/256)*([.E68]*[.$B$5])))" office:value-type="float" office:value="15.9807272992828" calcext:value-type="float">
            <text:p>15,9807272992828</text:p>
          </table:table-cell>
          <table:table-cell table:style-name="ce6" table:formula="of:=([.$B$11]/[.$C$6])*(SIN(((2*PI())/256)*([.E68]*[.$B$6])))" office:value-type="float" office:value="-3.13654849054594" calcext:value-type="float">
            <text:p>-3,13654849054594</text:p>
          </table:table-cell>
          <table:table-cell table:style-name="ce6" table:formula="of:=([.$B$11]/[.$C$7])*(SIN(((2*PI())/256)*([.E68]*[.$B$7])))" office:value-type="float" office:value="-3.13654849054594" calcext:value-type="float">
            <text:p>-3,13654849054594</text:p>
          </table:table-cell>
          <table:table-cell table:style-name="ce6" table:formula="of:=([.$B$11]/[.$C$8])*(SIN(((2*PI())/256)*([.E68]*[.$B$8])))" office:value-type="float" office:value="4.56592208550936" calcext:value-type="float">
            <text:p>4,56592208550936</text:p>
          </table:table-cell>
          <table:table-cell table:style-name="ce6" table:formula="of:=([.$B$11]/[.$C$9])*(SIN(((2*PI())/256)*([.E68]*[.$B$9])))" office:value-type="float" office:value="-1.16113870901785" calcext:value-type="float">
            <text:p>-1,16113870901785</text:p>
          </table:table-cell>
          <table:table-cell table:style-name="ce8" table:formula="of:=INT(SUM([.F68:.M68]))+[.$B$12]" office:value-type="float" office:value="17" calcext:value-type="float">
            <text:p>17</text:p>
          </table:table-cell>
          <table:table-cell table:number-columns-repeated="16"/>
          <table:table-cell table:style-name="ce9" table:formula="of:=COM.MICROSOFT.CONCAT(&quot;    &quot;; [.N68]; &quot;,        // &quot;;[.E68])" office:value-type="string" office:string-value="    17,        // 66" calcext:value-type="string">
            <text:p><text:s text:c="4"/>17, <text:s text:c="7"/>// 6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8]+1" office:value-type="float" office:value="67" calcext:value-type="float">
            <text:p>67</text:p>
          </table:table-cell>
          <table:table-cell table:style-name="ce6" table:formula="of:=([.$B$11]/[.$C$2])*(SIN(((2*PI())/256)*([.E69]*[.$B$2])))" office:value-type="float" office:value="9.28910967214278" calcext:value-type="float">
            <text:p>9,28910967214278</text:p>
          </table:table-cell>
          <table:table-cell table:style-name="ce6" table:formula="of:=([.$B$11]/[.$C$3])*(SIN(((2*PI())/256)*([.E69]*[.$B$3])))" office:value-type="float" office:value="8.2256439070916" calcext:value-type="float">
            <text:p>8,2256439070916</text:p>
          </table:table-cell>
          <table:table-cell table:style-name="ce6" table:formula="of:=([.$B$11]/[.$C$4])*(SIN(((2*PI())/256)*([.E69]*[.$B$4])))" office:value-type="float" office:value="7.97832365342952" calcext:value-type="float">
            <text:p>7,97832365342952</text:p>
          </table:table-cell>
          <table:table-cell table:style-name="ce6" table:formula="of:=([.$B$11]/[.$C$5])*(SIN(((2*PI())/256)*([.E69]*[.$B$5])))" office:value-type="float" office:value="15.956647306859" calcext:value-type="float">
            <text:p>15,956647306859</text:p>
          </table:table-cell>
          <table:table-cell table:style-name="ce6" table:formula="of:=([.$B$11]/[.$C$6])*(SIN(((2*PI())/256)*([.E69]*[.$B$6])))" office:value-type="float" office:value="-4.69537518257157" calcext:value-type="float">
            <text:p>-4,69537518257157</text:p>
          </table:table-cell>
          <table:table-cell table:style-name="ce6" table:formula="of:=([.$B$11]/[.$C$7])*(SIN(((2*PI())/256)*([.E69]*[.$B$7])))" office:value-type="float" office:value="-4.69537518257157" calcext:value-type="float">
            <text:p>-4,69537518257157</text:p>
          </table:table-cell>
          <table:table-cell table:style-name="ce6" table:formula="of:=([.$B$11]/[.$C$8])*(SIN(((2*PI())/256)*([.E69]*[.$B$8])))" office:value-type="float" office:value="4.55904208767401" calcext:value-type="float">
            <text:p>4,55904208767401</text:p>
          </table:table-cell>
          <table:table-cell table:style-name="ce6" table:formula="of:=([.$B$11]/[.$C$9])*(SIN(((2*PI())/256)*([.E69]*[.$B$9])))" office:value-type="float" office:value="-1.71022037372113" calcext:value-type="float">
            <text:p>-1,71022037372113</text:p>
          </table:table-cell>
          <table:table-cell table:style-name="ce8" table:formula="of:=INT(SUM([.F69:.M69]))+[.$B$12]" office:value-type="float" office:value="34" calcext:value-type="float">
            <text:p>34</text:p>
          </table:table-cell>
          <table:table-cell table:number-columns-repeated="16"/>
          <table:table-cell table:style-name="ce9" table:formula="of:=COM.MICROSOFT.CONCAT(&quot;    &quot;; [.N69]; &quot;,        // &quot;;[.E69])" office:value-type="string" office:string-value="    34,        // 67" calcext:value-type="string">
            <text:p><text:s text:c="4"/>34, <text:s text:c="7"/>// 6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69]+1" office:value-type="float" office:value="68" calcext:value-type="float">
            <text:p>68</text:p>
          </table:table-cell>
          <table:table-cell table:style-name="ce6" table:formula="of:=([.$B$11]/[.$C$2])*(SIN(((2*PI())/256)*([.E70]*[.$B$2])))" office:value-type="float" office:value="12.2458698356829" calcext:value-type="float">
            <text:p>12,2458698356829</text:p>
          </table:table-cell>
          <table:table-cell table:style-name="ce6" table:formula="of:=([.$B$11]/[.$C$3])*(SIN(((2*PI())/256)*([.E70]*[.$B$3])))" office:value-type="float" office:value="15.6925644864517" calcext:value-type="float">
            <text:p>15,6925644864517</text:p>
          </table:table-cell>
          <table:table-cell table:style-name="ce6" table:formula="of:=([.$B$11]/[.$C$4])*(SIN(((2*PI())/256)*([.E70]*[.$B$4])))" office:value-type="float" office:value="7.96147781337758" calcext:value-type="float">
            <text:p>7,96147781337758</text:p>
          </table:table-cell>
          <table:table-cell table:style-name="ce6" table:formula="of:=([.$B$11]/[.$C$5])*(SIN(((2*PI())/256)*([.E70]*[.$B$5])))" office:value-type="float" office:value="15.9229556267552" calcext:value-type="float">
            <text:p>15,9229556267552</text:p>
          </table:table-cell>
          <table:table-cell table:style-name="ce6" table:formula="of:=([.$B$11]/[.$C$6])*(SIN(((2*PI())/256)*([.E70]*[.$B$6])))" office:value-type="float" office:value="-6.24289030451611" calcext:value-type="float">
            <text:p>-6,24289030451611</text:p>
          </table:table-cell>
          <table:table-cell table:style-name="ce6" table:formula="of:=([.$B$11]/[.$C$7])*(SIN(((2*PI())/256)*([.E70]*[.$B$7])))" office:value-type="float" office:value="-6.24289030451611" calcext:value-type="float">
            <text:p>-6,24289030451611</text:p>
          </table:table-cell>
          <table:table-cell table:style-name="ce6" table:formula="of:=([.$B$11]/[.$C$8])*(SIN(((2*PI())/256)*([.E70]*[.$B$8])))" office:value-type="float" office:value="4.54941589335861" calcext:value-type="float">
            <text:p>4,54941589335861</text:p>
          </table:table-cell>
          <table:table-cell table:style-name="ce6" table:formula="of:=([.$B$11]/[.$C$9])*(SIN(((2*PI())/256)*([.E70]*[.$B$9])))" office:value-type="float" office:value="-2.22228093207841" calcext:value-type="float">
            <text:p>-2,22228093207841</text:p>
          </table:table-cell>
          <table:table-cell table:style-name="ce8" table:formula="of:=INT(SUM([.F70:.M70]))+[.$B$12]" office:value-type="float" office:value="41" calcext:value-type="float">
            <text:p>41</text:p>
          </table:table-cell>
          <table:table-cell table:number-columns-repeated="16"/>
          <table:table-cell table:style-name="ce9" table:formula="of:=COM.MICROSOFT.CONCAT(&quot;    &quot;; [.N70]; &quot;,        // &quot;;[.E70])" office:value-type="string" office:string-value="    41,        // 68" calcext:value-type="string">
            <text:p><text:s text:c="4"/>41, <text:s text:c="7"/>// 6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0]+1" office:value-type="float" office:value="69" calcext:value-type="float">
            <text:p>69</text:p>
          </table:table-cell>
          <table:table-cell table:style-name="ce6" table:formula="of:=([.$B$11]/[.$C$2])*(SIN(((2*PI())/256)*([.E71]*[.$B$2])))" office:value-type="float" office:value="15.0846955784319" calcext:value-type="float">
            <text:p>15,0846955784319</text:p>
          </table:table-cell>
          <table:table-cell table:style-name="ce6" table:formula="of:=([.$B$11]/[.$C$3])*(SIN(((2*PI())/256)*([.E71]*[.$B$3])))" office:value-type="float" office:value="2.34768759128592" calcext:value-type="float">
            <text:p>2,34768759128592</text:p>
          </table:table-cell>
          <table:table-cell table:style-name="ce6" table:formula="of:=([.$B$11]/[.$C$4])*(SIN(((2*PI())/256)*([.E71]*[.$B$4])))" office:value-type="float" office:value="7.93983627678968" calcext:value-type="float">
            <text:p>7,93983627678968</text:p>
          </table:table-cell>
          <table:table-cell table:style-name="ce6" table:formula="of:=([.$B$11]/[.$C$5])*(SIN(((2*PI())/256)*([.E71]*[.$B$5])))" office:value-type="float" office:value="15.8796725535794" calcext:value-type="float">
            <text:p>15,8796725535794</text:p>
          </table:table-cell>
          <table:table-cell table:style-name="ce6" table:formula="of:=([.$B$11]/[.$C$6])*(SIN(((2*PI())/256)*([.E71]*[.$B$6])))" office:value-type="float" office:value="-7.77536575690444" calcext:value-type="float">
            <text:p>-7,77536575690444</text:p>
          </table:table-cell>
          <table:table-cell table:style-name="ce6" table:formula="of:=([.$B$11]/[.$C$7])*(SIN(((2*PI())/256)*([.E71]*[.$B$7])))" office:value-type="float" office:value="-7.77536575690444" calcext:value-type="float">
            <text:p>-7,77536575690444</text:p>
          </table:table-cell>
          <table:table-cell table:style-name="ce6" table:formula="of:=([.$B$11]/[.$C$8])*(SIN(((2*PI())/256)*([.E71]*[.$B$8])))" office:value-type="float" office:value="4.53704930102267" calcext:value-type="float">
            <text:p>4,53704930102267</text:p>
          </table:table-cell>
          <table:table-cell table:style-name="ce6" table:formula="of:=([.$B$11]/[.$C$9])*(SIN(((2*PI())/256)*([.E71]*[.$B$9])))" office:value-type="float" office:value="-2.68623581938807" calcext:value-type="float">
            <text:p>-2,68623581938807</text:p>
          </table:table-cell>
          <table:table-cell table:style-name="ce8" table:formula="of:=INT(SUM([.F71:.M71]))+[.$B$12]" office:value-type="float" office:value="27" calcext:value-type="float">
            <text:p>27</text:p>
          </table:table-cell>
          <table:table-cell table:number-columns-repeated="16"/>
          <table:table-cell table:style-name="ce9" table:formula="of:=COM.MICROSOFT.CONCAT(&quot;    &quot;; [.N71]; &quot;,        // &quot;;[.E71])" office:value-type="string" office:string-value="    27,        // 69" calcext:value-type="string">
            <text:p><text:s text:c="4"/>27, <text:s text:c="7"/>// 6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1]+1" office:value-type="float" office:value="70" calcext:value-type="float">
            <text:p>70</text:p>
          </table:table-cell>
          <table:table-cell table:style-name="ce6" table:formula="of:=([.$B$11]/[.$C$2])*(SIN(((2*PI())/256)*([.E72]*[.$B$2])))" office:value-type="float" office:value="17.7782474566273" calcext:value-type="float">
            <text:p>17,7782474566273</text:p>
          </table:table-cell>
          <table:table-cell table:style-name="ce6" table:formula="of:=([.$B$11]/[.$C$3])*(SIN(((2*PI())/256)*([.E72]*[.$B$3])))" office:value-type="float" office:value="-14.1107402295736" calcext:value-type="float">
            <text:p>-14,1107402295736</text:p>
          </table:table-cell>
          <table:table-cell table:style-name="ce6" table:formula="of:=([.$B$11]/[.$C$4])*(SIN(((2*PI())/256)*([.E72]*[.$B$4])))" office:value-type="float" office:value="7.91341207971825" calcext:value-type="float">
            <text:p>7,91341207971825</text:p>
          </table:table-cell>
          <table:table-cell table:style-name="ce6" table:formula="of:=([.$B$11]/[.$C$5])*(SIN(((2*PI())/256)*([.E72]*[.$B$5])))" office:value-type="float" office:value="15.8268241594365" calcext:value-type="float">
            <text:p>15,8268241594365</text:p>
          </table:table-cell>
          <table:table-cell table:style-name="ce6" table:formula="of:=([.$B$11]/[.$C$6])*(SIN(((2*PI())/256)*([.E72]*[.$B$6])))" office:value-type="float" office:value="-9.28910967214279" calcext:value-type="float">
            <text:p>-9,28910967214279</text:p>
          </table:table-cell>
          <table:table-cell table:style-name="ce6" table:formula="of:=([.$B$11]/[.$C$7])*(SIN(((2*PI())/256)*([.E72]*[.$B$7])))" office:value-type="float" office:value="-9.28910967214279" calcext:value-type="float">
            <text:p>-9,28910967214279</text:p>
          </table:table-cell>
          <table:table-cell table:style-name="ce6" table:formula="of:=([.$B$11]/[.$C$8])*(SIN(((2*PI())/256)*([.E72]*[.$B$8])))" office:value-type="float" office:value="4.521949759839" calcext:value-type="float">
            <text:p>4,521949759839</text:p>
          </table:table-cell>
          <table:table-cell table:style-name="ce6" table:formula="of:=([.$B$11]/[.$C$9])*(SIN(((2*PI())/256)*([.E72]*[.$B$9])))" office:value-type="float" office:value="-3.09204181345095" calcext:value-type="float">
            <text:p>-3,09204181345095</text:p>
          </table:table-cell>
          <table:table-cell table:style-name="ce8" table:formula="of:=INT(SUM([.F72:.M72]))+[.$B$12]" office:value-type="float" office:value="10" calcext:value-type="float">
            <text:p>10</text:p>
          </table:table-cell>
          <table:table-cell table:number-columns-repeated="16"/>
          <table:table-cell table:style-name="ce9" table:formula="of:=COM.MICROSOFT.CONCAT(&quot;    &quot;; [.N72]; &quot;,        // &quot;;[.E72])" office:value-type="string" office:string-value="    10,        // 70" calcext:value-type="string">
            <text:p><text:s text:c="4"/>10, <text:s text:c="7"/>// 7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2]+1" office:value-type="float" office:value="71" calcext:value-type="float">
            <text:p>71</text:p>
          </table:table-cell>
          <table:table-cell table:style-name="ce6" table:formula="of:=([.$B$11]/[.$C$2])*(SIN(((2*PI())/256)*([.E73]*[.$B$2])))" office:value-type="float" office:value="20.3005850932367" calcext:value-type="float">
            <text:p>20,3005850932367</text:p>
          </table:table-cell>
          <table:table-cell table:style-name="ce6" table:formula="of:=([.$B$11]/[.$C$3])*(SIN(((2*PI())/256)*([.E73]*[.$B$3])))" office:value-type="float" office:value="-11.8552180056794" calcext:value-type="float">
            <text:p>-11,8552180056794</text:p>
          </table:table-cell>
          <table:table-cell table:style-name="ce6" table:formula="of:=([.$B$11]/[.$C$4])*(SIN(((2*PI())/256)*([.E73]*[.$B$4])))" office:value-type="float" office:value="7.88222113911153" calcext:value-type="float">
            <text:p>7,88222113911153</text:p>
          </table:table-cell>
          <table:table-cell table:style-name="ce6" table:formula="of:=([.$B$11]/[.$C$5])*(SIN(((2*PI())/256)*([.E73]*[.$B$5])))" office:value-type="float" office:value="15.7644422782231" calcext:value-type="float">
            <text:p>15,7644422782231</text:p>
          </table:table-cell>
          <table:table-cell table:style-name="ce6" table:formula="of:=([.$B$11]/[.$C$6])*(SIN(((2*PI())/256)*([.E73]*[.$B$6])))" office:value-type="float" office:value="-10.780475308551" calcext:value-type="float">
            <text:p>-10,780475308551</text:p>
          </table:table-cell>
          <table:table-cell table:style-name="ce6" table:formula="of:=([.$B$11]/[.$C$7])*(SIN(((2*PI())/256)*([.E73]*[.$B$7])))" office:value-type="float" office:value="-10.780475308551" calcext:value-type="float">
            <text:p>-10,780475308551</text:p>
          </table:table-cell>
          <table:table-cell table:style-name="ce6" table:formula="of:=([.$B$11]/[.$C$8])*(SIN(((2*PI())/256)*([.E73]*[.$B$8])))" office:value-type="float" office:value="4.50412636520659" calcext:value-type="float">
            <text:p>4,50412636520659</text:p>
          </table:table-cell>
          <table:table-cell table:style-name="ce6" table:formula="of:=([.$B$11]/[.$C$9])*(SIN(((2*PI())/256)*([.E73]*[.$B$9])))" office:value-type="float" office:value="-3.43091444000109" calcext:value-type="float">
            <text:p>-3,43091444000109</text:p>
          </table:table-cell>
          <table:table-cell table:style-name="ce8" table:formula="of:=INT(SUM([.F73:.M73]))+[.$B$12]" office:value-type="float" office:value="11" calcext:value-type="float">
            <text:p>11</text:p>
          </table:table-cell>
          <table:table-cell table:number-columns-repeated="16"/>
          <table:table-cell table:style-name="ce9" table:formula="of:=COM.MICROSOFT.CONCAT(&quot;    &quot;; [.N73]; &quot;,        // &quot;;[.E73])" office:value-type="string" office:string-value="    11,        // 71" calcext:value-type="string">
            <text:p><text:s text:c="4"/>11, <text:s text:c="7"/>// 7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3]+1" office:value-type="float" office:value="72" calcext:value-type="float">
            <text:p>72</text:p>
          </table:table-cell>
          <table:table-cell table:style-name="ce6" table:formula="of:=([.$B$11]/[.$C$2])*(SIN(((2*PI())/256)*([.E74]*[.$B$2])))" office:value-type="float" office:value="22.6274169979695" calcext:value-type="float">
            <text:p>22,6274169979695</text:p>
          </table:table-cell>
          <table:table-cell table:style-name="ce6" table:formula="of:=([.$B$11]/[.$C$3])*(SIN(((2*PI())/256)*([.E74]*[.$B$3])))" office:value-type="float" office:value="6.12293491784137" calcext:value-type="float">
            <text:p>6,12293491784137</text:p>
          </table:table-cell>
          <table:table-cell table:style-name="ce6" table:formula="of:=([.$B$11]/[.$C$4])*(SIN(((2*PI())/256)*([.E74]*[.$B$4])))" office:value-type="float" office:value="7.84628224322584" calcext:value-type="float">
            <text:p>7,84628224322584</text:p>
          </table:table-cell>
          <table:table-cell table:style-name="ce6" table:formula="of:=([.$B$11]/[.$C$5])*(SIN(((2*PI())/256)*([.E74]*[.$B$5])))" office:value-type="float" office:value="15.6925644864517" calcext:value-type="float">
            <text:p>15,6925644864517</text:p>
          </table:table-cell>
          <table:table-cell table:style-name="ce6" table:formula="of:=([.$B$11]/[.$C$6])*(SIN(((2*PI())/256)*([.E74]*[.$B$6])))" office:value-type="float" office:value="-12.2458698356829" calcext:value-type="float">
            <text:p>-12,2458698356829</text:p>
          </table:table-cell>
          <table:table-cell table:style-name="ce6" table:formula="of:=([.$B$11]/[.$C$7])*(SIN(((2*PI())/256)*([.E74]*[.$B$7])))" office:value-type="float" office:value="-12.2458698356829" calcext:value-type="float">
            <text:p>-12,2458698356829</text:p>
          </table:table-cell>
          <table:table-cell table:style-name="ce6" table:formula="of:=([.$B$11]/[.$C$8])*(SIN(((2*PI())/256)*([.E74]*[.$B$8])))" office:value-type="float" office:value="4.48358985327191" calcext:value-type="float">
            <text:p>4,48358985327191</text:p>
          </table:table-cell>
          <table:table-cell table:style-name="ce6" table:formula="of:=([.$B$11]/[.$C$9])*(SIN(((2*PI())/256)*([.E74]*[.$B$9])))" office:value-type="float" office:value="-3.69551813004515" calcext:value-type="float">
            <text:p>-3,69551813004515</text:p>
          </table:table-cell>
          <table:table-cell table:style-name="ce8" table:formula="of:=INT(SUM([.F74:.M74]))+[.$B$12]" office:value-type="float" office:value="28" calcext:value-type="float">
            <text:p>28</text:p>
          </table:table-cell>
          <table:table-cell table:number-columns-repeated="16"/>
          <table:table-cell table:style-name="ce9" table:formula="of:=COM.MICROSOFT.CONCAT(&quot;    &quot;; [.N74]; &quot;,        // &quot;;[.E74])" office:value-type="string" office:string-value="    28,        // 72" calcext:value-type="string">
            <text:p><text:s text:c="4"/>28, <text:s text:c="7"/>// 7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4]+1" office:value-type="float" office:value="73" calcext:value-type="float">
            <text:p>73</text:p>
          </table:table-cell>
          <table:table-cell table:style-name="ce6" table:formula="of:=([.$B$11]/[.$C$2])*(SIN(((2*PI())/256)*([.E75]*[.$B$2])))" office:value-type="float" office:value="24.7363345076076" calcext:value-type="float">
            <text:p>24,7363345076076</text:p>
          </table:table-cell>
          <table:table-cell table:style-name="ce6" table:formula="of:=([.$B$11]/[.$C$3])*(SIN(((2*PI())/256)*([.E75]*[.$B$3])))" office:value-type="float" office:value="15.9807272992828" calcext:value-type="float">
            <text:p>15,9807272992828</text:p>
          </table:table-cell>
          <table:table-cell table:style-name="ce6" table:formula="of:=([.$B$11]/[.$C$4])*(SIN(((2*PI())/256)*([.E75]*[.$B$4])))" office:value-type="float" office:value="7.80561704030823" calcext:value-type="float">
            <text:p>7,80561704030823</text:p>
          </table:table-cell>
          <table:table-cell table:style-name="ce6" table:formula="of:=([.$B$11]/[.$C$5])*(SIN(((2*PI())/256)*([.E75]*[.$B$5])))" office:value-type="float" office:value="15.6112340806165" calcext:value-type="float">
            <text:p>15,6112340806165</text:p>
          </table:table-cell>
          <table:table-cell table:style-name="ce6" table:formula="of:=([.$B$11]/[.$C$6])*(SIN(((2*PI())/256)*([.E75]*[.$B$6])))" office:value-type="float" office:value="-13.681762989769" calcext:value-type="float">
            <text:p>-13,681762989769</text:p>
          </table:table-cell>
          <table:table-cell table:style-name="ce6" table:formula="of:=([.$B$11]/[.$C$7])*(SIN(((2*PI())/256)*([.E75]*[.$B$7])))" office:value-type="float" office:value="-13.681762989769" calcext:value-type="float">
            <text:p>-13,681762989769</text:p>
          </table:table-cell>
          <table:table-cell table:style-name="ce6" table:formula="of:=([.$B$11]/[.$C$8])*(SIN(((2*PI())/256)*([.E75]*[.$B$8])))" office:value-type="float" office:value="4.46035259446184" calcext:value-type="float">
            <text:p>4,46035259446184</text:p>
          </table:table-cell>
          <table:table-cell table:style-name="ce6" table:formula="of:=([.$B$11]/[.$C$9])*(SIN(((2*PI())/256)*([.E75]*[.$B$9])))" office:value-type="float" office:value="-3.88012501277818" calcext:value-type="float">
            <text:p>-3,88012501277818</text:p>
          </table:table-cell>
          <table:table-cell table:style-name="ce8" table:formula="of:=INT(SUM([.F75:.M75]))+[.$B$12]" office:value-type="float" office:value="37" calcext:value-type="float">
            <text:p>37</text:p>
          </table:table-cell>
          <table:table-cell table:number-columns-repeated="16"/>
          <table:table-cell table:style-name="ce9" table:formula="of:=COM.MICROSOFT.CONCAT(&quot;    &quot;; [.N75]; &quot;,        // &quot;;[.E75])" office:value-type="string" office:string-value="    37,        // 73" calcext:value-type="string">
            <text:p><text:s text:c="4"/>37, <text:s text:c="7"/>// 7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5]+1" office:value-type="float" office:value="74" calcext:value-type="float">
            <text:p>74</text:p>
          </table:table-cell>
          <table:table-cell table:style-name="ce6" table:formula="of:=([.$B$11]/[.$C$2])*(SIN(((2*PI())/256)*([.E76]*[.$B$2])))" office:value-type="float" office:value="26.6070275936814" calcext:value-type="float">
            <text:p>26,6070275936814</text:p>
          </table:table-cell>
          <table:table-cell table:style-name="ce6" table:formula="of:=([.$B$11]/[.$C$3])*(SIN(((2*PI())/256)*([.E76]*[.$B$3])))" office:value-type="float" office:value="4.64455483607144" calcext:value-type="float">
            <text:p>4,64455483607144</text:p>
          </table:table-cell>
          <table:table-cell table:style-name="ce6" table:formula="of:=([.$B$11]/[.$C$4])*(SIN(((2*PI())/256)*([.E76]*[.$B$4])))" office:value-type="float" office:value="7.76025002555635" calcext:value-type="float">
            <text:p>7,76025002555635</text:p>
          </table:table-cell>
          <table:table-cell table:style-name="ce6" table:formula="of:=([.$B$11]/[.$C$5])*(SIN(((2*PI())/256)*([.E76]*[.$B$5])))" office:value-type="float" office:value="15.5205000511127" calcext:value-type="float">
            <text:p>15,5205000511127</text:p>
          </table:table-cell>
          <table:table-cell table:style-name="ce6" table:formula="of:=([.$B$11]/[.$C$6])*(SIN(((2*PI())/256)*([.E76]*[.$B$6])))" office:value-type="float" office:value="-15.0846955784319" calcext:value-type="float">
            <text:p>-15,0846955784319</text:p>
          </table:table-cell>
          <table:table-cell table:style-name="ce6" table:formula="of:=([.$B$11]/[.$C$7])*(SIN(((2*PI())/256)*([.E76]*[.$B$7])))" office:value-type="float" office:value="-15.0846955784319" calcext:value-type="float">
            <text:p>-15,0846955784319</text:p>
          </table:table-cell>
          <table:table-cell table:style-name="ce6" table:formula="of:=([.$B$11]/[.$C$8])*(SIN(((2*PI())/256)*([.E76]*[.$B$8])))" office:value-type="float" office:value="4.4344285860322" calcext:value-type="float">
            <text:p>4,4344285860322</text:p>
          </table:table-cell>
          <table:table-cell table:style-name="ce6" table:formula="of:=([.$B$11]/[.$C$9])*(SIN(((2*PI())/256)*([.E76]*[.$B$9])))" office:value-type="float" office:value="-3.98073890668879" calcext:value-type="float">
            <text:p>-3,98073890668879</text:p>
          </table:table-cell>
          <table:table-cell table:style-name="ce8" table:formula="of:=INT(SUM([.F76:.M76]))+[.$B$12]" office:value-type="float" office:value="24" calcext:value-type="float">
            <text:p>24</text:p>
          </table:table-cell>
          <table:table-cell table:number-columns-repeated="16"/>
          <table:table-cell table:style-name="ce9" table:formula="of:=COM.MICROSOFT.CONCAT(&quot;    &quot;; [.N76]; &quot;,        // &quot;;[.E76])" office:value-type="string" office:string-value="    24,        // 74" calcext:value-type="string">
            <text:p><text:s text:c="4"/>24, <text:s text:c="7"/>// 7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6]+1" office:value-type="float" office:value="75" calcext:value-type="float">
            <text:p>75</text:p>
          </table:table-cell>
          <table:table-cell table:style-name="ce6" table:formula="of:=([.$B$11]/[.$C$2])*(SIN(((2*PI())/256)*([.E77]*[.$B$2])))" office:value-type="float" office:value="28.2214804591474" calcext:value-type="float">
            <text:p>28,2214804591474</text:p>
          </table:table-cell>
          <table:table-cell table:style-name="ce6" table:formula="of:=([.$B$11]/[.$C$3])*(SIN(((2*PI())/256)*([.E77]*[.$B$3])))" office:value-type="float" office:value="-12.8513205036903" calcext:value-type="float">
            <text:p>-12,8513205036903</text:p>
          </table:table-cell>
          <table:table-cell table:style-name="ce6" table:formula="of:=([.$B$11]/[.$C$4])*(SIN(((2*PI())/256)*([.E77]*[.$B$4])))" office:value-type="float" office:value="7.71020852636352" calcext:value-type="float">
            <text:p>7,71020852636352</text:p>
          </table:table-cell>
          <table:table-cell table:style-name="ce6" table:formula="of:=([.$B$11]/[.$C$5])*(SIN(((2*PI())/256)*([.E77]*[.$B$5])))" office:value-type="float" office:value="15.420417052727" calcext:value-type="float">
            <text:p>15,420417052727</text:p>
          </table:table-cell>
          <table:table-cell table:style-name="ce6" table:formula="of:=([.$B$11]/[.$C$6])*(SIN(((2*PI())/256)*([.E77]*[.$B$6])))" office:value-type="float" office:value="-16.4512878141831" calcext:value-type="float">
            <text:p>-16,4512878141831</text:p>
          </table:table-cell>
          <table:table-cell table:style-name="ce6" table:formula="of:=([.$B$11]/[.$C$7])*(SIN(((2*PI())/256)*([.E77]*[.$B$7])))" office:value-type="float" office:value="-16.4512878141831" calcext:value-type="float">
            <text:p>-16,4512878141831</text:p>
          </table:table-cell>
          <table:table-cell table:style-name="ce6" table:formula="of:=([.$B$11]/[.$C$8])*(SIN(((2*PI())/256)*([.E77]*[.$B$8])))" office:value-type="float" office:value="4.4058334436363" calcext:value-type="float">
            <text:p>4,4058334436363</text:p>
          </table:table-cell>
          <table:table-cell table:style-name="ce6" table:formula="of:=([.$B$11]/[.$C$9])*(SIN(((2*PI())/256)*([.E77]*[.$B$9])))" office:value-type="float" office:value="-3.99518182482069" calcext:value-type="float">
            <text:p>-3,99518182482069</text:p>
          </table:table-cell>
          <table:table-cell table:style-name="ce8" table:formula="of:=INT(SUM([.F77:.M77]))+[.$B$12]" office:value-type="float" office:value="6" calcext:value-type="float">
            <text:p>6</text:p>
          </table:table-cell>
          <table:table-cell table:number-columns-repeated="16"/>
          <table:table-cell table:style-name="ce9" table:formula="of:=COM.MICROSOFT.CONCAT(&quot;    &quot;; [.N77]; &quot;,        // &quot;;[.E77])" office:value-type="string" office:string-value="    6,        // 75" calcext:value-type="string">
            <text:p><text:s text:c="4"/>6, <text:s text:c="7"/>// 7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7]+1" office:value-type="float" office:value="76" calcext:value-type="float">
            <text:p>76</text:p>
          </table:table-cell>
          <table:table-cell table:style-name="ce6" table:formula="of:=([.$B$11]/[.$C$2])*(SIN(((2*PI())/256)*([.E78]*[.$B$2])))" office:value-type="float" office:value="29.5641450403612" calcext:value-type="float">
            <text:p>29,5641450403612</text:p>
          </table:table-cell>
          <table:table-cell table:style-name="ce6" table:formula="of:=([.$B$11]/[.$C$3])*(SIN(((2*PI())/256)*([.E78]*[.$B$3])))" office:value-type="float" office:value="-13.3035137968407" calcext:value-type="float">
            <text:p>-13,3035137968407</text:p>
          </table:table-cell>
          <table:table-cell table:style-name="ce6" table:formula="of:=([.$B$11]/[.$C$4])*(SIN(((2*PI())/256)*([.E78]*[.$B$4])))" office:value-type="float" office:value="7.65552268585767" calcext:value-type="float">
            <text:p>7,65552268585767</text:p>
          </table:table-cell>
          <table:table-cell table:style-name="ce6" table:formula="of:=([.$B$11]/[.$C$5])*(SIN(((2*PI())/256)*([.E78]*[.$B$5])))" office:value-type="float" office:value="15.3110453717153" calcext:value-type="float">
            <text:p>15,3110453717153</text:p>
          </table:table-cell>
          <table:table-cell table:style-name="ce6" table:formula="of:=([.$B$11]/[.$C$6])*(SIN(((2*PI())/256)*([.E78]*[.$B$6])))" office:value-type="float" office:value="-17.7782474566273" calcext:value-type="float">
            <text:p>-17,7782474566273</text:p>
          </table:table-cell>
          <table:table-cell table:style-name="ce6" table:formula="of:=([.$B$11]/[.$C$7])*(SIN(((2*PI())/256)*([.E78]*[.$B$7])))" office:value-type="float" office:value="-17.7782474566273" calcext:value-type="float">
            <text:p>-17,7782474566273</text:p>
          </table:table-cell>
          <table:table-cell table:style-name="ce6" table:formula="of:=([.$B$11]/[.$C$8])*(SIN(((2*PI())/256)*([.E78]*[.$B$8])))" office:value-type="float" office:value="4.37458439191867" calcext:value-type="float">
            <text:p>4,37458439191867</text:p>
          </table:table-cell>
          <table:table-cell table:style-name="ce6" table:formula="of:=([.$B$11]/[.$C$9])*(SIN(((2*PI())/256)*([.E78]*[.$B$9])))" office:value-type="float" office:value="-3.92314112161292" calcext:value-type="float">
            <text:p>-3,92314112161292</text:p>
          </table:table-cell>
          <table:table-cell table:style-name="ce8" table:formula="of:=INT(SUM([.F78:.M78]))+[.$B$12]" office:value-type="float" office:value="4" calcext:value-type="float">
            <text:p>4</text:p>
          </table:table-cell>
          <table:table-cell table:number-columns-repeated="16"/>
          <table:table-cell table:style-name="ce9" table:formula="of:=COM.MICROSOFT.CONCAT(&quot;    &quot;; [.N78]; &quot;,        // &quot;;[.E78])" office:value-type="string" office:string-value="    4,        // 76" calcext:value-type="string">
            <text:p><text:s text:c="4"/>4, <text:s text:c="7"/>// 7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8]+1" office:value-type="float" office:value="77" calcext:value-type="float">
            <text:p>77</text:p>
          </table:table-cell>
          <table:table-cell table:style-name="ce6" table:formula="of:=([.$B$11]/[.$C$2])*(SIN(((2*PI())/256)*([.E79]*[.$B$2])))" office:value-type="float" office:value="30.6220907434307" calcext:value-type="float">
            <text:p>30,6220907434307</text:p>
          </table:table-cell>
          <table:table-cell table:style-name="ce6" table:formula="of:=([.$B$11]/[.$C$3])*(SIN(((2*PI())/256)*([.E79]*[.$B$3])))" office:value-type="float" office:value="3.88768287845223" calcext:value-type="float">
            <text:p>3,88768287845223</text:p>
          </table:table-cell>
          <table:table-cell table:style-name="ce6" table:formula="of:=([.$B$11]/[.$C$4])*(SIN(((2*PI())/256)*([.E79]*[.$B$4])))" office:value-type="float" office:value="7.59622544474429" calcext:value-type="float">
            <text:p>7,59622544474429</text:p>
          </table:table-cell>
          <table:table-cell table:style-name="ce6" table:formula="of:=([.$B$11]/[.$C$5])*(SIN(((2*PI())/256)*([.E79]*[.$B$5])))" office:value-type="float" office:value="15.1924508894886" calcext:value-type="float">
            <text:p>15,1924508894886</text:p>
          </table:table-cell>
          <table:table-cell table:style-name="ce6" table:formula="of:=([.$B$11]/[.$C$6])*(SIN(((2*PI())/256)*([.E79]*[.$B$6])))" office:value-type="float" office:value="-19.0623777437579" calcext:value-type="float">
            <text:p>-19,0623777437579</text:p>
          </table:table-cell>
          <table:table-cell table:style-name="ce6" table:formula="of:=([.$B$11]/[.$C$7])*(SIN(((2*PI())/256)*([.E79]*[.$B$7])))" office:value-type="float" office:value="-19.0623777437579" calcext:value-type="float">
            <text:p>-19,0623777437579</text:p>
          </table:table-cell>
          <table:table-cell table:style-name="ce6" table:formula="of:=([.$B$11]/[.$C$8])*(SIN(((2*PI())/256)*([.E79]*[.$B$8])))" office:value-type="float" office:value="4.3407002541396" calcext:value-type="float">
            <text:p>4,3407002541396</text:p>
          </table:table-cell>
          <table:table-cell table:style-name="ce6" table:formula="of:=([.$B$11]/[.$C$9])*(SIN(((2*PI())/256)*([.E79]*[.$B$9])))" office:value-type="float" office:value="-3.76617626073208" calcext:value-type="float">
            <text:p>-3,76617626073208</text:p>
          </table:table-cell>
          <table:table-cell table:style-name="ce8" table:formula="of:=INT(SUM([.F79:.M79]))+[.$B$12]" office:value-type="float" office:value="19" calcext:value-type="float">
            <text:p>19</text:p>
          </table:table-cell>
          <table:table-cell table:number-columns-repeated="16"/>
          <table:table-cell table:style-name="ce9" table:formula="of:=COM.MICROSOFT.CONCAT(&quot;    &quot;; [.N79]; &quot;,        // &quot;;[.E79])" office:value-type="string" office:string-value="    19,        // 77" calcext:value-type="string">
            <text:p><text:s text:c="4"/>19, <text:s text:c="7"/>// 7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79]+1" office:value-type="float" office:value="78" calcext:value-type="float">
            <text:p>78</text:p>
          </table:table-cell>
          <table:table-cell table:style-name="ce6" table:formula="of:=([.$B$11]/[.$C$2])*(SIN(((2*PI())/256)*([.E80]*[.$B$2])))" office:value-type="float" office:value="31.3851289729034" calcext:value-type="float">
            <text:p>31,3851289729034</text:p>
          </table:table-cell>
          <table:table-cell table:style-name="ce6" table:formula="of:=([.$B$11]/[.$C$3])*(SIN(((2*PI())/256)*([.E80]*[.$B$3])))" office:value-type="float" office:value="15.9229556267552" calcext:value-type="float">
            <text:p>15,9229556267552</text:p>
          </table:table-cell>
          <table:table-cell table:style-name="ce6" table:formula="of:=([.$B$11]/[.$C$4])*(SIN(((2*PI())/256)*([.E80]*[.$B$4])))" office:value-type="float" office:value="7.53235252146417" calcext:value-type="float">
            <text:p>7,53235252146417</text:p>
          </table:table-cell>
          <table:table-cell table:style-name="ce6" table:formula="of:=([.$B$11]/[.$C$5])*(SIN(((2*PI())/256)*([.E80]*[.$B$5])))" office:value-type="float" office:value="15.0647050429283" calcext:value-type="float">
            <text:p>15,0647050429283</text:p>
          </table:table-cell>
          <table:table-cell table:style-name="ce6" table:formula="of:=([.$B$11]/[.$C$6])*(SIN(((2*PI())/256)*([.E80]*[.$B$6])))" office:value-type="float" office:value="-20.3005850932366" calcext:value-type="float">
            <text:p>-20,3005850932366</text:p>
          </table:table-cell>
          <table:table-cell table:style-name="ce6" table:formula="of:=([.$B$11]/[.$C$7])*(SIN(((2*PI())/256)*([.E80]*[.$B$7])))" office:value-type="float" office:value="-20.3005850932366" calcext:value-type="float">
            <text:p>-20,3005850932366</text:p>
          </table:table-cell>
          <table:table-cell table:style-name="ce6" table:formula="of:=([.$B$11]/[.$C$8])*(SIN(((2*PI())/256)*([.E80]*[.$B$8])))" office:value-type="float" office:value="4.30420144083667" calcext:value-type="float">
            <text:p>4,30420144083667</text:p>
          </table:table-cell>
          <table:table-cell table:style-name="ce6" table:formula="of:=([.$B$11]/[.$C$9])*(SIN(((2*PI())/256)*([.E80]*[.$B$9])))" office:value-type="float" office:value="-3.52768505739342" calcext:value-type="float">
            <text:p>-3,52768505739342</text:p>
          </table:table-cell>
          <table:table-cell table:style-name="ce8" table:formula="of:=INT(SUM([.F80:.M80]))+[.$B$12]" office:value-type="float" office:value="30" calcext:value-type="float">
            <text:p>30</text:p>
          </table:table-cell>
          <table:table-cell table:number-columns-repeated="16"/>
          <table:table-cell table:style-name="ce9" table:formula="of:=COM.MICROSOFT.CONCAT(&quot;    &quot;; [.N80]; &quot;,        // &quot;;[.E80])" office:value-type="string" office:string-value="    30,        // 78" calcext:value-type="string">
            <text:p><text:s text:c="4"/>30, <text:s text:c="7"/>// 7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0]+1" office:value-type="float" office:value="79" calcext:value-type="float">
            <text:p>79</text:p>
          </table:table-cell>
          <table:table-cell table:style-name="ce6" table:formula="of:=([.$B$11]/[.$C$2])*(SIN(((2*PI())/256)*([.E81]*[.$B$2])))" office:value-type="float" office:value="31.8459112535103" calcext:value-type="float">
            <text:p>31,8459112535103</text:p>
          </table:table-cell>
          <table:table-cell table:style-name="ce6" table:formula="of:=([.$B$11]/[.$C$3])*(SIN(((2*PI())/256)*([.E81]*[.$B$3])))" office:value-type="float" office:value="6.84088149488447" calcext:value-type="float">
            <text:p>6,84088149488447</text:p>
          </table:table-cell>
          <table:table-cell table:style-name="ce6" table:formula="of:=([.$B$11]/[.$C$4])*(SIN(((2*PI())/256)*([.E81]*[.$B$4])))" office:value-type="float" office:value="7.46394239067791" calcext:value-type="float">
            <text:p>7,46394239067791</text:p>
          </table:table-cell>
          <table:table-cell table:style-name="ce6" table:formula="of:=([.$B$11]/[.$C$5])*(SIN(((2*PI())/256)*([.E81]*[.$B$5])))" office:value-type="float" office:value="14.9278847813558" calcext:value-type="float">
            <text:p>14,9278847813558</text:p>
          </table:table-cell>
          <table:table-cell table:style-name="ce6" table:formula="of:=([.$B$11]/[.$C$6])*(SIN(((2*PI())/256)*([.E81]*[.$B$6])))" office:value-type="float" office:value="-21.4898865551046" calcext:value-type="float">
            <text:p>-21,4898865551046</text:p>
          </table:table-cell>
          <table:table-cell table:style-name="ce6" table:formula="of:=([.$B$11]/[.$C$7])*(SIN(((2*PI())/256)*([.E81]*[.$B$7])))" office:value-type="float" office:value="-21.4898865551046" calcext:value-type="float">
            <text:p>-21,4898865551046</text:p>
          </table:table-cell>
          <table:table-cell table:style-name="ce6" table:formula="of:=([.$B$11]/[.$C$8])*(SIN(((2*PI())/256)*([.E81]*[.$B$8])))" office:value-type="float" office:value="4.26510993753023" calcext:value-type="float">
            <text:p>4,26510993753023</text:p>
          </table:table-cell>
          <table:table-cell table:style-name="ce6" table:formula="of:=([.$B$11]/[.$C$9])*(SIN(((2*PI())/256)*([.E81]*[.$B$9])))" office:value-type="float" office:value="-3.21283012592258" calcext:value-type="float">
            <text:p>-3,21283012592258</text:p>
          </table:table-cell>
          <table:table-cell table:style-name="ce8" table:formula="of:=INT(SUM([.F81:.M81]))+[.$B$12]" office:value-type="float" office:value="19" calcext:value-type="float">
            <text:p>19</text:p>
          </table:table-cell>
          <table:table-cell table:number-columns-repeated="16"/>
          <table:table-cell table:style-name="ce9" table:formula="of:=COM.MICROSOFT.CONCAT(&quot;    &quot;; [.N81]; &quot;,        // &quot;;[.E81])" office:value-type="string" office:string-value="    19,        // 79" calcext:value-type="string">
            <text:p><text:s text:c="4"/>19, <text:s text:c="7"/>// 7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1]+1" office:value-type="float" office:value="80" calcext:value-type="float">
            <text:p>80</text:p>
          </table:table-cell>
          <table:table-cell table:style-name="ce6" table:formula="of:=([.$B$11]/[.$C$2])*(SIN(((2*PI())/256)*([.E82]*[.$B$2])))" office:value-type="float" office:value="32" calcext:value-type="float">
            <text:p>32</text:p>
          </table:table-cell>
          <table:table-cell table:style-name="ce6" table:formula="of:=([.$B$11]/[.$C$3])*(SIN(((2*PI())/256)*([.E82]*[.$B$3])))" office:value-type="float" office:value="-11.3137084989846" calcext:value-type="float">
            <text:p>-11,3137084989846</text:p>
          </table:table-cell>
          <table:table-cell table:style-name="ce6" table:formula="of:=([.$B$11]/[.$C$4])*(SIN(((2*PI())/256)*([.E82]*[.$B$4])))" office:value-type="float" office:value="7.39103626009029" calcext:value-type="float">
            <text:p>7,39103626009029</text:p>
          </table:table-cell>
          <table:table-cell table:style-name="ce6" table:formula="of:=([.$B$11]/[.$C$5])*(SIN(((2*PI())/256)*([.E82]*[.$B$5])))" office:value-type="float" office:value="14.7820725201806" calcext:value-type="float">
            <text:p>14,7820725201806</text:p>
          </table:table-cell>
          <table:table-cell table:style-name="ce6" table:formula="of:=([.$B$11]/[.$C$6])*(SIN(((2*PI())/256)*([.E82]*[.$B$6])))" office:value-type="float" office:value="-22.6274169979695" calcext:value-type="float">
            <text:p>-22,6274169979695</text:p>
          </table:table-cell>
          <table:table-cell table:style-name="ce6" table:formula="of:=([.$B$11]/[.$C$7])*(SIN(((2*PI())/256)*([.E82]*[.$B$7])))" office:value-type="float" office:value="-22.6274169979695" calcext:value-type="float">
            <text:p>-22,6274169979695</text:p>
          </table:table-cell>
          <table:table-cell table:style-name="ce6" table:formula="of:=([.$B$11]/[.$C$8])*(SIN(((2*PI())/256)*([.E82]*[.$B$8])))" office:value-type="float" office:value="4.22344929148017" calcext:value-type="float">
            <text:p>4,22344929148017</text:p>
          </table:table-cell>
          <table:table-cell table:style-name="ce6" table:formula="of:=([.$B$11]/[.$C$9])*(SIN(((2*PI())/256)*([.E82]*[.$B$9])))" office:value-type="float" office:value="-2.82842712474619" calcext:value-type="float">
            <text:p>-2,82842712474619</text:p>
          </table:table-cell>
          <table:table-cell table:style-name="ce8" table:formula="of:=INT(SUM([.F82:.M82]))+[.$B$12]" office:value-type="float" office:value="-2" calcext:value-type="float">
            <text:p>-2</text:p>
          </table:table-cell>
          <table:table-cell table:number-columns-repeated="16"/>
          <table:table-cell table:style-name="ce9" table:formula="of:=COM.MICROSOFT.CONCAT(&quot;    &quot;; [.N82]; &quot;,        // &quot;;[.E82])" office:value-type="string" office:string-value="    -2,        // 80" calcext:value-type="string">
            <text:p><text:s text:c="4"/>-2, <text:s text:c="7"/>// 8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2]+1" office:value-type="float" office:value="81" calcext:value-type="float">
            <text:p>81</text:p>
          </table:table-cell>
          <table:table-cell table:style-name="ce6" table:formula="of:=([.$B$11]/[.$C$2])*(SIN(((2*PI())/256)*([.E83]*[.$B$2])))" office:value-type="float" office:value="31.8459112535103" calcext:value-type="float">
            <text:p>31,8459112535103</text:p>
          </table:table-cell>
          <table:table-cell table:style-name="ce6" table:formula="of:=([.$B$11]/[.$C$3])*(SIN(((2*PI())/256)*([.E83]*[.$B$3])))" office:value-type="float" office:value="-14.4638286899752" calcext:value-type="float">
            <text:p>-14,4638286899752</text:p>
          </table:table-cell>
          <table:table-cell table:style-name="ce6" table:formula="of:=([.$B$11]/[.$C$4])*(SIN(((2*PI())/256)*([.E83]*[.$B$4])))" office:value-type="float" office:value="7.31367804562825" calcext:value-type="float">
            <text:p>7,31367804562825</text:p>
          </table:table-cell>
          <table:table-cell table:style-name="ce6" table:formula="of:=([.$B$11]/[.$C$5])*(SIN(((2*PI())/256)*([.E83]*[.$B$5])))" office:value-type="float" office:value="14.6273560912565" calcext:value-type="float">
            <text:p>14,6273560912565</text:p>
          </table:table-cell>
          <table:table-cell table:style-name="ce6" table:formula="of:=([.$B$11]/[.$C$6])*(SIN(((2*PI())/256)*([.E83]*[.$B$6])))" office:value-type="float" office:value="-23.7104360113587" calcext:value-type="float">
            <text:p>-23,7104360113587</text:p>
          </table:table-cell>
          <table:table-cell table:style-name="ce6" table:formula="of:=([.$B$11]/[.$C$7])*(SIN(((2*PI())/256)*([.E83]*[.$B$7])))" office:value-type="float" office:value="-23.7104360113587" calcext:value-type="float">
            <text:p>-23,7104360113587</text:p>
          </table:table-cell>
          <table:table-cell table:style-name="ce6" table:formula="of:=([.$B$11]/[.$C$8])*(SIN(((2*PI())/256)*([.E83]*[.$B$8])))" office:value-type="float" office:value="4.17924459750185" calcext:value-type="float">
            <text:p>4,17924459750185</text:p>
          </table:table-cell>
          <table:table-cell table:style-name="ce6" table:formula="of:=([.$B$11]/[.$C$9])*(SIN(((2*PI())/256)*([.E83]*[.$B$9])))" office:value-type="float" office:value="-2.38279721796973" calcext:value-type="float">
            <text:p>-2,38279721796973</text:p>
          </table:table-cell>
          <table:table-cell table:style-name="ce8" table:formula="of:=INT(SUM([.F83:.M83]))+[.$B$12]" office:value-type="float" office:value="-7" calcext:value-type="float">
            <text:p>-7</text:p>
          </table:table-cell>
          <table:table-cell table:number-columns-repeated="16"/>
          <table:table-cell table:style-name="ce9" table:formula="of:=COM.MICROSOFT.CONCAT(&quot;    &quot;; [.N83]; &quot;,        // &quot;;[.E83])" office:value-type="string" office:string-value="    -7,        // 81" calcext:value-type="string">
            <text:p><text:s text:c="4"/>-7, <text:s text:c="7"/>// 8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3]+1" office:value-type="float" office:value="82" calcext:value-type="float">
            <text:p>82</text:p>
          </table:table-cell>
          <table:table-cell table:style-name="ce6" table:formula="of:=([.$B$11]/[.$C$2])*(SIN(((2*PI())/256)*([.E84]*[.$B$2])))" office:value-type="float" office:value="31.3851289729034" calcext:value-type="float">
            <text:p>31,3851289729034</text:p>
          </table:table-cell>
          <table:table-cell table:style-name="ce6" table:formula="of:=([.$B$11]/[.$C$3])*(SIN(((2*PI())/256)*([.E84]*[.$B$3])))" office:value-type="float" office:value="1.56827424527285" calcext:value-type="float">
            <text:p>1,56827424527285</text:p>
          </table:table-cell>
          <table:table-cell table:style-name="ce6" table:formula="of:=([.$B$11]/[.$C$4])*(SIN(((2*PI())/256)*([.E84]*[.$B$4])))" office:value-type="float" office:value="7.23191434498755" calcext:value-type="float">
            <text:p>7,23191434498755</text:p>
          </table:table-cell>
          <table:table-cell table:style-name="ce6" table:formula="of:=([.$B$11]/[.$C$5])*(SIN(((2*PI())/256)*([.E84]*[.$B$5])))" office:value-type="float" office:value="14.4638286899751" calcext:value-type="float">
            <text:p>14,4638286899751</text:p>
          </table:table-cell>
          <table:table-cell table:style-name="ce6" table:formula="of:=([.$B$11]/[.$C$6])*(SIN(((2*PI())/256)*([.E84]*[.$B$6])))" office:value-type="float" office:value="-24.7363345076076" calcext:value-type="float">
            <text:p>-24,7363345076076</text:p>
          </table:table-cell>
          <table:table-cell table:style-name="ce6" table:formula="of:=([.$B$11]/[.$C$7])*(SIN(((2*PI())/256)*([.E84]*[.$B$7])))" office:value-type="float" office:value="-24.7363345076076" calcext:value-type="float">
            <text:p>-24,7363345076076</text:p>
          </table:table-cell>
          <table:table-cell table:style-name="ce6" table:formula="of:=([.$B$11]/[.$C$8])*(SIN(((2*PI())/256)*([.E84]*[.$B$8])))" office:value-type="float" office:value="4.13252248285003" calcext:value-type="float">
            <text:p>4,13252248285003</text:p>
          </table:table-cell>
          <table:table-cell table:style-name="ce6" table:formula="of:=([.$B$11]/[.$C$9])*(SIN(((2*PI())/256)*([.E84]*[.$B$9])))" office:value-type="float" office:value="-1.88558694730399" calcext:value-type="float">
            <text:p>-1,88558694730399</text:p>
          </table:table-cell>
          <table:table-cell table:style-name="ce8" table:formula="of:=INT(SUM([.F84:.M84]))+[.$B$12]" office:value-type="float" office:value="7" calcext:value-type="float">
            <text:p>7</text:p>
          </table:table-cell>
          <table:table-cell table:number-columns-repeated="16"/>
          <table:table-cell table:style-name="ce9" table:formula="of:=COM.MICROSOFT.CONCAT(&quot;    &quot;; [.N84]; &quot;,        // &quot;;[.E84])" office:value-type="string" office:string-value="    7,        // 82" calcext:value-type="string">
            <text:p><text:s text:c="4"/>7, <text:s text:c="7"/>// 8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4]+1" office:value-type="float" office:value="83" calcext:value-type="float">
            <text:p>83</text:p>
          </table:table-cell>
          <table:table-cell table:style-name="ce6" table:formula="of:=([.$B$11]/[.$C$2])*(SIN(((2*PI())/256)*([.E85]*[.$B$2])))" office:value-type="float" office:value="30.6220907434307" calcext:value-type="float">
            <text:p>30,6220907434307</text:p>
          </table:table-cell>
          <table:table-cell table:style-name="ce6" table:formula="of:=([.$B$11]/[.$C$3])*(SIN(((2*PI())/256)*([.E85]*[.$B$3])))" office:value-type="float" office:value="15.5205000511127" calcext:value-type="float">
            <text:p>15,5205000511127</text:p>
          </table:table-cell>
          <table:table-cell table:style-name="ce6" table:formula="of:=([.$B$11]/[.$C$4])*(SIN(((2*PI())/256)*([.E85]*[.$B$4])))" office:value-type="float" office:value="7.14579440956412" calcext:value-type="float">
            <text:p>7,14579440956412</text:p>
          </table:table-cell>
          <table:table-cell table:style-name="ce6" table:formula="of:=([.$B$11]/[.$C$5])*(SIN(((2*PI())/256)*([.E85]*[.$B$5])))" office:value-type="float" office:value="14.2915888191282" calcext:value-type="float">
            <text:p>14,2915888191282</text:p>
          </table:table-cell>
          <table:table-cell table:style-name="ce6" table:formula="of:=([.$B$11]/[.$C$6])*(SIN(((2*PI())/256)*([.E85]*[.$B$6])))" office:value-type="float" office:value="-25.7026410073806" calcext:value-type="float">
            <text:p>-25,7026410073806</text:p>
          </table:table-cell>
          <table:table-cell table:style-name="ce6" table:formula="of:=([.$B$11]/[.$C$7])*(SIN(((2*PI())/256)*([.E85]*[.$B$7])))" office:value-type="float" office:value="-25.7026410073806" calcext:value-type="float">
            <text:p>-25,7026410073806</text:p>
          </table:table-cell>
          <table:table-cell table:style-name="ce6" table:formula="of:=([.$B$11]/[.$C$8])*(SIN(((2*PI())/256)*([.E85]*[.$B$8])))" office:value-type="float" office:value="4.0833110911795" calcext:value-type="float">
            <text:p>4,0833110911795</text:p>
          </table:table-cell>
          <table:table-cell table:style-name="ce6" table:formula="of:=([.$B$11]/[.$C$9])*(SIN(((2*PI())/256)*([.E85]*[.$B$9])))" office:value-type="float" office:value="-1.34755941356888" calcext:value-type="float">
            <text:p>-1,34755941356888</text:p>
          </table:table-cell>
          <table:table-cell table:style-name="ce8" table:formula="of:=INT(SUM([.F85:.M85]))+[.$B$12]" office:value-type="float" office:value="18" calcext:value-type="float">
            <text:p>18</text:p>
          </table:table-cell>
          <table:table-cell table:number-columns-repeated="16"/>
          <table:table-cell table:style-name="ce9" table:formula="of:=COM.MICROSOFT.CONCAT(&quot;    &quot;; [.N85]; &quot;,        // &quot;;[.E85])" office:value-type="string" office:string-value="    18,        // 83" calcext:value-type="string">
            <text:p><text:s text:c="4"/>18, <text:s text:c="7"/>// 8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5]+1" office:value-type="float" office:value="84" calcext:value-type="float">
            <text:p>84</text:p>
          </table:table-cell>
          <table:table-cell table:style-name="ce6" table:formula="of:=([.$B$11]/[.$C$2])*(SIN(((2*PI())/256)*([.E86]*[.$B$2])))" office:value-type="float" office:value="29.5641450403612" calcext:value-type="float">
            <text:p>29,5641450403612</text:p>
          </table:table-cell>
          <table:table-cell table:style-name="ce6" table:formula="of:=([.$B$11]/[.$C$3])*(SIN(((2*PI())/256)*([.E86]*[.$B$3])))" office:value-type="float" office:value="8.88912372831371" calcext:value-type="float">
            <text:p>8,88912372831371</text:p>
          </table:table-cell>
          <table:table-cell table:style-name="ce6" table:formula="of:=([.$B$11]/[.$C$4])*(SIN(((2*PI())/256)*([.E86]*[.$B$4])))" office:value-type="float" office:value="7.05537011478684" calcext:value-type="float">
            <text:p>7,05537011478684</text:p>
          </table:table-cell>
          <table:table-cell table:style-name="ce6" table:formula="of:=([.$B$11]/[.$C$5])*(SIN(((2*PI())/256)*([.E86]*[.$B$5])))" office:value-type="float" office:value="14.1107402295737" calcext:value-type="float">
            <text:p>14,1107402295737</text:p>
          </table:table-cell>
          <table:table-cell table:style-name="ce6" table:formula="of:=([.$B$11]/[.$C$6])*(SIN(((2*PI())/256)*([.E86]*[.$B$6])))" office:value-type="float" office:value="-26.6070275936814" calcext:value-type="float">
            <text:p>-26,6070275936814</text:p>
          </table:table-cell>
          <table:table-cell table:style-name="ce6" table:formula="of:=([.$B$11]/[.$C$7])*(SIN(((2*PI())/256)*([.E86]*[.$B$7])))" office:value-type="float" office:value="-26.6070275936814" calcext:value-type="float">
            <text:p>-26,6070275936814</text:p>
          </table:table-cell>
          <table:table-cell table:style-name="ce6" table:formula="of:=([.$B$11]/[.$C$8])*(SIN(((2*PI())/256)*([.E86]*[.$B$8])))" office:value-type="float" office:value="4.03164006559248" calcext:value-type="float">
            <text:p>4,03164006559248</text:p>
          </table:table-cell>
          <table:table-cell table:style-name="ce6" table:formula="of:=([.$B$11]/[.$C$9])*(SIN(((2*PI())/256)*([.E86]*[.$B$9])))" office:value-type="float" office:value="-0.780361288064512" calcext:value-type="float">
            <text:p>-0,780361288064512</text:p>
          </table:table-cell>
          <table:table-cell table:style-name="ce8" table:formula="of:=INT(SUM([.F86:.M86]))+[.$B$12]" office:value-type="float" office:value="9" calcext:value-type="float">
            <text:p>9</text:p>
          </table:table-cell>
          <table:table-cell table:number-columns-repeated="16"/>
          <table:table-cell table:style-name="ce9" table:formula="of:=COM.MICROSOFT.CONCAT(&quot;    &quot;; [.N86]; &quot;,        // &quot;;[.E86])" office:value-type="string" office:string-value="    9,        // 84" calcext:value-type="string">
            <text:p><text:s text:c="4"/>9, <text:s text:c="7"/>// 8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6]+1" office:value-type="float" office:value="85" calcext:value-type="float">
            <text:p>85</text:p>
          </table:table-cell>
          <table:table-cell table:style-name="ce6" table:formula="of:=([.$B$11]/[.$C$2])*(SIN(((2*PI())/256)*([.E87]*[.$B$2])))" office:value-type="float" office:value="28.2214804591474" calcext:value-type="float">
            <text:p>28,2214804591474</text:p>
          </table:table-cell>
          <table:table-cell table:style-name="ce6" table:formula="of:=([.$B$11]/[.$C$3])*(SIN(((2*PI())/256)*([.E87]*[.$B$3])))" office:value-type="float" office:value="-9.53118887187888" calcext:value-type="float">
            <text:p>-9,53118887187888</text:p>
          </table:table-cell>
          <table:table-cell table:style-name="ce6" table:formula="of:=([.$B$11]/[.$C$4])*(SIN(((2*PI())/256)*([.E87]*[.$B$4])))" office:value-type="float" office:value="6.96069592886969" calcext:value-type="float">
            <text:p>6,96069592886969</text:p>
          </table:table-cell>
          <table:table-cell table:style-name="ce6" table:formula="of:=([.$B$11]/[.$C$5])*(SIN(((2*PI())/256)*([.E87]*[.$B$5])))" office:value-type="float" office:value="13.9213918577394" calcext:value-type="float">
            <text:p>13,9213918577394</text:p>
          </table:table-cell>
          <table:table-cell table:style-name="ce6" table:formula="of:=([.$B$11]/[.$C$6])*(SIN(((2*PI())/256)*([.E87]*[.$B$6])))" office:value-type="float" office:value="-27.4473155200087" calcext:value-type="float">
            <text:p>-27,4473155200087</text:p>
          </table:table-cell>
          <table:table-cell table:style-name="ce6" table:formula="of:=([.$B$11]/[.$C$7])*(SIN(((2*PI())/256)*([.E87]*[.$B$7])))" office:value-type="float" office:value="-27.4473155200087" calcext:value-type="float">
            <text:p>-27,4473155200087</text:p>
          </table:table-cell>
          <table:table-cell table:style-name="ce6" table:formula="of:=([.$B$11]/[.$C$8])*(SIN(((2*PI())/256)*([.E87]*[.$B$8])))" office:value-type="float" office:value="3.97754053078268" calcext:value-type="float">
            <text:p>3,97754053078268</text:p>
          </table:table-cell>
          <table:table-cell table:style-name="ce6" table:formula="of:=([.$B$11]/[.$C$9])*(SIN(((2*PI())/256)*([.E87]*[.$B$9])))" office:value-type="float" office:value="-0.196270697309673" calcext:value-type="float">
            <text:p>-0,196270697309673</text:p>
          </table:table-cell>
          <table:table-cell table:style-name="ce8" table:formula="of:=INT(SUM([.F87:.M87]))+[.$B$12]" office:value-type="float" office:value="-12" calcext:value-type="float">
            <text:p>-12</text:p>
          </table:table-cell>
          <table:table-cell table:number-columns-repeated="16"/>
          <table:table-cell table:style-name="ce9" table:formula="of:=COM.MICROSOFT.CONCAT(&quot;    &quot;; [.N87]; &quot;,        // &quot;;[.E87])" office:value-type="string" office:string-value="    -12,        // 85" calcext:value-type="string">
            <text:p><text:s text:c="4"/>-12, <text:s text:c="7"/>// 8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7]+1" office:value-type="float" office:value="86" calcext:value-type="float">
            <text:p>86</text:p>
          </table:table-cell>
          <table:table-cell table:style-name="ce6" table:formula="of:=([.$B$11]/[.$C$2])*(SIN(((2*PI())/256)*([.E88]*[.$B$2])))" office:value-type="float" office:value="26.6070275936815" calcext:value-type="float">
            <text:p>26,6070275936815</text:p>
          </table:table-cell>
          <table:table-cell table:style-name="ce6" table:formula="of:=([.$B$11]/[.$C$3])*(SIN(((2*PI())/256)*([.E88]*[.$B$3])))" office:value-type="float" office:value="-15.3110453717154" calcext:value-type="float">
            <text:p>-15,3110453717154</text:p>
          </table:table-cell>
          <table:table-cell table:style-name="ce6" table:formula="of:=([.$B$11]/[.$C$4])*(SIN(((2*PI())/256)*([.E88]*[.$B$4])))" office:value-type="float" office:value="6.86182888000218" calcext:value-type="float">
            <text:p>6,86182888000218</text:p>
          </table:table-cell>
          <table:table-cell table:style-name="ce6" table:formula="of:=([.$B$11]/[.$C$5])*(SIN(((2*PI())/256)*([.E88]*[.$B$5])))" office:value-type="float" office:value="13.7236577600044" calcext:value-type="float">
            <text:p>13,7236577600044</text:p>
          </table:table-cell>
          <table:table-cell table:style-name="ce6" table:formula="of:=([.$B$11]/[.$C$6])*(SIN(((2*PI())/256)*([.E88]*[.$B$6])))" office:value-type="float" office:value="-28.2214804591474" calcext:value-type="float">
            <text:p>-28,2214804591474</text:p>
          </table:table-cell>
          <table:table-cell table:style-name="ce6" table:formula="of:=([.$B$11]/[.$C$7])*(SIN(((2*PI())/256)*([.E88]*[.$B$7])))" office:value-type="float" office:value="-28.2214804591474" calcext:value-type="float">
            <text:p>-28,2214804591474</text:p>
          </table:table-cell>
          <table:table-cell table:style-name="ce6" table:formula="of:=([.$B$11]/[.$C$8])*(SIN(((2*PI())/256)*([.E88]*[.$B$8])))" office:value-type="float" office:value="3.92104507428696" calcext:value-type="float">
            <text:p>3,92104507428696</text:p>
          </table:table-cell>
          <table:table-cell table:style-name="ce6" table:formula="of:=([.$B$11]/[.$C$9])*(SIN(((2*PI())/256)*([.E88]*[.$B$9])))" office:value-type="float" office:value="0.392068561318239" calcext:value-type="float">
            <text:p>0,392068561318239</text:p>
          </table:table-cell>
          <table:table-cell table:style-name="ce8" table:formula="of:=INT(SUM([.F88:.M88]))+[.$B$12]" office:value-type="float" office:value="-21" calcext:value-type="float">
            <text:p>-21</text:p>
          </table:table-cell>
          <table:table-cell table:number-columns-repeated="16"/>
          <table:table-cell table:style-name="ce9" table:formula="of:=COM.MICROSOFT.CONCAT(&quot;    &quot;; [.N88]; &quot;,        // &quot;;[.E88])" office:value-type="string" office:string-value="    -21,        // 86" calcext:value-type="string">
            <text:p><text:s text:c="4"/>-21, <text:s text:c="7"/>// 8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8]+1" office:value-type="float" office:value="87" calcext:value-type="float">
            <text:p>87</text:p>
          </table:table-cell>
          <table:table-cell table:style-name="ce6" table:formula="of:=([.$B$11]/[.$C$2])*(SIN(((2*PI())/256)*([.E89]*[.$B$2])))" office:value-type="float" office:value="24.7363345076076" calcext:value-type="float">
            <text:p>24,7363345076076</text:p>
          </table:table-cell>
          <table:table-cell table:style-name="ce6" table:formula="of:=([.$B$11]/[.$C$3])*(SIN(((2*PI())/256)*([.E89]*[.$B$3])))" office:value-type="float" office:value="-0.785082789238724" calcext:value-type="float">
            <text:p>-0,785082789238724</text:p>
          </table:table-cell>
          <table:table-cell table:style-name="ce6" table:formula="of:=([.$B$11]/[.$C$4])*(SIN(((2*PI())/256)*([.E89]*[.$B$4])))" office:value-type="float" office:value="6.75882852199766" calcext:value-type="float">
            <text:p>6,75882852199766</text:p>
          </table:table-cell>
          <table:table-cell table:style-name="ce6" table:formula="of:=([.$B$11]/[.$C$5])*(SIN(((2*PI())/256)*([.E89]*[.$B$5])))" office:value-type="float" office:value="13.5176570439953" calcext:value-type="float">
            <text:p>13,5176570439953</text:p>
          </table:table-cell>
          <table:table-cell table:style-name="ce6" table:formula="of:=([.$B$11]/[.$C$6])*(SIN(((2*PI())/256)*([.E89]*[.$B$6])))" office:value-type="float" office:value="-28.9276573799502" calcext:value-type="float">
            <text:p>-28,9276573799502</text:p>
          </table:table-cell>
          <table:table-cell table:style-name="ce6" table:formula="of:=([.$B$11]/[.$C$7])*(SIN(((2*PI())/256)*([.E89]*[.$B$7])))" office:value-type="float" office:value="-28.9276573799502" calcext:value-type="float">
            <text:p>-28,9276573799502</text:p>
          </table:table-cell>
          <table:table-cell table:style-name="ce6" table:formula="of:=([.$B$11]/[.$C$8])*(SIN(((2*PI())/256)*([.E89]*[.$B$8])))" office:value-type="float" office:value="3.8621877268558" calcext:value-type="float">
            <text:p>3,8621877268558</text:p>
          </table:table-cell>
          <table:table-cell table:style-name="ce6" table:formula="of:=([.$B$11]/[.$C$9])*(SIN(((2*PI())/256)*([.E89]*[.$B$9])))" office:value-type="float" office:value="0.97192071961305" calcext:value-type="float">
            <text:p>0,97192071961305</text:p>
          </table:table-cell>
          <table:table-cell table:style-name="ce8" table:formula="of:=INT(SUM([.F89:.M89]))+[.$B$12]" office:value-type="float" office:value="-9" calcext:value-type="float">
            <text:p>-9</text:p>
          </table:table-cell>
          <table:table-cell table:number-columns-repeated="16"/>
          <table:table-cell table:style-name="ce9" table:formula="of:=COM.MICROSOFT.CONCAT(&quot;    &quot;; [.N89]; &quot;,        // &quot;;[.E89])" office:value-type="string" office:string-value="    -9,        // 87" calcext:value-type="string">
            <text:p><text:s text:c="4"/>-9, <text:s text:c="7"/>// 8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89]+1" office:value-type="float" office:value="88" calcext:value-type="float">
            <text:p>88</text:p>
          </table:table-cell>
          <table:table-cell table:style-name="ce6" table:formula="of:=([.$B$11]/[.$C$2])*(SIN(((2*PI())/256)*([.E90]*[.$B$2])))" office:value-type="float" office:value="22.6274169979695" calcext:value-type="float">
            <text:p>22,6274169979695</text:p>
          </table:table-cell>
          <table:table-cell table:style-name="ce6" table:formula="of:=([.$B$11]/[.$C$3])*(SIN(((2*PI())/256)*([.E90]*[.$B$3])))" office:value-type="float" office:value="14.7820725201806" calcext:value-type="float">
            <text:p>14,7820725201806</text:p>
          </table:table-cell>
          <table:table-cell table:style-name="ce6" table:formula="of:=([.$B$11]/[.$C$4])*(SIN(((2*PI())/256)*([.E90]*[.$B$4])))" office:value-type="float" office:value="6.65175689842036" calcext:value-type="float">
            <text:p>6,65175689842036</text:p>
          </table:table-cell>
          <table:table-cell table:style-name="ce6" table:formula="of:=([.$B$11]/[.$C$5])*(SIN(((2*PI())/256)*([.E90]*[.$B$5])))" office:value-type="float" office:value="13.3035137968407" calcext:value-type="float">
            <text:p>13,3035137968407</text:p>
          </table:table-cell>
          <table:table-cell table:style-name="ce6" table:formula="of:=([.$B$11]/[.$C$6])*(SIN(((2*PI())/256)*([.E90]*[.$B$6])))" office:value-type="float" office:value="-29.5641450403612" calcext:value-type="float">
            <text:p>-29,5641450403612</text:p>
          </table:table-cell>
          <table:table-cell table:style-name="ce6" table:formula="of:=([.$B$11]/[.$C$7])*(SIN(((2*PI())/256)*([.E90]*[.$B$7])))" office:value-type="float" office:value="-29.5641450403612" calcext:value-type="float">
            <text:p>-29,5641450403612</text:p>
          </table:table-cell>
          <table:table-cell table:style-name="ce6" table:formula="of:=([.$B$11]/[.$C$8])*(SIN(((2*PI())/256)*([.E90]*[.$B$8])))" office:value-type="float" office:value="3.80100394195449" calcext:value-type="float">
            <text:p>3,80100394195449</text:p>
          </table:table-cell>
          <table:table-cell table:style-name="ce6" table:formula="of:=([.$B$11]/[.$C$9])*(SIN(((2*PI())/256)*([.E90]*[.$B$9])))" office:value-type="float" office:value="1.53073372946036" calcext:value-type="float">
            <text:p>1,53073372946036</text:p>
          </table:table-cell>
          <table:table-cell table:style-name="ce8" table:formula="of:=INT(SUM([.F90:.M90]))+[.$B$12]" office:value-type="float" office:value="3" calcext:value-type="float">
            <text:p>3</text:p>
          </table:table-cell>
          <table:table-cell table:number-columns-repeated="16"/>
          <table:table-cell table:style-name="ce9" table:formula="of:=COM.MICROSOFT.CONCAT(&quot;    &quot;; [.N90]; &quot;,        // &quot;;[.E90])" office:value-type="string" office:string-value="    3,        // 88" calcext:value-type="string">
            <text:p><text:s text:c="4"/>3, <text:s text:c="7"/>// 8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0]+1" office:value-type="float" office:value="89" calcext:value-type="float">
            <text:p>89</text:p>
          </table:table-cell>
          <table:table-cell table:style-name="ce6" table:formula="of:=([.$B$11]/[.$C$2])*(SIN(((2*PI())/256)*([.E91]*[.$B$2])))" office:value-type="float" office:value="20.3005850932367" calcext:value-type="float">
            <text:p>20,3005850932367</text:p>
          </table:table-cell>
          <table:table-cell table:style-name="ce6" table:formula="of:=([.$B$11]/[.$C$3])*(SIN(((2*PI())/256)*([.E91]*[.$B$3])))" office:value-type="float" office:value="10.7449432775523" calcext:value-type="float">
            <text:p>10,7449432775523</text:p>
          </table:table-cell>
          <table:table-cell table:style-name="ce6" table:formula="of:=([.$B$11]/[.$C$4])*(SIN(((2*PI())/256)*([.E91]*[.$B$4])))" office:value-type="float" office:value="6.54067850521267" calcext:value-type="float">
            <text:p>6,54067850521267</text:p>
          </table:table-cell>
          <table:table-cell table:style-name="ce6" table:formula="of:=([.$B$11]/[.$C$5])*(SIN(((2*PI())/256)*([.E91]*[.$B$5])))" office:value-type="float" office:value="13.0813570104253" calcext:value-type="float">
            <text:p>13,0813570104253</text:p>
          </table:table-cell>
          <table:table-cell table:style-name="ce6" table:formula="of:=([.$B$11]/[.$C$6])*(SIN(((2*PI())/256)*([.E91]*[.$B$6])))" office:value-type="float" office:value="-30.1294100858567" calcext:value-type="float">
            <text:p>-30,1294100858567</text:p>
          </table:table-cell>
          <table:table-cell table:style-name="ce6" table:formula="of:=([.$B$11]/[.$C$7])*(SIN(((2*PI())/256)*([.E91]*[.$B$7])))" office:value-type="float" office:value="-30.1294100858567" calcext:value-type="float">
            <text:p>-30,1294100858567</text:p>
          </table:table-cell>
          <table:table-cell table:style-name="ce6" table:formula="of:=([.$B$11]/[.$C$8])*(SIN(((2*PI())/256)*([.E91]*[.$B$8])))" office:value-type="float" office:value="3.73753057440724" calcext:value-type="float">
            <text:p>3,73753057440724</text:p>
          </table:table-cell>
          <table:table-cell table:style-name="ce6" table:formula="of:=([.$B$11]/[.$C$9])*(SIN(((2*PI())/256)*([.E91]*[.$B$9])))" office:value-type="float" office:value="2.05641097677288" calcext:value-type="float">
            <text:p>2,05641097677288</text:p>
          </table:table-cell>
          <table:table-cell table:style-name="ce8" table:formula="of:=INT(SUM([.F91:.M91]))+[.$B$12]" office:value-type="float" office:value="-4" calcext:value-type="float">
            <text:p>-4</text:p>
          </table:table-cell>
          <table:table-cell table:number-columns-repeated="16"/>
          <table:table-cell table:style-name="ce9" table:formula="of:=COM.MICROSOFT.CONCAT(&quot;    &quot;; [.N91]; &quot;,        // &quot;;[.E91])" office:value-type="string" office:string-value="    -4,        // 89" calcext:value-type="string">
            <text:p><text:s text:c="4"/>-4, <text:s text:c="7"/>// 8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1]+1" office:value-type="float" office:value="90" calcext:value-type="float">
            <text:p>90</text:p>
          </table:table-cell>
          <table:table-cell table:style-name="ce6" table:formula="of:=([.$B$11]/[.$C$2])*(SIN(((2*PI())/256)*([.E92]*[.$B$2])))" office:value-type="float" office:value="17.7782474566273" calcext:value-type="float">
            <text:p>17,7782474566273</text:p>
          </table:table-cell>
          <table:table-cell table:style-name="ce6" table:formula="of:=([.$B$11]/[.$C$3])*(SIN(((2*PI())/256)*([.E92]*[.$B$3])))" office:value-type="float" office:value="-7.54234778921598" calcext:value-type="float">
            <text:p>-7,54234778921598</text:p>
          </table:table-cell>
          <table:table-cell table:style-name="ce6" table:formula="of:=([.$B$11]/[.$C$4])*(SIN(((2*PI())/256)*([.E92]*[.$B$4])))" office:value-type="float" office:value="6.42566025184516" calcext:value-type="float">
            <text:p>6,42566025184516</text:p>
          </table:table-cell>
          <table:table-cell table:style-name="ce6" table:formula="of:=([.$B$11]/[.$C$5])*(SIN(((2*PI())/256)*([.E92]*[.$B$5])))" office:value-type="float" office:value="12.8513205036903" calcext:value-type="float">
            <text:p>12,8513205036903</text:p>
          </table:table-cell>
          <table:table-cell table:style-name="ce6" table:formula="of:=([.$B$11]/[.$C$6])*(SIN(((2*PI())/256)*([.E92]*[.$B$6])))" office:value-type="float" office:value="-30.6220907434307" calcext:value-type="float">
            <text:p>-30,6220907434307</text:p>
          </table:table-cell>
          <table:table-cell table:style-name="ce6" table:formula="of:=([.$B$11]/[.$C$7])*(SIN(((2*PI())/256)*([.E92]*[.$B$7])))" office:value-type="float" office:value="-30.6220907434307" calcext:value-type="float">
            <text:p>-30,6220907434307</text:p>
          </table:table-cell>
          <table:table-cell table:style-name="ce6" table:formula="of:=([.$B$11]/[.$C$8])*(SIN(((2*PI())/256)*([.E92]*[.$B$8])))" office:value-type="float" office:value="3.67180585819723" calcext:value-type="float">
            <text:p>3,67180585819723</text:p>
          </table:table-cell>
          <table:table-cell table:style-name="ce6" table:formula="of:=([.$B$11]/[.$C$9])*(SIN(((2*PI())/256)*([.E92]*[.$B$9])))" office:value-type="float" office:value="2.53757313665458" calcext:value-type="float">
            <text:p>2,53757313665458</text:p>
          </table:table-cell>
          <table:table-cell table:style-name="ce8" table:formula="of:=INT(SUM([.F92:.M92]))+[.$B$12]" office:value-type="float" office:value="-26" calcext:value-type="float">
            <text:p>-26</text:p>
          </table:table-cell>
          <table:table-cell table:number-columns-repeated="16"/>
          <table:table-cell table:style-name="ce9" table:formula="of:=COM.MICROSOFT.CONCAT(&quot;    &quot;; [.N92]; &quot;,        // &quot;;[.E92])" office:value-type="string" office:string-value="    -26,        // 90" calcext:value-type="string">
            <text:p><text:s text:c="4"/>-26, <text:s text:c="7"/>// 9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2]+1" office:value-type="float" office:value="91" calcext:value-type="float">
            <text:p>91</text:p>
          </table:table-cell>
          <table:table-cell table:style-name="ce6" table:formula="of:=([.$B$11]/[.$C$2])*(SIN(((2*PI())/256)*([.E93]*[.$B$2])))" office:value-type="float" office:value="15.0846955784319" calcext:value-type="float">
            <text:p>15,0846955784319</text:p>
          </table:table-cell>
          <table:table-cell table:style-name="ce6" table:formula="of:=([.$B$11]/[.$C$3])*(SIN(((2*PI())/256)*([.E93]*[.$B$3])))" office:value-type="float" office:value="-15.8268241594365" calcext:value-type="float">
            <text:p>-15,8268241594365</text:p>
          </table:table-cell>
          <table:table-cell table:style-name="ce6" table:formula="of:=([.$B$11]/[.$C$4])*(SIN(((2*PI())/256)*([.E93]*[.$B$4])))" office:value-type="float" office:value="6.30677142101285" calcext:value-type="float">
            <text:p>6,30677142101285</text:p>
          </table:table-cell>
          <table:table-cell table:style-name="ce6" table:formula="of:=([.$B$11]/[.$C$5])*(SIN(((2*PI())/256)*([.E93]*[.$B$5])))" office:value-type="float" office:value="12.6135428420257" calcext:value-type="float">
            <text:p>12,6135428420257</text:p>
          </table:table-cell>
          <table:table-cell table:style-name="ce6" table:formula="of:=([.$B$11]/[.$C$6])*(SIN(((2*PI())/256)*([.E93]*[.$B$6])))" office:value-type="float" office:value="-31.0410001022254" calcext:value-type="float">
            <text:p>-31,0410001022254</text:p>
          </table:table-cell>
          <table:table-cell table:style-name="ce6" table:formula="of:=([.$B$11]/[.$C$7])*(SIN(((2*PI())/256)*([.E93]*[.$B$7])))" office:value-type="float" office:value="-31.0410001022254" calcext:value-type="float">
            <text:p>-31,0410001022254</text:p>
          </table:table-cell>
          <table:table-cell table:style-name="ce6" table:formula="of:=([.$B$11]/[.$C$8])*(SIN(((2*PI())/256)*([.E93]*[.$B$8])))" office:value-type="float" office:value="3.60386938343591" calcext:value-type="float">
            <text:p>3,60386938343591</text:p>
          </table:table-cell>
          <table:table-cell table:style-name="ce6" table:formula="of:=([.$B$11]/[.$C$9])*(SIN(((2*PI())/256)*([.E93]*[.$B$9])))" office:value-type="float" office:value="2.96380450141984" calcext:value-type="float">
            <text:p>2,96380450141984</text:p>
          </table:table-cell>
          <table:table-cell table:style-name="ce8" table:formula="of:=INT(SUM([.F93:.M93]))+[.$B$12]" office:value-type="float" office:value="-38" calcext:value-type="float">
            <text:p>-38</text:p>
          </table:table-cell>
          <table:table-cell table:number-columns-repeated="16"/>
          <table:table-cell table:style-name="ce9" table:formula="of:=COM.MICROSOFT.CONCAT(&quot;    &quot;; [.N93]; &quot;,        // &quot;;[.E93])" office:value-type="string" office:string-value="    -38,        // 91" calcext:value-type="string">
            <text:p><text:s text:c="4"/>-38, <text:s text:c="7"/>// 9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3]+1" office:value-type="float" office:value="92" calcext:value-type="float">
            <text:p>92</text:p>
          </table:table-cell>
          <table:table-cell table:style-name="ce6" table:formula="of:=([.$B$11]/[.$C$2])*(SIN(((2*PI())/256)*([.E94]*[.$B$2])))" office:value-type="float" office:value="12.2458698356829" calcext:value-type="float">
            <text:p>12,2458698356829</text:p>
          </table:table-cell>
          <table:table-cell table:style-name="ce6" table:formula="of:=([.$B$11]/[.$C$3])*(SIN(((2*PI())/256)*([.E94]*[.$B$3])))" office:value-type="float" office:value="-3.12144515225822" calcext:value-type="float">
            <text:p>-3,12144515225822</text:p>
          </table:table-cell>
          <table:table-cell table:style-name="ce6" table:formula="of:=([.$B$11]/[.$C$4])*(SIN(((2*PI())/256)*([.E94]*[.$B$4])))" office:value-type="float" office:value="6.1840836269019" calcext:value-type="float">
            <text:p>6,1840836269019</text:p>
          </table:table-cell>
          <table:table-cell table:style-name="ce6" table:formula="of:=([.$B$11]/[.$C$5])*(SIN(((2*PI())/256)*([.E94]*[.$B$5])))" office:value-type="float" office:value="12.3681672538038" calcext:value-type="float">
            <text:p>12,3681672538038</text:p>
          </table:table-cell>
          <table:table-cell table:style-name="ce6" table:formula="of:=([.$B$11]/[.$C$6])*(SIN(((2*PI())/256)*([.E94]*[.$B$6])))" office:value-type="float" office:value="-31.3851289729034" calcext:value-type="float">
            <text:p>-31,3851289729034</text:p>
          </table:table-cell>
          <table:table-cell table:style-name="ce6" table:formula="of:=([.$B$11]/[.$C$7])*(SIN(((2*PI())/256)*([.E94]*[.$B$7])))" office:value-type="float" office:value="-31.3851289729034" calcext:value-type="float">
            <text:p>-31,3851289729034</text:p>
          </table:table-cell>
          <table:table-cell table:style-name="ce6" table:formula="of:=([.$B$11]/[.$C$8])*(SIN(((2*PI())/256)*([.E94]*[.$B$8])))" office:value-type="float" office:value="3.53376207251537" calcext:value-type="float">
            <text:p>3,53376207251537</text:p>
          </table:table-cell>
          <table:table-cell table:style-name="ce6" table:formula="of:=([.$B$11]/[.$C$9])*(SIN(((2*PI())/256)*([.E94]*[.$B$9])))" office:value-type="float" office:value="3.32587844921018" calcext:value-type="float">
            <text:p>3,32587844921018</text:p>
          </table:table-cell>
          <table:table-cell table:style-name="ce8" table:formula="of:=INT(SUM([.F94:.M94]))+[.$B$12]" office:value-type="float" office:value="-29" calcext:value-type="float">
            <text:p>-29</text:p>
          </table:table-cell>
          <table:table-cell table:number-columns-repeated="16"/>
          <table:table-cell table:style-name="ce9" table:formula="of:=COM.MICROSOFT.CONCAT(&quot;    &quot;; [.N94]; &quot;,        // &quot;;[.E94])" office:value-type="string" office:string-value="    -29,        // 92" calcext:value-type="string">
            <text:p><text:s text:c="4"/>-29, <text:s text:c="7"/>// 9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4]+1" office:value-type="float" office:value="93" calcext:value-type="float">
            <text:p>93</text:p>
          </table:table-cell>
          <table:table-cell table:style-name="ce6" table:formula="of:=([.$B$11]/[.$C$2])*(SIN(((2*PI())/256)*([.E95]*[.$B$2])))" office:value-type="float" office:value="9.28910967214283" calcext:value-type="float">
            <text:p>9,28910967214283</text:p>
          </table:table-cell>
          <table:table-cell table:style-name="ce6" table:formula="of:=([.$B$11]/[.$C$3])*(SIN(((2*PI())/256)*([.E95]*[.$B$3])))" office:value-type="float" office:value="13.7236577600043" calcext:value-type="float">
            <text:p>13,7236577600043</text:p>
          </table:table-cell>
          <table:table-cell table:style-name="ce6" table:formula="of:=([.$B$11]/[.$C$4])*(SIN(((2*PI())/256)*([.E95]*[.$B$4])))" office:value-type="float" office:value="6.05767077205188" calcext:value-type="float">
            <text:p>6,05767077205188</text:p>
          </table:table-cell>
          <table:table-cell table:style-name="ce6" table:formula="of:=([.$B$11]/[.$C$5])*(SIN(((2*PI())/256)*([.E95]*[.$B$5])))" office:value-type="float" office:value="12.1153415441038" calcext:value-type="float">
            <text:p>12,1153415441038</text:p>
          </table:table-cell>
          <table:table-cell table:style-name="ce6" table:formula="of:=([.$B$11]/[.$C$6])*(SIN(((2*PI())/256)*([.E95]*[.$B$6])))" office:value-type="float" office:value="-31.653648318873" calcext:value-type="float">
            <text:p>-31,653648318873</text:p>
          </table:table-cell>
          <table:table-cell table:style-name="ce6" table:formula="of:=([.$B$11]/[.$C$7])*(SIN(((2*PI())/256)*([.E95]*[.$B$7])))" office:value-type="float" office:value="-31.653648318873" calcext:value-type="float">
            <text:p>-31,653648318873</text:p>
          </table:table-cell>
          <table:table-cell table:style-name="ce6" table:formula="of:=([.$B$11]/[.$C$8])*(SIN(((2*PI())/256)*([.E95]*[.$B$8])))" office:value-type="float" office:value="3.46152615545822" calcext:value-type="float">
            <text:p>3,46152615545822</text:p>
          </table:table-cell>
          <table:table-cell table:style-name="ce6" table:formula="of:=([.$B$11]/[.$C$9])*(SIN(((2*PI())/256)*([.E95]*[.$B$9])))" office:value-type="float" office:value="3.61595717249377" calcext:value-type="float">
            <text:p>3,61595717249377</text:p>
          </table:table-cell>
          <table:table-cell table:style-name="ce8" table:formula="of:=INT(SUM([.F95:.M95]))+[.$B$12]" office:value-type="float" office:value="-16" calcext:value-type="float">
            <text:p>-16</text:p>
          </table:table-cell>
          <table:table-cell table:number-columns-repeated="16"/>
          <table:table-cell table:style-name="ce9" table:formula="of:=COM.MICROSOFT.CONCAT(&quot;    &quot;; [.N95]; &quot;,        // &quot;;[.E95])" office:value-type="string" office:string-value="    -16,        // 93" calcext:value-type="string">
            <text:p><text:s text:c="4"/>-16, <text:s text:c="7"/>// 9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5]+1" office:value-type="float" office:value="94" calcext:value-type="float">
            <text:p>94</text:p>
          </table:table-cell>
          <table:table-cell table:style-name="ce6" table:formula="of:=([.$B$11]/[.$C$2])*(SIN(((2*PI())/256)*([.E96]*[.$B$2])))" office:value-type="float" office:value="6.2428903045161" calcext:value-type="float">
            <text:p>6,2428903045161</text:p>
          </table:table-cell>
          <table:table-cell table:style-name="ce6" table:formula="of:=([.$B$11]/[.$C$3])*(SIN(((2*PI())/256)*([.E96]*[.$B$3])))" office:value-type="float" office:value="12.3681672538039" calcext:value-type="float">
            <text:p>12,3681672538039</text:p>
          </table:table-cell>
          <table:table-cell table:style-name="ce6" table:formula="of:=([.$B$11]/[.$C$4])*(SIN(((2*PI())/256)*([.E96]*[.$B$4])))" office:value-type="float" office:value="5.92760900283967" calcext:value-type="float">
            <text:p>5,92760900283967</text:p>
          </table:table-cell>
          <table:table-cell table:style-name="ce6" table:formula="of:=([.$B$11]/[.$C$5])*(SIN(((2*PI())/256)*([.E96]*[.$B$5])))" office:value-type="float" office:value="11.8552180056793" calcext:value-type="float">
            <text:p>11,8552180056793</text:p>
          </table:table-cell>
          <table:table-cell table:style-name="ce6" table:formula="of:=([.$B$11]/[.$C$6])*(SIN(((2*PI())/256)*([.E96]*[.$B$6])))" office:value-type="float" office:value="-31.8459112535103" calcext:value-type="float">
            <text:p>-31,8459112535103</text:p>
          </table:table-cell>
          <table:table-cell table:style-name="ce6" table:formula="of:=([.$B$11]/[.$C$7])*(SIN(((2*PI())/256)*([.E96]*[.$B$7])))" office:value-type="float" office:value="-31.8459112535103" calcext:value-type="float">
            <text:p>-31,8459112535103</text:p>
          </table:table-cell>
          <table:table-cell table:style-name="ce6" table:formula="of:=([.$B$11]/[.$C$8])*(SIN(((2*PI())/256)*([.E96]*[.$B$8])))" office:value-type="float" office:value="3.38720514447981" calcext:value-type="float">
            <text:p>3,38720514447981</text:p>
          </table:table-cell>
          <table:table-cell table:style-name="ce6" table:formula="of:=([.$B$11]/[.$C$9])*(SIN(((2*PI())/256)*([.E96]*[.$B$9])))" office:value-type="float" office:value="3.82776134292883" calcext:value-type="float">
            <text:p>3,82776134292883</text:p>
          </table:table-cell>
          <table:table-cell table:style-name="ce8" table:formula="of:=INT(SUM([.F96:.M96]))+[.$B$12]" office:value-type="float" office:value="-21" calcext:value-type="float">
            <text:p>-21</text:p>
          </table:table-cell>
          <table:table-cell table:number-columns-repeated="16"/>
          <table:table-cell table:style-name="ce9" table:formula="of:=COM.MICROSOFT.CONCAT(&quot;    &quot;; [.N96]; &quot;,        // &quot;;[.E96])" office:value-type="string" office:string-value="    -21,        // 94" calcext:value-type="string">
            <text:p><text:s text:c="4"/>-21, <text:s text:c="7"/>// 9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6]+1" office:value-type="float" office:value="95" calcext:value-type="float">
            <text:p>95</text:p>
          </table:table-cell>
          <table:table-cell table:style-name="ce6" table:formula="of:=([.$B$11]/[.$C$2])*(SIN(((2*PI())/256)*([.E97]*[.$B$2])))" office:value-type="float" office:value="3.13654849054594" calcext:value-type="float">
            <text:p>3,13654849054594</text:p>
          </table:table-cell>
          <table:table-cell table:style-name="ce6" table:formula="of:=([.$B$11]/[.$C$3])*(SIN(((2*PI())/256)*([.E97]*[.$B$3])))" office:value-type="float" office:value="-5.39023765427541" calcext:value-type="float">
            <text:p>-5,39023765427541</text:p>
          </table:table-cell>
          <table:table-cell table:style-name="ce6" table:formula="of:=([.$B$11]/[.$C$4])*(SIN(((2*PI())/256)*([.E97]*[.$B$4])))" office:value-type="float" office:value="5.79397666361174" calcext:value-type="float">
            <text:p>5,79397666361174</text:p>
          </table:table-cell>
          <table:table-cell table:style-name="ce6" table:formula="of:=([.$B$11]/[.$C$5])*(SIN(((2*PI())/256)*([.E97]*[.$B$5])))" office:value-type="float" office:value="11.5879533272235" calcext:value-type="float">
            <text:p>11,5879533272235</text:p>
          </table:table-cell>
          <table:table-cell table:style-name="ce6" table:formula="of:=([.$B$11]/[.$C$6])*(SIN(((2*PI())/256)*([.E97]*[.$B$6])))" office:value-type="float" office:value="-31.9614545985655" calcext:value-type="float">
            <text:p>-31,9614545985655</text:p>
          </table:table-cell>
          <table:table-cell table:style-name="ce6" table:formula="of:=([.$B$11]/[.$C$7])*(SIN(((2*PI())/256)*([.E97]*[.$B$7])))" office:value-type="float" office:value="-31.9614545985655" calcext:value-type="float">
            <text:p>-31,9614545985655</text:p>
          </table:table-cell>
          <table:table-cell table:style-name="ce6" table:formula="of:=([.$B$11]/[.$C$8])*(SIN(((2*PI())/256)*([.E97]*[.$B$8])))" office:value-type="float" office:value="3.31084380777813" calcext:value-type="float">
            <text:p>3,31084380777813</text:p>
          </table:table-cell>
          <table:table-cell table:style-name="ce6" table:formula="of:=([.$B$11]/[.$C$9])*(SIN(((2*PI())/256)*([.E97]*[.$B$9])))" office:value-type="float" office:value="3.95670603985912" calcext:value-type="float">
            <text:p>3,95670603985912</text:p>
          </table:table-cell>
          <table:table-cell table:style-name="ce8" table:formula="of:=INT(SUM([.F97:.M97]))+[.$B$12]" office:value-type="float" office:value="-42" calcext:value-type="float">
            <text:p>-42</text:p>
          </table:table-cell>
          <table:table-cell table:number-columns-repeated="16"/>
          <table:table-cell table:style-name="ce9" table:formula="of:=COM.MICROSOFT.CONCAT(&quot;    &quot;; [.N97]; &quot;,        // &quot;;[.E97])" office:value-type="string" office:string-value="    -42,        // 95" calcext:value-type="string">
            <text:p><text:s text:c="4"/>-42, <text:s text:c="7"/>// 9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7]+1" office:value-type="float" office:value="96" calcext:value-type="float">
            <text:p>96</text:p>
          </table:table-cell>
          <table:table-cell table:style-name="ce6" table:formula="of:=([.$B$11]/[.$C$2])*(SIN(((2*PI())/256)*([.E98]*[.$B$2])))" office:value-type="float" office:value="0.0000000000000117566092718146" calcext:value-type="float">
            <text:p>1,17566092718146E-14</text:p>
          </table:table-cell>
          <table:table-cell table:style-name="ce6" table:formula="of:=([.$B$11]/[.$C$3])*(SIN(((2*PI())/256)*([.E98]*[.$B$3])))" office:value-type="float" office:value="-16" calcext:value-type="float">
            <text:p>-16</text:p>
          </table:table-cell>
          <table:table-cell table:style-name="ce6" table:formula="of:=([.$B$11]/[.$C$4])*(SIN(((2*PI())/256)*([.E98]*[.$B$4])))" office:value-type="float" office:value="5.65685424949238" calcext:value-type="float">
            <text:p>5,65685424949238</text:p>
          </table:table-cell>
          <table:table-cell table:style-name="ce6" table:formula="of:=([.$B$11]/[.$C$5])*(SIN(((2*PI())/256)*([.E98]*[.$B$5])))" office:value-type="float" office:value="11.3137084989848" calcext:value-type="float">
            <text:p>11,3137084989848</text:p>
          </table:table-cell>
          <table:table-cell table:style-name="ce6" table:formula="of:=([.$B$11]/[.$C$6])*(SIN(((2*PI())/256)*([.E98]*[.$B$6])))" office:value-type="float" office:value="-32" calcext:value-type="float">
            <text:p>-32</text:p>
          </table:table-cell>
          <table:table-cell table:style-name="ce6" table:formula="of:=([.$B$11]/[.$C$7])*(SIN(((2*PI())/256)*([.E98]*[.$B$7])))" office:value-type="float" office:value="-32" calcext:value-type="float">
            <text:p>-32</text:p>
          </table:table-cell>
          <table:table-cell table:style-name="ce6" table:formula="of:=([.$B$11]/[.$C$8])*(SIN(((2*PI())/256)*([.E98]*[.$B$8])))" office:value-type="float" office:value="3.23248814256707" calcext:value-type="float">
            <text:p>3,23248814256707</text:p>
          </table:table-cell>
          <table:table-cell table:style-name="ce6" table:formula="of:=([.$B$11]/[.$C$9])*(SIN(((2*PI())/256)*([.E98]*[.$B$9])))" office:value-type="float" office:value="4" calcext:value-type="float">
            <text:p>4</text:p>
          </table:table-cell>
          <table:table-cell table:style-name="ce8" table:formula="of:=INT(SUM([.F98:.M98]))+[.$B$12]" office:value-type="float" office:value="-56" calcext:value-type="float">
            <text:p>-56</text:p>
          </table:table-cell>
          <table:table-cell table:number-columns-repeated="16"/>
          <table:table-cell table:style-name="ce9" table:formula="of:=COM.MICROSOFT.CONCAT(&quot;    &quot;; [.N98]; &quot;,        // &quot;;[.E98])" office:value-type="string" office:string-value="    -56,        // 96" calcext:value-type="string">
            <text:p><text:s text:c="4"/>-56, <text:s text:c="7"/>// 9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8]+1" office:value-type="float" office:value="97" calcext:value-type="float">
            <text:p>97</text:p>
          </table:table-cell>
          <table:table-cell table:style-name="ce6" table:formula="of:=([.$B$11]/[.$C$2])*(SIN(((2*PI())/256)*([.E99]*[.$B$2])))" office:value-type="float" office:value="-3.13654849054592" calcext:value-type="float">
            <text:p>-3,13654849054592</text:p>
          </table:table-cell>
          <table:table-cell table:style-name="ce6" table:formula="of:=([.$B$11]/[.$C$3])*(SIN(((2*PI())/256)*([.E99]*[.$B$3])))" office:value-type="float" office:value="-5.3902376542756" calcext:value-type="float">
            <text:p>-5,3902376542756</text:p>
          </table:table-cell>
          <table:table-cell table:style-name="ce6" table:formula="of:=([.$B$11]/[.$C$4])*(SIN(((2*PI())/256)*([.E99]*[.$B$4])))" office:value-type="float" office:value="5.51632435789654" calcext:value-type="float">
            <text:p>5,51632435789654</text:p>
          </table:table-cell>
          <table:table-cell table:style-name="ce6" table:formula="of:=([.$B$11]/[.$C$5])*(SIN(((2*PI())/256)*([.E99]*[.$B$5])))" office:value-type="float" office:value="11.0326487157931" calcext:value-type="float">
            <text:p>11,0326487157931</text:p>
          </table:table-cell>
          <table:table-cell table:style-name="ce6" table:formula="of:=([.$B$11]/[.$C$6])*(SIN(((2*PI())/256)*([.E99]*[.$B$6])))" office:value-type="float" office:value="-31.9614545985655" calcext:value-type="float">
            <text:p>-31,9614545985655</text:p>
          </table:table-cell>
          <table:table-cell table:style-name="ce6" table:formula="of:=([.$B$11]/[.$C$7])*(SIN(((2*PI())/256)*([.E99]*[.$B$7])))" office:value-type="float" office:value="-31.9614545985655" calcext:value-type="float">
            <text:p>-31,9614545985655</text:p>
          </table:table-cell>
          <table:table-cell table:style-name="ce6" table:formula="of:=([.$B$11]/[.$C$8])*(SIN(((2*PI())/256)*([.E99]*[.$B$8])))" office:value-type="float" office:value="3.15218534736945" calcext:value-type="float">
            <text:p>3,15218534736945</text:p>
          </table:table-cell>
          <table:table-cell table:style-name="ce6" table:formula="of:=([.$B$11]/[.$C$9])*(SIN(((2*PI())/256)*([.E99]*[.$B$9])))" office:value-type="float" office:value="3.95670603985912" calcext:value-type="float">
            <text:p>3,95670603985912</text:p>
          </table:table-cell>
          <table:table-cell table:style-name="ce8" table:formula="of:=INT(SUM([.F99:.M99]))+[.$B$12]" office:value-type="float" office:value="-49" calcext:value-type="float">
            <text:p>-49</text:p>
          </table:table-cell>
          <table:table-cell table:number-columns-repeated="16"/>
          <table:table-cell table:style-name="ce9" table:formula="of:=COM.MICROSOFT.CONCAT(&quot;    &quot;; [.N99]; &quot;,        // &quot;;[.E99])" office:value-type="string" office:string-value="    -49,        // 97" calcext:value-type="string">
            <text:p><text:s text:c="4"/>-49, <text:s text:c="7"/>// 9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99]+1" office:value-type="float" office:value="98" calcext:value-type="float">
            <text:p>98</text:p>
          </table:table-cell>
          <table:table-cell table:style-name="ce6" table:formula="of:=([.$B$11]/[.$C$2])*(SIN(((2*PI())/256)*([.E100]*[.$B$2])))" office:value-type="float" office:value="-6.24289030451607" calcext:value-type="float">
            <text:p>-6,24289030451607</text:p>
          </table:table-cell>
          <table:table-cell table:style-name="ce6" table:formula="of:=([.$B$11]/[.$C$3])*(SIN(((2*PI())/256)*([.E100]*[.$B$3])))" office:value-type="float" office:value="12.3681672538038" calcext:value-type="float">
            <text:p>12,3681672538038</text:p>
          </table:table-cell>
          <table:table-cell table:style-name="ce6" table:formula="of:=([.$B$11]/[.$C$4])*(SIN(((2*PI())/256)*([.E100]*[.$B$4])))" office:value-type="float" office:value="5.37247163877615" calcext:value-type="float">
            <text:p>5,37247163877615</text:p>
          </table:table-cell>
          <table:table-cell table:style-name="ce6" table:formula="of:=([.$B$11]/[.$C$5])*(SIN(((2*PI())/256)*([.E100]*[.$B$5])))" office:value-type="float" office:value="10.7449432775523" calcext:value-type="float">
            <text:p>10,7449432775523</text:p>
          </table:table-cell>
          <table:table-cell table:style-name="ce6" table:formula="of:=([.$B$11]/[.$C$6])*(SIN(((2*PI())/256)*([.E100]*[.$B$6])))" office:value-type="float" office:value="-31.8459112535103" calcext:value-type="float">
            <text:p>-31,8459112535103</text:p>
          </table:table-cell>
          <table:table-cell table:style-name="ce6" table:formula="of:=([.$B$11]/[.$C$7])*(SIN(((2*PI())/256)*([.E100]*[.$B$7])))" office:value-type="float" office:value="-31.8459112535103" calcext:value-type="float">
            <text:p>-31,8459112535103</text:p>
          </table:table-cell>
          <table:table-cell table:style-name="ce6" table:formula="of:=([.$B$11]/[.$C$8])*(SIN(((2*PI())/256)*([.E100]*[.$B$8])))" office:value-type="float" office:value="3.06998379358637" calcext:value-type="float">
            <text:p>3,06998379358637</text:p>
          </table:table-cell>
          <table:table-cell table:style-name="ce6" table:formula="of:=([.$B$11]/[.$C$9])*(SIN(((2*PI())/256)*([.E100]*[.$B$9])))" office:value-type="float" office:value="3.82776134292884" calcext:value-type="float">
            <text:p>3,82776134292884</text:p>
          </table:table-cell>
          <table:table-cell table:style-name="ce8" table:formula="of:=INT(SUM([.F100:.M100]))+[.$B$12]" office:value-type="float" office:value="-35" calcext:value-type="float">
            <text:p>-35</text:p>
          </table:table-cell>
          <table:table-cell table:number-columns-repeated="16"/>
          <table:table-cell table:style-name="ce9" table:formula="of:=COM.MICROSOFT.CONCAT(&quot;    &quot;; [.N100]; &quot;,        // &quot;;[.E100])" office:value-type="string" office:string-value="    -35,        // 98" calcext:value-type="string">
            <text:p><text:s text:c="4"/>-35, <text:s text:c="7"/>// 9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0]+1" office:value-type="float" office:value="99" calcext:value-type="float">
            <text:p>99</text:p>
          </table:table-cell>
          <table:table-cell table:style-name="ce6" table:formula="of:=([.$B$11]/[.$C$2])*(SIN(((2*PI())/256)*([.E101]*[.$B$2])))" office:value-type="float" office:value="-9.28910967214281" calcext:value-type="float">
            <text:p>-9,28910967214281</text:p>
          </table:table-cell>
          <table:table-cell table:style-name="ce6" table:formula="of:=([.$B$11]/[.$C$3])*(SIN(((2*PI())/256)*([.E101]*[.$B$3])))" office:value-type="float" office:value="13.7236577600044" calcext:value-type="float">
            <text:p>13,7236577600044</text:p>
          </table:table-cell>
          <table:table-cell table:style-name="ce6" table:formula="of:=([.$B$11]/[.$C$4])*(SIN(((2*PI())/256)*([.E101]*[.$B$4])))" office:value-type="float" office:value="5.22538274363021" calcext:value-type="float">
            <text:p>5,22538274363021</text:p>
          </table:table-cell>
          <table:table-cell table:style-name="ce6" table:formula="of:=([.$B$11]/[.$C$5])*(SIN(((2*PI())/256)*([.E101]*[.$B$5])))" office:value-type="float" office:value="10.4507654872604" calcext:value-type="float">
            <text:p>10,4507654872604</text:p>
          </table:table-cell>
          <table:table-cell table:style-name="ce6" table:formula="of:=([.$B$11]/[.$C$6])*(SIN(((2*PI())/256)*([.E101]*[.$B$6])))" office:value-type="float" office:value="-31.653648318873" calcext:value-type="float">
            <text:p>-31,653648318873</text:p>
          </table:table-cell>
          <table:table-cell table:style-name="ce6" table:formula="of:=([.$B$11]/[.$C$7])*(SIN(((2*PI())/256)*([.E101]*[.$B$7])))" office:value-type="float" office:value="-31.653648318873" calcext:value-type="float">
            <text:p>-31,653648318873</text:p>
          </table:table-cell>
          <table:table-cell table:style-name="ce6" table:formula="of:=([.$B$11]/[.$C$8])*(SIN(((2*PI())/256)*([.E101]*[.$B$8])))" office:value-type="float" office:value="2.98593299636012" calcext:value-type="float">
            <text:p>2,98593299636012</text:p>
          </table:table-cell>
          <table:table-cell table:style-name="ce6" table:formula="of:=([.$B$11]/[.$C$9])*(SIN(((2*PI())/256)*([.E101]*[.$B$9])))" office:value-type="float" office:value="3.61595717249377" calcext:value-type="float">
            <text:p>3,61595717249377</text:p>
          </table:table-cell>
          <table:table-cell table:style-name="ce8" table:formula="of:=INT(SUM([.F101:.M101]))+[.$B$12]" office:value-type="float" office:value="-37" calcext:value-type="float">
            <text:p>-37</text:p>
          </table:table-cell>
          <table:table-cell table:number-columns-repeated="16"/>
          <table:table-cell table:style-name="ce9" table:formula="of:=COM.MICROSOFT.CONCAT(&quot;    &quot;; [.N101]; &quot;,        // &quot;;[.E101])" office:value-type="string" office:string-value="    -37,        // 99" calcext:value-type="string">
            <text:p><text:s text:c="4"/>-37, <text:s text:c="7"/>// 9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1]+1" office:value-type="float" office:value="100" calcext:value-type="float">
            <text:p>100</text:p>
          </table:table-cell>
          <table:table-cell table:style-name="ce6" table:formula="of:=([.$B$11]/[.$C$2])*(SIN(((2*PI())/256)*([.E102]*[.$B$2])))" office:value-type="float" office:value="-12.2458698356829" calcext:value-type="float">
            <text:p>-12,2458698356829</text:p>
          </table:table-cell>
          <table:table-cell table:style-name="ce6" table:formula="of:=([.$B$11]/[.$C$3])*(SIN(((2*PI())/256)*([.E102]*[.$B$3])))" office:value-type="float" office:value="-3.12144515225802" calcext:value-type="float">
            <text:p>-3,12144515225802</text:p>
          </table:table-cell>
          <table:table-cell table:style-name="ce6" table:formula="of:=([.$B$11]/[.$C$4])*(SIN(((2*PI())/256)*([.E102]*[.$B$4])))" office:value-type="float" office:value="5.07514627330916" calcext:value-type="float">
            <text:p>5,07514627330916</text:p>
          </table:table-cell>
          <table:table-cell table:style-name="ce6" table:formula="of:=([.$B$11]/[.$C$5])*(SIN(((2*PI())/256)*([.E102]*[.$B$5])))" office:value-type="float" office:value="10.1502925466183" calcext:value-type="float">
            <text:p>10,1502925466183</text:p>
          </table:table-cell>
          <table:table-cell table:style-name="ce6" table:formula="of:=([.$B$11]/[.$C$6])*(SIN(((2*PI())/256)*([.E102]*[.$B$6])))" office:value-type="float" office:value="-31.3851289729034" calcext:value-type="float">
            <text:p>-31,3851289729034</text:p>
          </table:table-cell>
          <table:table-cell table:style-name="ce6" table:formula="of:=([.$B$11]/[.$C$7])*(SIN(((2*PI())/256)*([.E102]*[.$B$7])))" office:value-type="float" office:value="-31.3851289729034" calcext:value-type="float">
            <text:p>-31,3851289729034</text:p>
          </table:table-cell>
          <table:table-cell table:style-name="ce6" table:formula="of:=([.$B$11]/[.$C$8])*(SIN(((2*PI())/256)*([.E102]*[.$B$8])))" office:value-type="float" office:value="2.90008358474809" calcext:value-type="float">
            <text:p>2,90008358474809</text:p>
          </table:table-cell>
          <table:table-cell table:style-name="ce6" table:formula="of:=([.$B$11]/[.$C$9])*(SIN(((2*PI())/256)*([.E102]*[.$B$9])))" office:value-type="float" office:value="3.32587844921018" calcext:value-type="float">
            <text:p>3,32587844921018</text:p>
          </table:table-cell>
          <table:table-cell table:style-name="ce8" table:formula="of:=INT(SUM([.F102:.M102]))+[.$B$12]" office:value-type="float" office:value="-57" calcext:value-type="float">
            <text:p>-57</text:p>
          </table:table-cell>
          <table:table-cell table:number-columns-repeated="16"/>
          <table:table-cell table:style-name="ce9" table:formula="of:=COM.MICROSOFT.CONCAT(&quot;    &quot;; [.N102]; &quot;,        // &quot;;[.E102])" office:value-type="string" office:string-value="    -57,        // 100" calcext:value-type="string">
            <text:p><text:s text:c="4"/>-57, <text:s text:c="7"/>// 10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2]+1" office:value-type="float" office:value="101" calcext:value-type="float">
            <text:p>101</text:p>
          </table:table-cell>
          <table:table-cell table:style-name="ce6" table:formula="of:=([.$B$11]/[.$C$2])*(SIN(((2*PI())/256)*([.E103]*[.$B$2])))" office:value-type="float" office:value="-15.0846955784319" calcext:value-type="float">
            <text:p>-15,0846955784319</text:p>
          </table:table-cell>
          <table:table-cell table:style-name="ce6" table:formula="of:=([.$B$11]/[.$C$3])*(SIN(((2*PI())/256)*([.E103]*[.$B$3])))" office:value-type="float" office:value="-15.8268241594365" calcext:value-type="float">
            <text:p>-15,8268241594365</text:p>
          </table:table-cell>
          <table:table-cell table:style-name="ce6" table:formula="of:=([.$B$11]/[.$C$4])*(SIN(((2*PI())/256)*([.E103]*[.$B$4])))" office:value-type="float" office:value="4.92185272464502" calcext:value-type="float">
            <text:p>4,92185272464502</text:p>
          </table:table-cell>
          <table:table-cell table:style-name="ce6" table:formula="of:=([.$B$11]/[.$C$5])*(SIN(((2*PI())/256)*([.E103]*[.$B$5])))" office:value-type="float" office:value="9.84370544929003" calcext:value-type="float">
            <text:p>9,84370544929003</text:p>
          </table:table-cell>
          <table:table-cell table:style-name="ce6" table:formula="of:=([.$B$11]/[.$C$6])*(SIN(((2*PI())/256)*([.E103]*[.$B$6])))" office:value-type="float" office:value="-31.0410001022254" calcext:value-type="float">
            <text:p>-31,0410001022254</text:p>
          </table:table-cell>
          <table:table-cell table:style-name="ce6" table:formula="of:=([.$B$11]/[.$C$7])*(SIN(((2*PI())/256)*([.E103]*[.$B$7])))" office:value-type="float" office:value="-31.0410001022254" calcext:value-type="float">
            <text:p>-31,0410001022254</text:p>
          </table:table-cell>
          <table:table-cell table:style-name="ce6" table:formula="of:=([.$B$11]/[.$C$8])*(SIN(((2*PI())/256)*([.E103]*[.$B$8])))" office:value-type="float" office:value="2.81248727122572" calcext:value-type="float">
            <text:p>2,81248727122572</text:p>
          </table:table-cell>
          <table:table-cell table:style-name="ce6" table:formula="of:=([.$B$11]/[.$C$9])*(SIN(((2*PI())/256)*([.E103]*[.$B$9])))" office:value-type="float" office:value="2.96380450141984" calcext:value-type="float">
            <text:p>2,96380450141984</text:p>
          </table:table-cell>
          <table:table-cell table:style-name="ce8" table:formula="of:=INT(SUM([.F103:.M103]))+[.$B$12]" office:value-type="float" office:value="-73" calcext:value-type="float">
            <text:p>-73</text:p>
          </table:table-cell>
          <table:table-cell table:number-columns-repeated="16"/>
          <table:table-cell table:style-name="ce9" table:formula="of:=COM.MICROSOFT.CONCAT(&quot;    &quot;; [.N103]; &quot;,        // &quot;;[.E103])" office:value-type="string" office:string-value="    -73,        // 101" calcext:value-type="string">
            <text:p><text:s text:c="4"/>-73, <text:s text:c="7"/>// 10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3]+1" office:value-type="float" office:value="102" calcext:value-type="float">
            <text:p>102</text:p>
          </table:table-cell>
          <table:table-cell table:style-name="ce6" table:formula="of:=([.$B$11]/[.$C$2])*(SIN(((2*PI())/256)*([.E104]*[.$B$2])))" office:value-type="float" office:value="-17.7782474566273" calcext:value-type="float">
            <text:p>-17,7782474566273</text:p>
          </table:table-cell>
          <table:table-cell table:style-name="ce6" table:formula="of:=([.$B$11]/[.$C$3])*(SIN(((2*PI())/256)*([.E104]*[.$B$3])))" office:value-type="float" office:value="-7.54234778921596" calcext:value-type="float">
            <text:p>-7,54234778921596</text:p>
          </table:table-cell>
          <table:table-cell table:style-name="ce6" table:formula="of:=([.$B$11]/[.$C$4])*(SIN(((2*PI())/256)*([.E104]*[.$B$4])))" office:value-type="float" office:value="4.76559443593947" calcext:value-type="float">
            <text:p>4,76559443593947</text:p>
          </table:table-cell>
          <table:table-cell table:style-name="ce6" table:formula="of:=([.$B$11]/[.$C$5])*(SIN(((2*PI())/256)*([.E104]*[.$B$5])))" office:value-type="float" office:value="9.53118887187894" calcext:value-type="float">
            <text:p>9,53118887187894</text:p>
          </table:table-cell>
          <table:table-cell table:style-name="ce6" table:formula="of:=([.$B$11]/[.$C$6])*(SIN(((2*PI())/256)*([.E104]*[.$B$6])))" office:value-type="float" office:value="-30.6220907434307" calcext:value-type="float">
            <text:p>-30,6220907434307</text:p>
          </table:table-cell>
          <table:table-cell table:style-name="ce6" table:formula="of:=([.$B$11]/[.$C$7])*(SIN(((2*PI())/256)*([.E104]*[.$B$7])))" office:value-type="float" office:value="-30.6220907434307" calcext:value-type="float">
            <text:p>-30,6220907434307</text:p>
          </table:table-cell>
          <table:table-cell table:style-name="ce6" table:formula="of:=([.$B$11]/[.$C$8])*(SIN(((2*PI())/256)*([.E104]*[.$B$8])))" office:value-type="float" office:value="2.72319682053684" calcext:value-type="float">
            <text:p>2,72319682053684</text:p>
          </table:table-cell>
          <table:table-cell table:style-name="ce6" table:formula="of:=([.$B$11]/[.$C$9])*(SIN(((2*PI())/256)*([.E104]*[.$B$9])))" office:value-type="float" office:value="2.53757313665458" calcext:value-type="float">
            <text:p>2,53757313665458</text:p>
          </table:table-cell>
          <table:table-cell table:style-name="ce8" table:formula="of:=INT(SUM([.F104:.M104]))+[.$B$12]" office:value-type="float" office:value="-68" calcext:value-type="float">
            <text:p>-68</text:p>
          </table:table-cell>
          <table:table-cell table:number-columns-repeated="16"/>
          <table:table-cell table:style-name="ce9" table:formula="of:=COM.MICROSOFT.CONCAT(&quot;    &quot;; [.N104]; &quot;,        // &quot;;[.E104])" office:value-type="string" office:string-value="    -68,        // 102" calcext:value-type="string">
            <text:p><text:s text:c="4"/>-68, <text:s text:c="7"/>// 10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4]+1" office:value-type="float" office:value="103" calcext:value-type="float">
            <text:p>103</text:p>
          </table:table-cell>
          <table:table-cell table:style-name="ce6" table:formula="of:=([.$B$11]/[.$C$2])*(SIN(((2*PI())/256)*([.E105]*[.$B$2])))" office:value-type="float" office:value="-20.3005850932366" calcext:value-type="float">
            <text:p>-20,3005850932366</text:p>
          </table:table-cell>
          <table:table-cell table:style-name="ce6" table:formula="of:=([.$B$11]/[.$C$3])*(SIN(((2*PI())/256)*([.E105]*[.$B$3])))" office:value-type="float" office:value="10.7449432775523" calcext:value-type="float">
            <text:p>10,7449432775523</text:p>
          </table:table-cell>
          <table:table-cell table:style-name="ce6" table:formula="of:=([.$B$11]/[.$C$4])*(SIN(((2*PI())/256)*([.E105]*[.$B$4])))" office:value-type="float" office:value="4.60646553134276" calcext:value-type="float">
            <text:p>4,60646553134276</text:p>
          </table:table-cell>
          <table:table-cell table:style-name="ce6" table:formula="of:=([.$B$11]/[.$C$5])*(SIN(((2*PI())/256)*([.E105]*[.$B$5])))" office:value-type="float" office:value="9.21293106268553" calcext:value-type="float">
            <text:p>9,21293106268553</text:p>
          </table:table-cell>
          <table:table-cell table:style-name="ce6" table:formula="of:=([.$B$11]/[.$C$6])*(SIN(((2*PI())/256)*([.E105]*[.$B$6])))" office:value-type="float" office:value="-30.1294100858567" calcext:value-type="float">
            <text:p>-30,1294100858567</text:p>
          </table:table-cell>
          <table:table-cell table:style-name="ce6" table:formula="of:=([.$B$11]/[.$C$7])*(SIN(((2*PI())/256)*([.E105]*[.$B$7])))" office:value-type="float" office:value="-30.1294100858567" calcext:value-type="float">
            <text:p>-30,1294100858567</text:p>
          </table:table-cell>
          <table:table-cell table:style-name="ce6" table:formula="of:=([.$B$11]/[.$C$8])*(SIN(((2*PI())/256)*([.E105]*[.$B$8])))" office:value-type="float" office:value="2.63226601791015" calcext:value-type="float">
            <text:p>2,63226601791015</text:p>
          </table:table-cell>
          <table:table-cell table:style-name="ce6" table:formula="of:=([.$B$11]/[.$C$9])*(SIN(((2*PI())/256)*([.E105]*[.$B$9])))" office:value-type="float" office:value="2.05641097677289" calcext:value-type="float">
            <text:p>2,05641097677289</text:p>
          </table:table-cell>
          <table:table-cell table:style-name="ce8" table:formula="of:=INT(SUM([.F105:.M105]))+[.$B$12]" office:value-type="float" office:value="-52" calcext:value-type="float">
            <text:p>-52</text:p>
          </table:table-cell>
          <table:table-cell table:number-columns-repeated="16"/>
          <table:table-cell table:style-name="ce9" table:formula="of:=COM.MICROSOFT.CONCAT(&quot;    &quot;; [.N105]; &quot;,        // &quot;;[.E105])" office:value-type="string" office:string-value="    -52,        // 103" calcext:value-type="string">
            <text:p><text:s text:c="4"/>-52, <text:s text:c="7"/>// 10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5]+1" office:value-type="float" office:value="104" calcext:value-type="float">
            <text:p>104</text:p>
          </table:table-cell>
          <table:table-cell table:style-name="ce6" table:formula="of:=([.$B$11]/[.$C$2])*(SIN(((2*PI())/256)*([.E106]*[.$B$2])))" office:value-type="float" office:value="-22.6274169979695" calcext:value-type="float">
            <text:p>-22,6274169979695</text:p>
          </table:table-cell>
          <table:table-cell table:style-name="ce6" table:formula="of:=([.$B$11]/[.$C$3])*(SIN(((2*PI())/256)*([.E106]*[.$B$3])))" office:value-type="float" office:value="14.7820725201807" calcext:value-type="float">
            <text:p>14,7820725201807</text:p>
          </table:table-cell>
          <table:table-cell table:style-name="ce6" table:formula="of:=([.$B$11]/[.$C$4])*(SIN(((2*PI())/256)*([.E106]*[.$B$4])))" office:value-type="float" office:value="4.44456186415682" calcext:value-type="float">
            <text:p>4,44456186415682</text:p>
          </table:table-cell>
          <table:table-cell table:style-name="ce6" table:formula="of:=([.$B$11]/[.$C$5])*(SIN(((2*PI())/256)*([.E106]*[.$B$5])))" office:value-type="float" office:value="8.88912372831364" calcext:value-type="float">
            <text:p>8,88912372831364</text:p>
          </table:table-cell>
          <table:table-cell table:style-name="ce6" table:formula="of:=([.$B$11]/[.$C$6])*(SIN(((2*PI())/256)*([.E106]*[.$B$6])))" office:value-type="float" office:value="-29.5641450403612" calcext:value-type="float">
            <text:p>-29,5641450403612</text:p>
          </table:table-cell>
          <table:table-cell table:style-name="ce6" table:formula="of:=([.$B$11]/[.$C$7])*(SIN(((2*PI())/256)*([.E106]*[.$B$7])))" office:value-type="float" office:value="-29.5641450403612" calcext:value-type="float">
            <text:p>-29,5641450403612</text:p>
          </table:table-cell>
          <table:table-cell table:style-name="ce6" table:formula="of:=([.$B$11]/[.$C$8])*(SIN(((2*PI())/256)*([.E106]*[.$B$8])))" office:value-type="float" office:value="2.53974963666104" calcext:value-type="float">
            <text:p>2,53974963666104</text:p>
          </table:table-cell>
          <table:table-cell table:style-name="ce6" table:formula="of:=([.$B$11]/[.$C$9])*(SIN(((2*PI())/256)*([.E106]*[.$B$9])))" office:value-type="float" office:value="1.53073372946036" calcext:value-type="float">
            <text:p>1,53073372946036</text:p>
          </table:table-cell>
          <table:table-cell table:style-name="ce8" table:formula="of:=INT(SUM([.F106:.M106]))+[.$B$12]" office:value-type="float" office:value="-50" calcext:value-type="float">
            <text:p>-50</text:p>
          </table:table-cell>
          <table:table-cell table:number-columns-repeated="16"/>
          <table:table-cell table:style-name="ce9" table:formula="of:=COM.MICROSOFT.CONCAT(&quot;    &quot;; [.N106]; &quot;,        // &quot;;[.E106])" office:value-type="string" office:string-value="    -50,        // 104" calcext:value-type="string">
            <text:p><text:s text:c="4"/>-50, <text:s text:c="7"/>// 10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6]+1" office:value-type="float" office:value="105" calcext:value-type="float">
            <text:p>105</text:p>
          </table:table-cell>
          <table:table-cell table:style-name="ce6" table:formula="of:=([.$B$11]/[.$C$2])*(SIN(((2*PI())/256)*([.E107]*[.$B$2])))" office:value-type="float" office:value="-24.7363345076076" calcext:value-type="float">
            <text:p>-24,7363345076076</text:p>
          </table:table-cell>
          <table:table-cell table:style-name="ce6" table:formula="of:=([.$B$11]/[.$C$3])*(SIN(((2*PI())/256)*([.E107]*[.$B$3])))" office:value-type="float" office:value="-0.78508278923852" calcext:value-type="float">
            <text:p>-0,78508278923852</text:p>
          </table:table-cell>
          <table:table-cell table:style-name="ce6" table:formula="of:=([.$B$11]/[.$C$4])*(SIN(((2*PI())/256)*([.E107]*[.$B$4])))" office:value-type="float" office:value="4.27998095909678" calcext:value-type="float">
            <text:p>4,27998095909678</text:p>
          </table:table-cell>
          <table:table-cell table:style-name="ce6" table:formula="of:=([.$B$11]/[.$C$5])*(SIN(((2*PI())/256)*([.E107]*[.$B$5])))" office:value-type="float" office:value="8.55996191819355" calcext:value-type="float">
            <text:p>8,55996191819355</text:p>
          </table:table-cell>
          <table:table-cell table:style-name="ce6" table:formula="of:=([.$B$11]/[.$C$6])*(SIN(((2*PI())/256)*([.E107]*[.$B$6])))" office:value-type="float" office:value="-28.9276573799502" calcext:value-type="float">
            <text:p>-28,9276573799502</text:p>
          </table:table-cell>
          <table:table-cell table:style-name="ce6" table:formula="of:=([.$B$11]/[.$C$7])*(SIN(((2*PI())/256)*([.E107]*[.$B$7])))" office:value-type="float" office:value="-28.9276573799502" calcext:value-type="float">
            <text:p>-28,9276573799502</text:p>
          </table:table-cell>
          <table:table-cell table:style-name="ce6" table:formula="of:=([.$B$11]/[.$C$8])*(SIN(((2*PI())/256)*([.E107]*[.$B$8])))" office:value-type="float" office:value="2.44570340519816" calcext:value-type="float">
            <text:p>2,44570340519816</text:p>
          </table:table-cell>
          <table:table-cell table:style-name="ce6" table:formula="of:=([.$B$11]/[.$C$9])*(SIN(((2*PI())/256)*([.E107]*[.$B$9])))" office:value-type="float" office:value="0.971920719613055" calcext:value-type="float">
            <text:p>0,971920719613055</text:p>
          </table:table-cell>
          <table:table-cell table:style-name="ce8" table:formula="of:=INT(SUM([.F107:.M107]))+[.$B$12]" office:value-type="float" office:value="-68" calcext:value-type="float">
            <text:p>-68</text:p>
          </table:table-cell>
          <table:table-cell table:number-columns-repeated="16"/>
          <table:table-cell table:style-name="ce9" table:formula="of:=COM.MICROSOFT.CONCAT(&quot;    &quot;; [.N107]; &quot;,        // &quot;;[.E107])" office:value-type="string" office:string-value="    -68,        // 105" calcext:value-type="string">
            <text:p><text:s text:c="4"/>-68, <text:s text:c="7"/>// 10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7]+1" office:value-type="float" office:value="106" calcext:value-type="float">
            <text:p>106</text:p>
          </table:table-cell>
          <table:table-cell table:style-name="ce6" table:formula="of:=([.$B$11]/[.$C$2])*(SIN(((2*PI())/256)*([.E108]*[.$B$2])))" office:value-type="float" office:value="-26.6070275936814" calcext:value-type="float">
            <text:p>-26,6070275936814</text:p>
          </table:table-cell>
          <table:table-cell table:style-name="ce6" table:formula="of:=([.$B$11]/[.$C$3])*(SIN(((2*PI())/256)*([.E108]*[.$B$3])))" office:value-type="float" office:value="-15.3110453717154" calcext:value-type="float">
            <text:p>-15,3110453717154</text:p>
          </table:table-cell>
          <table:table-cell table:style-name="ce6" table:formula="of:=([.$B$11]/[.$C$4])*(SIN(((2*PI())/256)*([.E108]*[.$B$4])))" office:value-type="float" office:value="4.11282195354577" calcext:value-type="float">
            <text:p>4,11282195354577</text:p>
          </table:table-cell>
          <table:table-cell table:style-name="ce6" table:formula="of:=([.$B$11]/[.$C$5])*(SIN(((2*PI())/256)*([.E108]*[.$B$5])))" office:value-type="float" office:value="8.22564390709155" calcext:value-type="float">
            <text:p>8,22564390709155</text:p>
          </table:table-cell>
          <table:table-cell table:style-name="ce6" table:formula="of:=([.$B$11]/[.$C$6])*(SIN(((2*PI())/256)*([.E108]*[.$B$6])))" office:value-type="float" office:value="-28.2214804591474" calcext:value-type="float">
            <text:p>-28,2214804591474</text:p>
          </table:table-cell>
          <table:table-cell table:style-name="ce6" table:formula="of:=([.$B$11]/[.$C$7])*(SIN(((2*PI())/256)*([.E108]*[.$B$7])))" office:value-type="float" office:value="-28.2214804591474" calcext:value-type="float">
            <text:p>-28,2214804591474</text:p>
          </table:table-cell>
          <table:table-cell table:style-name="ce6" table:formula="of:=([.$B$11]/[.$C$8])*(SIN(((2*PI())/256)*([.E108]*[.$B$8])))" office:value-type="float" office:value="2.35018397345473" calcext:value-type="float">
            <text:p>2,35018397345473</text:p>
          </table:table-cell>
          <table:table-cell table:style-name="ce6" table:formula="of:=([.$B$11]/[.$C$9])*(SIN(((2*PI())/256)*([.E108]*[.$B$9])))" office:value-type="float" office:value="0.392068561318244" calcext:value-type="float">
            <text:p>0,392068561318244</text:p>
          </table:table-cell>
          <table:table-cell table:style-name="ce8" table:formula="of:=INT(SUM([.F108:.M108]))+[.$B$12]" office:value-type="float" office:value="-84" calcext:value-type="float">
            <text:p>-84</text:p>
          </table:table-cell>
          <table:table-cell table:number-columns-repeated="16"/>
          <table:table-cell table:style-name="ce9" table:formula="of:=COM.MICROSOFT.CONCAT(&quot;    &quot;; [.N108]; &quot;,        // &quot;;[.E108])" office:value-type="string" office:string-value="    -84,        // 106" calcext:value-type="string">
            <text:p><text:s text:c="4"/>-84, <text:s text:c="7"/>// 10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8]+1" office:value-type="float" office:value="107" calcext:value-type="float">
            <text:p>107</text:p>
          </table:table-cell>
          <table:table-cell table:style-name="ce6" table:formula="of:=([.$B$11]/[.$C$2])*(SIN(((2*PI())/256)*([.E109]*[.$B$2])))" office:value-type="float" office:value="-28.2214804591474" calcext:value-type="float">
            <text:p>-28,2214804591474</text:p>
          </table:table-cell>
          <table:table-cell table:style-name="ce6" table:formula="of:=([.$B$11]/[.$C$3])*(SIN(((2*PI())/256)*([.E109]*[.$B$3])))" office:value-type="float" office:value="-9.53118887187904" calcext:value-type="float">
            <text:p>-9,53118887187904</text:p>
          </table:table-cell>
          <table:table-cell table:style-name="ce6" table:formula="of:=([.$B$11]/[.$C$4])*(SIN(((2*PI())/256)*([.E109]*[.$B$4])))" office:value-type="float" office:value="3.94318553783827" calcext:value-type="float">
            <text:p>3,94318553783827</text:p>
          </table:table-cell>
          <table:table-cell table:style-name="ce6" table:formula="of:=([.$B$11]/[.$C$5])*(SIN(((2*PI())/256)*([.E109]*[.$B$5])))" office:value-type="float" office:value="7.88637107567655" calcext:value-type="float">
            <text:p>7,88637107567655</text:p>
          </table:table-cell>
          <table:table-cell table:style-name="ce6" table:formula="of:=([.$B$11]/[.$C$6])*(SIN(((2*PI())/256)*([.E109]*[.$B$6])))" office:value-type="float" office:value="-27.4473155200087" calcext:value-type="float">
            <text:p>-27,4473155200087</text:p>
          </table:table-cell>
          <table:table-cell table:style-name="ce6" table:formula="of:=([.$B$11]/[.$C$7])*(SIN(((2*PI())/256)*([.E109]*[.$B$7])))" office:value-type="float" office:value="-27.4473155200087" calcext:value-type="float">
            <text:p>-27,4473155200087</text:p>
          </table:table-cell>
          <table:table-cell table:style-name="ce6" table:formula="of:=([.$B$11]/[.$C$8])*(SIN(((2*PI())/256)*([.E109]*[.$B$8])))" office:value-type="float" office:value="2.25324887876473" calcext:value-type="float">
            <text:p>2,25324887876473</text:p>
          </table:table-cell>
          <table:table-cell table:style-name="ce6" table:formula="of:=([.$B$11]/[.$C$9])*(SIN(((2*PI())/256)*([.E109]*[.$B$9])))" office:value-type="float" office:value="-0.196270697309669" calcext:value-type="float">
            <text:p>-0,196270697309669</text:p>
          </table:table-cell>
          <table:table-cell table:style-name="ce8" table:formula="of:=INT(SUM([.F109:.M109]))+[.$B$12]" office:value-type="float" office:value="-79" calcext:value-type="float">
            <text:p>-79</text:p>
          </table:table-cell>
          <table:table-cell table:number-columns-repeated="16"/>
          <table:table-cell table:style-name="ce9" table:formula="of:=COM.MICROSOFT.CONCAT(&quot;    &quot;; [.N109]; &quot;,        // &quot;;[.E109])" office:value-type="string" office:string-value="    -79,        // 107" calcext:value-type="string">
            <text:p><text:s text:c="4"/>-79, <text:s text:c="7"/>// 10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09]+1" office:value-type="float" office:value="108" calcext:value-type="float">
            <text:p>108</text:p>
          </table:table-cell>
          <table:table-cell table:style-name="ce6" table:formula="of:=([.$B$11]/[.$C$2])*(SIN(((2*PI())/256)*([.E110]*[.$B$2])))" office:value-type="float" office:value="-29.5641450403612" calcext:value-type="float">
            <text:p>-29,5641450403612</text:p>
          </table:table-cell>
          <table:table-cell table:style-name="ce6" table:formula="of:=([.$B$11]/[.$C$3])*(SIN(((2*PI())/256)*([.E110]*[.$B$3])))" office:value-type="float" office:value="8.88912372831373" calcext:value-type="float">
            <text:p>8,88912372831373</text:p>
          </table:table-cell>
          <table:table-cell table:style-name="ce6" table:formula="of:=([.$B$11]/[.$C$4])*(SIN(((2*PI())/256)*([.E110]*[.$B$4])))" office:value-type="float" office:value="3.77117389460798" calcext:value-type="float">
            <text:p>3,77117389460798</text:p>
          </table:table-cell>
          <table:table-cell table:style-name="ce6" table:formula="of:=([.$B$11]/[.$C$5])*(SIN(((2*PI())/256)*([.E110]*[.$B$5])))" office:value-type="float" office:value="7.54234778921597" calcext:value-type="float">
            <text:p>7,54234778921597</text:p>
          </table:table-cell>
          <table:table-cell table:style-name="ce6" table:formula="of:=([.$B$11]/[.$C$6])*(SIN(((2*PI())/256)*([.E110]*[.$B$6])))" office:value-type="float" office:value="-26.6070275936815" calcext:value-type="float">
            <text:p>-26,6070275936815</text:p>
          </table:table-cell>
          <table:table-cell table:style-name="ce6" table:formula="of:=([.$B$11]/[.$C$7])*(SIN(((2*PI())/256)*([.E110]*[.$B$7])))" office:value-type="float" office:value="-26.6070275936815" calcext:value-type="float">
            <text:p>-26,6070275936815</text:p>
          </table:table-cell>
          <table:table-cell table:style-name="ce6" table:formula="of:=([.$B$11]/[.$C$8])*(SIN(((2*PI())/256)*([.E110]*[.$B$8])))" office:value-type="float" office:value="2.15495651120456" calcext:value-type="float">
            <text:p>2,15495651120456</text:p>
          </table:table-cell>
          <table:table-cell table:style-name="ce6" table:formula="of:=([.$B$11]/[.$C$9])*(SIN(((2*PI())/256)*([.E110]*[.$B$9])))" office:value-type="float" office:value="-0.780361288064508" calcext:value-type="float">
            <text:p>-0,780361288064508</text:p>
          </table:table-cell>
          <table:table-cell table:style-name="ce8" table:formula="of:=INT(SUM([.F110:.M110]))+[.$B$12]" office:value-type="float" office:value="-62" calcext:value-type="float">
            <text:p>-62</text:p>
          </table:table-cell>
          <table:table-cell table:number-columns-repeated="16"/>
          <table:table-cell table:style-name="ce9" table:formula="of:=COM.MICROSOFT.CONCAT(&quot;    &quot;; [.N110]; &quot;,        // &quot;;[.E110])" office:value-type="string" office:string-value="    -62,        // 108" calcext:value-type="string">
            <text:p><text:s text:c="4"/>-62, <text:s text:c="7"/>// 10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0]+1" office:value-type="float" office:value="109" calcext:value-type="float">
            <text:p>109</text:p>
          </table:table-cell>
          <table:table-cell table:style-name="ce6" table:formula="of:=([.$B$11]/[.$C$2])*(SIN(((2*PI())/256)*([.E111]*[.$B$2])))" office:value-type="float" office:value="-30.6220907434307" calcext:value-type="float">
            <text:p>-30,6220907434307</text:p>
          </table:table-cell>
          <table:table-cell table:style-name="ce6" table:formula="of:=([.$B$11]/[.$C$3])*(SIN(((2*PI())/256)*([.E111]*[.$B$3])))" office:value-type="float" office:value="15.5205000511127" calcext:value-type="float">
            <text:p>15,5205000511127</text:p>
          </table:table-cell>
          <table:table-cell table:style-name="ce6" table:formula="of:=([.$B$11]/[.$C$4])*(SIN(((2*PI())/256)*([.E111]*[.$B$4])))" office:value-type="float" office:value="3.59689063723685" calcext:value-type="float">
            <text:p>3,59689063723685</text:p>
          </table:table-cell>
          <table:table-cell table:style-name="ce6" table:formula="of:=([.$B$11]/[.$C$5])*(SIN(((2*PI())/256)*([.E111]*[.$B$5])))" office:value-type="float" office:value="7.19378127447371" calcext:value-type="float">
            <text:p>7,19378127447371</text:p>
          </table:table-cell>
          <table:table-cell table:style-name="ce6" table:formula="of:=([.$B$11]/[.$C$6])*(SIN(((2*PI())/256)*([.E111]*[.$B$6])))" office:value-type="float" office:value="-25.7026410073806" calcext:value-type="float">
            <text:p>-25,7026410073806</text:p>
          </table:table-cell>
          <table:table-cell table:style-name="ce6" table:formula="of:=([.$B$11]/[.$C$7])*(SIN(((2*PI())/256)*([.E111]*[.$B$7])))" office:value-type="float" office:value="-25.7026410073806" calcext:value-type="float">
            <text:p>-25,7026410073806</text:p>
          </table:table-cell>
          <table:table-cell table:style-name="ce6" table:formula="of:=([.$B$11]/[.$C$8])*(SIN(((2*PI())/256)*([.E111]*[.$B$8])))" office:value-type="float" office:value="2.05536607842106" calcext:value-type="float">
            <text:p>2,05536607842106</text:p>
          </table:table-cell>
          <table:table-cell table:style-name="ce6" table:formula="of:=([.$B$11]/[.$C$9])*(SIN(((2*PI())/256)*([.E111]*[.$B$9])))" office:value-type="float" office:value="-1.34755941356888" calcext:value-type="float">
            <text:p>-1,34755941356888</text:p>
          </table:table-cell>
          <table:table-cell table:style-name="ce8" table:formula="of:=INT(SUM([.F111:.M111]))+[.$B$12]" office:value-type="float" office:value="-56" calcext:value-type="float">
            <text:p>-56</text:p>
          </table:table-cell>
          <table:table-cell table:number-columns-repeated="16"/>
          <table:table-cell table:style-name="ce9" table:formula="of:=COM.MICROSOFT.CONCAT(&quot;    &quot;; [.N111]; &quot;,        // &quot;;[.E111])" office:value-type="string" office:string-value="    -56,        // 109" calcext:value-type="string">
            <text:p><text:s text:c="4"/>-56, <text:s text:c="7"/>// 10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1]+1" office:value-type="float" office:value="110" calcext:value-type="float">
            <text:p>110</text:p>
          </table:table-cell>
          <table:table-cell table:style-name="ce6" table:formula="of:=([.$B$11]/[.$C$2])*(SIN(((2*PI())/256)*([.E112]*[.$B$2])))" office:value-type="float" office:value="-31.3851289729034" calcext:value-type="float">
            <text:p>-31,3851289729034</text:p>
          </table:table-cell>
          <table:table-cell table:style-name="ce6" table:formula="of:=([.$B$11]/[.$C$3])*(SIN(((2*PI())/256)*([.E112]*[.$B$3])))" office:value-type="float" office:value="1.56827424527327" calcext:value-type="float">
            <text:p>1,56827424527327</text:p>
          </table:table-cell>
          <table:table-cell table:style-name="ce6" table:formula="of:=([.$B$11]/[.$C$4])*(SIN(((2*PI())/256)*([.E112]*[.$B$4])))" office:value-type="float" office:value="3.42044074744226" calcext:value-type="float">
            <text:p>3,42044074744226</text:p>
          </table:table-cell>
          <table:table-cell table:style-name="ce6" table:formula="of:=([.$B$11]/[.$C$5])*(SIN(((2*PI())/256)*([.E112]*[.$B$5])))" office:value-type="float" office:value="6.84088149488451" calcext:value-type="float">
            <text:p>6,84088149488451</text:p>
          </table:table-cell>
          <table:table-cell table:style-name="ce6" table:formula="of:=([.$B$11]/[.$C$6])*(SIN(((2*PI())/256)*([.E112]*[.$B$6])))" office:value-type="float" office:value="-24.7363345076076" calcext:value-type="float">
            <text:p>-24,7363345076076</text:p>
          </table:table-cell>
          <table:table-cell table:style-name="ce6" table:formula="of:=([.$B$11]/[.$C$7])*(SIN(((2*PI())/256)*([.E112]*[.$B$7])))" office:value-type="float" office:value="-24.7363345076076" calcext:value-type="float">
            <text:p>-24,7363345076076</text:p>
          </table:table-cell>
          <table:table-cell table:style-name="ce6" table:formula="of:=([.$B$11]/[.$C$8])*(SIN(((2*PI())/256)*([.E112]*[.$B$8])))" office:value-type="float" office:value="1.954537569967" calcext:value-type="float">
            <text:p>1,954537569967</text:p>
          </table:table-cell>
          <table:table-cell table:style-name="ce6" table:formula="of:=([.$B$11]/[.$C$9])*(SIN(((2*PI())/256)*([.E112]*[.$B$9])))" office:value-type="float" office:value="-1.88558694730398" calcext:value-type="float">
            <text:p>-1,88558694730398</text:p>
          </table:table-cell>
          <table:table-cell table:style-name="ce8" table:formula="of:=INT(SUM([.F112:.M112]))+[.$B$12]" office:value-type="float" office:value="-69" calcext:value-type="float">
            <text:p>-69</text:p>
          </table:table-cell>
          <table:table-cell table:number-columns-repeated="16"/>
          <table:table-cell table:style-name="ce9" table:formula="of:=COM.MICROSOFT.CONCAT(&quot;    &quot;; [.N112]; &quot;,        // &quot;;[.E112])" office:value-type="string" office:string-value="    -69,        // 110" calcext:value-type="string">
            <text:p><text:s text:c="4"/>-69, <text:s text:c="7"/>// 11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2]+1" office:value-type="float" office:value="111" calcext:value-type="float">
            <text:p>111</text:p>
          </table:table-cell>
          <table:table-cell table:style-name="ce6" table:formula="of:=([.$B$11]/[.$C$2])*(SIN(((2*PI())/256)*([.E113]*[.$B$2])))" office:value-type="float" office:value="-31.8459112535103" calcext:value-type="float">
            <text:p>-31,8459112535103</text:p>
          </table:table-cell>
          <table:table-cell table:style-name="ce6" table:formula="of:=([.$B$11]/[.$C$3])*(SIN(((2*PI())/256)*([.E113]*[.$B$3])))" office:value-type="float" office:value="-14.4638286899751" calcext:value-type="float">
            <text:p>-14,4638286899751</text:p>
          </table:table-cell>
          <table:table-cell table:style-name="ce6" table:formula="of:=([.$B$11]/[.$C$4])*(SIN(((2*PI())/256)*([.E113]*[.$B$4])))" office:value-type="float" office:value="3.24193051203992" calcext:value-type="float">
            <text:p>3,24193051203992</text:p>
          </table:table-cell>
          <table:table-cell table:style-name="ce6" table:formula="of:=([.$B$11]/[.$C$5])*(SIN(((2*PI())/256)*([.E113]*[.$B$5])))" office:value-type="float" office:value="6.48386102407984" calcext:value-type="float">
            <text:p>6,48386102407984</text:p>
          </table:table-cell>
          <table:table-cell table:style-name="ce6" table:formula="of:=([.$B$11]/[.$C$6])*(SIN(((2*PI())/256)*([.E113]*[.$B$6])))" office:value-type="float" office:value="-23.7104360113587" calcext:value-type="float">
            <text:p>-23,7104360113587</text:p>
          </table:table-cell>
          <table:table-cell table:style-name="ce6" table:formula="of:=([.$B$11]/[.$C$7])*(SIN(((2*PI())/256)*([.E113]*[.$B$7])))" office:value-type="float" office:value="-23.7104360113587" calcext:value-type="float">
            <text:p>-23,7104360113587</text:p>
          </table:table-cell>
          <table:table-cell table:style-name="ce6" table:formula="of:=([.$B$11]/[.$C$8])*(SIN(((2*PI())/256)*([.E113]*[.$B$8])))" office:value-type="float" office:value="1.85253172116567" calcext:value-type="float">
            <text:p>1,85253172116567</text:p>
          </table:table-cell>
          <table:table-cell table:style-name="ce6" table:formula="of:=([.$B$11]/[.$C$9])*(SIN(((2*PI())/256)*([.E113]*[.$B$9])))" office:value-type="float" office:value="-2.38279721796973" calcext:value-type="float">
            <text:p>-2,38279721796973</text:p>
          </table:table-cell>
          <table:table-cell table:style-name="ce8" table:formula="of:=INT(SUM([.F113:.M113]))+[.$B$12]" office:value-type="float" office:value="-85" calcext:value-type="float">
            <text:p>-85</text:p>
          </table:table-cell>
          <table:table-cell table:number-columns-repeated="16"/>
          <table:table-cell table:style-name="ce9" table:formula="of:=COM.MICROSOFT.CONCAT(&quot;    &quot;; [.N113]; &quot;,        // &quot;;[.E113])" office:value-type="string" office:string-value="    -85,        // 111" calcext:value-type="string">
            <text:p><text:s text:c="4"/>-85, <text:s text:c="7"/>// 11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3]+1" office:value-type="float" office:value="112" calcext:value-type="float">
            <text:p>112</text:p>
          </table:table-cell>
          <table:table-cell table:style-name="ce6" table:formula="of:=([.$B$11]/[.$C$2])*(SIN(((2*PI())/256)*([.E114]*[.$B$2])))" office:value-type="float" office:value="-32" calcext:value-type="float">
            <text:p>-32</text:p>
          </table:table-cell>
          <table:table-cell table:style-name="ce6" table:formula="of:=([.$B$11]/[.$C$3])*(SIN(((2*PI())/256)*([.E114]*[.$B$3])))" office:value-type="float" office:value="-11.313708498985" calcext:value-type="float">
            <text:p>-11,313708498985</text:p>
          </table:table-cell>
          <table:table-cell table:style-name="ce6" table:formula="of:=([.$B$11]/[.$C$4])*(SIN(((2*PI())/256)*([.E114]*[.$B$4])))" office:value-type="float" office:value="3.06146745892072" calcext:value-type="float">
            <text:p>3,06146745892072</text:p>
          </table:table-cell>
          <table:table-cell table:style-name="ce6" table:formula="of:=([.$B$11]/[.$C$5])*(SIN(((2*PI())/256)*([.E114]*[.$B$5])))" office:value-type="float" office:value="6.12293491784144" calcext:value-type="float">
            <text:p>6,12293491784144</text:p>
          </table:table-cell>
          <table:table-cell table:style-name="ce6" table:formula="of:=([.$B$11]/[.$C$6])*(SIN(((2*PI())/256)*([.E114]*[.$B$6])))" office:value-type="float" office:value="-22.6274169979695" calcext:value-type="float">
            <text:p>-22,6274169979695</text:p>
          </table:table-cell>
          <table:table-cell table:style-name="ce6" table:formula="of:=([.$B$11]/[.$C$7])*(SIN(((2*PI())/256)*([.E114]*[.$B$7])))" office:value-type="float" office:value="-22.6274169979695" calcext:value-type="float">
            <text:p>-22,6274169979695</text:p>
          </table:table-cell>
          <table:table-cell table:style-name="ce6" table:formula="of:=([.$B$11]/[.$C$8])*(SIN(((2*PI())/256)*([.E114]*[.$B$8])))" office:value-type="float" office:value="1.74940997652613" calcext:value-type="float">
            <text:p>1,74940997652613</text:p>
          </table:table-cell>
          <table:table-cell table:style-name="ce6" table:formula="of:=([.$B$11]/[.$C$9])*(SIN(((2*PI())/256)*([.E114]*[.$B$9])))" office:value-type="float" office:value="-2.82842712474619" calcext:value-type="float">
            <text:p>-2,82842712474619</text:p>
          </table:table-cell>
          <table:table-cell table:style-name="ce8" table:formula="of:=INT(SUM([.F114:.M114]))+[.$B$12]" office:value-type="float" office:value="-81" calcext:value-type="float">
            <text:p>-81</text:p>
          </table:table-cell>
          <table:table-cell table:number-columns-repeated="16"/>
          <table:table-cell table:style-name="ce9" table:formula="of:=COM.MICROSOFT.CONCAT(&quot;    &quot;; [.N114]; &quot;,        // &quot;;[.E114])" office:value-type="string" office:string-value="    -81,        // 112" calcext:value-type="string">
            <text:p><text:s text:c="4"/>-81, <text:s text:c="7"/>// 11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4]+1" office:value-type="float" office:value="113" calcext:value-type="float">
            <text:p>113</text:p>
          </table:table-cell>
          <table:table-cell table:style-name="ce6" table:formula="of:=([.$B$11]/[.$C$2])*(SIN(((2*PI())/256)*([.E115]*[.$B$2])))" office:value-type="float" office:value="-31.8459112535103" calcext:value-type="float">
            <text:p>-31,8459112535103</text:p>
          </table:table-cell>
          <table:table-cell table:style-name="ce6" table:formula="of:=([.$B$11]/[.$C$3])*(SIN(((2*PI())/256)*([.E115]*[.$B$3])))" office:value-type="float" office:value="6.84088149488449" calcext:value-type="float">
            <text:p>6,84088149488449</text:p>
          </table:table-cell>
          <table:table-cell table:style-name="ce6" table:formula="of:=([.$B$11]/[.$C$4])*(SIN(((2*PI())/256)*([.E115]*[.$B$4])))" office:value-type="float" office:value="2.87916029227991" calcext:value-type="float">
            <text:p>2,87916029227991</text:p>
          </table:table-cell>
          <table:table-cell table:style-name="ce6" table:formula="of:=([.$B$11]/[.$C$5])*(SIN(((2*PI())/256)*([.E115]*[.$B$5])))" office:value-type="float" office:value="5.75832058455981" calcext:value-type="float">
            <text:p>5,75832058455981</text:p>
          </table:table-cell>
          <table:table-cell table:style-name="ce6" table:formula="of:=([.$B$11]/[.$C$6])*(SIN(((2*PI())/256)*([.E115]*[.$B$6])))" office:value-type="float" office:value="-21.4898865551046" calcext:value-type="float">
            <text:p>-21,4898865551046</text:p>
          </table:table-cell>
          <table:table-cell table:style-name="ce6" table:formula="of:=([.$B$11]/[.$C$7])*(SIN(((2*PI())/256)*([.E115]*[.$B$7])))" office:value-type="float" office:value="-21.4898865551046" calcext:value-type="float">
            <text:p>-21,4898865551046</text:p>
          </table:table-cell>
          <table:table-cell table:style-name="ce6" table:formula="of:=([.$B$11]/[.$C$8])*(SIN(((2*PI())/256)*([.E115]*[.$B$8])))" office:value-type="float" office:value="1.64523445273138" calcext:value-type="float">
            <text:p>1,64523445273138</text:p>
          </table:table-cell>
          <table:table-cell table:style-name="ce6" table:formula="of:=([.$B$11]/[.$C$9])*(SIN(((2*PI())/256)*([.E115]*[.$B$9])))" office:value-type="float" office:value="-3.21283012592257" calcext:value-type="float">
            <text:p>-3,21283012592257</text:p>
          </table:table-cell>
          <table:table-cell table:style-name="ce8" table:formula="of:=INT(SUM([.F115:.M115]))+[.$B$12]" office:value-type="float" office:value="-61" calcext:value-type="float">
            <text:p>-61</text:p>
          </table:table-cell>
          <table:table-cell table:number-columns-repeated="16"/>
          <table:table-cell table:style-name="ce9" table:formula="of:=COM.MICROSOFT.CONCAT(&quot;    &quot;; [.N115]; &quot;,        // &quot;;[.E115])" office:value-type="string" office:string-value="    -61,        // 113" calcext:value-type="string">
            <text:p><text:s text:c="4"/>-61, <text:s text:c="7"/>// 11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5]+1" office:value-type="float" office:value="114" calcext:value-type="float">
            <text:p>114</text:p>
          </table:table-cell>
          <table:table-cell table:style-name="ce6" table:formula="of:=([.$B$11]/[.$C$2])*(SIN(((2*PI())/256)*([.E116]*[.$B$2])))" office:value-type="float" office:value="-31.3851289729034" calcext:value-type="float">
            <text:p>-31,3851289729034</text:p>
          </table:table-cell>
          <table:table-cell table:style-name="ce6" table:formula="of:=([.$B$11]/[.$C$3])*(SIN(((2*PI())/256)*([.E116]*[.$B$3])))" office:value-type="float" office:value="15.9229556267552" calcext:value-type="float">
            <text:p>15,9229556267552</text:p>
          </table:table-cell>
          <table:table-cell table:style-name="ce6" table:formula="of:=([.$B$11]/[.$C$4])*(SIN(((2*PI())/256)*([.E116]*[.$B$4])))" office:value-type="float" office:value="2.69511882713776" calcext:value-type="float">
            <text:p>2,69511882713776</text:p>
          </table:table-cell>
          <table:table-cell table:style-name="ce6" table:formula="of:=([.$B$11]/[.$C$5])*(SIN(((2*PI())/256)*([.E116]*[.$B$5])))" office:value-type="float" office:value="5.39023765427553" calcext:value-type="float">
            <text:p>5,39023765427553</text:p>
          </table:table-cell>
          <table:table-cell table:style-name="ce6" table:formula="of:=([.$B$11]/[.$C$6])*(SIN(((2*PI())/256)*([.E116]*[.$B$6])))" office:value-type="float" office:value="-20.3005850932367" calcext:value-type="float">
            <text:p>-20,3005850932367</text:p>
          </table:table-cell>
          <table:table-cell table:style-name="ce6" table:formula="of:=([.$B$11]/[.$C$7])*(SIN(((2*PI())/256)*([.E116]*[.$B$7])))" office:value-type="float" office:value="-20.3005850932367" calcext:value-type="float">
            <text:p>-20,3005850932367</text:p>
          </table:table-cell>
          <table:table-cell table:style-name="ce6" table:formula="of:=([.$B$11]/[.$C$8])*(SIN(((2*PI())/256)*([.E116]*[.$B$8])))" office:value-type="float" office:value="1.54006790122158" calcext:value-type="float">
            <text:p>1,54006790122158</text:p>
          </table:table-cell>
          <table:table-cell table:style-name="ce6" table:formula="of:=([.$B$11]/[.$C$9])*(SIN(((2*PI())/256)*([.E116]*[.$B$9])))" office:value-type="float" office:value="-3.52768505739342" calcext:value-type="float">
            <text:p>-3,52768505739342</text:p>
          </table:table-cell>
          <table:table-cell table:style-name="ce8" table:formula="of:=INT(SUM([.F116:.M116]))+[.$B$12]" office:value-type="float" office:value="-50" calcext:value-type="float">
            <text:p>-50</text:p>
          </table:table-cell>
          <table:table-cell table:number-columns-repeated="16"/>
          <table:table-cell table:style-name="ce9" table:formula="of:=COM.MICROSOFT.CONCAT(&quot;    &quot;; [.N116]; &quot;,        // &quot;;[.E116])" office:value-type="string" office:string-value="    -50,        // 114" calcext:value-type="string">
            <text:p><text:s text:c="4"/>-50, <text:s text:c="7"/>// 11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6]+1" office:value-type="float" office:value="115" calcext:value-type="float">
            <text:p>115</text:p>
          </table:table-cell>
          <table:table-cell table:style-name="ce6" table:formula="of:=([.$B$11]/[.$C$2])*(SIN(((2*PI())/256)*([.E117]*[.$B$2])))" office:value-type="float" office:value="-30.6220907434307" calcext:value-type="float">
            <text:p>-30,6220907434307</text:p>
          </table:table-cell>
          <table:table-cell table:style-name="ce6" table:formula="of:=([.$B$11]/[.$C$3])*(SIN(((2*PI())/256)*([.E117]*[.$B$3])))" office:value-type="float" office:value="3.88768287845221" calcext:value-type="float">
            <text:p>3,88768287845221</text:p>
          </table:table-cell>
          <table:table-cell table:style-name="ce6" table:formula="of:=([.$B$11]/[.$C$4])*(SIN(((2*PI())/256)*([.E117]*[.$B$4])))" office:value-type="float" office:value="2.50945392319113" calcext:value-type="float">
            <text:p>2,50945392319113</text:p>
          </table:table-cell>
          <table:table-cell table:style-name="ce6" table:formula="of:=([.$B$11]/[.$C$5])*(SIN(((2*PI())/256)*([.E117]*[.$B$5])))" office:value-type="float" office:value="5.01890784638226" calcext:value-type="float">
            <text:p>5,01890784638226</text:p>
          </table:table-cell>
          <table:table-cell table:style-name="ce6" table:formula="of:=([.$B$11]/[.$C$6])*(SIN(((2*PI())/256)*([.E117]*[.$B$6])))" office:value-type="float" office:value="-19.0623777437579" calcext:value-type="float">
            <text:p>-19,0623777437579</text:p>
          </table:table-cell>
          <table:table-cell table:style-name="ce6" table:formula="of:=([.$B$11]/[.$C$7])*(SIN(((2*PI())/256)*([.E117]*[.$B$7])))" office:value-type="float" office:value="-19.0623777437579" calcext:value-type="float">
            <text:p>-19,0623777437579</text:p>
          </table:table-cell>
          <table:table-cell table:style-name="ce6" table:formula="of:=([.$B$11]/[.$C$8])*(SIN(((2*PI())/256)*([.E117]*[.$B$8])))" office:value-type="float" office:value="1.43397367039493" calcext:value-type="float">
            <text:p>1,43397367039493</text:p>
          </table:table-cell>
          <table:table-cell table:style-name="ce6" table:formula="of:=([.$B$11]/[.$C$9])*(SIN(((2*PI())/256)*([.E117]*[.$B$9])))" office:value-type="float" office:value="-3.76617626073208" calcext:value-type="float">
            <text:p>-3,76617626073208</text:p>
          </table:table-cell>
          <table:table-cell table:style-name="ce8" table:formula="of:=INT(SUM([.F117:.M117]))+[.$B$12]" office:value-type="float" office:value="-60" calcext:value-type="float">
            <text:p>-60</text:p>
          </table:table-cell>
          <table:table-cell table:number-columns-repeated="16"/>
          <table:table-cell table:style-name="ce9" table:formula="of:=COM.MICROSOFT.CONCAT(&quot;    &quot;; [.N117]; &quot;,        // &quot;;[.E117])" office:value-type="string" office:string-value="    -60,        // 115" calcext:value-type="string">
            <text:p><text:s text:c="4"/>-60, <text:s text:c="7"/>// 11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7]+1" office:value-type="float" office:value="116" calcext:value-type="float">
            <text:p>116</text:p>
          </table:table-cell>
          <table:table-cell table:style-name="ce6" table:formula="of:=([.$B$11]/[.$C$2])*(SIN(((2*PI())/256)*([.E118]*[.$B$2])))" office:value-type="float" office:value="-29.5641450403612" calcext:value-type="float">
            <text:p>-29,5641450403612</text:p>
          </table:table-cell>
          <table:table-cell table:style-name="ce6" table:formula="of:=([.$B$11]/[.$C$3])*(SIN(((2*PI())/256)*([.E118]*[.$B$3])))" office:value-type="float" office:value="-13.3035137968406" calcext:value-type="float">
            <text:p>-13,3035137968406</text:p>
          </table:table-cell>
          <table:table-cell table:style-name="ce6" table:formula="of:=([.$B$11]/[.$C$4])*(SIN(((2*PI())/256)*([.E118]*[.$B$4])))" office:value-type="float" office:value="2.3222774180357" calcext:value-type="float">
            <text:p>2,3222774180357</text:p>
          </table:table-cell>
          <table:table-cell table:style-name="ce6" table:formula="of:=([.$B$11]/[.$C$5])*(SIN(((2*PI())/256)*([.E118]*[.$B$5])))" office:value-type="float" office:value="4.6445548360714" calcext:value-type="float">
            <text:p>4,6445548360714</text:p>
          </table:table-cell>
          <table:table-cell table:style-name="ce6" table:formula="of:=([.$B$11]/[.$C$6])*(SIN(((2*PI())/256)*([.E118]*[.$B$6])))" office:value-type="float" office:value="-17.7782474566273" calcext:value-type="float">
            <text:p>-17,7782474566273</text:p>
          </table:table-cell>
          <table:table-cell table:style-name="ce6" table:formula="of:=([.$B$11]/[.$C$7])*(SIN(((2*PI())/256)*([.E118]*[.$B$7])))" office:value-type="float" office:value="-17.7782474566273" calcext:value-type="float">
            <text:p>-17,7782474566273</text:p>
          </table:table-cell>
          <table:table-cell table:style-name="ce6" table:formula="of:=([.$B$11]/[.$C$8])*(SIN(((2*PI())/256)*([.E118]*[.$B$8])))" office:value-type="float" office:value="1.32701566744897" calcext:value-type="float">
            <text:p>1,32701566744897</text:p>
          </table:table-cell>
          <table:table-cell table:style-name="ce6" table:formula="of:=([.$B$11]/[.$C$9])*(SIN(((2*PI())/256)*([.E118]*[.$B$9])))" office:value-type="float" office:value="-3.92314112161292" calcext:value-type="float">
            <text:p>-3,92314112161292</text:p>
          </table:table-cell>
          <table:table-cell table:style-name="ce8" table:formula="of:=INT(SUM([.F118:.M118]))+[.$B$12]" office:value-type="float" office:value="-75" calcext:value-type="float">
            <text:p>-75</text:p>
          </table:table-cell>
          <table:table-cell table:number-columns-repeated="16"/>
          <table:table-cell table:style-name="ce9" table:formula="of:=COM.MICROSOFT.CONCAT(&quot;    &quot;; [.N118]; &quot;,        // &quot;;[.E118])" office:value-type="string" office:string-value="    -75,        // 116" calcext:value-type="string">
            <text:p><text:s text:c="4"/>-75, <text:s text:c="7"/>// 11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8]+1" office:value-type="float" office:value="117" calcext:value-type="float">
            <text:p>117</text:p>
          </table:table-cell>
          <table:table-cell table:style-name="ce6" table:formula="of:=([.$B$11]/[.$C$2])*(SIN(((2*PI())/256)*([.E119]*[.$B$2])))" office:value-type="float" office:value="-28.2214804591474" calcext:value-type="float">
            <text:p>-28,2214804591474</text:p>
          </table:table-cell>
          <table:table-cell table:style-name="ce6" table:formula="of:=([.$B$11]/[.$C$3])*(SIN(((2*PI())/256)*([.E119]*[.$B$3])))" office:value-type="float" office:value="-12.8513205036903" calcext:value-type="float">
            <text:p>-12,8513205036903</text:p>
          </table:table-cell>
          <table:table-cell table:style-name="ce6" table:formula="of:=([.$B$11]/[.$C$4])*(SIN(((2*PI())/256)*([.E119]*[.$B$4])))" office:value-type="float" office:value="2.13370205979919" calcext:value-type="float">
            <text:p>2,13370205979919</text:p>
          </table:table-cell>
          <table:table-cell table:style-name="ce6" table:formula="of:=([.$B$11]/[.$C$5])*(SIN(((2*PI())/256)*([.E119]*[.$B$5])))" office:value-type="float" office:value="4.26740411959838" calcext:value-type="float">
            <text:p>4,26740411959838</text:p>
          </table:table-cell>
          <table:table-cell table:style-name="ce6" table:formula="of:=([.$B$11]/[.$C$6])*(SIN(((2*PI())/256)*([.E119]*[.$B$6])))" office:value-type="float" office:value="-16.4512878141831" calcext:value-type="float">
            <text:p>-16,4512878141831</text:p>
          </table:table-cell>
          <table:table-cell table:style-name="ce6" table:formula="of:=([.$B$11]/[.$C$7])*(SIN(((2*PI())/256)*([.E119]*[.$B$7])))" office:value-type="float" office:value="-16.4512878141831" calcext:value-type="float">
            <text:p>-16,4512878141831</text:p>
          </table:table-cell>
          <table:table-cell table:style-name="ce6" table:formula="of:=([.$B$11]/[.$C$8])*(SIN(((2*PI())/256)*([.E119]*[.$B$8])))" office:value-type="float" office:value="1.21925831988525" calcext:value-type="float">
            <text:p>1,21925831988525</text:p>
          </table:table-cell>
          <table:table-cell table:style-name="ce6" table:formula="of:=([.$B$11]/[.$C$9])*(SIN(((2*PI())/256)*([.E119]*[.$B$9])))" office:value-type="float" office:value="-3.99518182482069" calcext:value-type="float">
            <text:p>-3,99518182482069</text:p>
          </table:table-cell>
          <table:table-cell table:style-name="ce8" table:formula="of:=INT(SUM([.F119:.M119]))+[.$B$12]" office:value-type="float" office:value="-71" calcext:value-type="float">
            <text:p>-71</text:p>
          </table:table-cell>
          <table:table-cell table:number-columns-repeated="16"/>
          <table:table-cell table:style-name="ce9" table:formula="of:=COM.MICROSOFT.CONCAT(&quot;    &quot;; [.N119]; &quot;,        // &quot;;[.E119])" office:value-type="string" office:string-value="    -71,        // 117" calcext:value-type="string">
            <text:p><text:s text:c="4"/>-71, <text:s text:c="7"/>// 11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19]+1" office:value-type="float" office:value="118" calcext:value-type="float">
            <text:p>118</text:p>
          </table:table-cell>
          <table:table-cell table:style-name="ce6" table:formula="of:=([.$B$11]/[.$C$2])*(SIN(((2*PI())/256)*([.E120]*[.$B$2])))" office:value-type="float" office:value="-26.6070275936815" calcext:value-type="float">
            <text:p>-26,6070275936815</text:p>
          </table:table-cell>
          <table:table-cell table:style-name="ce6" table:formula="of:=([.$B$11]/[.$C$3])*(SIN(((2*PI())/256)*([.E120]*[.$B$3])))" office:value-type="float" office:value="4.64455483607124" calcext:value-type="float">
            <text:p>4,64455483607124</text:p>
          </table:table-cell>
          <table:table-cell table:style-name="ce6" table:formula="of:=([.$B$11]/[.$C$4])*(SIN(((2*PI())/256)*([.E120]*[.$B$4])))" office:value-type="float" office:value="1.94384143922611" calcext:value-type="float">
            <text:p>1,94384143922611</text:p>
          </table:table-cell>
          <table:table-cell table:style-name="ce6" table:formula="of:=([.$B$11]/[.$C$5])*(SIN(((2*PI())/256)*([.E120]*[.$B$5])))" office:value-type="float" office:value="3.88768287845222" calcext:value-type="float">
            <text:p>3,88768287845222</text:p>
          </table:table-cell>
          <table:table-cell table:style-name="ce6" table:formula="of:=([.$B$11]/[.$C$6])*(SIN(((2*PI())/256)*([.E120]*[.$B$6])))" office:value-type="float" office:value="-15.0846955784319" calcext:value-type="float">
            <text:p>-15,0846955784319</text:p>
          </table:table-cell>
          <table:table-cell table:style-name="ce6" table:formula="of:=([.$B$11]/[.$C$7])*(SIN(((2*PI())/256)*([.E120]*[.$B$7])))" office:value-type="float" office:value="-15.0846955784319" calcext:value-type="float">
            <text:p>-15,0846955784319</text:p>
          </table:table-cell>
          <table:table-cell table:style-name="ce6" table:formula="of:=([.$B$11]/[.$C$8])*(SIN(((2*PI())/256)*([.E120]*[.$B$8])))" office:value-type="float" office:value="1.11076653670064" calcext:value-type="float">
            <text:p>1,11076653670064</text:p>
          </table:table-cell>
          <table:table-cell table:style-name="ce6" table:formula="of:=([.$B$11]/[.$C$9])*(SIN(((2*PI())/256)*([.E120]*[.$B$9])))" office:value-type="float" office:value="-3.98073890668879" calcext:value-type="float">
            <text:p>-3,98073890668879</text:p>
          </table:table-cell>
          <table:table-cell table:style-name="ce8" table:formula="of:=INT(SUM([.F120:.M120]))+[.$B$12]" office:value-type="float" office:value="-50" calcext:value-type="float">
            <text:p>-50</text:p>
          </table:table-cell>
          <table:table-cell table:number-columns-repeated="16"/>
          <table:table-cell table:style-name="ce9" table:formula="of:=COM.MICROSOFT.CONCAT(&quot;    &quot;; [.N120]; &quot;,        // &quot;;[.E120])" office:value-type="string" office:string-value="    -50,        // 118" calcext:value-type="string">
            <text:p><text:s text:c="4"/>-50, <text:s text:c="7"/>// 11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0]+1" office:value-type="float" office:value="119" calcext:value-type="float">
            <text:p>119</text:p>
          </table:table-cell>
          <table:table-cell table:style-name="ce6" table:formula="of:=([.$B$11]/[.$C$2])*(SIN(((2*PI())/256)*([.E121]*[.$B$2])))" office:value-type="float" office:value="-24.7363345076076" calcext:value-type="float">
            <text:p>-24,7363345076076</text:p>
          </table:table-cell>
          <table:table-cell table:style-name="ce6" table:formula="of:=([.$B$11]/[.$C$3])*(SIN(((2*PI())/256)*([.E121]*[.$B$3])))" office:value-type="float" office:value="15.9807272992828" calcext:value-type="float">
            <text:p>15,9807272992828</text:p>
          </table:table-cell>
          <table:table-cell table:style-name="ce6" table:formula="of:=([.$B$11]/[.$C$4])*(SIN(((2*PI())/256)*([.E121]*[.$B$4])))" office:value-type="float" office:value="1.75280992125496" calcext:value-type="float">
            <text:p>1,75280992125496</text:p>
          </table:table-cell>
          <table:table-cell table:style-name="ce6" table:formula="of:=([.$B$11]/[.$C$5])*(SIN(((2*PI())/256)*([.E121]*[.$B$5])))" office:value-type="float" office:value="3.50561984250992" calcext:value-type="float">
            <text:p>3,50561984250992</text:p>
          </table:table-cell>
          <table:table-cell table:style-name="ce6" table:formula="of:=([.$B$11]/[.$C$6])*(SIN(((2*PI())/256)*([.E121]*[.$B$6])))" office:value-type="float" office:value="-13.681762989769" calcext:value-type="float">
            <text:p>-13,681762989769</text:p>
          </table:table-cell>
          <table:table-cell table:style-name="ce6" table:formula="of:=([.$B$11]/[.$C$7])*(SIN(((2*PI())/256)*([.E121]*[.$B$7])))" office:value-type="float" office:value="-13.681762989769" calcext:value-type="float">
            <text:p>-13,681762989769</text:p>
          </table:table-cell>
          <table:table-cell table:style-name="ce6" table:formula="of:=([.$B$11]/[.$C$8])*(SIN(((2*PI())/256)*([.E121]*[.$B$8])))" office:value-type="float" office:value="1.00160566928855" calcext:value-type="float">
            <text:p>1,00160566928855</text:p>
          </table:table-cell>
          <table:table-cell table:style-name="ce6" table:formula="of:=([.$B$11]/[.$C$9])*(SIN(((2*PI())/256)*([.E121]*[.$B$9])))" office:value-type="float" office:value="-3.88012501277818" calcext:value-type="float">
            <text:p>-3,88012501277818</text:p>
          </table:table-cell>
          <table:table-cell table:style-name="ce8" table:formula="of:=INT(SUM([.F121:.M121]))+[.$B$12]" office:value-type="float" office:value="-34" calcext:value-type="float">
            <text:p>-34</text:p>
          </table:table-cell>
          <table:table-cell table:number-columns-repeated="16"/>
          <table:table-cell table:style-name="ce9" table:formula="of:=COM.MICROSOFT.CONCAT(&quot;    &quot;; [.N121]; &quot;,        // &quot;;[.E121])" office:value-type="string" office:string-value="    -34,        // 119" calcext:value-type="string">
            <text:p><text:s text:c="4"/>-34, <text:s text:c="7"/>// 11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1]+1" office:value-type="float" office:value="120" calcext:value-type="float">
            <text:p>120</text:p>
          </table:table-cell>
          <table:table-cell table:style-name="ce6" table:formula="of:=([.$B$11]/[.$C$2])*(SIN(((2*PI())/256)*([.E122]*[.$B$2])))" office:value-type="float" office:value="-22.6274169979696" calcext:value-type="float">
            <text:p>-22,6274169979696</text:p>
          </table:table-cell>
          <table:table-cell table:style-name="ce6" table:formula="of:=([.$B$11]/[.$C$3])*(SIN(((2*PI())/256)*([.E122]*[.$B$3])))" office:value-type="float" office:value="6.12293491784155" calcext:value-type="float">
            <text:p>6,12293491784155</text:p>
          </table:table-cell>
          <table:table-cell table:style-name="ce6" table:formula="of:=([.$B$11]/[.$C$4])*(SIN(((2*PI())/256)*([.E122]*[.$B$4])))" office:value-type="float" office:value="1.56072257612903" calcext:value-type="float">
            <text:p>1,56072257612903</text:p>
          </table:table-cell>
          <table:table-cell table:style-name="ce6" table:formula="of:=([.$B$11]/[.$C$5])*(SIN(((2*PI())/256)*([.E122]*[.$B$5])))" office:value-type="float" office:value="3.12144515225806" calcext:value-type="float">
            <text:p>3,12144515225806</text:p>
          </table:table-cell>
          <table:table-cell table:style-name="ce6" table:formula="of:=([.$B$11]/[.$C$6])*(SIN(((2*PI())/256)*([.E122]*[.$B$6])))" office:value-type="float" office:value="-12.2458698356829" calcext:value-type="float">
            <text:p>-12,2458698356829</text:p>
          </table:table-cell>
          <table:table-cell table:style-name="ce6" table:formula="of:=([.$B$11]/[.$C$7])*(SIN(((2*PI())/256)*([.E122]*[.$B$7])))" office:value-type="float" office:value="-12.2458698356829" calcext:value-type="float">
            <text:p>-12,2458698356829</text:p>
          </table:table-cell>
          <table:table-cell table:style-name="ce6" table:formula="of:=([.$B$11]/[.$C$8])*(SIN(((2*PI())/256)*([.E122]*[.$B$8])))" office:value-type="float" office:value="0.891841472073731" calcext:value-type="float">
            <text:p>0,891841472073731</text:p>
          </table:table-cell>
          <table:table-cell table:style-name="ce6" table:formula="of:=([.$B$11]/[.$C$9])*(SIN(((2*PI())/256)*([.E122]*[.$B$9])))" office:value-type="float" office:value="-3.69551813004515" calcext:value-type="float">
            <text:p>-3,69551813004515</text:p>
          </table:table-cell>
          <table:table-cell table:style-name="ce8" table:formula="of:=INT(SUM([.F122:.M122]))+[.$B$12]" office:value-type="float" office:value="-40" calcext:value-type="float">
            <text:p>-40</text:p>
          </table:table-cell>
          <table:table-cell table:number-columns-repeated="16"/>
          <table:table-cell table:style-name="ce9" table:formula="of:=COM.MICROSOFT.CONCAT(&quot;    &quot;; [.N122]; &quot;,        // &quot;;[.E122])" office:value-type="string" office:string-value="    -40,        // 120" calcext:value-type="string">
            <text:p><text:s text:c="4"/>-40, <text:s text:c="7"/>// 12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2]+1" office:value-type="float" office:value="121" calcext:value-type="float">
            <text:p>121</text:p>
          </table:table-cell>
          <table:table-cell table:style-name="ce6" table:formula="of:=([.$B$11]/[.$C$2])*(SIN(((2*PI())/256)*([.E123]*[.$B$2])))" office:value-type="float" office:value="-20.3005850932367" calcext:value-type="float">
            <text:p>-20,3005850932367</text:p>
          </table:table-cell>
          <table:table-cell table:style-name="ce6" table:formula="of:=([.$B$11]/[.$C$3])*(SIN(((2*PI())/256)*([.E123]*[.$B$3])))" office:value-type="float" office:value="-11.8552180056794" calcext:value-type="float">
            <text:p>-11,8552180056794</text:p>
          </table:table-cell>
          <table:table-cell table:style-name="ce6" table:formula="of:=([.$B$11]/[.$C$4])*(SIN(((2*PI())/256)*([.E123]*[.$B$4])))" office:value-type="float" office:value="1.36769511008241" calcext:value-type="float">
            <text:p>1,36769511008241</text:p>
          </table:table-cell>
          <table:table-cell table:style-name="ce6" table:formula="of:=([.$B$11]/[.$C$5])*(SIN(((2*PI())/256)*([.E123]*[.$B$5])))" office:value-type="float" office:value="2.73539022016482" calcext:value-type="float">
            <text:p>2,73539022016482</text:p>
          </table:table-cell>
          <table:table-cell table:style-name="ce6" table:formula="of:=([.$B$11]/[.$C$6])*(SIN(((2*PI())/256)*([.E123]*[.$B$6])))" office:value-type="float" office:value="-10.780475308551" calcext:value-type="float">
            <text:p>-10,780475308551</text:p>
          </table:table-cell>
          <table:table-cell table:style-name="ce6" table:formula="of:=([.$B$11]/[.$C$7])*(SIN(((2*PI())/256)*([.E123]*[.$B$7])))" office:value-type="float" office:value="-10.780475308551" calcext:value-type="float">
            <text:p>-10,780475308551</text:p>
          </table:table-cell>
          <table:table-cell table:style-name="ce6" table:formula="of:=([.$B$11]/[.$C$8])*(SIN(((2*PI())/256)*([.E123]*[.$B$8])))" office:value-type="float" office:value="0.781540062904234" calcext:value-type="float">
            <text:p>0,781540062904234</text:p>
          </table:table-cell>
          <table:table-cell table:style-name="ce6" table:formula="of:=([.$B$11]/[.$C$9])*(SIN(((2*PI())/256)*([.E123]*[.$B$9])))" office:value-type="float" office:value="-3.43091444000109" calcext:value-type="float">
            <text:p>-3,43091444000109</text:p>
          </table:table-cell>
          <table:table-cell table:style-name="ce8" table:formula="of:=INT(SUM([.F123:.M123]))+[.$B$12]" office:value-type="float" office:value="-53" calcext:value-type="float">
            <text:p>-53</text:p>
          </table:table-cell>
          <table:table-cell table:number-columns-repeated="16"/>
          <table:table-cell table:style-name="ce9" table:formula="of:=COM.MICROSOFT.CONCAT(&quot;    &quot;; [.N123]; &quot;,        // &quot;;[.E123])" office:value-type="string" office:string-value="    -53,        // 121" calcext:value-type="string">
            <text:p><text:s text:c="4"/>-53, <text:s text:c="7"/>// 12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3]+1" office:value-type="float" office:value="122" calcext:value-type="float">
            <text:p>122</text:p>
          </table:table-cell>
          <table:table-cell table:style-name="ce6" table:formula="of:=([.$B$11]/[.$C$2])*(SIN(((2*PI())/256)*([.E124]*[.$B$2])))" office:value-type="float" office:value="-17.7782474566273" calcext:value-type="float">
            <text:p>-17,7782474566273</text:p>
          </table:table-cell>
          <table:table-cell table:style-name="ce6" table:formula="of:=([.$B$11]/[.$C$3])*(SIN(((2*PI())/256)*([.E124]*[.$B$3])))" office:value-type="float" office:value="-14.1107402295737" calcext:value-type="float">
            <text:p>-14,1107402295737</text:p>
          </table:table-cell>
          <table:table-cell table:style-name="ce6" table:formula="of:=([.$B$11]/[.$C$4])*(SIN(((2*PI())/256)*([.E124]*[.$B$4])))" office:value-type="float" office:value="1.17384379564289" calcext:value-type="float">
            <text:p>1,17384379564289</text:p>
          </table:table-cell>
          <table:table-cell table:style-name="ce6" table:formula="of:=([.$B$11]/[.$C$5])*(SIN(((2*PI())/256)*([.E124]*[.$B$5])))" office:value-type="float" office:value="2.34768759128579" calcext:value-type="float">
            <text:p>2,34768759128579</text:p>
          </table:table-cell>
          <table:table-cell table:style-name="ce6" table:formula="of:=([.$B$11]/[.$C$6])*(SIN(((2*PI())/256)*([.E124]*[.$B$6])))" office:value-type="float" office:value="-9.2891096721428" calcext:value-type="float">
            <text:p>-9,2891096721428</text:p>
          </table:table-cell>
          <table:table-cell table:style-name="ce6" table:formula="of:=([.$B$11]/[.$C$7])*(SIN(((2*PI())/256)*([.E124]*[.$B$7])))" office:value-type="float" office:value="-9.2891096721428" calcext:value-type="float">
            <text:p>-9,2891096721428</text:p>
          </table:table-cell>
          <table:table-cell table:style-name="ce6" table:formula="of:=([.$B$11]/[.$C$8])*(SIN(((2*PI())/256)*([.E124]*[.$B$8])))" office:value-type="float" office:value="0.670767883224511" calcext:value-type="float">
            <text:p>0,670767883224511</text:p>
          </table:table-cell>
          <table:table-cell table:style-name="ce6" table:formula="of:=([.$B$11]/[.$C$9])*(SIN(((2*PI())/256)*([.E124]*[.$B$9])))" office:value-type="float" office:value="-3.09204181345095" calcext:value-type="float">
            <text:p>-3,09204181345095</text:p>
          </table:table-cell>
          <table:table-cell table:style-name="ce8" table:formula="of:=INT(SUM([.F124:.M124]))+[.$B$12]" office:value-type="float" office:value="-50" calcext:value-type="float">
            <text:p>-50</text:p>
          </table:table-cell>
          <table:table-cell table:number-columns-repeated="16"/>
          <table:table-cell table:style-name="ce9" table:formula="of:=COM.MICROSOFT.CONCAT(&quot;    &quot;; [.N124]; &quot;,        // &quot;;[.E124])" office:value-type="string" office:string-value="    -50,        // 122" calcext:value-type="string">
            <text:p><text:s text:c="4"/>-50, <text:s text:c="7"/>// 12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4]+1" office:value-type="float" office:value="123" calcext:value-type="float">
            <text:p>123</text:p>
          </table:table-cell>
          <table:table-cell table:style-name="ce6" table:formula="of:=([.$B$11]/[.$C$2])*(SIN(((2*PI())/256)*([.E125]*[.$B$2])))" office:value-type="float" office:value="-15.0846955784319" calcext:value-type="float">
            <text:p>-15,0846955784319</text:p>
          </table:table-cell>
          <table:table-cell table:style-name="ce6" table:formula="of:=([.$B$11]/[.$C$3])*(SIN(((2*PI())/256)*([.E125]*[.$B$3])))" office:value-type="float" office:value="2.34768759128549" calcext:value-type="float">
            <text:p>2,34768759128549</text:p>
          </table:table-cell>
          <table:table-cell table:style-name="ce6" table:formula="of:=([.$B$11]/[.$C$4])*(SIN(((2*PI())/256)*([.E125]*[.$B$4])))" office:value-type="float" office:value="0.979285401593731" calcext:value-type="float">
            <text:p>0,979285401593731</text:p>
          </table:table-cell>
          <table:table-cell table:style-name="ce6" table:formula="of:=([.$B$11]/[.$C$5])*(SIN(((2*PI())/256)*([.E125]*[.$B$5])))" office:value-type="float" office:value="1.95857080318746" calcext:value-type="float">
            <text:p>1,95857080318746</text:p>
          </table:table-cell>
          <table:table-cell table:style-name="ce6" table:formula="of:=([.$B$11]/[.$C$6])*(SIN(((2*PI())/256)*([.E125]*[.$B$6])))" office:value-type="float" office:value="-7.77536575690445" calcext:value-type="float">
            <text:p>-7,77536575690445</text:p>
          </table:table-cell>
          <table:table-cell table:style-name="ce6" table:formula="of:=([.$B$11]/[.$C$7])*(SIN(((2*PI())/256)*([.E125]*[.$B$7])))" office:value-type="float" office:value="-7.77536575690445" calcext:value-type="float">
            <text:p>-7,77536575690445</text:p>
          </table:table-cell>
          <table:table-cell table:style-name="ce6" table:formula="of:=([.$B$11]/[.$C$8])*(SIN(((2*PI())/256)*([.E125]*[.$B$8])))" office:value-type="float" office:value="0.55959165805356" calcext:value-type="float">
            <text:p>0,55959165805356</text:p>
          </table:table-cell>
          <table:table-cell table:style-name="ce6" table:formula="of:=([.$B$11]/[.$C$9])*(SIN(((2*PI())/256)*([.E125]*[.$B$9])))" office:value-type="float" office:value="-2.68623581938807" calcext:value-type="float">
            <text:p>-2,68623581938807</text:p>
          </table:table-cell>
          <table:table-cell table:style-name="ce8" table:formula="of:=INT(SUM([.F125:.M125]))+[.$B$12]" office:value-type="float" office:value="-28" calcext:value-type="float">
            <text:p>-28</text:p>
          </table:table-cell>
          <table:table-cell table:number-columns-repeated="16"/>
          <table:table-cell table:style-name="ce9" table:formula="of:=COM.MICROSOFT.CONCAT(&quot;    &quot;; [.N125]; &quot;,        // &quot;;[.E125])" office:value-type="string" office:string-value="    -28,        // 123" calcext:value-type="string">
            <text:p><text:s text:c="4"/>-28, <text:s text:c="7"/>// 12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5]+1" office:value-type="float" office:value="124" calcext:value-type="float">
            <text:p>124</text:p>
          </table:table-cell>
          <table:table-cell table:style-name="ce6" table:formula="of:=([.$B$11]/[.$C$2])*(SIN(((2*PI())/256)*([.E126]*[.$B$2])))" office:value-type="float" office:value="-12.2458698356829" calcext:value-type="float">
            <text:p>-12,2458698356829</text:p>
          </table:table-cell>
          <table:table-cell table:style-name="ce6" table:formula="of:=([.$B$11]/[.$C$3])*(SIN(((2*PI())/256)*([.E126]*[.$B$3])))" office:value-type="float" office:value="15.6925644864517" calcext:value-type="float">
            <text:p>15,6925644864517</text:p>
          </table:table-cell>
          <table:table-cell table:style-name="ce6" table:formula="of:=([.$B$11]/[.$C$4])*(SIN(((2*PI())/256)*([.E126]*[.$B$4])))" office:value-type="float" office:value="0.784137122636487" calcext:value-type="float">
            <text:p>0,784137122636487</text:p>
          </table:table-cell>
          <table:table-cell table:style-name="ce6" table:formula="of:=([.$B$11]/[.$C$5])*(SIN(((2*PI())/256)*([.E126]*[.$B$5])))" office:value-type="float" office:value="1.56827424527297" calcext:value-type="float">
            <text:p>1,56827424527297</text:p>
          </table:table-cell>
          <table:table-cell table:style-name="ce6" table:formula="of:=([.$B$11]/[.$C$6])*(SIN(((2*PI())/256)*([.E126]*[.$B$6])))" office:value-type="float" office:value="-6.24289030451612" calcext:value-type="float">
            <text:p>-6,24289030451612</text:p>
          </table:table-cell>
          <table:table-cell table:style-name="ce6" table:formula="of:=([.$B$11]/[.$C$7])*(SIN(((2*PI())/256)*([.E126]*[.$B$7])))" office:value-type="float" office:value="-6.24289030451612" calcext:value-type="float">
            <text:p>-6,24289030451612</text:p>
          </table:table-cell>
          <table:table-cell table:style-name="ce6" table:formula="of:=([.$B$11]/[.$C$8])*(SIN(((2*PI())/256)*([.E126]*[.$B$8])))" office:value-type="float" office:value="0.448078355792278" calcext:value-type="float">
            <text:p>0,448078355792278</text:p>
          </table:table-cell>
          <table:table-cell table:style-name="ce6" table:formula="of:=([.$B$11]/[.$C$9])*(SIN(((2*PI())/256)*([.E126]*[.$B$9])))" office:value-type="float" office:value="-2.22228093207842" calcext:value-type="float">
            <text:p>-2,22228093207842</text:p>
          </table:table-cell>
          <table:table-cell table:style-name="ce8" table:formula="of:=INT(SUM([.F126:.M126]))+[.$B$12]" office:value-type="float" office:value="-9" calcext:value-type="float">
            <text:p>-9</text:p>
          </table:table-cell>
          <table:table-cell table:number-columns-repeated="16"/>
          <table:table-cell table:style-name="ce9" table:formula="of:=COM.MICROSOFT.CONCAT(&quot;    &quot;; [.N126]; &quot;,        // &quot;;[.E126])" office:value-type="string" office:string-value="    -9,        // 124" calcext:value-type="string">
            <text:p><text:s text:c="4"/>-9, <text:s text:c="7"/>// 12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6]+1" office:value-type="float" office:value="125" calcext:value-type="float">
            <text:p>125</text:p>
          </table:table-cell>
          <table:table-cell table:style-name="ce6" table:formula="of:=([.$B$11]/[.$C$2])*(SIN(((2*PI())/256)*([.E127]*[.$B$2])))" office:value-type="float" office:value="-9.28910967214283" calcext:value-type="float">
            <text:p>-9,28910967214283</text:p>
          </table:table-cell>
          <table:table-cell table:style-name="ce6" table:formula="of:=([.$B$11]/[.$C$3])*(SIN(((2*PI())/256)*([.E127]*[.$B$3])))" office:value-type="float" office:value="8.22564390709178" calcext:value-type="float">
            <text:p>8,22564390709178</text:p>
          </table:table-cell>
          <table:table-cell table:style-name="ce6" table:formula="of:=([.$B$11]/[.$C$4])*(SIN(((2*PI())/256)*([.E127]*[.$B$4])))" office:value-type="float" office:value="0.588516508797342" calcext:value-type="float">
            <text:p>0,588516508797342</text:p>
          </table:table-cell>
          <table:table-cell table:style-name="ce6" table:formula="of:=([.$B$11]/[.$C$5])*(SIN(((2*PI())/256)*([.E127]*[.$B$5])))" office:value-type="float" office:value="1.17703301759468" calcext:value-type="float">
            <text:p>1,17703301759468</text:p>
          </table:table-cell>
          <table:table-cell table:style-name="ce6" table:formula="of:=([.$B$11]/[.$C$6])*(SIN(((2*PI())/256)*([.E127]*[.$B$6])))" office:value-type="float" office:value="-4.6953751825716" calcext:value-type="float">
            <text:p>-4,6953751825716</text:p>
          </table:table-cell>
          <table:table-cell table:style-name="ce6" table:formula="of:=([.$B$11]/[.$C$7])*(SIN(((2*PI())/256)*([.E127]*[.$B$7])))" office:value-type="float" office:value="-4.6953751825716" calcext:value-type="float">
            <text:p>-4,6953751825716</text:p>
          </table:table-cell>
          <table:table-cell table:style-name="ce6" table:formula="of:=([.$B$11]/[.$C$8])*(SIN(((2*PI())/256)*([.E127]*[.$B$8])))" office:value-type="float" office:value="0.336295147884195" calcext:value-type="float">
            <text:p>0,336295147884195</text:p>
          </table:table-cell>
          <table:table-cell table:style-name="ce6" table:formula="of:=([.$B$11]/[.$C$9])*(SIN(((2*PI())/256)*([.E127]*[.$B$9])))" office:value-type="float" office:value="-1.71022037372113" calcext:value-type="float">
            <text:p>-1,71022037372113</text:p>
          </table:table-cell>
          <table:table-cell table:style-name="ce8" table:formula="of:=INT(SUM([.F127:.M127]))+[.$B$12]" office:value-type="float" office:value="-11" calcext:value-type="float">
            <text:p>-11</text:p>
          </table:table-cell>
          <table:table-cell table:number-columns-repeated="16"/>
          <table:table-cell table:style-name="ce9" table:formula="of:=COM.MICROSOFT.CONCAT(&quot;    &quot;; [.N127]; &quot;,        // &quot;;[.E127])" office:value-type="string" office:string-value="    -11,        // 125" calcext:value-type="string">
            <text:p><text:s text:c="4"/>-11, <text:s text:c="7"/>// 12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7]+1" office:value-type="float" office:value="126" calcext:value-type="float">
            <text:p>126</text:p>
          </table:table-cell>
          <table:table-cell table:style-name="ce6" table:formula="of:=([.$B$11]/[.$C$2])*(SIN(((2*PI())/256)*([.E128]*[.$B$2])))" office:value-type="float" office:value="-6.2428903045161" calcext:value-type="float">
            <text:p>-6,2428903045161</text:p>
          </table:table-cell>
          <table:table-cell table:style-name="ce6" table:formula="of:=([.$B$11]/[.$C$3])*(SIN(((2*PI())/256)*([.E128]*[.$B$3])))" office:value-type="float" office:value="-10.1502925466183" calcext:value-type="float">
            <text:p>-10,1502925466183</text:p>
          </table:table-cell>
          <table:table-cell table:style-name="ce6" table:formula="of:=([.$B$11]/[.$C$4])*(SIN(((2*PI())/256)*([.E128]*[.$B$4])))" office:value-type="float" office:value="0.392541394619344" calcext:value-type="float">
            <text:p>0,392541394619344</text:p>
          </table:table-cell>
          <table:table-cell table:style-name="ce6" table:formula="of:=([.$B$11]/[.$C$5])*(SIN(((2*PI())/256)*([.E128]*[.$B$5])))" office:value-type="float" office:value="0.785082789238687" calcext:value-type="float">
            <text:p>0,785082789238687</text:p>
          </table:table-cell>
          <table:table-cell table:style-name="ce6" table:formula="of:=([.$B$11]/[.$C$6])*(SIN(((2*PI())/256)*([.E128]*[.$B$6])))" office:value-type="float" office:value="-3.13654849054594" calcext:value-type="float">
            <text:p>-3,13654849054594</text:p>
          </table:table-cell>
          <table:table-cell table:style-name="ce6" table:formula="of:=([.$B$11]/[.$C$7])*(SIN(((2*PI())/256)*([.E128]*[.$B$7])))" office:value-type="float" office:value="-3.13654849054594" calcext:value-type="float">
            <text:p>-3,13654849054594</text:p>
          </table:table-cell>
          <table:table-cell table:style-name="ce6" table:formula="of:=([.$B$11]/[.$C$8])*(SIN(((2*PI())/256)*([.E128]*[.$B$8])))" office:value-type="float" office:value="0.224309368353911" calcext:value-type="float">
            <text:p>0,224309368353911</text:p>
          </table:table-cell>
          <table:table-cell table:style-name="ce6" table:formula="of:=([.$B$11]/[.$C$9])*(SIN(((2*PI())/256)*([.E128]*[.$B$9])))" office:value-type="float" office:value="-1.16113870901785" calcext:value-type="float">
            <text:p>-1,16113870901785</text:p>
          </table:table-cell>
          <table:table-cell table:style-name="ce8" table:formula="of:=INT(SUM([.F128:.M128]))+[.$B$12]" office:value-type="float" office:value="-23" calcext:value-type="float">
            <text:p>-23</text:p>
          </table:table-cell>
          <table:table-cell table:number-columns-repeated="16"/>
          <table:table-cell table:style-name="ce9" table:formula="of:=COM.MICROSOFT.CONCAT(&quot;    &quot;; [.N128]; &quot;,        // &quot;;[.E128])" office:value-type="string" office:string-value="    -23,        // 126" calcext:value-type="string">
            <text:p><text:s text:c="4"/>-23, <text:s text:c="7"/>// 12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8]+1" office:value-type="float" office:value="127" calcext:value-type="float">
            <text:p>127</text:p>
          </table:table-cell>
          <table:table-cell table:style-name="ce6" table:formula="of:=([.$B$11]/[.$C$2])*(SIN(((2*PI())/256)*([.E129]*[.$B$2])))" office:value-type="float" office:value="-3.13654849054594" calcext:value-type="float">
            <text:p>-3,13654849054594</text:p>
          </table:table-cell>
          <table:table-cell table:style-name="ce6" table:formula="of:=([.$B$11]/[.$C$3])*(SIN(((2*PI())/256)*([.E129]*[.$B$3])))" office:value-type="float" office:value="-15.0647050429284" calcext:value-type="float">
            <text:p>-15,0647050429284</text:p>
          </table:table-cell>
          <table:table-cell table:style-name="ce6" table:formula="of:=([.$B$11]/[.$C$4])*(SIN(((2*PI())/256)*([.E129]*[.$B$4])))" office:value-type="float" office:value="0.196329828183299" calcext:value-type="float">
            <text:p>0,196329828183299</text:p>
          </table:table-cell>
          <table:table-cell table:style-name="ce6" table:formula="of:=([.$B$11]/[.$C$5])*(SIN(((2*PI())/256)*([.E129]*[.$B$5])))" office:value-type="float" office:value="0.392659656366597" calcext:value-type="float">
            <text:p>0,392659656366597</text:p>
          </table:table-cell>
          <table:table-cell table:style-name="ce6" table:formula="of:=([.$B$11]/[.$C$6])*(SIN(((2*PI())/256)*([.E129]*[.$B$6])))" office:value-type="float" office:value="-1.57016557847738" calcext:value-type="float">
            <text:p>-1,57016557847738</text:p>
          </table:table-cell>
          <table:table-cell table:style-name="ce6" table:formula="of:=([.$B$11]/[.$C$7])*(SIN(((2*PI())/256)*([.E129]*[.$B$7])))" office:value-type="float" office:value="-1.57016557847738" calcext:value-type="float">
            <text:p>-1,57016557847738</text:p>
          </table:table-cell>
          <table:table-cell table:style-name="ce6" table:formula="of:=([.$B$11]/[.$C$8])*(SIN(((2*PI())/256)*([.E129]*[.$B$8])))" office:value-type="float" office:value="0.112188473247599" calcext:value-type="float">
            <text:p>0,112188473247599</text:p>
          </table:table-cell>
          <table:table-cell table:style-name="ce6" table:formula="of:=([.$B$11]/[.$C$9])*(SIN(((2*PI())/256)*([.E129]*[.$B$9])))" office:value-type="float" office:value="-0.586921897821455" calcext:value-type="float">
            <text:p>-0,586921897821455</text:p>
          </table:table-cell>
          <table:table-cell table:style-name="ce8" table:formula="of:=INT(SUM([.F129:.M129]))+[.$B$12]" office:value-type="float" office:value="-22" calcext:value-type="float">
            <text:p>-22</text:p>
          </table:table-cell>
          <table:table-cell table:number-columns-repeated="16"/>
          <table:table-cell table:style-name="ce9" table:formula="of:=COM.MICROSOFT.CONCAT(&quot;    &quot;; [.N129]; &quot;,        // &quot;;[.E129])" office:value-type="string" office:string-value="    -22,        // 127" calcext:value-type="string">
            <text:p><text:s text:c="4"/>-22, <text:s text:c="7"/>// 12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29]+1" office:value-type="float" office:value="128" calcext:value-type="float">
            <text:p>128</text:p>
          </table:table-cell>
          <table:table-cell table:style-name="ce6" table:formula="of:=([.$B$11]/[.$C$2])*(SIN(((2*PI())/256)*([.E130]*[.$B$2])))" office:value-type="float" office:value="-0.0000000000000156754790290861" calcext:value-type="float">
            <text:p>-1,56754790290861E-14</text:p>
          </table:table-cell>
          <table:table-cell table:style-name="ce6" table:formula="of:=([.$B$11]/[.$C$3])*(SIN(((2*PI())/256)*([.E130]*[.$B$3])))" office:value-type="float" office:value="0.0000000000000157150937898278" calcext:value-type="float">
            <text:p>1,57150937898278E-14</text:p>
          </table:table-cell>
          <table:table-cell table:style-name="ce6" table:formula="of:=([.$B$11]/[.$C$4])*(SIN(((2*PI())/256)*([.E130]*[.$B$4])))" office:value-type="float" office:value="9.79717439317883E-016" calcext:value-type="float">
            <text:p>9,79717439317883E-16</text:p>
          </table:table-cell>
          <table:table-cell table:style-name="ce6" table:formula="of:=([.$B$11]/[.$C$5])*(SIN(((2*PI())/256)*([.E130]*[.$B$5])))" office:value-type="float" office:value="1.95943487863577E-015" calcext:value-type="float">
            <text:p>1,95943487863577E-15</text:p>
          </table:table-cell>
          <table:table-cell table:style-name="ce6" table:formula="of:=([.$B$11]/[.$C$6])*(SIN(((2*PI())/256)*([.E130]*[.$B$6])))" office:value-type="float" office:value="-7.83773951454306E-015" calcext:value-type="float">
            <text:p>-7,83773951454306E-15</text:p>
          </table:table-cell>
          <table:table-cell table:style-name="ce6" table:formula="of:=([.$B$11]/[.$C$7])*(SIN(((2*PI())/256)*([.E130]*[.$B$7])))" office:value-type="float" office:value="-7.83773951454306E-015" calcext:value-type="float">
            <text:p>-7,83773951454306E-15</text:p>
          </table:table-cell>
          <table:table-cell table:style-name="ce6" table:formula="of:=([.$B$11]/[.$C$8])*(SIN(((2*PI())/256)*([.E130]*[.$B$8])))" office:value-type="float" office:value="5.59838536753076E-016" calcext:value-type="float">
            <text:p>5,59838536753076E-16</text:p>
          </table:table-cell>
          <table:table-cell table:style-name="ce6" table:formula="of:=([.$B$11]/[.$C$9])*(SIN(((2*PI())/256)*([.E130]*[.$B$9])))" office:value-type="float" office:value="-2.93915231795365E-015" calcext:value-type="float">
            <text:p>-2,93915231795365E-15</text:p>
          </table:table-cell>
          <table:table-cell table:style-name="ce8" table:formula="of:=INT(SUM([.F130:.M130]))+[.$B$12]" office:value-type="float" office:value="-1" calcext:value-type="float">
            <text:p>-1</text:p>
          </table:table-cell>
          <table:table-cell table:number-columns-repeated="16"/>
          <table:table-cell table:style-name="ce9" table:formula="of:=COM.MICROSOFT.CONCAT(&quot;    &quot;; [.N130]; &quot;,        // &quot;;[.E130])" office:value-type="string" office:string-value="    -1,        // 128" calcext:value-type="string">
            <text:p><text:s text:c="4"/>-1, <text:s text:c="7"/>// 12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0]+1" office:value-type="float" office:value="129" calcext:value-type="float">
            <text:p>129</text:p>
          </table:table-cell>
          <table:table-cell table:style-name="ce6" table:formula="of:=([.$B$11]/[.$C$2])*(SIN(((2*PI())/256)*([.E131]*[.$B$2])))" office:value-type="float" office:value="3.13654849054591" calcext:value-type="float">
            <text:p>3,13654849054591</text:p>
          </table:table-cell>
          <table:table-cell table:style-name="ce6" table:formula="of:=([.$B$11]/[.$C$3])*(SIN(((2*PI())/256)*([.E131]*[.$B$3])))" office:value-type="float" office:value="15.0647050429283" calcext:value-type="float">
            <text:p>15,0647050429283</text:p>
          </table:table-cell>
          <table:table-cell table:style-name="ce6" table:formula="of:=([.$B$11]/[.$C$4])*(SIN(((2*PI())/256)*([.E131]*[.$B$4])))" office:value-type="float" office:value="-0.196329828183297" calcext:value-type="float">
            <text:p>-0,196329828183297</text:p>
          </table:table-cell>
          <table:table-cell table:style-name="ce6" table:formula="of:=([.$B$11]/[.$C$5])*(SIN(((2*PI())/256)*([.E131]*[.$B$5])))" office:value-type="float" office:value="-0.392659656366593" calcext:value-type="float">
            <text:p>-0,392659656366593</text:p>
          </table:table-cell>
          <table:table-cell table:style-name="ce6" table:formula="of:=([.$B$11]/[.$C$6])*(SIN(((2*PI())/256)*([.E131]*[.$B$6])))" office:value-type="float" office:value="1.57016557847736" calcext:value-type="float">
            <text:p>1,57016557847736</text:p>
          </table:table-cell>
          <table:table-cell table:style-name="ce6" table:formula="of:=([.$B$11]/[.$C$7])*(SIN(((2*PI())/256)*([.E131]*[.$B$7])))" office:value-type="float" office:value="1.57016557847736" calcext:value-type="float">
            <text:p>1,57016557847736</text:p>
          </table:table-cell>
          <table:table-cell table:style-name="ce6" table:formula="of:=([.$B$11]/[.$C$8])*(SIN(((2*PI())/256)*([.E131]*[.$B$8])))" office:value-type="float" office:value="-0.112188473247598" calcext:value-type="float">
            <text:p>-0,112188473247598</text:p>
          </table:table-cell>
          <table:table-cell table:style-name="ce6" table:formula="of:=([.$B$11]/[.$C$9])*(SIN(((2*PI())/256)*([.E131]*[.$B$9])))" office:value-type="float" office:value="0.586921897821449" calcext:value-type="float">
            <text:p>0,586921897821449</text:p>
          </table:table-cell>
          <table:table-cell table:style-name="ce8" table:formula="of:=INT(SUM([.F131:.M131]))+[.$B$12]" office:value-type="float" office:value="21" calcext:value-type="float">
            <text:p>21</text:p>
          </table:table-cell>
          <table:table-cell table:number-columns-repeated="16"/>
          <table:table-cell table:style-name="ce9" table:formula="of:=COM.MICROSOFT.CONCAT(&quot;    &quot;; [.N131]; &quot;,        // &quot;;[.E131])" office:value-type="string" office:string-value="    21,        // 129" calcext:value-type="string">
            <text:p><text:s text:c="4"/>21, <text:s text:c="7"/>// 12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1]+1" office:value-type="float" office:value="130" calcext:value-type="float">
            <text:p>130</text:p>
          </table:table-cell>
          <table:table-cell table:style-name="ce6" table:formula="of:=([.$B$11]/[.$C$2])*(SIN(((2*PI())/256)*([.E132]*[.$B$2])))" office:value-type="float" office:value="6.24289030451607" calcext:value-type="float">
            <text:p>6,24289030451607</text:p>
          </table:table-cell>
          <table:table-cell table:style-name="ce6" table:formula="of:=([.$B$11]/[.$C$3])*(SIN(((2*PI())/256)*([.E132]*[.$B$3])))" office:value-type="float" office:value="10.1502925466183" calcext:value-type="float">
            <text:p>10,1502925466183</text:p>
          </table:table-cell>
          <table:table-cell table:style-name="ce6" table:formula="of:=([.$B$11]/[.$C$4])*(SIN(((2*PI())/256)*([.E132]*[.$B$4])))" office:value-type="float" office:value="-0.392541394619342" calcext:value-type="float">
            <text:p>-0,392541394619342</text:p>
          </table:table-cell>
          <table:table-cell table:style-name="ce6" table:formula="of:=([.$B$11]/[.$C$5])*(SIN(((2*PI())/256)*([.E132]*[.$B$5])))" office:value-type="float" office:value="-0.785082789238684" calcext:value-type="float">
            <text:p>-0,785082789238684</text:p>
          </table:table-cell>
          <table:table-cell table:style-name="ce6" table:formula="of:=([.$B$11]/[.$C$6])*(SIN(((2*PI())/256)*([.E132]*[.$B$6])))" office:value-type="float" office:value="3.13654849054592" calcext:value-type="float">
            <text:p>3,13654849054592</text:p>
          </table:table-cell>
          <table:table-cell table:style-name="ce6" table:formula="of:=([.$B$11]/[.$C$7])*(SIN(((2*PI())/256)*([.E132]*[.$B$7])))" office:value-type="float" office:value="3.13654849054592" calcext:value-type="float">
            <text:p>3,13654849054592</text:p>
          </table:table-cell>
          <table:table-cell table:style-name="ce6" table:formula="of:=([.$B$11]/[.$C$8])*(SIN(((2*PI())/256)*([.E132]*[.$B$8])))" office:value-type="float" office:value="-0.22430936835391" calcext:value-type="float">
            <text:p>-0,22430936835391</text:p>
          </table:table-cell>
          <table:table-cell table:style-name="ce6" table:formula="of:=([.$B$11]/[.$C$9])*(SIN(((2*PI())/256)*([.E132]*[.$B$9])))" office:value-type="float" office:value="1.16113870901784" calcext:value-type="float">
            <text:p>1,16113870901784</text:p>
          </table:table-cell>
          <table:table-cell table:style-name="ce8" table:formula="of:=INT(SUM([.F132:.M132]))+[.$B$12]" office:value-type="float" office:value="22" calcext:value-type="float">
            <text:p>22</text:p>
          </table:table-cell>
          <table:table-cell table:number-columns-repeated="16"/>
          <table:table-cell table:style-name="ce9" table:formula="of:=COM.MICROSOFT.CONCAT(&quot;    &quot;; [.N132]; &quot;,        // &quot;;[.E132])" office:value-type="string" office:string-value="    22,        // 130" calcext:value-type="string">
            <text:p><text:s text:c="4"/>22, <text:s text:c="7"/>// 13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2]+1" office:value-type="float" office:value="131" calcext:value-type="float">
            <text:p>131</text:p>
          </table:table-cell>
          <table:table-cell table:style-name="ce6" table:formula="of:=([.$B$11]/[.$C$2])*(SIN(((2*PI())/256)*([.E133]*[.$B$2])))" office:value-type="float" office:value="9.2891096721428" calcext:value-type="float">
            <text:p>9,2891096721428</text:p>
          </table:table-cell>
          <table:table-cell table:style-name="ce6" table:formula="of:=([.$B$11]/[.$C$3])*(SIN(((2*PI())/256)*([.E133]*[.$B$3])))" office:value-type="float" office:value="-8.22564390709141" calcext:value-type="float">
            <text:p>-8,22564390709141</text:p>
          </table:table-cell>
          <table:table-cell table:style-name="ce6" table:formula="of:=([.$B$11]/[.$C$4])*(SIN(((2*PI())/256)*([.E133]*[.$B$4])))" office:value-type="float" office:value="-0.58851650879734" calcext:value-type="float">
            <text:p>-0,58851650879734</text:p>
          </table:table-cell>
          <table:table-cell table:style-name="ce6" table:formula="of:=([.$B$11]/[.$C$5])*(SIN(((2*PI())/256)*([.E133]*[.$B$5])))" office:value-type="float" office:value="-1.17703301759468" calcext:value-type="float">
            <text:p>-1,17703301759468</text:p>
          </table:table-cell>
          <table:table-cell table:style-name="ce6" table:formula="of:=([.$B$11]/[.$C$6])*(SIN(((2*PI())/256)*([.E133]*[.$B$6])))" office:value-type="float" office:value="4.69537518257158" calcext:value-type="float">
            <text:p>4,69537518257158</text:p>
          </table:table-cell>
          <table:table-cell table:style-name="ce6" table:formula="of:=([.$B$11]/[.$C$7])*(SIN(((2*PI())/256)*([.E133]*[.$B$7])))" office:value-type="float" office:value="4.69537518257158" calcext:value-type="float">
            <text:p>4,69537518257158</text:p>
          </table:table-cell>
          <table:table-cell table:style-name="ce6" table:formula="of:=([.$B$11]/[.$C$8])*(SIN(((2*PI())/256)*([.E133]*[.$B$8])))" office:value-type="float" office:value="-0.336295147884194" calcext:value-type="float">
            <text:p>-0,336295147884194</text:p>
          </table:table-cell>
          <table:table-cell table:style-name="ce6" table:formula="of:=([.$B$11]/[.$C$9])*(SIN(((2*PI())/256)*([.E133]*[.$B$9])))" office:value-type="float" office:value="1.71022037372113" calcext:value-type="float">
            <text:p>1,71022037372113</text:p>
          </table:table-cell>
          <table:table-cell table:style-name="ce8" table:formula="of:=INT(SUM([.F133:.M133]))+[.$B$12]" office:value-type="float" office:value="10" calcext:value-type="float">
            <text:p>10</text:p>
          </table:table-cell>
          <table:table-cell table:number-columns-repeated="16"/>
          <table:table-cell table:style-name="ce9" table:formula="of:=COM.MICROSOFT.CONCAT(&quot;    &quot;; [.N133]; &quot;,        // &quot;;[.E133])" office:value-type="string" office:string-value="    10,        // 131" calcext:value-type="string">
            <text:p><text:s text:c="4"/>10, <text:s text:c="7"/>// 13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3]+1" office:value-type="float" office:value="132" calcext:value-type="float">
            <text:p>132</text:p>
          </table:table-cell>
          <table:table-cell table:style-name="ce6" table:formula="of:=([.$B$11]/[.$C$2])*(SIN(((2*PI())/256)*([.E134]*[.$B$2])))" office:value-type="float" office:value="12.2458698356829" calcext:value-type="float">
            <text:p>12,2458698356829</text:p>
          </table:table-cell>
          <table:table-cell table:style-name="ce6" table:formula="of:=([.$B$11]/[.$C$3])*(SIN(((2*PI())/256)*([.E134]*[.$B$3])))" office:value-type="float" office:value="-15.6925644864517" calcext:value-type="float">
            <text:p>-15,6925644864517</text:p>
          </table:table-cell>
          <table:table-cell table:style-name="ce6" table:formula="of:=([.$B$11]/[.$C$4])*(SIN(((2*PI())/256)*([.E134]*[.$B$4])))" office:value-type="float" office:value="-0.784137122636485" calcext:value-type="float">
            <text:p>-0,784137122636485</text:p>
          </table:table-cell>
          <table:table-cell table:style-name="ce6" table:formula="of:=([.$B$11]/[.$C$5])*(SIN(((2*PI())/256)*([.E134]*[.$B$5])))" office:value-type="float" office:value="-1.56827424527297" calcext:value-type="float">
            <text:p>-1,56827424527297</text:p>
          </table:table-cell>
          <table:table-cell table:style-name="ce6" table:formula="of:=([.$B$11]/[.$C$6])*(SIN(((2*PI())/256)*([.E134]*[.$B$6])))" office:value-type="float" office:value="6.2428903045161" calcext:value-type="float">
            <text:p>6,2428903045161</text:p>
          </table:table-cell>
          <table:table-cell table:style-name="ce6" table:formula="of:=([.$B$11]/[.$C$7])*(SIN(((2*PI())/256)*([.E134]*[.$B$7])))" office:value-type="float" office:value="6.2428903045161" calcext:value-type="float">
            <text:p>6,2428903045161</text:p>
          </table:table-cell>
          <table:table-cell table:style-name="ce6" table:formula="of:=([.$B$11]/[.$C$8])*(SIN(((2*PI())/256)*([.E134]*[.$B$8])))" office:value-type="float" office:value="-0.448078355792277" calcext:value-type="float">
            <text:p>-0,448078355792277</text:p>
          </table:table-cell>
          <table:table-cell table:style-name="ce6" table:formula="of:=([.$B$11]/[.$C$9])*(SIN(((2*PI())/256)*([.E134]*[.$B$9])))" office:value-type="float" office:value="2.22228093207841" calcext:value-type="float">
            <text:p>2,22228093207841</text:p>
          </table:table-cell>
          <table:table-cell table:style-name="ce8" table:formula="of:=INT(SUM([.F134:.M134]))+[.$B$12]" office:value-type="float" office:value="8" calcext:value-type="float">
            <text:p>8</text:p>
          </table:table-cell>
          <table:table-cell table:number-columns-repeated="16"/>
          <table:table-cell table:style-name="ce9" table:formula="of:=COM.MICROSOFT.CONCAT(&quot;    &quot;; [.N134]; &quot;,        // &quot;;[.E134])" office:value-type="string" office:string-value="    8,        // 132" calcext:value-type="string">
            <text:p><text:s text:c="4"/>8, <text:s text:c="7"/>// 13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4]+1" office:value-type="float" office:value="133" calcext:value-type="float">
            <text:p>133</text:p>
          </table:table-cell>
          <table:table-cell table:style-name="ce6" table:formula="of:=([.$B$11]/[.$C$2])*(SIN(((2*PI())/256)*([.E135]*[.$B$2])))" office:value-type="float" office:value="15.0846955784319" calcext:value-type="float">
            <text:p>15,0846955784319</text:p>
          </table:table-cell>
          <table:table-cell table:style-name="ce6" table:formula="of:=([.$B$11]/[.$C$3])*(SIN(((2*PI())/256)*([.E135]*[.$B$3])))" office:value-type="float" office:value="-2.34768759128591" calcext:value-type="float">
            <text:p>-2,34768759128591</text:p>
          </table:table-cell>
          <table:table-cell table:style-name="ce6" table:formula="of:=([.$B$11]/[.$C$4])*(SIN(((2*PI())/256)*([.E135]*[.$B$4])))" office:value-type="float" office:value="-0.979285401593729" calcext:value-type="float">
            <text:p>-0,979285401593729</text:p>
          </table:table-cell>
          <table:table-cell table:style-name="ce6" table:formula="of:=([.$B$11]/[.$C$5])*(SIN(((2*PI())/256)*([.E135]*[.$B$5])))" office:value-type="float" office:value="-1.95857080318746" calcext:value-type="float">
            <text:p>-1,95857080318746</text:p>
          </table:table-cell>
          <table:table-cell table:style-name="ce6" table:formula="of:=([.$B$11]/[.$C$6])*(SIN(((2*PI())/256)*([.E135]*[.$B$6])))" office:value-type="float" office:value="7.77536575690444" calcext:value-type="float">
            <text:p>7,77536575690444</text:p>
          </table:table-cell>
          <table:table-cell table:style-name="ce6" table:formula="of:=([.$B$11]/[.$C$7])*(SIN(((2*PI())/256)*([.E135]*[.$B$7])))" office:value-type="float" office:value="7.77536575690444" calcext:value-type="float">
            <text:p>7,77536575690444</text:p>
          </table:table-cell>
          <table:table-cell table:style-name="ce6" table:formula="of:=([.$B$11]/[.$C$8])*(SIN(((2*PI())/256)*([.E135]*[.$B$8])))" office:value-type="float" office:value="-0.559591658053559" calcext:value-type="float">
            <text:p>-0,559591658053559</text:p>
          </table:table-cell>
          <table:table-cell table:style-name="ce6" table:formula="of:=([.$B$11]/[.$C$9])*(SIN(((2*PI())/256)*([.E135]*[.$B$9])))" office:value-type="float" office:value="2.68623581938807" calcext:value-type="float">
            <text:p>2,68623581938807</text:p>
          </table:table-cell>
          <table:table-cell table:style-name="ce8" table:formula="of:=INT(SUM([.F135:.M135]))+[.$B$12]" office:value-type="float" office:value="27" calcext:value-type="float">
            <text:p>27</text:p>
          </table:table-cell>
          <table:table-cell table:number-columns-repeated="16"/>
          <table:table-cell table:style-name="ce9" table:formula="of:=COM.MICROSOFT.CONCAT(&quot;    &quot;; [.N135]; &quot;,        // &quot;;[.E135])" office:value-type="string" office:string-value="    27,        // 133" calcext:value-type="string">
            <text:p><text:s text:c="4"/>27, <text:s text:c="7"/>// 13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5]+1" office:value-type="float" office:value="134" calcext:value-type="float">
            <text:p>134</text:p>
          </table:table-cell>
          <table:table-cell table:style-name="ce6" table:formula="of:=([.$B$11]/[.$C$2])*(SIN(((2*PI())/256)*([.E136]*[.$B$2])))" office:value-type="float" office:value="17.7782474566273" calcext:value-type="float">
            <text:p>17,7782474566273</text:p>
          </table:table-cell>
          <table:table-cell table:style-name="ce6" table:formula="of:=([.$B$11]/[.$C$3])*(SIN(((2*PI())/256)*([.E136]*[.$B$3])))" office:value-type="float" office:value="14.1107402295737" calcext:value-type="float">
            <text:p>14,1107402295737</text:p>
          </table:table-cell>
          <table:table-cell table:style-name="ce6" table:formula="of:=([.$B$11]/[.$C$4])*(SIN(((2*PI())/256)*([.E136]*[.$B$4])))" office:value-type="float" office:value="-1.17384379564289" calcext:value-type="float">
            <text:p>-1,17384379564289</text:p>
          </table:table-cell>
          <table:table-cell table:style-name="ce6" table:formula="of:=([.$B$11]/[.$C$5])*(SIN(((2*PI())/256)*([.E136]*[.$B$5])))" office:value-type="float" office:value="-2.34768759128579" calcext:value-type="float">
            <text:p>-2,34768759128579</text:p>
          </table:table-cell>
          <table:table-cell table:style-name="ce6" table:formula="of:=([.$B$11]/[.$C$6])*(SIN(((2*PI())/256)*([.E136]*[.$B$6])))" office:value-type="float" office:value="9.28910967214278" calcext:value-type="float">
            <text:p>9,28910967214278</text:p>
          </table:table-cell>
          <table:table-cell table:style-name="ce6" table:formula="of:=([.$B$11]/[.$C$7])*(SIN(((2*PI())/256)*([.E136]*[.$B$7])))" office:value-type="float" office:value="9.28910967214278" calcext:value-type="float">
            <text:p>9,28910967214278</text:p>
          </table:table-cell>
          <table:table-cell table:style-name="ce6" table:formula="of:=([.$B$11]/[.$C$8])*(SIN(((2*PI())/256)*([.E136]*[.$B$8])))" office:value-type="float" office:value="-0.67076788322451" calcext:value-type="float">
            <text:p>-0,67076788322451</text:p>
          </table:table-cell>
          <table:table-cell table:style-name="ce6" table:formula="of:=([.$B$11]/[.$C$9])*(SIN(((2*PI())/256)*([.E136]*[.$B$9])))" office:value-type="float" office:value="3.09204181345095" calcext:value-type="float">
            <text:p>3,09204181345095</text:p>
          </table:table-cell>
          <table:table-cell table:style-name="ce8" table:formula="of:=INT(SUM([.F136:.M136]))+[.$B$12]" office:value-type="float" office:value="49" calcext:value-type="float">
            <text:p>49</text:p>
          </table:table-cell>
          <table:table-cell table:number-columns-repeated="16"/>
          <table:table-cell table:style-name="ce9" table:formula="of:=COM.MICROSOFT.CONCAT(&quot;    &quot;; [.N136]; &quot;,        // &quot;;[.E136])" office:value-type="string" office:string-value="    49,        // 134" calcext:value-type="string">
            <text:p><text:s text:c="4"/>49, <text:s text:c="7"/>// 13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6]+1" office:value-type="float" office:value="135" calcext:value-type="float">
            <text:p>135</text:p>
          </table:table-cell>
          <table:table-cell table:style-name="ce6" table:formula="of:=([.$B$11]/[.$C$2])*(SIN(((2*PI())/256)*([.E137]*[.$B$2])))" office:value-type="float" office:value="20.3005850932366" calcext:value-type="float">
            <text:p>20,3005850932366</text:p>
          </table:table-cell>
          <table:table-cell table:style-name="ce6" table:formula="of:=([.$B$11]/[.$C$3])*(SIN(((2*PI())/256)*([.E137]*[.$B$3])))" office:value-type="float" office:value="11.8552180056794" calcext:value-type="float">
            <text:p>11,8552180056794</text:p>
          </table:table-cell>
          <table:table-cell table:style-name="ce6" table:formula="of:=([.$B$11]/[.$C$4])*(SIN(((2*PI())/256)*([.E137]*[.$B$4])))" office:value-type="float" office:value="-1.36769511008241" calcext:value-type="float">
            <text:p>-1,36769511008241</text:p>
          </table:table-cell>
          <table:table-cell table:style-name="ce6" table:formula="of:=([.$B$11]/[.$C$5])*(SIN(((2*PI())/256)*([.E137]*[.$B$5])))" office:value-type="float" office:value="-2.73539022016482" calcext:value-type="float">
            <text:p>-2,73539022016482</text:p>
          </table:table-cell>
          <table:table-cell table:style-name="ce6" table:formula="of:=([.$B$11]/[.$C$6])*(SIN(((2*PI())/256)*([.E137]*[.$B$6])))" office:value-type="float" office:value="10.780475308551" calcext:value-type="float">
            <text:p>10,780475308551</text:p>
          </table:table-cell>
          <table:table-cell table:style-name="ce6" table:formula="of:=([.$B$11]/[.$C$7])*(SIN(((2*PI())/256)*([.E137]*[.$B$7])))" office:value-type="float" office:value="10.780475308551" calcext:value-type="float">
            <text:p>10,780475308551</text:p>
          </table:table-cell>
          <table:table-cell table:style-name="ce6" table:formula="of:=([.$B$11]/[.$C$8])*(SIN(((2*PI())/256)*([.E137]*[.$B$8])))" office:value-type="float" office:value="-0.781540062904233" calcext:value-type="float">
            <text:p>-0,781540062904233</text:p>
          </table:table-cell>
          <table:table-cell table:style-name="ce6" table:formula="of:=([.$B$11]/[.$C$9])*(SIN(((2*PI())/256)*([.E137]*[.$B$9])))" office:value-type="float" office:value="3.43091444000108" calcext:value-type="float">
            <text:p>3,43091444000108</text:p>
          </table:table-cell>
          <table:table-cell table:style-name="ce8" table:formula="of:=INT(SUM([.F137:.M137]))+[.$B$12]" office:value-type="float" office:value="52" calcext:value-type="float">
            <text:p>52</text:p>
          </table:table-cell>
          <table:table-cell table:number-columns-repeated="16"/>
          <table:table-cell table:style-name="ce9" table:formula="of:=COM.MICROSOFT.CONCAT(&quot;    &quot;; [.N137]; &quot;,        // &quot;;[.E137])" office:value-type="string" office:string-value="    52,        // 135" calcext:value-type="string">
            <text:p><text:s text:c="4"/>52, <text:s text:c="7"/>// 13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7]+1" office:value-type="float" office:value="136" calcext:value-type="float">
            <text:p>136</text:p>
          </table:table-cell>
          <table:table-cell table:style-name="ce6" table:formula="of:=([.$B$11]/[.$C$2])*(SIN(((2*PI())/256)*([.E138]*[.$B$2])))" office:value-type="float" office:value="22.6274169979695" calcext:value-type="float">
            <text:p>22,6274169979695</text:p>
          </table:table-cell>
          <table:table-cell table:style-name="ce6" table:formula="of:=([.$B$11]/[.$C$3])*(SIN(((2*PI())/256)*([.E138]*[.$B$3])))" office:value-type="float" office:value="-6.12293491784116" calcext:value-type="float">
            <text:p>-6,12293491784116</text:p>
          </table:table-cell>
          <table:table-cell table:style-name="ce6" table:formula="of:=([.$B$11]/[.$C$4])*(SIN(((2*PI())/256)*([.E138]*[.$B$4])))" office:value-type="float" office:value="-1.56072257612903" calcext:value-type="float">
            <text:p>-1,56072257612903</text:p>
          </table:table-cell>
          <table:table-cell table:style-name="ce6" table:formula="of:=([.$B$11]/[.$C$5])*(SIN(((2*PI())/256)*([.E138]*[.$B$5])))" office:value-type="float" office:value="-3.12144515225805" calcext:value-type="float">
            <text:p>-3,12144515225805</text:p>
          </table:table-cell>
          <table:table-cell table:style-name="ce6" table:formula="of:=([.$B$11]/[.$C$6])*(SIN(((2*PI())/256)*([.E138]*[.$B$6])))" office:value-type="float" office:value="12.2458698356829" calcext:value-type="float">
            <text:p>12,2458698356829</text:p>
          </table:table-cell>
          <table:table-cell table:style-name="ce6" table:formula="of:=([.$B$11]/[.$C$7])*(SIN(((2*PI())/256)*([.E138]*[.$B$7])))" office:value-type="float" office:value="12.2458698356829" calcext:value-type="float">
            <text:p>12,2458698356829</text:p>
          </table:table-cell>
          <table:table-cell table:style-name="ce6" table:formula="of:=([.$B$11]/[.$C$8])*(SIN(((2*PI())/256)*([.E138]*[.$B$8])))" office:value-type="float" office:value="-0.891841472073729" calcext:value-type="float">
            <text:p>-0,891841472073729</text:p>
          </table:table-cell>
          <table:table-cell table:style-name="ce6" table:formula="of:=([.$B$11]/[.$C$9])*(SIN(((2*PI())/256)*([.E138]*[.$B$9])))" office:value-type="float" office:value="3.69551813004515" calcext:value-type="float">
            <text:p>3,69551813004515</text:p>
          </table:table-cell>
          <table:table-cell table:style-name="ce8" table:formula="of:=INT(SUM([.F138:.M138]))+[.$B$12]" office:value-type="float" office:value="39" calcext:value-type="float">
            <text:p>39</text:p>
          </table:table-cell>
          <table:table-cell table:number-columns-repeated="16"/>
          <table:table-cell table:style-name="ce9" table:formula="of:=COM.MICROSOFT.CONCAT(&quot;    &quot;; [.N138]; &quot;,        // &quot;;[.E138])" office:value-type="string" office:string-value="    39,        // 136" calcext:value-type="string">
            <text:p><text:s text:c="4"/>39, <text:s text:c="7"/>// 13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8]+1" office:value-type="float" office:value="137" calcext:value-type="float">
            <text:p>137</text:p>
          </table:table-cell>
          <table:table-cell table:style-name="ce6" table:formula="of:=([.$B$11]/[.$C$2])*(SIN(((2*PI())/256)*([.E139]*[.$B$2])))" office:value-type="float" office:value="24.7363345076076" calcext:value-type="float">
            <text:p>24,7363345076076</text:p>
          </table:table-cell>
          <table:table-cell table:style-name="ce6" table:formula="of:=([.$B$11]/[.$C$3])*(SIN(((2*PI())/256)*([.E139]*[.$B$3])))" office:value-type="float" office:value="-15.9807272992828" calcext:value-type="float">
            <text:p>-15,9807272992828</text:p>
          </table:table-cell>
          <table:table-cell table:style-name="ce6" table:formula="of:=([.$B$11]/[.$C$4])*(SIN(((2*PI())/256)*([.E139]*[.$B$4])))" office:value-type="float" office:value="-1.75280992125496" calcext:value-type="float">
            <text:p>-1,75280992125496</text:p>
          </table:table-cell>
          <table:table-cell table:style-name="ce6" table:formula="of:=([.$B$11]/[.$C$5])*(SIN(((2*PI())/256)*([.E139]*[.$B$5])))" office:value-type="float" office:value="-3.50561984250992" calcext:value-type="float">
            <text:p>-3,50561984250992</text:p>
          </table:table-cell>
          <table:table-cell table:style-name="ce6" table:formula="of:=([.$B$11]/[.$C$6])*(SIN(((2*PI())/256)*([.E139]*[.$B$6])))" office:value-type="float" office:value="13.681762989769" calcext:value-type="float">
            <text:p>13,681762989769</text:p>
          </table:table-cell>
          <table:table-cell table:style-name="ce6" table:formula="of:=([.$B$11]/[.$C$7])*(SIN(((2*PI())/256)*([.E139]*[.$B$7])))" office:value-type="float" office:value="13.681762989769" calcext:value-type="float">
            <text:p>13,681762989769</text:p>
          </table:table-cell>
          <table:table-cell table:style-name="ce6" table:formula="of:=([.$B$11]/[.$C$8])*(SIN(((2*PI())/256)*([.E139]*[.$B$8])))" office:value-type="float" office:value="-1.00160566928855" calcext:value-type="float">
            <text:p>-1,00160566928855</text:p>
          </table:table-cell>
          <table:table-cell table:style-name="ce6" table:formula="of:=([.$B$11]/[.$C$9])*(SIN(((2*PI())/256)*([.E139]*[.$B$9])))" office:value-type="float" office:value="3.88012501277818" calcext:value-type="float">
            <text:p>3,88012501277818</text:p>
          </table:table-cell>
          <table:table-cell table:style-name="ce8" table:formula="of:=INT(SUM([.F139:.M139]))+[.$B$12]" office:value-type="float" office:value="33" calcext:value-type="float">
            <text:p>33</text:p>
          </table:table-cell>
          <table:table-cell table:number-columns-repeated="16"/>
          <table:table-cell table:style-name="ce9" table:formula="of:=COM.MICROSOFT.CONCAT(&quot;    &quot;; [.N139]; &quot;,        // &quot;;[.E139])" office:value-type="string" office:string-value="    33,        // 137" calcext:value-type="string">
            <text:p><text:s text:c="4"/>33, <text:s text:c="7"/>// 13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39]+1" office:value-type="float" office:value="138" calcext:value-type="float">
            <text:p>138</text:p>
          </table:table-cell>
          <table:table-cell table:style-name="ce6" table:formula="of:=([.$B$11]/[.$C$2])*(SIN(((2*PI())/256)*([.E140]*[.$B$2])))" office:value-type="float" office:value="26.6070275936814" calcext:value-type="float">
            <text:p>26,6070275936814</text:p>
          </table:table-cell>
          <table:table-cell table:style-name="ce6" table:formula="of:=([.$B$11]/[.$C$3])*(SIN(((2*PI())/256)*([.E140]*[.$B$3])))" office:value-type="float" office:value="-4.64455483607165" calcext:value-type="float">
            <text:p>-4,64455483607165</text:p>
          </table:table-cell>
          <table:table-cell table:style-name="ce6" table:formula="of:=([.$B$11]/[.$C$4])*(SIN(((2*PI())/256)*([.E140]*[.$B$4])))" office:value-type="float" office:value="-1.94384143922611" calcext:value-type="float">
            <text:p>-1,94384143922611</text:p>
          </table:table-cell>
          <table:table-cell table:style-name="ce6" table:formula="of:=([.$B$11]/[.$C$5])*(SIN(((2*PI())/256)*([.E140]*[.$B$5])))" office:value-type="float" office:value="-3.88768287845222" calcext:value-type="float">
            <text:p>-3,88768287845222</text:p>
          </table:table-cell>
          <table:table-cell table:style-name="ce6" table:formula="of:=([.$B$11]/[.$C$6])*(SIN(((2*PI())/256)*([.E140]*[.$B$6])))" office:value-type="float" office:value="15.0846955784319" calcext:value-type="float">
            <text:p>15,0846955784319</text:p>
          </table:table-cell>
          <table:table-cell table:style-name="ce6" table:formula="of:=([.$B$11]/[.$C$7])*(SIN(((2*PI())/256)*([.E140]*[.$B$7])))" office:value-type="float" office:value="15.0846955784319" calcext:value-type="float">
            <text:p>15,0846955784319</text:p>
          </table:table-cell>
          <table:table-cell table:style-name="ce6" table:formula="of:=([.$B$11]/[.$C$8])*(SIN(((2*PI())/256)*([.E140]*[.$B$8])))" office:value-type="float" office:value="-1.11076653670063" calcext:value-type="float">
            <text:p>-1,11076653670063</text:p>
          </table:table-cell>
          <table:table-cell table:style-name="ce6" table:formula="of:=([.$B$11]/[.$C$9])*(SIN(((2*PI())/256)*([.E140]*[.$B$9])))" office:value-type="float" office:value="3.98073890668879" calcext:value-type="float">
            <text:p>3,98073890668879</text:p>
          </table:table-cell>
          <table:table-cell table:style-name="ce8" table:formula="of:=INT(SUM([.F140:.M140]))+[.$B$12]" office:value-type="float" office:value="49" calcext:value-type="float">
            <text:p>49</text:p>
          </table:table-cell>
          <table:table-cell table:number-columns-repeated="16"/>
          <table:table-cell table:style-name="ce9" table:formula="of:=COM.MICROSOFT.CONCAT(&quot;    &quot;; [.N140]; &quot;,        // &quot;;[.E140])" office:value-type="string" office:string-value="    49,        // 138" calcext:value-type="string">
            <text:p><text:s text:c="4"/>49, <text:s text:c="7"/>// 13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0]+1" office:value-type="float" office:value="139" calcext:value-type="float">
            <text:p>139</text:p>
          </table:table-cell>
          <table:table-cell table:style-name="ce6" table:formula="of:=([.$B$11]/[.$C$2])*(SIN(((2*PI())/256)*([.E141]*[.$B$2])))" office:value-type="float" office:value="28.2214804591473" calcext:value-type="float">
            <text:p>28,2214804591473</text:p>
          </table:table-cell>
          <table:table-cell table:style-name="ce6" table:formula="of:=([.$B$11]/[.$C$3])*(SIN(((2*PI())/256)*([.E141]*[.$B$3])))" office:value-type="float" office:value="12.8513205036903" calcext:value-type="float">
            <text:p>12,8513205036903</text:p>
          </table:table-cell>
          <table:table-cell table:style-name="ce6" table:formula="of:=([.$B$11]/[.$C$4])*(SIN(((2*PI())/256)*([.E141]*[.$B$4])))" office:value-type="float" office:value="-2.13370205979919" calcext:value-type="float">
            <text:p>-2,13370205979919</text:p>
          </table:table-cell>
          <table:table-cell table:style-name="ce6" table:formula="of:=([.$B$11]/[.$C$5])*(SIN(((2*PI())/256)*([.E141]*[.$B$5])))" office:value-type="float" office:value="-4.26740411959837" calcext:value-type="float">
            <text:p>-4,26740411959837</text:p>
          </table:table-cell>
          <table:table-cell table:style-name="ce6" table:formula="of:=([.$B$11]/[.$C$6])*(SIN(((2*PI())/256)*([.E141]*[.$B$6])))" office:value-type="float" office:value="16.4512878141831" calcext:value-type="float">
            <text:p>16,4512878141831</text:p>
          </table:table-cell>
          <table:table-cell table:style-name="ce6" table:formula="of:=([.$B$11]/[.$C$7])*(SIN(((2*PI())/256)*([.E141]*[.$B$7])))" office:value-type="float" office:value="16.4512878141831" calcext:value-type="float">
            <text:p>16,4512878141831</text:p>
          </table:table-cell>
          <table:table-cell table:style-name="ce6" table:formula="of:=([.$B$11]/[.$C$8])*(SIN(((2*PI())/256)*([.E141]*[.$B$8])))" office:value-type="float" office:value="-1.21925831988525" calcext:value-type="float">
            <text:p>-1,21925831988525</text:p>
          </table:table-cell>
          <table:table-cell table:style-name="ce6" table:formula="of:=([.$B$11]/[.$C$9])*(SIN(((2*PI())/256)*([.E141]*[.$B$9])))" office:value-type="float" office:value="3.99518182482069" calcext:value-type="float">
            <text:p>3,99518182482069</text:p>
          </table:table-cell>
          <table:table-cell table:style-name="ce8" table:formula="of:=INT(SUM([.F141:.M141]))+[.$B$12]" office:value-type="float" office:value="70" calcext:value-type="float">
            <text:p>70</text:p>
          </table:table-cell>
          <table:table-cell table:number-columns-repeated="16"/>
          <table:table-cell table:style-name="ce9" table:formula="of:=COM.MICROSOFT.CONCAT(&quot;    &quot;; [.N141]; &quot;,        // &quot;;[.E141])" office:value-type="string" office:string-value="    70,        // 139" calcext:value-type="string">
            <text:p><text:s text:c="4"/>70, <text:s text:c="7"/>// 13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1]+1" office:value-type="float" office:value="140" calcext:value-type="float">
            <text:p>140</text:p>
          </table:table-cell>
          <table:table-cell table:style-name="ce6" table:formula="of:=([.$B$11]/[.$C$2])*(SIN(((2*PI())/256)*([.E142]*[.$B$2])))" office:value-type="float" office:value="29.5641450403612" calcext:value-type="float">
            <text:p>29,5641450403612</text:p>
          </table:table-cell>
          <table:table-cell table:style-name="ce6" table:formula="of:=([.$B$11]/[.$C$3])*(SIN(((2*PI())/256)*([.E142]*[.$B$3])))" office:value-type="float" office:value="13.3035137968409" calcext:value-type="float">
            <text:p>13,3035137968409</text:p>
          </table:table-cell>
          <table:table-cell table:style-name="ce6" table:formula="of:=([.$B$11]/[.$C$4])*(SIN(((2*PI())/256)*([.E142]*[.$B$4])))" office:value-type="float" office:value="-2.3222774180357" calcext:value-type="float">
            <text:p>-2,3222774180357</text:p>
          </table:table-cell>
          <table:table-cell table:style-name="ce6" table:formula="of:=([.$B$11]/[.$C$5])*(SIN(((2*PI())/256)*([.E142]*[.$B$5])))" office:value-type="float" office:value="-4.64455483607139" calcext:value-type="float">
            <text:p>-4,64455483607139</text:p>
          </table:table-cell>
          <table:table-cell table:style-name="ce6" table:formula="of:=([.$B$11]/[.$C$6])*(SIN(((2*PI())/256)*([.E142]*[.$B$6])))" office:value-type="float" office:value="17.7782474566273" calcext:value-type="float">
            <text:p>17,7782474566273</text:p>
          </table:table-cell>
          <table:table-cell table:style-name="ce6" table:formula="of:=([.$B$11]/[.$C$7])*(SIN(((2*PI())/256)*([.E142]*[.$B$7])))" office:value-type="float" office:value="17.7782474566273" calcext:value-type="float">
            <text:p>17,7782474566273</text:p>
          </table:table-cell>
          <table:table-cell table:style-name="ce6" table:formula="of:=([.$B$11]/[.$C$8])*(SIN(((2*PI())/256)*([.E142]*[.$B$8])))" office:value-type="float" office:value="-1.32701566744897" calcext:value-type="float">
            <text:p>-1,32701566744897</text:p>
          </table:table-cell>
          <table:table-cell table:style-name="ce6" table:formula="of:=([.$B$11]/[.$C$9])*(SIN(((2*PI())/256)*([.E142]*[.$B$9])))" office:value-type="float" office:value="3.92314112161292" calcext:value-type="float">
            <text:p>3,92314112161292</text:p>
          </table:table-cell>
          <table:table-cell table:style-name="ce8" table:formula="of:=INT(SUM([.F142:.M142]))+[.$B$12]" office:value-type="float" office:value="74" calcext:value-type="float">
            <text:p>74</text:p>
          </table:table-cell>
          <table:table-cell table:number-columns-repeated="16"/>
          <table:table-cell table:style-name="ce9" table:formula="of:=COM.MICROSOFT.CONCAT(&quot;    &quot;; [.N142]; &quot;,        // &quot;;[.E142])" office:value-type="string" office:string-value="    74,        // 140" calcext:value-type="string">
            <text:p><text:s text:c="4"/>74, <text:s text:c="7"/>// 14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2]+1" office:value-type="float" office:value="141" calcext:value-type="float">
            <text:p>141</text:p>
          </table:table-cell>
          <table:table-cell table:style-name="ce6" table:formula="of:=([.$B$11]/[.$C$2])*(SIN(((2*PI())/256)*([.E143]*[.$B$2])))" office:value-type="float" office:value="30.6220907434307" calcext:value-type="float">
            <text:p>30,6220907434307</text:p>
          </table:table-cell>
          <table:table-cell table:style-name="ce6" table:formula="of:=([.$B$11]/[.$C$3])*(SIN(((2*PI())/256)*([.E143]*[.$B$3])))" office:value-type="float" office:value="-3.88768287845224" calcext:value-type="float">
            <text:p>-3,88768287845224</text:p>
          </table:table-cell>
          <table:table-cell table:style-name="ce6" table:formula="of:=([.$B$11]/[.$C$4])*(SIN(((2*PI())/256)*([.E143]*[.$B$4])))" office:value-type="float" office:value="-2.50945392319113" calcext:value-type="float">
            <text:p>-2,50945392319113</text:p>
          </table:table-cell>
          <table:table-cell table:style-name="ce6" table:formula="of:=([.$B$11]/[.$C$5])*(SIN(((2*PI())/256)*([.E143]*[.$B$5])))" office:value-type="float" office:value="-5.01890784638226" calcext:value-type="float">
            <text:p>-5,01890784638226</text:p>
          </table:table-cell>
          <table:table-cell table:style-name="ce6" table:formula="of:=([.$B$11]/[.$C$6])*(SIN(((2*PI())/256)*([.E143]*[.$B$6])))" office:value-type="float" office:value="19.0623777437579" calcext:value-type="float">
            <text:p>19,0623777437579</text:p>
          </table:table-cell>
          <table:table-cell table:style-name="ce6" table:formula="of:=([.$B$11]/[.$C$7])*(SIN(((2*PI())/256)*([.E143]*[.$B$7])))" office:value-type="float" office:value="19.0623777437579" calcext:value-type="float">
            <text:p>19,0623777437579</text:p>
          </table:table-cell>
          <table:table-cell table:style-name="ce6" table:formula="of:=([.$B$11]/[.$C$8])*(SIN(((2*PI())/256)*([.E143]*[.$B$8])))" office:value-type="float" office:value="-1.43397367039493" calcext:value-type="float">
            <text:p>-1,43397367039493</text:p>
          </table:table-cell>
          <table:table-cell table:style-name="ce6" table:formula="of:=([.$B$11]/[.$C$9])*(SIN(((2*PI())/256)*([.E143]*[.$B$9])))" office:value-type="float" office:value="3.76617626073209" calcext:value-type="float">
            <text:p>3,76617626073209</text:p>
          </table:table-cell>
          <table:table-cell table:style-name="ce8" table:formula="of:=INT(SUM([.F143:.M143]))+[.$B$12]" office:value-type="float" office:value="59" calcext:value-type="float">
            <text:p>59</text:p>
          </table:table-cell>
          <table:table-cell table:number-columns-repeated="16"/>
          <table:table-cell table:style-name="ce9" table:formula="of:=COM.MICROSOFT.CONCAT(&quot;    &quot;; [.N143]; &quot;,        // &quot;;[.E143])" office:value-type="string" office:string-value="    59,        // 141" calcext:value-type="string">
            <text:p><text:s text:c="4"/>59, <text:s text:c="7"/>// 14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3]+1" office:value-type="float" office:value="142" calcext:value-type="float">
            <text:p>142</text:p>
          </table:table-cell>
          <table:table-cell table:style-name="ce6" table:formula="of:=([.$B$11]/[.$C$2])*(SIN(((2*PI())/256)*([.E144]*[.$B$2])))" office:value-type="float" office:value="31.3851289729034" calcext:value-type="float">
            <text:p>31,3851289729034</text:p>
          </table:table-cell>
          <table:table-cell table:style-name="ce6" table:formula="of:=([.$B$11]/[.$C$3])*(SIN(((2*PI())/256)*([.E144]*[.$B$3])))" office:value-type="float" office:value="-15.9229556267551" calcext:value-type="float">
            <text:p>-15,9229556267551</text:p>
          </table:table-cell>
          <table:table-cell table:style-name="ce6" table:formula="of:=([.$B$11]/[.$C$4])*(SIN(((2*PI())/256)*([.E144]*[.$B$4])))" office:value-type="float" office:value="-2.69511882713776" calcext:value-type="float">
            <text:p>-2,69511882713776</text:p>
          </table:table-cell>
          <table:table-cell table:style-name="ce6" table:formula="of:=([.$B$11]/[.$C$5])*(SIN(((2*PI())/256)*([.E144]*[.$B$5])))" office:value-type="float" office:value="-5.39023765427552" calcext:value-type="float">
            <text:p>-5,39023765427552</text:p>
          </table:table-cell>
          <table:table-cell table:style-name="ce6" table:formula="of:=([.$B$11]/[.$C$6])*(SIN(((2*PI())/256)*([.E144]*[.$B$6])))" office:value-type="float" office:value="20.3005850932367" calcext:value-type="float">
            <text:p>20,3005850932367</text:p>
          </table:table-cell>
          <table:table-cell table:style-name="ce6" table:formula="of:=([.$B$11]/[.$C$7])*(SIN(((2*PI())/256)*([.E144]*[.$B$7])))" office:value-type="float" office:value="20.3005850932367" calcext:value-type="float">
            <text:p>20,3005850932367</text:p>
          </table:table-cell>
          <table:table-cell table:style-name="ce6" table:formula="of:=([.$B$11]/[.$C$8])*(SIN(((2*PI())/256)*([.E144]*[.$B$8])))" office:value-type="float" office:value="-1.54006790122158" calcext:value-type="float">
            <text:p>-1,54006790122158</text:p>
          </table:table-cell>
          <table:table-cell table:style-name="ce6" table:formula="of:=([.$B$11]/[.$C$9])*(SIN(((2*PI())/256)*([.E144]*[.$B$9])))" office:value-type="float" office:value="3.52768505739342" calcext:value-type="float">
            <text:p>3,52768505739342</text:p>
          </table:table-cell>
          <table:table-cell table:style-name="ce8" table:formula="of:=INT(SUM([.F144:.M144]))+[.$B$12]" office:value-type="float" office:value="49" calcext:value-type="float">
            <text:p>49</text:p>
          </table:table-cell>
          <table:table-cell table:number-columns-repeated="16"/>
          <table:table-cell table:style-name="ce9" table:formula="of:=COM.MICROSOFT.CONCAT(&quot;    &quot;; [.N144]; &quot;,        // &quot;;[.E144])" office:value-type="string" office:string-value="    49,        // 142" calcext:value-type="string">
            <text:p><text:s text:c="4"/>49, <text:s text:c="7"/>// 14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4]+1" office:value-type="float" office:value="143" calcext:value-type="float">
            <text:p>143</text:p>
          </table:table-cell>
          <table:table-cell table:style-name="ce6" table:formula="of:=([.$B$11]/[.$C$2])*(SIN(((2*PI())/256)*([.E145]*[.$B$2])))" office:value-type="float" office:value="31.8459112535103" calcext:value-type="float">
            <text:p>31,8459112535103</text:p>
          </table:table-cell>
          <table:table-cell table:style-name="ce6" table:formula="of:=([.$B$11]/[.$C$3])*(SIN(((2*PI())/256)*([.E145]*[.$B$3])))" office:value-type="float" office:value="-6.84088149488446" calcext:value-type="float">
            <text:p>-6,84088149488446</text:p>
          </table:table-cell>
          <table:table-cell table:style-name="ce6" table:formula="of:=([.$B$11]/[.$C$4])*(SIN(((2*PI())/256)*([.E145]*[.$B$4])))" office:value-type="float" office:value="-2.8791602922799" calcext:value-type="float">
            <text:p>-2,8791602922799</text:p>
          </table:table-cell>
          <table:table-cell table:style-name="ce6" table:formula="of:=([.$B$11]/[.$C$5])*(SIN(((2*PI())/256)*([.E145]*[.$B$5])))" office:value-type="float" office:value="-5.75832058455981" calcext:value-type="float">
            <text:p>-5,75832058455981</text:p>
          </table:table-cell>
          <table:table-cell table:style-name="ce6" table:formula="of:=([.$B$11]/[.$C$6])*(SIN(((2*PI())/256)*([.E145]*[.$B$6])))" office:value-type="float" office:value="21.4898865551046" calcext:value-type="float">
            <text:p>21,4898865551046</text:p>
          </table:table-cell>
          <table:table-cell table:style-name="ce6" table:formula="of:=([.$B$11]/[.$C$7])*(SIN(((2*PI())/256)*([.E145]*[.$B$7])))" office:value-type="float" office:value="21.4898865551046" calcext:value-type="float">
            <text:p>21,4898865551046</text:p>
          </table:table-cell>
          <table:table-cell table:style-name="ce6" table:formula="of:=([.$B$11]/[.$C$8])*(SIN(((2*PI())/256)*([.E145]*[.$B$8])))" office:value-type="float" office:value="-1.64523445273137" calcext:value-type="float">
            <text:p>-1,64523445273137</text:p>
          </table:table-cell>
          <table:table-cell table:style-name="ce6" table:formula="of:=([.$B$11]/[.$C$9])*(SIN(((2*PI())/256)*([.E145]*[.$B$9])))" office:value-type="float" office:value="3.21283012592258" calcext:value-type="float">
            <text:p>3,21283012592258</text:p>
          </table:table-cell>
          <table:table-cell table:style-name="ce8" table:formula="of:=INT(SUM([.F145:.M145]))+[.$B$12]" office:value-type="float" office:value="60" calcext:value-type="float">
            <text:p>60</text:p>
          </table:table-cell>
          <table:table-cell table:number-columns-repeated="16"/>
          <table:table-cell table:style-name="ce9" table:formula="of:=COM.MICROSOFT.CONCAT(&quot;    &quot;; [.N145]; &quot;,        // &quot;;[.E145])" office:value-type="string" office:string-value="    60,        // 143" calcext:value-type="string">
            <text:p><text:s text:c="4"/>60, <text:s text:c="7"/>// 14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5]+1" office:value-type="float" office:value="144" calcext:value-type="float">
            <text:p>144</text:p>
          </table:table-cell>
          <table:table-cell table:style-name="ce6" table:formula="of:=([.$B$11]/[.$C$2])*(SIN(((2*PI())/256)*([.E146]*[.$B$2])))" office:value-type="float" office:value="32" calcext:value-type="float">
            <text:p>32</text:p>
          </table:table-cell>
          <table:table-cell table:style-name="ce6" table:formula="of:=([.$B$11]/[.$C$3])*(SIN(((2*PI())/256)*([.E146]*[.$B$3])))" office:value-type="float" office:value="11.3137084989847" calcext:value-type="float">
            <text:p>11,3137084989847</text:p>
          </table:table-cell>
          <table:table-cell table:style-name="ce6" table:formula="of:=([.$B$11]/[.$C$4])*(SIN(((2*PI())/256)*([.E146]*[.$B$4])))" office:value-type="float" office:value="-3.06146745892072" calcext:value-type="float">
            <text:p>-3,06146745892072</text:p>
          </table:table-cell>
          <table:table-cell table:style-name="ce6" table:formula="of:=([.$B$11]/[.$C$5])*(SIN(((2*PI())/256)*([.E146]*[.$B$5])))" office:value-type="float" office:value="-6.12293491784144" calcext:value-type="float">
            <text:p>-6,12293491784144</text:p>
          </table:table-cell>
          <table:table-cell table:style-name="ce6" table:formula="of:=([.$B$11]/[.$C$6])*(SIN(((2*PI())/256)*([.E146]*[.$B$6])))" office:value-type="float" office:value="22.6274169979695" calcext:value-type="float">
            <text:p>22,6274169979695</text:p>
          </table:table-cell>
          <table:table-cell table:style-name="ce6" table:formula="of:=([.$B$11]/[.$C$7])*(SIN(((2*PI())/256)*([.E146]*[.$B$7])))" office:value-type="float" office:value="22.6274169979695" calcext:value-type="float">
            <text:p>22,6274169979695</text:p>
          </table:table-cell>
          <table:table-cell table:style-name="ce6" table:formula="of:=([.$B$11]/[.$C$8])*(SIN(((2*PI())/256)*([.E146]*[.$B$8])))" office:value-type="float" office:value="-1.74940997652612" calcext:value-type="float">
            <text:p>-1,74940997652612</text:p>
          </table:table-cell>
          <table:table-cell table:style-name="ce6" table:formula="of:=([.$B$11]/[.$C$9])*(SIN(((2*PI())/256)*([.E146]*[.$B$9])))" office:value-type="float" office:value="2.82842712474619" calcext:value-type="float">
            <text:p>2,82842712474619</text:p>
          </table:table-cell>
          <table:table-cell table:style-name="ce8" table:formula="of:=INT(SUM([.F146:.M146]))+[.$B$12]" office:value-type="float" office:value="80" calcext:value-type="float">
            <text:p>80</text:p>
          </table:table-cell>
          <table:table-cell table:number-columns-repeated="16"/>
          <table:table-cell table:style-name="ce9" table:formula="of:=COM.MICROSOFT.CONCAT(&quot;    &quot;; [.N146]; &quot;,        // &quot;;[.E146])" office:value-type="string" office:string-value="    80,        // 144" calcext:value-type="string">
            <text:p><text:s text:c="4"/>80, <text:s text:c="7"/>// 14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6]+1" office:value-type="float" office:value="145" calcext:value-type="float">
            <text:p>145</text:p>
          </table:table-cell>
          <table:table-cell table:style-name="ce6" table:formula="of:=([.$B$11]/[.$C$2])*(SIN(((2*PI())/256)*([.E147]*[.$B$2])))" office:value-type="float" office:value="31.8459112535103" calcext:value-type="float">
            <text:p>31,8459112535103</text:p>
          </table:table-cell>
          <table:table-cell table:style-name="ce6" table:formula="of:=([.$B$11]/[.$C$3])*(SIN(((2*PI())/256)*([.E147]*[.$B$3])))" office:value-type="float" office:value="14.4638286899751" calcext:value-type="float">
            <text:p>14,4638286899751</text:p>
          </table:table-cell>
          <table:table-cell table:style-name="ce6" table:formula="of:=([.$B$11]/[.$C$4])*(SIN(((2*PI())/256)*([.E147]*[.$B$4])))" office:value-type="float" office:value="-3.24193051203992" calcext:value-type="float">
            <text:p>-3,24193051203992</text:p>
          </table:table-cell>
          <table:table-cell table:style-name="ce6" table:formula="of:=([.$B$11]/[.$C$5])*(SIN(((2*PI())/256)*([.E147]*[.$B$5])))" office:value-type="float" office:value="-6.48386102407984" calcext:value-type="float">
            <text:p>-6,48386102407984</text:p>
          </table:table-cell>
          <table:table-cell table:style-name="ce6" table:formula="of:=([.$B$11]/[.$C$6])*(SIN(((2*PI())/256)*([.E147]*[.$B$6])))" office:value-type="float" office:value="23.7104360113587" calcext:value-type="float">
            <text:p>23,7104360113587</text:p>
          </table:table-cell>
          <table:table-cell table:style-name="ce6" table:formula="of:=([.$B$11]/[.$C$7])*(SIN(((2*PI())/256)*([.E147]*[.$B$7])))" office:value-type="float" office:value="23.7104360113587" calcext:value-type="float">
            <text:p>23,7104360113587</text:p>
          </table:table-cell>
          <table:table-cell table:style-name="ce6" table:formula="of:=([.$B$11]/[.$C$8])*(SIN(((2*PI())/256)*([.E147]*[.$B$8])))" office:value-type="float" office:value="-1.85253172116567" calcext:value-type="float">
            <text:p>-1,85253172116567</text:p>
          </table:table-cell>
          <table:table-cell table:style-name="ce6" table:formula="of:=([.$B$11]/[.$C$9])*(SIN(((2*PI())/256)*([.E147]*[.$B$9])))" office:value-type="float" office:value="2.38279721796973" calcext:value-type="float">
            <text:p>2,38279721796973</text:p>
          </table:table-cell>
          <table:table-cell table:style-name="ce8" table:formula="of:=INT(SUM([.F147:.M147]))+[.$B$12]" office:value-type="float" office:value="84" calcext:value-type="float">
            <text:p>84</text:p>
          </table:table-cell>
          <table:table-cell table:number-columns-repeated="16"/>
          <table:table-cell table:style-name="ce9" table:formula="of:=COM.MICROSOFT.CONCAT(&quot;    &quot;; [.N147]; &quot;,        // &quot;;[.E147])" office:value-type="string" office:string-value="    84,        // 145" calcext:value-type="string">
            <text:p><text:s text:c="4"/>84, <text:s text:c="7"/>// 14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7]+1" office:value-type="float" office:value="146" calcext:value-type="float">
            <text:p>146</text:p>
          </table:table-cell>
          <table:table-cell table:style-name="ce6" table:formula="of:=([.$B$11]/[.$C$2])*(SIN(((2*PI())/256)*([.E148]*[.$B$2])))" office:value-type="float" office:value="31.3851289729034" calcext:value-type="float">
            <text:p>31,3851289729034</text:p>
          </table:table-cell>
          <table:table-cell table:style-name="ce6" table:formula="of:=([.$B$11]/[.$C$3])*(SIN(((2*PI())/256)*([.E148]*[.$B$3])))" office:value-type="float" office:value="-1.56827424527285" calcext:value-type="float">
            <text:p>-1,56827424527285</text:p>
          </table:table-cell>
          <table:table-cell table:style-name="ce6" table:formula="of:=([.$B$11]/[.$C$4])*(SIN(((2*PI())/256)*([.E148]*[.$B$4])))" office:value-type="float" office:value="-3.42044074744225" calcext:value-type="float">
            <text:p>-3,42044074744225</text:p>
          </table:table-cell>
          <table:table-cell table:style-name="ce6" table:formula="of:=([.$B$11]/[.$C$5])*(SIN(((2*PI())/256)*([.E148]*[.$B$5])))" office:value-type="float" office:value="-6.84088149488451" calcext:value-type="float">
            <text:p>-6,84088149488451</text:p>
          </table:table-cell>
          <table:table-cell table:style-name="ce6" table:formula="of:=([.$B$11]/[.$C$6])*(SIN(((2*PI())/256)*([.E148]*[.$B$6])))" office:value-type="float" office:value="24.7363345076076" calcext:value-type="float">
            <text:p>24,7363345076076</text:p>
          </table:table-cell>
          <table:table-cell table:style-name="ce6" table:formula="of:=([.$B$11]/[.$C$7])*(SIN(((2*PI())/256)*([.E148]*[.$B$7])))" office:value-type="float" office:value="24.7363345076076" calcext:value-type="float">
            <text:p>24,7363345076076</text:p>
          </table:table-cell>
          <table:table-cell table:style-name="ce6" table:formula="of:=([.$B$11]/[.$C$8])*(SIN(((2*PI())/256)*([.E148]*[.$B$8])))" office:value-type="float" office:value="-1.954537569967" calcext:value-type="float">
            <text:p>-1,954537569967</text:p>
          </table:table-cell>
          <table:table-cell table:style-name="ce6" table:formula="of:=([.$B$11]/[.$C$9])*(SIN(((2*PI())/256)*([.E148]*[.$B$9])))" office:value-type="float" office:value="1.88558694730399" calcext:value-type="float">
            <text:p>1,88558694730399</text:p>
          </table:table-cell>
          <table:table-cell table:style-name="ce8" table:formula="of:=INT(SUM([.F148:.M148]))+[.$B$12]" office:value-type="float" office:value="68" calcext:value-type="float">
            <text:p>68</text:p>
          </table:table-cell>
          <table:table-cell table:number-columns-repeated="16"/>
          <table:table-cell table:style-name="ce9" table:formula="of:=COM.MICROSOFT.CONCAT(&quot;    &quot;; [.N148]; &quot;,        // &quot;;[.E148])" office:value-type="string" office:string-value="    68,        // 146" calcext:value-type="string">
            <text:p><text:s text:c="4"/>68, <text:s text:c="7"/>// 14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8]+1" office:value-type="float" office:value="147" calcext:value-type="float">
            <text:p>147</text:p>
          </table:table-cell>
          <table:table-cell table:style-name="ce6" table:formula="of:=([.$B$11]/[.$C$2])*(SIN(((2*PI())/256)*([.E149]*[.$B$2])))" office:value-type="float" office:value="30.6220907434307" calcext:value-type="float">
            <text:p>30,6220907434307</text:p>
          </table:table-cell>
          <table:table-cell table:style-name="ce6" table:formula="of:=([.$B$11]/[.$C$3])*(SIN(((2*PI())/256)*([.E149]*[.$B$3])))" office:value-type="float" office:value="-15.5205000511126" calcext:value-type="float">
            <text:p>-15,5205000511126</text:p>
          </table:table-cell>
          <table:table-cell table:style-name="ce6" table:formula="of:=([.$B$11]/[.$C$4])*(SIN(((2*PI())/256)*([.E149]*[.$B$4])))" office:value-type="float" office:value="-3.59689063723685" calcext:value-type="float">
            <text:p>-3,59689063723685</text:p>
          </table:table-cell>
          <table:table-cell table:style-name="ce6" table:formula="of:=([.$B$11]/[.$C$5])*(SIN(((2*PI())/256)*([.E149]*[.$B$5])))" office:value-type="float" office:value="-7.19378127447371" calcext:value-type="float">
            <text:p>-7,19378127447371</text:p>
          </table:table-cell>
          <table:table-cell table:style-name="ce6" table:formula="of:=([.$B$11]/[.$C$6])*(SIN(((2*PI())/256)*([.E149]*[.$B$6])))" office:value-type="float" office:value="25.7026410073806" calcext:value-type="float">
            <text:p>25,7026410073806</text:p>
          </table:table-cell>
          <table:table-cell table:style-name="ce6" table:formula="of:=([.$B$11]/[.$C$7])*(SIN(((2*PI())/256)*([.E149]*[.$B$7])))" office:value-type="float" office:value="25.7026410073806" calcext:value-type="float">
            <text:p>25,7026410073806</text:p>
          </table:table-cell>
          <table:table-cell table:style-name="ce6" table:formula="of:=([.$B$11]/[.$C$8])*(SIN(((2*PI())/256)*([.E149]*[.$B$8])))" office:value-type="float" office:value="-2.05536607842106" calcext:value-type="float">
            <text:p>-2,05536607842106</text:p>
          </table:table-cell>
          <table:table-cell table:style-name="ce6" table:formula="of:=([.$B$11]/[.$C$9])*(SIN(((2*PI())/256)*([.E149]*[.$B$9])))" office:value-type="float" office:value="1.34755941356889" calcext:value-type="float">
            <text:p>1,34755941356889</text:p>
          </table:table-cell>
          <table:table-cell table:style-name="ce8" table:formula="of:=INT(SUM([.F149:.M149]))+[.$B$12]" office:value-type="float" office:value="55" calcext:value-type="float">
            <text:p>55</text:p>
          </table:table-cell>
          <table:table-cell table:number-columns-repeated="16"/>
          <table:table-cell table:style-name="ce9" table:formula="of:=COM.MICROSOFT.CONCAT(&quot;    &quot;; [.N149]; &quot;,        // &quot;;[.E149])" office:value-type="string" office:string-value="    55,        // 147" calcext:value-type="string">
            <text:p><text:s text:c="4"/>55, <text:s text:c="7"/>// 14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49]+1" office:value-type="float" office:value="148" calcext:value-type="float">
            <text:p>148</text:p>
          </table:table-cell>
          <table:table-cell table:style-name="ce6" table:formula="of:=([.$B$11]/[.$C$2])*(SIN(((2*PI())/256)*([.E150]*[.$B$2])))" office:value-type="float" office:value="29.5641450403612" calcext:value-type="float">
            <text:p>29,5641450403612</text:p>
          </table:table-cell>
          <table:table-cell table:style-name="ce6" table:formula="of:=([.$B$11]/[.$C$3])*(SIN(((2*PI())/256)*([.E150]*[.$B$3])))" office:value-type="float" office:value="-8.8891237283137" calcext:value-type="float">
            <text:p>-8,8891237283137</text:p>
          </table:table-cell>
          <table:table-cell table:style-name="ce6" table:formula="of:=([.$B$11]/[.$C$4])*(SIN(((2*PI())/256)*([.E150]*[.$B$4])))" office:value-type="float" office:value="-3.77117389460798" calcext:value-type="float">
            <text:p>-3,77117389460798</text:p>
          </table:table-cell>
          <table:table-cell table:style-name="ce6" table:formula="of:=([.$B$11]/[.$C$5])*(SIN(((2*PI())/256)*([.E150]*[.$B$5])))" office:value-type="float" office:value="-7.54234778921596" calcext:value-type="float">
            <text:p>-7,54234778921596</text:p>
          </table:table-cell>
          <table:table-cell table:style-name="ce6" table:formula="of:=([.$B$11]/[.$C$6])*(SIN(((2*PI())/256)*([.E150]*[.$B$6])))" office:value-type="float" office:value="26.6070275936814" calcext:value-type="float">
            <text:p>26,6070275936814</text:p>
          </table:table-cell>
          <table:table-cell table:style-name="ce6" table:formula="of:=([.$B$11]/[.$C$7])*(SIN(((2*PI())/256)*([.E150]*[.$B$7])))" office:value-type="float" office:value="26.6070275936814" calcext:value-type="float">
            <text:p>26,6070275936814</text:p>
          </table:table-cell>
          <table:table-cell table:style-name="ce6" table:formula="of:=([.$B$11]/[.$C$8])*(SIN(((2*PI())/256)*([.E150]*[.$B$8])))" office:value-type="float" office:value="-2.15495651120456" calcext:value-type="float">
            <text:p>-2,15495651120456</text:p>
          </table:table-cell>
          <table:table-cell table:style-name="ce6" table:formula="of:=([.$B$11]/[.$C$9])*(SIN(((2*PI())/256)*([.E150]*[.$B$9])))" office:value-type="float" office:value="0.780361288064514" calcext:value-type="float">
            <text:p>0,780361288064514</text:p>
          </table:table-cell>
          <table:table-cell table:style-name="ce8" table:formula="of:=INT(SUM([.F150:.M150]))+[.$B$12]" office:value-type="float" office:value="61" calcext:value-type="float">
            <text:p>61</text:p>
          </table:table-cell>
          <table:table-cell table:number-columns-repeated="16"/>
          <table:table-cell table:style-name="ce9" table:formula="of:=COM.MICROSOFT.CONCAT(&quot;    &quot;; [.N150]; &quot;,        // &quot;;[.E150])" office:value-type="string" office:string-value="    61,        // 148" calcext:value-type="string">
            <text:p><text:s text:c="4"/>61, <text:s text:c="7"/>// 14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0]+1" office:value-type="float" office:value="149" calcext:value-type="float">
            <text:p>149</text:p>
          </table:table-cell>
          <table:table-cell table:style-name="ce6" table:formula="of:=([.$B$11]/[.$C$2])*(SIN(((2*PI())/256)*([.E151]*[.$B$2])))" office:value-type="float" office:value="28.2214804591474" calcext:value-type="float">
            <text:p>28,2214804591474</text:p>
          </table:table-cell>
          <table:table-cell table:style-name="ce6" table:formula="of:=([.$B$11]/[.$C$3])*(SIN(((2*PI())/256)*([.E151]*[.$B$3])))" office:value-type="float" office:value="9.5311888718787" calcext:value-type="float">
            <text:p>9,5311888718787</text:p>
          </table:table-cell>
          <table:table-cell table:style-name="ce6" table:formula="of:=([.$B$11]/[.$C$4])*(SIN(((2*PI())/256)*([.E151]*[.$B$4])))" office:value-type="float" office:value="-3.94318553783827" calcext:value-type="float">
            <text:p>-3,94318553783827</text:p>
          </table:table-cell>
          <table:table-cell table:style-name="ce6" table:formula="of:=([.$B$11]/[.$C$5])*(SIN(((2*PI())/256)*([.E151]*[.$B$5])))" office:value-type="float" office:value="-7.88637107567654" calcext:value-type="float">
            <text:p>-7,88637107567654</text:p>
          </table:table-cell>
          <table:table-cell table:style-name="ce6" table:formula="of:=([.$B$11]/[.$C$6])*(SIN(((2*PI())/256)*([.E151]*[.$B$6])))" office:value-type="float" office:value="27.4473155200087" calcext:value-type="float">
            <text:p>27,4473155200087</text:p>
          </table:table-cell>
          <table:table-cell table:style-name="ce6" table:formula="of:=([.$B$11]/[.$C$7])*(SIN(((2*PI())/256)*([.E151]*[.$B$7])))" office:value-type="float" office:value="27.4473155200087" calcext:value-type="float">
            <text:p>27,4473155200087</text:p>
          </table:table-cell>
          <table:table-cell table:style-name="ce6" table:formula="of:=([.$B$11]/[.$C$8])*(SIN(((2*PI())/256)*([.E151]*[.$B$8])))" office:value-type="float" office:value="-2.25324887876473" calcext:value-type="float">
            <text:p>-2,25324887876473</text:p>
          </table:table-cell>
          <table:table-cell table:style-name="ce6" table:formula="of:=([.$B$11]/[.$C$9])*(SIN(((2*PI())/256)*([.E151]*[.$B$9])))" office:value-type="float" office:value="0.196270697309682" calcext:value-type="float">
            <text:p>0,196270697309682</text:p>
          </table:table-cell>
          <table:table-cell table:style-name="ce8" table:formula="of:=INT(SUM([.F151:.M151]))+[.$B$12]" office:value-type="float" office:value="78" calcext:value-type="float">
            <text:p>78</text:p>
          </table:table-cell>
          <table:table-cell table:number-columns-repeated="16"/>
          <table:table-cell table:style-name="ce9" table:formula="of:=COM.MICROSOFT.CONCAT(&quot;    &quot;; [.N151]; &quot;,        // &quot;;[.E151])" office:value-type="string" office:string-value="    78,        // 149" calcext:value-type="string">
            <text:p><text:s text:c="4"/>78, <text:s text:c="7"/>// 14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1]+1" office:value-type="float" office:value="150" calcext:value-type="float">
            <text:p>150</text:p>
          </table:table-cell>
          <table:table-cell table:style-name="ce6" table:formula="of:=([.$B$11]/[.$C$2])*(SIN(((2*PI())/256)*([.E152]*[.$B$2])))" office:value-type="float" office:value="26.6070275936815" calcext:value-type="float">
            <text:p>26,6070275936815</text:p>
          </table:table-cell>
          <table:table-cell table:style-name="ce6" table:formula="of:=([.$B$11]/[.$C$3])*(SIN(((2*PI())/256)*([.E152]*[.$B$3])))" office:value-type="float" office:value="15.3110453717154" calcext:value-type="float">
            <text:p>15,3110453717154</text:p>
          </table:table-cell>
          <table:table-cell table:style-name="ce6" table:formula="of:=([.$B$11]/[.$C$4])*(SIN(((2*PI())/256)*([.E152]*[.$B$4])))" office:value-type="float" office:value="-4.11282195354577" calcext:value-type="float">
            <text:p>-4,11282195354577</text:p>
          </table:table-cell>
          <table:table-cell table:style-name="ce6" table:formula="of:=([.$B$11]/[.$C$5])*(SIN(((2*PI())/256)*([.E152]*[.$B$5])))" office:value-type="float" office:value="-8.22564390709155" calcext:value-type="float">
            <text:p>-8,22564390709155</text:p>
          </table:table-cell>
          <table:table-cell table:style-name="ce6" table:formula="of:=([.$B$11]/[.$C$6])*(SIN(((2*PI())/256)*([.E152]*[.$B$6])))" office:value-type="float" office:value="28.2214804591474" calcext:value-type="float">
            <text:p>28,2214804591474</text:p>
          </table:table-cell>
          <table:table-cell table:style-name="ce6" table:formula="of:=([.$B$11]/[.$C$7])*(SIN(((2*PI())/256)*([.E152]*[.$B$7])))" office:value-type="float" office:value="28.2214804591474" calcext:value-type="float">
            <text:p>28,2214804591474</text:p>
          </table:table-cell>
          <table:table-cell table:style-name="ce6" table:formula="of:=([.$B$11]/[.$C$8])*(SIN(((2*PI())/256)*([.E152]*[.$B$8])))" office:value-type="float" office:value="-2.35018397345473" calcext:value-type="float">
            <text:p>-2,35018397345473</text:p>
          </table:table-cell>
          <table:table-cell table:style-name="ce6" table:formula="of:=([.$B$11]/[.$C$9])*(SIN(((2*PI())/256)*([.E152]*[.$B$9])))" office:value-type="float" office:value="-0.392068561318238" calcext:value-type="float">
            <text:p>-0,392068561318238</text:p>
          </table:table-cell>
          <table:table-cell table:style-name="ce8" table:formula="of:=INT(SUM([.F152:.M152]))+[.$B$12]" office:value-type="float" office:value="83" calcext:value-type="float">
            <text:p>83</text:p>
          </table:table-cell>
          <table:table-cell table:number-columns-repeated="16"/>
          <table:table-cell table:style-name="ce9" table:formula="of:=COM.MICROSOFT.CONCAT(&quot;    &quot;; [.N152]; &quot;,        // &quot;;[.E152])" office:value-type="string" office:string-value="    83,        // 150" calcext:value-type="string">
            <text:p><text:s text:c="4"/>83, <text:s text:c="7"/>// 15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2]+1" office:value-type="float" office:value="151" calcext:value-type="float">
            <text:p>151</text:p>
          </table:table-cell>
          <table:table-cell table:style-name="ce6" table:formula="of:=([.$B$11]/[.$C$2])*(SIN(((2*PI())/256)*([.E153]*[.$B$2])))" office:value-type="float" office:value="24.7363345076076" calcext:value-type="float">
            <text:p>24,7363345076076</text:p>
          </table:table-cell>
          <table:table-cell table:style-name="ce6" table:formula="of:=([.$B$11]/[.$C$3])*(SIN(((2*PI())/256)*([.E153]*[.$B$3])))" office:value-type="float" office:value="0.785082789238943" calcext:value-type="float">
            <text:p>0,785082789238943</text:p>
          </table:table-cell>
          <table:table-cell table:style-name="ce6" table:formula="of:=([.$B$11]/[.$C$4])*(SIN(((2*PI())/256)*([.E153]*[.$B$4])))" office:value-type="float" office:value="-4.27998095909678" calcext:value-type="float">
            <text:p>-4,27998095909678</text:p>
          </table:table-cell>
          <table:table-cell table:style-name="ce6" table:formula="of:=([.$B$11]/[.$C$5])*(SIN(((2*PI())/256)*([.E153]*[.$B$5])))" office:value-type="float" office:value="-8.55996191819355" calcext:value-type="float">
            <text:p>-8,55996191819355</text:p>
          </table:table-cell>
          <table:table-cell table:style-name="ce6" table:formula="of:=([.$B$11]/[.$C$6])*(SIN(((2*PI())/256)*([.E153]*[.$B$6])))" office:value-type="float" office:value="28.9276573799502" calcext:value-type="float">
            <text:p>28,9276573799502</text:p>
          </table:table-cell>
          <table:table-cell table:style-name="ce6" table:formula="of:=([.$B$11]/[.$C$7])*(SIN(((2*PI())/256)*([.E153]*[.$B$7])))" office:value-type="float" office:value="28.9276573799502" calcext:value-type="float">
            <text:p>28,9276573799502</text:p>
          </table:table-cell>
          <table:table-cell table:style-name="ce6" table:formula="of:=([.$B$11]/[.$C$8])*(SIN(((2*PI())/256)*([.E153]*[.$B$8])))" office:value-type="float" office:value="-2.44570340519816" calcext:value-type="float">
            <text:p>-2,44570340519816</text:p>
          </table:table-cell>
          <table:table-cell table:style-name="ce6" table:formula="of:=([.$B$11]/[.$C$9])*(SIN(((2*PI())/256)*([.E153]*[.$B$9])))" office:value-type="float" office:value="-0.971920719613056" calcext:value-type="float">
            <text:p>-0,971920719613056</text:p>
          </table:table-cell>
          <table:table-cell table:style-name="ce8" table:formula="of:=INT(SUM([.F153:.M153]))+[.$B$12]" office:value-type="float" office:value="67" calcext:value-type="float">
            <text:p>67</text:p>
          </table:table-cell>
          <table:table-cell table:number-columns-repeated="16"/>
          <table:table-cell table:style-name="ce9" table:formula="of:=COM.MICROSOFT.CONCAT(&quot;    &quot;; [.N153]; &quot;,        // &quot;;[.E153])" office:value-type="string" office:string-value="    67,        // 151" calcext:value-type="string">
            <text:p><text:s text:c="4"/>67, <text:s text:c="7"/>// 15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3]+1" office:value-type="float" office:value="152" calcext:value-type="float">
            <text:p>152</text:p>
          </table:table-cell>
          <table:table-cell table:style-name="ce6" table:formula="of:=([.$B$11]/[.$C$2])*(SIN(((2*PI())/256)*([.E154]*[.$B$2])))" office:value-type="float" office:value="22.6274169979696" calcext:value-type="float">
            <text:p>22,6274169979696</text:p>
          </table:table-cell>
          <table:table-cell table:style-name="ce6" table:formula="of:=([.$B$11]/[.$C$3])*(SIN(((2*PI())/256)*([.E154]*[.$B$3])))" office:value-type="float" office:value="-14.7820725201806" calcext:value-type="float">
            <text:p>-14,7820725201806</text:p>
          </table:table-cell>
          <table:table-cell table:style-name="ce6" table:formula="of:=([.$B$11]/[.$C$4])*(SIN(((2*PI())/256)*([.E154]*[.$B$4])))" office:value-type="float" office:value="-4.44456186415682" calcext:value-type="float">
            <text:p>-4,44456186415682</text:p>
          </table:table-cell>
          <table:table-cell table:style-name="ce6" table:formula="of:=([.$B$11]/[.$C$5])*(SIN(((2*PI())/256)*([.E154]*[.$B$5])))" office:value-type="float" office:value="-8.88912372831363" calcext:value-type="float">
            <text:p>-8,88912372831363</text:p>
          </table:table-cell>
          <table:table-cell table:style-name="ce6" table:formula="of:=([.$B$11]/[.$C$6])*(SIN(((2*PI())/256)*([.E154]*[.$B$6])))" office:value-type="float" office:value="29.5641450403612" calcext:value-type="float">
            <text:p>29,5641450403612</text:p>
          </table:table-cell>
          <table:table-cell table:style-name="ce6" table:formula="of:=([.$B$11]/[.$C$7])*(SIN(((2*PI())/256)*([.E154]*[.$B$7])))" office:value-type="float" office:value="29.5641450403612" calcext:value-type="float">
            <text:p>29,5641450403612</text:p>
          </table:table-cell>
          <table:table-cell table:style-name="ce6" table:formula="of:=([.$B$11]/[.$C$8])*(SIN(((2*PI())/256)*([.E154]*[.$B$8])))" office:value-type="float" office:value="-2.53974963666104" calcext:value-type="float">
            <text:p>-2,53974963666104</text:p>
          </table:table-cell>
          <table:table-cell table:style-name="ce6" table:formula="of:=([.$B$11]/[.$C$9])*(SIN(((2*PI())/256)*([.E154]*[.$B$9])))" office:value-type="float" office:value="-1.53073372946035" calcext:value-type="float">
            <text:p>-1,53073372946035</text:p>
          </table:table-cell>
          <table:table-cell table:style-name="ce8" table:formula="of:=INT(SUM([.F154:.M154]))+[.$B$12]" office:value-type="float" office:value="49" calcext:value-type="float">
            <text:p>49</text:p>
          </table:table-cell>
          <table:table-cell table:number-columns-repeated="16"/>
          <table:table-cell table:style-name="ce9" table:formula="of:=COM.MICROSOFT.CONCAT(&quot;    &quot;; [.N154]; &quot;,        // &quot;;[.E154])" office:value-type="string" office:string-value="    49,        // 152" calcext:value-type="string">
            <text:p><text:s text:c="4"/>49, <text:s text:c="7"/>// 15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4]+1" office:value-type="float" office:value="153" calcext:value-type="float">
            <text:p>153</text:p>
          </table:table-cell>
          <table:table-cell table:style-name="ce6" table:formula="of:=([.$B$11]/[.$C$2])*(SIN(((2*PI())/256)*([.E155]*[.$B$2])))" office:value-type="float" office:value="20.3005850932367" calcext:value-type="float">
            <text:p>20,3005850932367</text:p>
          </table:table-cell>
          <table:table-cell table:style-name="ce6" table:formula="of:=([.$B$11]/[.$C$3])*(SIN(((2*PI())/256)*([.E155]*[.$B$3])))" office:value-type="float" office:value="-10.7449432775525" calcext:value-type="float">
            <text:p>-10,7449432775525</text:p>
          </table:table-cell>
          <table:table-cell table:style-name="ce6" table:formula="of:=([.$B$11]/[.$C$4])*(SIN(((2*PI())/256)*([.E155]*[.$B$4])))" office:value-type="float" office:value="-4.60646553134276" calcext:value-type="float">
            <text:p>-4,60646553134276</text:p>
          </table:table-cell>
          <table:table-cell table:style-name="ce6" table:formula="of:=([.$B$11]/[.$C$5])*(SIN(((2*PI())/256)*([.E155]*[.$B$5])))" office:value-type="float" office:value="-9.21293106268553" calcext:value-type="float">
            <text:p>-9,21293106268553</text:p>
          </table:table-cell>
          <table:table-cell table:style-name="ce6" table:formula="of:=([.$B$11]/[.$C$6])*(SIN(((2*PI())/256)*([.E155]*[.$B$6])))" office:value-type="float" office:value="30.1294100858567" calcext:value-type="float">
            <text:p>30,1294100858567</text:p>
          </table:table-cell>
          <table:table-cell table:style-name="ce6" table:formula="of:=([.$B$11]/[.$C$7])*(SIN(((2*PI())/256)*([.E155]*[.$B$7])))" office:value-type="float" office:value="30.1294100858567" calcext:value-type="float">
            <text:p>30,1294100858567</text:p>
          </table:table-cell>
          <table:table-cell table:style-name="ce6" table:formula="of:=([.$B$11]/[.$C$8])*(SIN(((2*PI())/256)*([.E155]*[.$B$8])))" office:value-type="float" office:value="-2.63226601791015" calcext:value-type="float">
            <text:p>-2,63226601791015</text:p>
          </table:table-cell>
          <table:table-cell table:style-name="ce6" table:formula="of:=([.$B$11]/[.$C$9])*(SIN(((2*PI())/256)*([.E155]*[.$B$9])))" office:value-type="float" office:value="-2.05641097677288" calcext:value-type="float">
            <text:p>-2,05641097677288</text:p>
          </table:table-cell>
          <table:table-cell table:style-name="ce8" table:formula="of:=INT(SUM([.F155:.M155]))+[.$B$12]" office:value-type="float" office:value="51" calcext:value-type="float">
            <text:p>51</text:p>
          </table:table-cell>
          <table:table-cell table:number-columns-repeated="16"/>
          <table:table-cell table:style-name="ce9" table:formula="of:=COM.MICROSOFT.CONCAT(&quot;    &quot;; [.N155]; &quot;,        // &quot;;[.E155])" office:value-type="string" office:string-value="    51,        // 153" calcext:value-type="string">
            <text:p><text:s text:c="4"/>51, <text:s text:c="7"/>// 15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5]+1" office:value-type="float" office:value="154" calcext:value-type="float">
            <text:p>154</text:p>
          </table:table-cell>
          <table:table-cell table:style-name="ce6" table:formula="of:=([.$B$11]/[.$C$2])*(SIN(((2*PI())/256)*([.E156]*[.$B$2])))" office:value-type="float" office:value="17.7782474566273" calcext:value-type="float">
            <text:p>17,7782474566273</text:p>
          </table:table-cell>
          <table:table-cell table:style-name="ce6" table:formula="of:=([.$B$11]/[.$C$3])*(SIN(((2*PI())/256)*([.E156]*[.$B$3])))" office:value-type="float" office:value="7.54234778921599" calcext:value-type="float">
            <text:p>7,54234778921599</text:p>
          </table:table-cell>
          <table:table-cell table:style-name="ce6" table:formula="of:=([.$B$11]/[.$C$4])*(SIN(((2*PI())/256)*([.E156]*[.$B$4])))" office:value-type="float" office:value="-4.76559443593947" calcext:value-type="float">
            <text:p>-4,76559443593947</text:p>
          </table:table-cell>
          <table:table-cell table:style-name="ce6" table:formula="of:=([.$B$11]/[.$C$5])*(SIN(((2*PI())/256)*([.E156]*[.$B$5])))" office:value-type="float" office:value="-9.53118887187893" calcext:value-type="float">
            <text:p>-9,53118887187893</text:p>
          </table:table-cell>
          <table:table-cell table:style-name="ce6" table:formula="of:=([.$B$11]/[.$C$6])*(SIN(((2*PI())/256)*([.E156]*[.$B$6])))" office:value-type="float" office:value="30.6220907434307" calcext:value-type="float">
            <text:p>30,6220907434307</text:p>
          </table:table-cell>
          <table:table-cell table:style-name="ce6" table:formula="of:=([.$B$11]/[.$C$7])*(SIN(((2*PI())/256)*([.E156]*[.$B$7])))" office:value-type="float" office:value="30.6220907434307" calcext:value-type="float">
            <text:p>30,6220907434307</text:p>
          </table:table-cell>
          <table:table-cell table:style-name="ce6" table:formula="of:=([.$B$11]/[.$C$8])*(SIN(((2*PI())/256)*([.E156]*[.$B$8])))" office:value-type="float" office:value="-2.72319682053684" calcext:value-type="float">
            <text:p>-2,72319682053684</text:p>
          </table:table-cell>
          <table:table-cell table:style-name="ce6" table:formula="of:=([.$B$11]/[.$C$9])*(SIN(((2*PI())/256)*([.E156]*[.$B$9])))" office:value-type="float" office:value="-2.53757313665458" calcext:value-type="float">
            <text:p>-2,53757313665458</text:p>
          </table:table-cell>
          <table:table-cell table:style-name="ce8" table:formula="of:=INT(SUM([.F156:.M156]))+[.$B$12]" office:value-type="float" office:value="67" calcext:value-type="float">
            <text:p>67</text:p>
          </table:table-cell>
          <table:table-cell table:number-columns-repeated="16"/>
          <table:table-cell table:style-name="ce9" table:formula="of:=COM.MICROSOFT.CONCAT(&quot;    &quot;; [.N156]; &quot;,        // &quot;;[.E156])" office:value-type="string" office:string-value="    67,        // 154" calcext:value-type="string">
            <text:p><text:s text:c="4"/>67, <text:s text:c="7"/>// 15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6]+1" office:value-type="float" office:value="155" calcext:value-type="float">
            <text:p>155</text:p>
          </table:table-cell>
          <table:table-cell table:style-name="ce6" table:formula="of:=([.$B$11]/[.$C$2])*(SIN(((2*PI())/256)*([.E157]*[.$B$2])))" office:value-type="float" office:value="15.0846955784319" calcext:value-type="float">
            <text:p>15,0846955784319</text:p>
          </table:table-cell>
          <table:table-cell table:style-name="ce6" table:formula="of:=([.$B$11]/[.$C$3])*(SIN(((2*PI())/256)*([.E157]*[.$B$3])))" office:value-type="float" office:value="15.8268241594365" calcext:value-type="float">
            <text:p>15,8268241594365</text:p>
          </table:table-cell>
          <table:table-cell table:style-name="ce6" table:formula="of:=([.$B$11]/[.$C$4])*(SIN(((2*PI())/256)*([.E157]*[.$B$4])))" office:value-type="float" office:value="-4.92185272464501" calcext:value-type="float">
            <text:p>-4,92185272464501</text:p>
          </table:table-cell>
          <table:table-cell table:style-name="ce6" table:formula="of:=([.$B$11]/[.$C$5])*(SIN(((2*PI())/256)*([.E157]*[.$B$5])))" office:value-type="float" office:value="-9.84370544929003" calcext:value-type="float">
            <text:p>-9,84370544929003</text:p>
          </table:table-cell>
          <table:table-cell table:style-name="ce6" table:formula="of:=([.$B$11]/[.$C$6])*(SIN(((2*PI())/256)*([.E157]*[.$B$6])))" office:value-type="float" office:value="31.0410001022254" calcext:value-type="float">
            <text:p>31,0410001022254</text:p>
          </table:table-cell>
          <table:table-cell table:style-name="ce6" table:formula="of:=([.$B$11]/[.$C$7])*(SIN(((2*PI())/256)*([.E157]*[.$B$7])))" office:value-type="float" office:value="31.0410001022254" calcext:value-type="float">
            <text:p>31,0410001022254</text:p>
          </table:table-cell>
          <table:table-cell table:style-name="ce6" table:formula="of:=([.$B$11]/[.$C$8])*(SIN(((2*PI())/256)*([.E157]*[.$B$8])))" office:value-type="float" office:value="-2.81248727122572" calcext:value-type="float">
            <text:p>-2,81248727122572</text:p>
          </table:table-cell>
          <table:table-cell table:style-name="ce6" table:formula="of:=([.$B$11]/[.$C$9])*(SIN(((2*PI())/256)*([.E157]*[.$B$9])))" office:value-type="float" office:value="-2.96380450141983" calcext:value-type="float">
            <text:p>-2,96380450141983</text:p>
          </table:table-cell>
          <table:table-cell table:style-name="ce8" table:formula="of:=INT(SUM([.F157:.M157]))+[.$B$12]" office:value-type="float" office:value="72" calcext:value-type="float">
            <text:p>72</text:p>
          </table:table-cell>
          <table:table-cell table:number-columns-repeated="16"/>
          <table:table-cell table:style-name="ce9" table:formula="of:=COM.MICROSOFT.CONCAT(&quot;    &quot;; [.N157]; &quot;,        // &quot;;[.E157])" office:value-type="string" office:string-value="    72,        // 155" calcext:value-type="string">
            <text:p><text:s text:c="4"/>72, <text:s text:c="7"/>// 15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7]+1" office:value-type="float" office:value="156" calcext:value-type="float">
            <text:p>156</text:p>
          </table:table-cell>
          <table:table-cell table:style-name="ce6" table:formula="of:=([.$B$11]/[.$C$2])*(SIN(((2*PI())/256)*([.E158]*[.$B$2])))" office:value-type="float" office:value="12.2458698356829" calcext:value-type="float">
            <text:p>12,2458698356829</text:p>
          </table:table-cell>
          <table:table-cell table:style-name="ce6" table:formula="of:=([.$B$11]/[.$C$3])*(SIN(((2*PI())/256)*([.E158]*[.$B$3])))" office:value-type="float" office:value="3.12144515225799" calcext:value-type="float">
            <text:p>3,12144515225799</text:p>
          </table:table-cell>
          <table:table-cell table:style-name="ce6" table:formula="of:=([.$B$11]/[.$C$4])*(SIN(((2*PI())/256)*([.E158]*[.$B$4])))" office:value-type="float" office:value="-5.07514627330916" calcext:value-type="float">
            <text:p>-5,07514627330916</text:p>
          </table:table-cell>
          <table:table-cell table:style-name="ce6" table:formula="of:=([.$B$11]/[.$C$5])*(SIN(((2*PI())/256)*([.E158]*[.$B$5])))" office:value-type="float" office:value="-10.1502925466183" calcext:value-type="float">
            <text:p>-10,1502925466183</text:p>
          </table:table-cell>
          <table:table-cell table:style-name="ce6" table:formula="of:=([.$B$11]/[.$C$6])*(SIN(((2*PI())/256)*([.E158]*[.$B$6])))" office:value-type="float" office:value="31.3851289729034" calcext:value-type="float">
            <text:p>31,3851289729034</text:p>
          </table:table-cell>
          <table:table-cell table:style-name="ce6" table:formula="of:=([.$B$11]/[.$C$7])*(SIN(((2*PI())/256)*([.E158]*[.$B$7])))" office:value-type="float" office:value="31.3851289729034" calcext:value-type="float">
            <text:p>31,3851289729034</text:p>
          </table:table-cell>
          <table:table-cell table:style-name="ce6" table:formula="of:=([.$B$11]/[.$C$8])*(SIN(((2*PI())/256)*([.E158]*[.$B$8])))" office:value-type="float" office:value="-2.90008358474809" calcext:value-type="float">
            <text:p>-2,90008358474809</text:p>
          </table:table-cell>
          <table:table-cell table:style-name="ce6" table:formula="of:=([.$B$11]/[.$C$9])*(SIN(((2*PI())/256)*([.E158]*[.$B$9])))" office:value-type="float" office:value="-3.32587844921018" calcext:value-type="float">
            <text:p>-3,32587844921018</text:p>
          </table:table-cell>
          <table:table-cell table:style-name="ce8" table:formula="of:=INT(SUM([.F158:.M158]))+[.$B$12]" office:value-type="float" office:value="56" calcext:value-type="float">
            <text:p>56</text:p>
          </table:table-cell>
          <table:table-cell table:number-columns-repeated="16"/>
          <table:table-cell table:style-name="ce9" table:formula="of:=COM.MICROSOFT.CONCAT(&quot;    &quot;; [.N158]; &quot;,        // &quot;;[.E158])" office:value-type="string" office:string-value="    56,        // 156" calcext:value-type="string">
            <text:p><text:s text:c="4"/>56, <text:s text:c="7"/>// 15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8]+1" office:value-type="float" office:value="157" calcext:value-type="float">
            <text:p>157</text:p>
          </table:table-cell>
          <table:table-cell table:style-name="ce6" table:formula="of:=([.$B$11]/[.$C$2])*(SIN(((2*PI())/256)*([.E159]*[.$B$2])))" office:value-type="float" office:value="9.28910967214284" calcext:value-type="float">
            <text:p>9,28910967214284</text:p>
          </table:table-cell>
          <table:table-cell table:style-name="ce6" table:formula="of:=([.$B$11]/[.$C$3])*(SIN(((2*PI())/256)*([.E159]*[.$B$3])))" office:value-type="float" office:value="-13.7236577600043" calcext:value-type="float">
            <text:p>-13,7236577600043</text:p>
          </table:table-cell>
          <table:table-cell table:style-name="ce6" table:formula="of:=([.$B$11]/[.$C$4])*(SIN(((2*PI())/256)*([.E159]*[.$B$4])))" office:value-type="float" office:value="-5.22538274363021" calcext:value-type="float">
            <text:p>-5,22538274363021</text:p>
          </table:table-cell>
          <table:table-cell table:style-name="ce6" table:formula="of:=([.$B$11]/[.$C$5])*(SIN(((2*PI())/256)*([.E159]*[.$B$5])))" office:value-type="float" office:value="-10.4507654872604" calcext:value-type="float">
            <text:p>-10,4507654872604</text:p>
          </table:table-cell>
          <table:table-cell table:style-name="ce6" table:formula="of:=([.$B$11]/[.$C$6])*(SIN(((2*PI())/256)*([.E159]*[.$B$6])))" office:value-type="float" office:value="31.653648318873" calcext:value-type="float">
            <text:p>31,653648318873</text:p>
          </table:table-cell>
          <table:table-cell table:style-name="ce6" table:formula="of:=([.$B$11]/[.$C$7])*(SIN(((2*PI())/256)*([.E159]*[.$B$7])))" office:value-type="float" office:value="31.653648318873" calcext:value-type="float">
            <text:p>31,653648318873</text:p>
          </table:table-cell>
          <table:table-cell table:style-name="ce6" table:formula="of:=([.$B$11]/[.$C$8])*(SIN(((2*PI())/256)*([.E159]*[.$B$8])))" office:value-type="float" office:value="-2.98593299636012" calcext:value-type="float">
            <text:p>-2,98593299636012</text:p>
          </table:table-cell>
          <table:table-cell table:style-name="ce6" table:formula="of:=([.$B$11]/[.$C$9])*(SIN(((2*PI())/256)*([.E159]*[.$B$9])))" office:value-type="float" office:value="-3.61595717249377" calcext:value-type="float">
            <text:p>-3,61595717249377</text:p>
          </table:table-cell>
          <table:table-cell table:style-name="ce8" table:formula="of:=INT(SUM([.F159:.M159]))+[.$B$12]" office:value-type="float" office:value="36" calcext:value-type="float">
            <text:p>36</text:p>
          </table:table-cell>
          <table:table-cell table:number-columns-repeated="16"/>
          <table:table-cell table:style-name="ce9" table:formula="of:=COM.MICROSOFT.CONCAT(&quot;    &quot;; [.N159]; &quot;,        // &quot;;[.E159])" office:value-type="string" office:string-value="    36,        // 157" calcext:value-type="string">
            <text:p><text:s text:c="4"/>36, <text:s text:c="7"/>// 15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59]+1" office:value-type="float" office:value="158" calcext:value-type="float">
            <text:p>158</text:p>
          </table:table-cell>
          <table:table-cell table:style-name="ce6" table:formula="of:=([.$B$11]/[.$C$2])*(SIN(((2*PI())/256)*([.E160]*[.$B$2])))" office:value-type="float" office:value="6.2428903045161" calcext:value-type="float">
            <text:p>6,2428903045161</text:p>
          </table:table-cell>
          <table:table-cell table:style-name="ce6" table:formula="of:=([.$B$11]/[.$C$3])*(SIN(((2*PI())/256)*([.E160]*[.$B$3])))" office:value-type="float" office:value="-12.3681672538037" calcext:value-type="float">
            <text:p>-12,3681672538037</text:p>
          </table:table-cell>
          <table:table-cell table:style-name="ce6" table:formula="of:=([.$B$11]/[.$C$4])*(SIN(((2*PI())/256)*([.E160]*[.$B$4])))" office:value-type="float" office:value="-5.37247163877615" calcext:value-type="float">
            <text:p>-5,37247163877615</text:p>
          </table:table-cell>
          <table:table-cell table:style-name="ce6" table:formula="of:=([.$B$11]/[.$C$5])*(SIN(((2*PI())/256)*([.E160]*[.$B$5])))" office:value-type="float" office:value="-10.7449432775523" calcext:value-type="float">
            <text:p>-10,7449432775523</text:p>
          </table:table-cell>
          <table:table-cell table:style-name="ce6" table:formula="of:=([.$B$11]/[.$C$6])*(SIN(((2*PI())/256)*([.E160]*[.$B$6])))" office:value-type="float" office:value="31.8459112535103" calcext:value-type="float">
            <text:p>31,8459112535103</text:p>
          </table:table-cell>
          <table:table-cell table:style-name="ce6" table:formula="of:=([.$B$11]/[.$C$7])*(SIN(((2*PI())/256)*([.E160]*[.$B$7])))" office:value-type="float" office:value="31.8459112535103" calcext:value-type="float">
            <text:p>31,8459112535103</text:p>
          </table:table-cell>
          <table:table-cell table:style-name="ce6" table:formula="of:=([.$B$11]/[.$C$8])*(SIN(((2*PI())/256)*([.E160]*[.$B$8])))" office:value-type="float" office:value="-3.06998379358637" calcext:value-type="float">
            <text:p>-3,06998379358637</text:p>
          </table:table-cell>
          <table:table-cell table:style-name="ce6" table:formula="of:=([.$B$11]/[.$C$9])*(SIN(((2*PI())/256)*([.E160]*[.$B$9])))" office:value-type="float" office:value="-3.82776134292883" calcext:value-type="float">
            <text:p>-3,82776134292883</text:p>
          </table:table-cell>
          <table:table-cell table:style-name="ce8" table:formula="of:=INT(SUM([.F160:.M160]))+[.$B$12]" office:value-type="float" office:value="34" calcext:value-type="float">
            <text:p>34</text:p>
          </table:table-cell>
          <table:table-cell table:number-columns-repeated="16"/>
          <table:table-cell table:style-name="ce9" table:formula="of:=COM.MICROSOFT.CONCAT(&quot;    &quot;; [.N160]; &quot;,        // &quot;;[.E160])" office:value-type="string" office:string-value="    34,        // 158" calcext:value-type="string">
            <text:p><text:s text:c="4"/>34, <text:s text:c="7"/>// 15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0]+1" office:value-type="float" office:value="159" calcext:value-type="float">
            <text:p>159</text:p>
          </table:table-cell>
          <table:table-cell table:style-name="ce6" table:formula="of:=([.$B$11]/[.$C$2])*(SIN(((2*PI())/256)*([.E161]*[.$B$2])))" office:value-type="float" office:value="3.13654849054595" calcext:value-type="float">
            <text:p>3,13654849054595</text:p>
          </table:table-cell>
          <table:table-cell table:style-name="ce6" table:formula="of:=([.$B$11]/[.$C$3])*(SIN(((2*PI())/256)*([.E161]*[.$B$3])))" office:value-type="float" office:value="5.39023765427542" calcext:value-type="float">
            <text:p>5,39023765427542</text:p>
          </table:table-cell>
          <table:table-cell table:style-name="ce6" table:formula="of:=([.$B$11]/[.$C$4])*(SIN(((2*PI())/256)*([.E161]*[.$B$4])))" office:value-type="float" office:value="-5.51632435789653" calcext:value-type="float">
            <text:p>-5,51632435789653</text:p>
          </table:table-cell>
          <table:table-cell table:style-name="ce6" table:formula="of:=([.$B$11]/[.$C$5])*(SIN(((2*PI())/256)*([.E161]*[.$B$5])))" office:value-type="float" office:value="-11.0326487157931" calcext:value-type="float">
            <text:p>-11,0326487157931</text:p>
          </table:table-cell>
          <table:table-cell table:style-name="ce6" table:formula="of:=([.$B$11]/[.$C$6])*(SIN(((2*PI())/256)*([.E161]*[.$B$6])))" office:value-type="float" office:value="31.9614545985655" calcext:value-type="float">
            <text:p>31,9614545985655</text:p>
          </table:table-cell>
          <table:table-cell table:style-name="ce6" table:formula="of:=([.$B$11]/[.$C$7])*(SIN(((2*PI())/256)*([.E161]*[.$B$7])))" office:value-type="float" office:value="31.9614545985655" calcext:value-type="float">
            <text:p>31,9614545985655</text:p>
          </table:table-cell>
          <table:table-cell table:style-name="ce6" table:formula="of:=([.$B$11]/[.$C$8])*(SIN(((2*PI())/256)*([.E161]*[.$B$8])))" office:value-type="float" office:value="-3.15218534736945" calcext:value-type="float">
            <text:p>-3,15218534736945</text:p>
          </table:table-cell>
          <table:table-cell table:style-name="ce6" table:formula="of:=([.$B$11]/[.$C$9])*(SIN(((2*PI())/256)*([.E161]*[.$B$9])))" office:value-type="float" office:value="-3.95670603985912" calcext:value-type="float">
            <text:p>-3,95670603985912</text:p>
          </table:table-cell>
          <table:table-cell table:style-name="ce8" table:formula="of:=INT(SUM([.F161:.M161]))+[.$B$12]" office:value-type="float" office:value="48" calcext:value-type="float">
            <text:p>48</text:p>
          </table:table-cell>
          <table:table-cell table:number-columns-repeated="16"/>
          <table:table-cell table:style-name="ce9" table:formula="of:=COM.MICROSOFT.CONCAT(&quot;    &quot;; [.N161]; &quot;,        // &quot;;[.E161])" office:value-type="string" office:string-value="    48,        // 159" calcext:value-type="string">
            <text:p><text:s text:c="4"/>48, <text:s text:c="7"/>// 15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1]+1" office:value-type="float" office:value="160" calcext:value-type="float">
            <text:p>160</text:p>
          </table:table-cell>
          <table:table-cell table:style-name="ce6" table:formula="of:=([.$B$11]/[.$C$2])*(SIN(((2*PI())/256)*([.E162]*[.$B$2])))" office:value-type="float" office:value="0.0000000000000195943487863577" calcext:value-type="float">
            <text:p>1,95943487863577E-14</text:p>
          </table:table-cell>
          <table:table-cell table:style-name="ce6" table:formula="of:=([.$B$11]/[.$C$3])*(SIN(((2*PI())/256)*([.E162]*[.$B$3])))" office:value-type="float" office:value="16" calcext:value-type="float">
            <text:p>16</text:p>
          </table:table-cell>
          <table:table-cell table:style-name="ce6" table:formula="of:=([.$B$11]/[.$C$4])*(SIN(((2*PI())/256)*([.E162]*[.$B$4])))" office:value-type="float" office:value="-5.65685424949238" calcext:value-type="float">
            <text:p>-5,65685424949238</text:p>
          </table:table-cell>
          <table:table-cell table:style-name="ce6" table:formula="of:=([.$B$11]/[.$C$5])*(SIN(((2*PI())/256)*([.E162]*[.$B$5])))" office:value-type="float" office:value="-11.3137084989848" calcext:value-type="float">
            <text:p>-11,3137084989848</text:p>
          </table:table-cell>
          <table:table-cell table:style-name="ce6" table:formula="of:=([.$B$11]/[.$C$6])*(SIN(((2*PI())/256)*([.E162]*[.$B$6])))" office:value-type="float" office:value="32" calcext:value-type="float">
            <text:p>32</text:p>
          </table:table-cell>
          <table:table-cell table:style-name="ce6" table:formula="of:=([.$B$11]/[.$C$7])*(SIN(((2*PI())/256)*([.E162]*[.$B$7])))" office:value-type="float" office:value="32" calcext:value-type="float">
            <text:p>32</text:p>
          </table:table-cell>
          <table:table-cell table:style-name="ce6" table:formula="of:=([.$B$11]/[.$C$8])*(SIN(((2*PI())/256)*([.E162]*[.$B$8])))" office:value-type="float" office:value="-3.23248814256707" calcext:value-type="float">
            <text:p>-3,23248814256707</text:p>
          </table:table-cell>
          <table:table-cell table:style-name="ce6" table:formula="of:=([.$B$11]/[.$C$9])*(SIN(((2*PI())/256)*([.E162]*[.$B$9])))" office:value-type="float" office:value="-4" calcext:value-type="float">
            <text:p>-4</text:p>
          </table:table-cell>
          <table:table-cell table:style-name="ce8" table:formula="of:=INT(SUM([.F162:.M162]))+[.$B$12]" office:value-type="float" office:value="55" calcext:value-type="float">
            <text:p>55</text:p>
          </table:table-cell>
          <table:table-cell table:number-columns-repeated="16"/>
          <table:table-cell table:style-name="ce9" table:formula="of:=COM.MICROSOFT.CONCAT(&quot;    &quot;; [.N162]; &quot;,        // &quot;;[.E162])" office:value-type="string" office:string-value="    55,        // 160" calcext:value-type="string">
            <text:p><text:s text:c="4"/>55, <text:s text:c="7"/>// 16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2]+1" office:value-type="float" office:value="161" calcext:value-type="float">
            <text:p>161</text:p>
          </table:table-cell>
          <table:table-cell table:style-name="ce6" table:formula="of:=([.$B$11]/[.$C$2])*(SIN(((2*PI())/256)*([.E163]*[.$B$2])))" office:value-type="float" office:value="-3.13654849054591" calcext:value-type="float">
            <text:p>-3,13654849054591</text:p>
          </table:table-cell>
          <table:table-cell table:style-name="ce6" table:formula="of:=([.$B$11]/[.$C$3])*(SIN(((2*PI())/256)*([.E163]*[.$B$3])))" office:value-type="float" office:value="5.39023765427559" calcext:value-type="float">
            <text:p>5,39023765427559</text:p>
          </table:table-cell>
          <table:table-cell table:style-name="ce6" table:formula="of:=([.$B$11]/[.$C$4])*(SIN(((2*PI())/256)*([.E163]*[.$B$4])))" office:value-type="float" office:value="-5.79397666361173" calcext:value-type="float">
            <text:p>-5,79397666361173</text:p>
          </table:table-cell>
          <table:table-cell table:style-name="ce6" table:formula="of:=([.$B$11]/[.$C$5])*(SIN(((2*PI())/256)*([.E163]*[.$B$5])))" office:value-type="float" office:value="-11.5879533272235" calcext:value-type="float">
            <text:p>-11,5879533272235</text:p>
          </table:table-cell>
          <table:table-cell table:style-name="ce6" table:formula="of:=([.$B$11]/[.$C$6])*(SIN(((2*PI())/256)*([.E163]*[.$B$6])))" office:value-type="float" office:value="31.9614545985655" calcext:value-type="float">
            <text:p>31,9614545985655</text:p>
          </table:table-cell>
          <table:table-cell table:style-name="ce6" table:formula="of:=([.$B$11]/[.$C$7])*(SIN(((2*PI())/256)*([.E163]*[.$B$7])))" office:value-type="float" office:value="31.9614545985655" calcext:value-type="float">
            <text:p>31,9614545985655</text:p>
          </table:table-cell>
          <table:table-cell table:style-name="ce6" table:formula="of:=([.$B$11]/[.$C$8])*(SIN(((2*PI())/256)*([.E163]*[.$B$8])))" office:value-type="float" office:value="-3.31084380777813" calcext:value-type="float">
            <text:p>-3,31084380777813</text:p>
          </table:table-cell>
          <table:table-cell table:style-name="ce6" table:formula="of:=([.$B$11]/[.$C$9])*(SIN(((2*PI())/256)*([.E163]*[.$B$9])))" office:value-type="float" office:value="-3.95670603985912" calcext:value-type="float">
            <text:p>-3,95670603985912</text:p>
          </table:table-cell>
          <table:table-cell table:style-name="ce8" table:formula="of:=INT(SUM([.F163:.M163]))+[.$B$12]" office:value-type="float" office:value="41" calcext:value-type="float">
            <text:p>41</text:p>
          </table:table-cell>
          <table:table-cell table:number-columns-repeated="16"/>
          <table:table-cell table:style-name="ce9" table:formula="of:=COM.MICROSOFT.CONCAT(&quot;    &quot;; [.N163]; &quot;,        // &quot;;[.E163])" office:value-type="string" office:string-value="    41,        // 161" calcext:value-type="string">
            <text:p><text:s text:c="4"/>41, <text:s text:c="7"/>// 16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3]+1" office:value-type="float" office:value="162" calcext:value-type="float">
            <text:p>162</text:p>
          </table:table-cell>
          <table:table-cell table:style-name="ce6" table:formula="of:=([.$B$11]/[.$C$2])*(SIN(((2*PI())/256)*([.E164]*[.$B$2])))" office:value-type="float" office:value="-6.24289030451606" calcext:value-type="float">
            <text:p>-6,24289030451606</text:p>
          </table:table-cell>
          <table:table-cell table:style-name="ce6" table:formula="of:=([.$B$11]/[.$C$3])*(SIN(((2*PI())/256)*([.E164]*[.$B$3])))" office:value-type="float" office:value="-12.3681672538036" calcext:value-type="float">
            <text:p>-12,3681672538036</text:p>
          </table:table-cell>
          <table:table-cell table:style-name="ce6" table:formula="of:=([.$B$11]/[.$C$4])*(SIN(((2*PI())/256)*([.E164]*[.$B$4])))" office:value-type="float" office:value="-5.92760900283967" calcext:value-type="float">
            <text:p>-5,92760900283967</text:p>
          </table:table-cell>
          <table:table-cell table:style-name="ce6" table:formula="of:=([.$B$11]/[.$C$5])*(SIN(((2*PI())/256)*([.E164]*[.$B$5])))" office:value-type="float" office:value="-11.8552180056793" calcext:value-type="float">
            <text:p>-11,8552180056793</text:p>
          </table:table-cell>
          <table:table-cell table:style-name="ce6" table:formula="of:=([.$B$11]/[.$C$6])*(SIN(((2*PI())/256)*([.E164]*[.$B$6])))" office:value-type="float" office:value="31.8459112535103" calcext:value-type="float">
            <text:p>31,8459112535103</text:p>
          </table:table-cell>
          <table:table-cell table:style-name="ce6" table:formula="of:=([.$B$11]/[.$C$7])*(SIN(((2*PI())/256)*([.E164]*[.$B$7])))" office:value-type="float" office:value="31.8459112535103" calcext:value-type="float">
            <text:p>31,8459112535103</text:p>
          </table:table-cell>
          <table:table-cell table:style-name="ce6" table:formula="of:=([.$B$11]/[.$C$8])*(SIN(((2*PI())/256)*([.E164]*[.$B$8])))" office:value-type="float" office:value="-3.38720514447981" calcext:value-type="float">
            <text:p>-3,38720514447981</text:p>
          </table:table-cell>
          <table:table-cell table:style-name="ce6" table:formula="of:=([.$B$11]/[.$C$9])*(SIN(((2*PI())/256)*([.E164]*[.$B$9])))" office:value-type="float" office:value="-3.82776134292884" calcext:value-type="float">
            <text:p>-3,82776134292884</text:p>
          </table:table-cell>
          <table:table-cell table:style-name="ce8" table:formula="of:=INT(SUM([.F164:.M164]))+[.$B$12]" office:value-type="float" office:value="20" calcext:value-type="float">
            <text:p>20</text:p>
          </table:table-cell>
          <table:table-cell table:number-columns-repeated="16"/>
          <table:table-cell table:style-name="ce9" table:formula="of:=COM.MICROSOFT.CONCAT(&quot;    &quot;; [.N164]; &quot;,        // &quot;;[.E164])" office:value-type="string" office:string-value="    20,        // 162" calcext:value-type="string">
            <text:p><text:s text:c="4"/>20, <text:s text:c="7"/>// 16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4]+1" office:value-type="float" office:value="163" calcext:value-type="float">
            <text:p>163</text:p>
          </table:table-cell>
          <table:table-cell table:style-name="ce6" table:formula="of:=([.$B$11]/[.$C$2])*(SIN(((2*PI())/256)*([.E165]*[.$B$2])))" office:value-type="float" office:value="-9.28910967214275" calcext:value-type="float">
            <text:p>-9,28910967214275</text:p>
          </table:table-cell>
          <table:table-cell table:style-name="ce6" table:formula="of:=([.$B$11]/[.$C$3])*(SIN(((2*PI())/256)*([.E165]*[.$B$3])))" office:value-type="float" office:value="-13.7236577600044" calcext:value-type="float">
            <text:p>-13,7236577600044</text:p>
          </table:table-cell>
          <table:table-cell table:style-name="ce6" table:formula="of:=([.$B$11]/[.$C$4])*(SIN(((2*PI())/256)*([.E165]*[.$B$4])))" office:value-type="float" office:value="-6.05767077205187" calcext:value-type="float">
            <text:p>-6,05767077205187</text:p>
          </table:table-cell>
          <table:table-cell table:style-name="ce6" table:formula="of:=([.$B$11]/[.$C$5])*(SIN(((2*PI())/256)*([.E165]*[.$B$5])))" office:value-type="float" office:value="-12.1153415441037" calcext:value-type="float">
            <text:p>-12,1153415441037</text:p>
          </table:table-cell>
          <table:table-cell table:style-name="ce6" table:formula="of:=([.$B$11]/[.$C$6])*(SIN(((2*PI())/256)*([.E165]*[.$B$6])))" office:value-type="float" office:value="31.653648318873" calcext:value-type="float">
            <text:p>31,653648318873</text:p>
          </table:table-cell>
          <table:table-cell table:style-name="ce6" table:formula="of:=([.$B$11]/[.$C$7])*(SIN(((2*PI())/256)*([.E165]*[.$B$7])))" office:value-type="float" office:value="31.653648318873" calcext:value-type="float">
            <text:p>31,653648318873</text:p>
          </table:table-cell>
          <table:table-cell table:style-name="ce6" table:formula="of:=([.$B$11]/[.$C$8])*(SIN(((2*PI())/256)*([.E165]*[.$B$8])))" office:value-type="float" office:value="-3.46152615545821" calcext:value-type="float">
            <text:p>-3,46152615545821</text:p>
          </table:table-cell>
          <table:table-cell table:style-name="ce6" table:formula="of:=([.$B$11]/[.$C$9])*(SIN(((2*PI())/256)*([.E165]*[.$B$9])))" office:value-type="float" office:value="-3.61595717249378" calcext:value-type="float">
            <text:p>-3,61595717249378</text:p>
          </table:table-cell>
          <table:table-cell table:style-name="ce8" table:formula="of:=INT(SUM([.F165:.M165]))+[.$B$12]" office:value-type="float" office:value="15" calcext:value-type="float">
            <text:p>15</text:p>
          </table:table-cell>
          <table:table-cell table:number-columns-repeated="16"/>
          <table:table-cell table:style-name="ce9" table:formula="of:=COM.MICROSOFT.CONCAT(&quot;    &quot;; [.N165]; &quot;,        // &quot;;[.E165])" office:value-type="string" office:string-value="    15,        // 163" calcext:value-type="string">
            <text:p><text:s text:c="4"/>15, <text:s text:c="7"/>// 16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5]+1" office:value-type="float" office:value="164" calcext:value-type="float">
            <text:p>164</text:p>
          </table:table-cell>
          <table:table-cell table:style-name="ce6" table:formula="of:=([.$B$11]/[.$C$2])*(SIN(((2*PI())/256)*([.E166]*[.$B$2])))" office:value-type="float" office:value="-12.2458698356828" calcext:value-type="float">
            <text:p>-12,2458698356828</text:p>
          </table:table-cell>
          <table:table-cell table:style-name="ce6" table:formula="of:=([.$B$11]/[.$C$3])*(SIN(((2*PI())/256)*([.E166]*[.$B$3])))" office:value-type="float" office:value="3.12144515225781" calcext:value-type="float">
            <text:p>3,12144515225781</text:p>
          </table:table-cell>
          <table:table-cell table:style-name="ce6" table:formula="of:=([.$B$11]/[.$C$4])*(SIN(((2*PI())/256)*([.E166]*[.$B$4])))" office:value-type="float" office:value="-6.18408362690189" calcext:value-type="float">
            <text:p>-6,18408362690189</text:p>
          </table:table-cell>
          <table:table-cell table:style-name="ce6" table:formula="of:=([.$B$11]/[.$C$5])*(SIN(((2*PI())/256)*([.E166]*[.$B$5])))" office:value-type="float" office:value="-12.3681672538038" calcext:value-type="float">
            <text:p>-12,3681672538038</text:p>
          </table:table-cell>
          <table:table-cell table:style-name="ce6" table:formula="of:=([.$B$11]/[.$C$6])*(SIN(((2*PI())/256)*([.E166]*[.$B$6])))" office:value-type="float" office:value="31.3851289729034" calcext:value-type="float">
            <text:p>31,3851289729034</text:p>
          </table:table-cell>
          <table:table-cell table:style-name="ce6" table:formula="of:=([.$B$11]/[.$C$7])*(SIN(((2*PI())/256)*([.E166]*[.$B$7])))" office:value-type="float" office:value="31.3851289729034" calcext:value-type="float">
            <text:p>31,3851289729034</text:p>
          </table:table-cell>
          <table:table-cell table:style-name="ce6" table:formula="of:=([.$B$11]/[.$C$8])*(SIN(((2*PI())/256)*([.E166]*[.$B$8])))" office:value-type="float" office:value="-3.53376207251537" calcext:value-type="float">
            <text:p>-3,53376207251537</text:p>
          </table:table-cell>
          <table:table-cell table:style-name="ce6" table:formula="of:=([.$B$11]/[.$C$9])*(SIN(((2*PI())/256)*([.E166]*[.$B$9])))" office:value-type="float" office:value="-3.32587844921018" calcext:value-type="float">
            <text:p>-3,32587844921018</text:p>
          </table:table-cell>
          <table:table-cell table:style-name="ce8" table:formula="of:=INT(SUM([.F166:.M166]))+[.$B$12]" office:value-type="float" office:value="28" calcext:value-type="float">
            <text:p>28</text:p>
          </table:table-cell>
          <table:table-cell table:number-columns-repeated="16"/>
          <table:table-cell table:style-name="ce9" table:formula="of:=COM.MICROSOFT.CONCAT(&quot;    &quot;; [.N166]; &quot;,        // &quot;;[.E166])" office:value-type="string" office:string-value="    28,        // 164" calcext:value-type="string">
            <text:p><text:s text:c="4"/>28, <text:s text:c="7"/>// 16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6]+1" office:value-type="float" office:value="165" calcext:value-type="float">
            <text:p>165</text:p>
          </table:table-cell>
          <table:table-cell table:style-name="ce6" table:formula="of:=([.$B$11]/[.$C$2])*(SIN(((2*PI())/256)*([.E167]*[.$B$2])))" office:value-type="float" office:value="-15.0846955784319" calcext:value-type="float">
            <text:p>-15,0846955784319</text:p>
          </table:table-cell>
          <table:table-cell table:style-name="ce6" table:formula="of:=([.$B$11]/[.$C$3])*(SIN(((2*PI())/256)*([.E167]*[.$B$3])))" office:value-type="float" office:value="15.8268241594365" calcext:value-type="float">
            <text:p>15,8268241594365</text:p>
          </table:table-cell>
          <table:table-cell table:style-name="ce6" table:formula="of:=([.$B$11]/[.$C$4])*(SIN(((2*PI())/256)*([.E167]*[.$B$4])))" office:value-type="float" office:value="-6.30677142101285" calcext:value-type="float">
            <text:p>-6,30677142101285</text:p>
          </table:table-cell>
          <table:table-cell table:style-name="ce6" table:formula="of:=([.$B$11]/[.$C$5])*(SIN(((2*PI())/256)*([.E167]*[.$B$5])))" office:value-type="float" office:value="-12.6135428420257" calcext:value-type="float">
            <text:p>-12,6135428420257</text:p>
          </table:table-cell>
          <table:table-cell table:style-name="ce6" table:formula="of:=([.$B$11]/[.$C$6])*(SIN(((2*PI())/256)*([.E167]*[.$B$6])))" office:value-type="float" office:value="31.0410001022254" calcext:value-type="float">
            <text:p>31,0410001022254</text:p>
          </table:table-cell>
          <table:table-cell table:style-name="ce6" table:formula="of:=([.$B$11]/[.$C$7])*(SIN(((2*PI())/256)*([.E167]*[.$B$7])))" office:value-type="float" office:value="31.0410001022254" calcext:value-type="float">
            <text:p>31,0410001022254</text:p>
          </table:table-cell>
          <table:table-cell table:style-name="ce6" table:formula="of:=([.$B$11]/[.$C$8])*(SIN(((2*PI())/256)*([.E167]*[.$B$8])))" office:value-type="float" office:value="-3.60386938343591" calcext:value-type="float">
            <text:p>-3,60386938343591</text:p>
          </table:table-cell>
          <table:table-cell table:style-name="ce6" table:formula="of:=([.$B$11]/[.$C$9])*(SIN(((2*PI())/256)*([.E167]*[.$B$9])))" office:value-type="float" office:value="-2.96380450141984" calcext:value-type="float">
            <text:p>-2,96380450141984</text:p>
          </table:table-cell>
          <table:table-cell table:style-name="ce8" table:formula="of:=INT(SUM([.F167:.M167]))+[.$B$12]" office:value-type="float" office:value="37" calcext:value-type="float">
            <text:p>37</text:p>
          </table:table-cell>
          <table:table-cell table:number-columns-repeated="16"/>
          <table:table-cell table:style-name="ce9" table:formula="of:=COM.MICROSOFT.CONCAT(&quot;    &quot;; [.N167]; &quot;,        // &quot;;[.E167])" office:value-type="string" office:string-value="    37,        // 165" calcext:value-type="string">
            <text:p><text:s text:c="4"/>37, <text:s text:c="7"/>// 16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7]+1" office:value-type="float" office:value="166" calcext:value-type="float">
            <text:p>166</text:p>
          </table:table-cell>
          <table:table-cell table:style-name="ce6" table:formula="of:=([.$B$11]/[.$C$2])*(SIN(((2*PI())/256)*([.E168]*[.$B$2])))" office:value-type="float" office:value="-17.7782474566273" calcext:value-type="float">
            <text:p>-17,7782474566273</text:p>
          </table:table-cell>
          <table:table-cell table:style-name="ce6" table:formula="of:=([.$B$11]/[.$C$3])*(SIN(((2*PI())/256)*([.E168]*[.$B$3])))" office:value-type="float" office:value="7.54234778921615" calcext:value-type="float">
            <text:p>7,54234778921615</text:p>
          </table:table-cell>
          <table:table-cell table:style-name="ce6" table:formula="of:=([.$B$11]/[.$C$4])*(SIN(((2*PI())/256)*([.E168]*[.$B$4])))" office:value-type="float" office:value="-6.42566025184516" calcext:value-type="float">
            <text:p>-6,42566025184516</text:p>
          </table:table-cell>
          <table:table-cell table:style-name="ce6" table:formula="of:=([.$B$11]/[.$C$5])*(SIN(((2*PI())/256)*([.E168]*[.$B$5])))" office:value-type="float" office:value="-12.8513205036903" calcext:value-type="float">
            <text:p>-12,8513205036903</text:p>
          </table:table-cell>
          <table:table-cell table:style-name="ce6" table:formula="of:=([.$B$11]/[.$C$6])*(SIN(((2*PI())/256)*([.E168]*[.$B$6])))" office:value-type="float" office:value="30.6220907434307" calcext:value-type="float">
            <text:p>30,6220907434307</text:p>
          </table:table-cell>
          <table:table-cell table:style-name="ce6" table:formula="of:=([.$B$11]/[.$C$7])*(SIN(((2*PI())/256)*([.E168]*[.$B$7])))" office:value-type="float" office:value="30.6220907434307" calcext:value-type="float">
            <text:p>30,6220907434307</text:p>
          </table:table-cell>
          <table:table-cell table:style-name="ce6" table:formula="of:=([.$B$11]/[.$C$8])*(SIN(((2*PI())/256)*([.E168]*[.$B$8])))" office:value-type="float" office:value="-3.67180585819723" calcext:value-type="float">
            <text:p>-3,67180585819723</text:p>
          </table:table-cell>
          <table:table-cell table:style-name="ce6" table:formula="of:=([.$B$11]/[.$C$9])*(SIN(((2*PI())/256)*([.E168]*[.$B$9])))" office:value-type="float" office:value="-2.53757313665459" calcext:value-type="float">
            <text:p>-2,53757313665459</text:p>
          </table:table-cell>
          <table:table-cell table:style-name="ce8" table:formula="of:=INT(SUM([.F168:.M168]))+[.$B$12]" office:value-type="float" office:value="25" calcext:value-type="float">
            <text:p>25</text:p>
          </table:table-cell>
          <table:table-cell table:number-columns-repeated="16"/>
          <table:table-cell table:style-name="ce9" table:formula="of:=COM.MICROSOFT.CONCAT(&quot;    &quot;; [.N168]; &quot;,        // &quot;;[.E168])" office:value-type="string" office:string-value="    25,        // 166" calcext:value-type="string">
            <text:p><text:s text:c="4"/>25, <text:s text:c="7"/>// 16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8]+1" office:value-type="float" office:value="167" calcext:value-type="float">
            <text:p>167</text:p>
          </table:table-cell>
          <table:table-cell table:style-name="ce6" table:formula="of:=([.$B$11]/[.$C$2])*(SIN(((2*PI())/256)*([.E169]*[.$B$2])))" office:value-type="float" office:value="-20.3005850932367" calcext:value-type="float">
            <text:p>-20,3005850932367</text:p>
          </table:table-cell>
          <table:table-cell table:style-name="ce6" table:formula="of:=([.$B$11]/[.$C$3])*(SIN(((2*PI())/256)*([.E169]*[.$B$3])))" office:value-type="float" office:value="-10.7449432775523" calcext:value-type="float">
            <text:p>-10,7449432775523</text:p>
          </table:table-cell>
          <table:table-cell table:style-name="ce6" table:formula="of:=([.$B$11]/[.$C$4])*(SIN(((2*PI())/256)*([.E169]*[.$B$4])))" office:value-type="float" office:value="-6.54067850521267" calcext:value-type="float">
            <text:p>-6,54067850521267</text:p>
          </table:table-cell>
          <table:table-cell table:style-name="ce6" table:formula="of:=([.$B$11]/[.$C$5])*(SIN(((2*PI())/256)*([.E169]*[.$B$5])))" office:value-type="float" office:value="-13.0813570104253" calcext:value-type="float">
            <text:p>-13,0813570104253</text:p>
          </table:table-cell>
          <table:table-cell table:style-name="ce6" table:formula="of:=([.$B$11]/[.$C$6])*(SIN(((2*PI())/256)*([.E169]*[.$B$6])))" office:value-type="float" office:value="30.1294100858567" calcext:value-type="float">
            <text:p>30,1294100858567</text:p>
          </table:table-cell>
          <table:table-cell table:style-name="ce6" table:formula="of:=([.$B$11]/[.$C$7])*(SIN(((2*PI())/256)*([.E169]*[.$B$7])))" office:value-type="float" office:value="30.1294100858567" calcext:value-type="float">
            <text:p>30,1294100858567</text:p>
          </table:table-cell>
          <table:table-cell table:style-name="ce6" table:formula="of:=([.$B$11]/[.$C$8])*(SIN(((2*PI())/256)*([.E169]*[.$B$8])))" office:value-type="float" office:value="-3.73753057440724" calcext:value-type="float">
            <text:p>-3,73753057440724</text:p>
          </table:table-cell>
          <table:table-cell table:style-name="ce6" table:formula="of:=([.$B$11]/[.$C$9])*(SIN(((2*PI())/256)*([.E169]*[.$B$9])))" office:value-type="float" office:value="-2.05641097677289" calcext:value-type="float">
            <text:p>-2,05641097677289</text:p>
          </table:table-cell>
          <table:table-cell table:style-name="ce8" table:formula="of:=INT(SUM([.F169:.M169]))+[.$B$12]" office:value-type="float" office:value="3" calcext:value-type="float">
            <text:p>3</text:p>
          </table:table-cell>
          <table:table-cell table:number-columns-repeated="16"/>
          <table:table-cell table:style-name="ce9" table:formula="of:=COM.MICROSOFT.CONCAT(&quot;    &quot;; [.N169]; &quot;,        // &quot;;[.E169])" office:value-type="string" office:string-value="    3,        // 167" calcext:value-type="string">
            <text:p><text:s text:c="4"/>3, <text:s text:c="7"/>// 16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69]+1" office:value-type="float" office:value="168" calcext:value-type="float">
            <text:p>168</text:p>
          </table:table-cell>
          <table:table-cell table:style-name="ce6" table:formula="of:=([.$B$11]/[.$C$2])*(SIN(((2*PI())/256)*([.E170]*[.$B$2])))" office:value-type="float" office:value="-22.6274169979695" calcext:value-type="float">
            <text:p>-22,6274169979695</text:p>
          </table:table-cell>
          <table:table-cell table:style-name="ce6" table:formula="of:=([.$B$11]/[.$C$3])*(SIN(((2*PI())/256)*([.E170]*[.$B$3])))" office:value-type="float" office:value="-14.7820725201807" calcext:value-type="float">
            <text:p>-14,7820725201807</text:p>
          </table:table-cell>
          <table:table-cell table:style-name="ce6" table:formula="of:=([.$B$11]/[.$C$4])*(SIN(((2*PI())/256)*([.E170]*[.$B$4])))" office:value-type="float" office:value="-6.65175689842036" calcext:value-type="float">
            <text:p>-6,65175689842036</text:p>
          </table:table-cell>
          <table:table-cell table:style-name="ce6" table:formula="of:=([.$B$11]/[.$C$5])*(SIN(((2*PI())/256)*([.E170]*[.$B$5])))" office:value-type="float" office:value="-13.3035137968407" calcext:value-type="float">
            <text:p>-13,3035137968407</text:p>
          </table:table-cell>
          <table:table-cell table:style-name="ce6" table:formula="of:=([.$B$11]/[.$C$6])*(SIN(((2*PI())/256)*([.E170]*[.$B$6])))" office:value-type="float" office:value="29.5641450403612" calcext:value-type="float">
            <text:p>29,5641450403612</text:p>
          </table:table-cell>
          <table:table-cell table:style-name="ce6" table:formula="of:=([.$B$11]/[.$C$7])*(SIN(((2*PI())/256)*([.E170]*[.$B$7])))" office:value-type="float" office:value="29.5641450403612" calcext:value-type="float">
            <text:p>29,5641450403612</text:p>
          </table:table-cell>
          <table:table-cell table:style-name="ce6" table:formula="of:=([.$B$11]/[.$C$8])*(SIN(((2*PI())/256)*([.E170]*[.$B$8])))" office:value-type="float" office:value="-3.80100394195449" calcext:value-type="float">
            <text:p>-3,80100394195449</text:p>
          </table:table-cell>
          <table:table-cell table:style-name="ce6" table:formula="of:=([.$B$11]/[.$C$9])*(SIN(((2*PI())/256)*([.E170]*[.$B$9])))" office:value-type="float" office:value="-1.53073372946036" calcext:value-type="float">
            <text:p>-1,53073372946036</text:p>
          </table:table-cell>
          <table:table-cell table:style-name="ce8" table:formula="of:=INT(SUM([.F170:.M170]))+[.$B$12]" office:value-type="float" office:value="-4" calcext:value-type="float">
            <text:p>-4</text:p>
          </table:table-cell>
          <table:table-cell table:number-columns-repeated="16"/>
          <table:table-cell table:style-name="ce9" table:formula="of:=COM.MICROSOFT.CONCAT(&quot;    &quot;; [.N170]; &quot;,        // &quot;;[.E170])" office:value-type="string" office:string-value="    -4,        // 168" calcext:value-type="string">
            <text:p><text:s text:c="4"/>-4, <text:s text:c="7"/>// 16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0]+1" office:value-type="float" office:value="169" calcext:value-type="float">
            <text:p>169</text:p>
          </table:table-cell>
          <table:table-cell table:style-name="ce6" table:formula="of:=([.$B$11]/[.$C$2])*(SIN(((2*PI())/256)*([.E171]*[.$B$2])))" office:value-type="float" office:value="-24.7363345076076" calcext:value-type="float">
            <text:p>-24,7363345076076</text:p>
          </table:table-cell>
          <table:table-cell table:style-name="ce6" table:formula="of:=([.$B$11]/[.$C$3])*(SIN(((2*PI())/256)*([.E171]*[.$B$3])))" office:value-type="float" office:value="0.785082789238755" calcext:value-type="float">
            <text:p>0,785082789238755</text:p>
          </table:table-cell>
          <table:table-cell table:style-name="ce6" table:formula="of:=([.$B$11]/[.$C$4])*(SIN(((2*PI())/256)*([.E171]*[.$B$4])))" office:value-type="float" office:value="-6.75882852199766" calcext:value-type="float">
            <text:p>-6,75882852199766</text:p>
          </table:table-cell>
          <table:table-cell table:style-name="ce6" table:formula="of:=([.$B$11]/[.$C$5])*(SIN(((2*PI())/256)*([.E171]*[.$B$5])))" office:value-type="float" office:value="-13.5176570439953" calcext:value-type="float">
            <text:p>-13,5176570439953</text:p>
          </table:table-cell>
          <table:table-cell table:style-name="ce6" table:formula="of:=([.$B$11]/[.$C$6])*(SIN(((2*PI())/256)*([.E171]*[.$B$6])))" office:value-type="float" office:value="28.9276573799502" calcext:value-type="float">
            <text:p>28,9276573799502</text:p>
          </table:table-cell>
          <table:table-cell table:style-name="ce6" table:formula="of:=([.$B$11]/[.$C$7])*(SIN(((2*PI())/256)*([.E171]*[.$B$7])))" office:value-type="float" office:value="28.9276573799502" calcext:value-type="float">
            <text:p>28,9276573799502</text:p>
          </table:table-cell>
          <table:table-cell table:style-name="ce6" table:formula="of:=([.$B$11]/[.$C$8])*(SIN(((2*PI())/256)*([.E171]*[.$B$8])))" office:value-type="float" office:value="-3.8621877268558" calcext:value-type="float">
            <text:p>-3,8621877268558</text:p>
          </table:table-cell>
          <table:table-cell table:style-name="ce6" table:formula="of:=([.$B$11]/[.$C$9])*(SIN(((2*PI())/256)*([.E171]*[.$B$9])))" office:value-type="float" office:value="-0.971920719613063" calcext:value-type="float">
            <text:p>-0,971920719613063</text:p>
          </table:table-cell>
          <table:table-cell table:style-name="ce8" table:formula="of:=INT(SUM([.F171:.M171]))+[.$B$12]" office:value-type="float" office:value="8" calcext:value-type="float">
            <text:p>8</text:p>
          </table:table-cell>
          <table:table-cell table:number-columns-repeated="16"/>
          <table:table-cell table:style-name="ce9" table:formula="of:=COM.MICROSOFT.CONCAT(&quot;    &quot;; [.N171]; &quot;,        // &quot;;[.E171])" office:value-type="string" office:string-value="    8,        // 169" calcext:value-type="string">
            <text:p><text:s text:c="4"/>8, <text:s text:c="7"/>// 16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1]+1" office:value-type="float" office:value="170" calcext:value-type="float">
            <text:p>170</text:p>
          </table:table-cell>
          <table:table-cell table:style-name="ce6" table:formula="of:=([.$B$11]/[.$C$2])*(SIN(((2*PI())/256)*([.E172]*[.$B$2])))" office:value-type="float" office:value="-26.6070275936814" calcext:value-type="float">
            <text:p>-26,6070275936814</text:p>
          </table:table-cell>
          <table:table-cell table:style-name="ce6" table:formula="of:=([.$B$11]/[.$C$3])*(SIN(((2*PI())/256)*([.E172]*[.$B$3])))" office:value-type="float" office:value="15.3110453717153" calcext:value-type="float">
            <text:p>15,3110453717153</text:p>
          </table:table-cell>
          <table:table-cell table:style-name="ce6" table:formula="of:=([.$B$11]/[.$C$4])*(SIN(((2*PI())/256)*([.E172]*[.$B$4])))" office:value-type="float" office:value="-6.86182888000218" calcext:value-type="float">
            <text:p>-6,86182888000218</text:p>
          </table:table-cell>
          <table:table-cell table:style-name="ce6" table:formula="of:=([.$B$11]/[.$C$5])*(SIN(((2*PI())/256)*([.E172]*[.$B$5])))" office:value-type="float" office:value="-13.7236577600044" calcext:value-type="float">
            <text:p>-13,7236577600044</text:p>
          </table:table-cell>
          <table:table-cell table:style-name="ce6" table:formula="of:=([.$B$11]/[.$C$6])*(SIN(((2*PI())/256)*([.E172]*[.$B$6])))" office:value-type="float" office:value="28.2214804591474" calcext:value-type="float">
            <text:p>28,2214804591474</text:p>
          </table:table-cell>
          <table:table-cell table:style-name="ce6" table:formula="of:=([.$B$11]/[.$C$7])*(SIN(((2*PI())/256)*([.E172]*[.$B$7])))" office:value-type="float" office:value="28.2214804591474" calcext:value-type="float">
            <text:p>28,2214804591474</text:p>
          </table:table-cell>
          <table:table-cell table:style-name="ce6" table:formula="of:=([.$B$11]/[.$C$8])*(SIN(((2*PI())/256)*([.E172]*[.$B$8])))" office:value-type="float" office:value="-3.92104507428696" calcext:value-type="float">
            <text:p>-3,92104507428696</text:p>
          </table:table-cell>
          <table:table-cell table:style-name="ce6" table:formula="of:=([.$B$11]/[.$C$9])*(SIN(((2*PI())/256)*([.E172]*[.$B$9])))" office:value-type="float" office:value="-0.392068561318245" calcext:value-type="float">
            <text:p>-0,392068561318245</text:p>
          </table:table-cell>
          <table:table-cell table:style-name="ce8" table:formula="of:=INT(SUM([.F172:.M172]))+[.$B$12]" office:value-type="float" office:value="20" calcext:value-type="float">
            <text:p>20</text:p>
          </table:table-cell>
          <table:table-cell table:number-columns-repeated="16"/>
          <table:table-cell table:style-name="ce9" table:formula="of:=COM.MICROSOFT.CONCAT(&quot;    &quot;; [.N172]; &quot;,        // &quot;;[.E172])" office:value-type="string" office:string-value="    20,        // 170" calcext:value-type="string">
            <text:p><text:s text:c="4"/>20, <text:s text:c="7"/>// 17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2]+1" office:value-type="float" office:value="171" calcext:value-type="float">
            <text:p>171</text:p>
          </table:table-cell>
          <table:table-cell table:style-name="ce6" table:formula="of:=([.$B$11]/[.$C$2])*(SIN(((2*PI())/256)*([.E173]*[.$B$2])))" office:value-type="float" office:value="-28.2214804591473" calcext:value-type="float">
            <text:p>-28,2214804591473</text:p>
          </table:table-cell>
          <table:table-cell table:style-name="ce6" table:formula="of:=([.$B$11]/[.$C$3])*(SIN(((2*PI())/256)*([.E173]*[.$B$3])))" office:value-type="float" office:value="9.53118887187922" calcext:value-type="float">
            <text:p>9,53118887187922</text:p>
          </table:table-cell>
          <table:table-cell table:style-name="ce6" table:formula="of:=([.$B$11]/[.$C$4])*(SIN(((2*PI())/256)*([.E173]*[.$B$4])))" office:value-type="float" office:value="-6.96069592886969" calcext:value-type="float">
            <text:p>-6,96069592886969</text:p>
          </table:table-cell>
          <table:table-cell table:style-name="ce6" table:formula="of:=([.$B$11]/[.$C$5])*(SIN(((2*PI())/256)*([.E173]*[.$B$5])))" office:value-type="float" office:value="-13.9213918577394" calcext:value-type="float">
            <text:p>-13,9213918577394</text:p>
          </table:table-cell>
          <table:table-cell table:style-name="ce6" table:formula="of:=([.$B$11]/[.$C$6])*(SIN(((2*PI())/256)*([.E173]*[.$B$6])))" office:value-type="float" office:value="27.4473155200087" calcext:value-type="float">
            <text:p>27,4473155200087</text:p>
          </table:table-cell>
          <table:table-cell table:style-name="ce6" table:formula="of:=([.$B$11]/[.$C$7])*(SIN(((2*PI())/256)*([.E173]*[.$B$7])))" office:value-type="float" office:value="27.4473155200087" calcext:value-type="float">
            <text:p>27,4473155200087</text:p>
          </table:table-cell>
          <table:table-cell table:style-name="ce6" table:formula="of:=([.$B$11]/[.$C$8])*(SIN(((2*PI())/256)*([.E173]*[.$B$8])))" office:value-type="float" office:value="-3.97754053078268" calcext:value-type="float">
            <text:p>-3,97754053078268</text:p>
          </table:table-cell>
          <table:table-cell table:style-name="ce6" table:formula="of:=([.$B$11]/[.$C$9])*(SIN(((2*PI())/256)*([.E173]*[.$B$9])))" office:value-type="float" office:value="0.196270697309675" calcext:value-type="float">
            <text:p>0,196270697309675</text:p>
          </table:table-cell>
          <table:table-cell table:style-name="ce8" table:formula="of:=INT(SUM([.F173:.M173]))+[.$B$12]" office:value-type="float" office:value="11" calcext:value-type="float">
            <text:p>11</text:p>
          </table:table-cell>
          <table:table-cell table:number-columns-repeated="16"/>
          <table:table-cell table:style-name="ce9" table:formula="of:=COM.MICROSOFT.CONCAT(&quot;    &quot;; [.N173]; &quot;,        // &quot;;[.E173])" office:value-type="string" office:string-value="    11,        // 171" calcext:value-type="string">
            <text:p><text:s text:c="4"/>11, <text:s text:c="7"/>// 17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3]+1" office:value-type="float" office:value="172" calcext:value-type="float">
            <text:p>172</text:p>
          </table:table-cell>
          <table:table-cell table:style-name="ce6" table:formula="of:=([.$B$11]/[.$C$2])*(SIN(((2*PI())/256)*([.E174]*[.$B$2])))" office:value-type="float" office:value="-29.5641450403612" calcext:value-type="float">
            <text:p>-29,5641450403612</text:p>
          </table:table-cell>
          <table:table-cell table:style-name="ce6" table:formula="of:=([.$B$11]/[.$C$3])*(SIN(((2*PI())/256)*([.E174]*[.$B$3])))" office:value-type="float" office:value="-8.88912372831355" calcext:value-type="float">
            <text:p>-8,88912372831355</text:p>
          </table:table-cell>
          <table:table-cell table:style-name="ce6" table:formula="of:=([.$B$11]/[.$C$4])*(SIN(((2*PI())/256)*([.E174]*[.$B$4])))" office:value-type="float" office:value="-7.05537011478684" calcext:value-type="float">
            <text:p>-7,05537011478684</text:p>
          </table:table-cell>
          <table:table-cell table:style-name="ce6" table:formula="of:=([.$B$11]/[.$C$5])*(SIN(((2*PI())/256)*([.E174]*[.$B$5])))" office:value-type="float" office:value="-14.1107402295737" calcext:value-type="float">
            <text:p>-14,1107402295737</text:p>
          </table:table-cell>
          <table:table-cell table:style-name="ce6" table:formula="of:=([.$B$11]/[.$C$6])*(SIN(((2*PI())/256)*([.E174]*[.$B$6])))" office:value-type="float" office:value="26.6070275936815" calcext:value-type="float">
            <text:p>26,6070275936815</text:p>
          </table:table-cell>
          <table:table-cell table:style-name="ce6" table:formula="of:=([.$B$11]/[.$C$7])*(SIN(((2*PI())/256)*([.E174]*[.$B$7])))" office:value-type="float" office:value="26.6070275936815" calcext:value-type="float">
            <text:p>26,6070275936815</text:p>
          </table:table-cell>
          <table:table-cell table:style-name="ce6" table:formula="of:=([.$B$11]/[.$C$8])*(SIN(((2*PI())/256)*([.E174]*[.$B$8])))" office:value-type="float" office:value="-4.03164006559248" calcext:value-type="float">
            <text:p>-4,03164006559248</text:p>
          </table:table-cell>
          <table:table-cell table:style-name="ce6" table:formula="of:=([.$B$11]/[.$C$9])*(SIN(((2*PI())/256)*([.E174]*[.$B$9])))" office:value-type="float" office:value="0.780361288064507" calcext:value-type="float">
            <text:p>0,780361288064507</text:p>
          </table:table-cell>
          <table:table-cell table:style-name="ce8" table:formula="of:=INT(SUM([.F174:.M174]))+[.$B$12]" office:value-type="float" office:value="-10" calcext:value-type="float">
            <text:p>-10</text:p>
          </table:table-cell>
          <table:table-cell table:number-columns-repeated="16"/>
          <table:table-cell table:style-name="ce9" table:formula="of:=COM.MICROSOFT.CONCAT(&quot;    &quot;; [.N174]; &quot;,        // &quot;;[.E174])" office:value-type="string" office:string-value="    -10,        // 172" calcext:value-type="string">
            <text:p><text:s text:c="4"/>-10, <text:s text:c="7"/>// 17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4]+1" office:value-type="float" office:value="173" calcext:value-type="float">
            <text:p>173</text:p>
          </table:table-cell>
          <table:table-cell table:style-name="ce6" table:formula="of:=([.$B$11]/[.$C$2])*(SIN(((2*PI())/256)*([.E175]*[.$B$2])))" office:value-type="float" office:value="-30.6220907434307" calcext:value-type="float">
            <text:p>-30,6220907434307</text:p>
          </table:table-cell>
          <table:table-cell table:style-name="ce6" table:formula="of:=([.$B$11]/[.$C$3])*(SIN(((2*PI())/256)*([.E175]*[.$B$3])))" office:value-type="float" office:value="-15.5205000511128" calcext:value-type="float">
            <text:p>-15,5205000511128</text:p>
          </table:table-cell>
          <table:table-cell table:style-name="ce6" table:formula="of:=([.$B$11]/[.$C$4])*(SIN(((2*PI())/256)*([.E175]*[.$B$4])))" office:value-type="float" office:value="-7.14579440956412" calcext:value-type="float">
            <text:p>-7,14579440956412</text:p>
          </table:table-cell>
          <table:table-cell table:style-name="ce6" table:formula="of:=([.$B$11]/[.$C$5])*(SIN(((2*PI())/256)*([.E175]*[.$B$5])))" office:value-type="float" office:value="-14.2915888191282" calcext:value-type="float">
            <text:p>-14,2915888191282</text:p>
          </table:table-cell>
          <table:table-cell table:style-name="ce6" table:formula="of:=([.$B$11]/[.$C$6])*(SIN(((2*PI())/256)*([.E175]*[.$B$6])))" office:value-type="float" office:value="25.7026410073807" calcext:value-type="float">
            <text:p>25,7026410073807</text:p>
          </table:table-cell>
          <table:table-cell table:style-name="ce6" table:formula="of:=([.$B$11]/[.$C$7])*(SIN(((2*PI())/256)*([.E175]*[.$B$7])))" office:value-type="float" office:value="25.7026410073807" calcext:value-type="float">
            <text:p>25,7026410073807</text:p>
          </table:table-cell>
          <table:table-cell table:style-name="ce6" table:formula="of:=([.$B$11]/[.$C$8])*(SIN(((2*PI())/256)*([.E175]*[.$B$8])))" office:value-type="float" office:value="-4.0833110911795" calcext:value-type="float">
            <text:p>-4,0833110911795</text:p>
          </table:table-cell>
          <table:table-cell table:style-name="ce6" table:formula="of:=([.$B$11]/[.$C$9])*(SIN(((2*PI())/256)*([.E175]*[.$B$9])))" office:value-type="float" office:value="1.34755941356888" calcext:value-type="float">
            <text:p>1,34755941356888</text:p>
          </table:table-cell>
          <table:table-cell table:style-name="ce8" table:formula="of:=INT(SUM([.F175:.M175]))+[.$B$12]" office:value-type="float" office:value="-19" calcext:value-type="float">
            <text:p>-19</text:p>
          </table:table-cell>
          <table:table-cell table:number-columns-repeated="16"/>
          <table:table-cell table:style-name="ce9" table:formula="of:=COM.MICROSOFT.CONCAT(&quot;    &quot;; [.N175]; &quot;,        // &quot;;[.E175])" office:value-type="string" office:string-value="    -19,        // 173" calcext:value-type="string">
            <text:p><text:s text:c="4"/>-19, <text:s text:c="7"/>// 17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5]+1" office:value-type="float" office:value="174" calcext:value-type="float">
            <text:p>174</text:p>
          </table:table-cell>
          <table:table-cell table:style-name="ce6" table:formula="of:=([.$B$11]/[.$C$2])*(SIN(((2*PI())/256)*([.E176]*[.$B$2])))" office:value-type="float" office:value="-31.3851289729034" calcext:value-type="float">
            <text:p>-31,3851289729034</text:p>
          </table:table-cell>
          <table:table-cell table:style-name="ce6" table:formula="of:=([.$B$11]/[.$C$3])*(SIN(((2*PI())/256)*([.E176]*[.$B$3])))" office:value-type="float" office:value="-1.56827424527304" calcext:value-type="float">
            <text:p>-1,56827424527304</text:p>
          </table:table-cell>
          <table:table-cell table:style-name="ce6" table:formula="of:=([.$B$11]/[.$C$4])*(SIN(((2*PI())/256)*([.E176]*[.$B$4])))" office:value-type="float" office:value="-7.23191434498755" calcext:value-type="float">
            <text:p>-7,23191434498755</text:p>
          </table:table-cell>
          <table:table-cell table:style-name="ce6" table:formula="of:=([.$B$11]/[.$C$5])*(SIN(((2*PI())/256)*([.E176]*[.$B$5])))" office:value-type="float" office:value="-14.4638286899751" calcext:value-type="float">
            <text:p>-14,4638286899751</text:p>
          </table:table-cell>
          <table:table-cell table:style-name="ce6" table:formula="of:=([.$B$11]/[.$C$6])*(SIN(((2*PI())/256)*([.E176]*[.$B$6])))" office:value-type="float" office:value="24.7363345076076" calcext:value-type="float">
            <text:p>24,7363345076076</text:p>
          </table:table-cell>
          <table:table-cell table:style-name="ce6" table:formula="of:=([.$B$11]/[.$C$7])*(SIN(((2*PI())/256)*([.E176]*[.$B$7])))" office:value-type="float" office:value="24.7363345076076" calcext:value-type="float">
            <text:p>24,7363345076076</text:p>
          </table:table-cell>
          <table:table-cell table:style-name="ce6" table:formula="of:=([.$B$11]/[.$C$8])*(SIN(((2*PI())/256)*([.E176]*[.$B$8])))" office:value-type="float" office:value="-4.13252248285003" calcext:value-type="float">
            <text:p>-4,13252248285003</text:p>
          </table:table-cell>
          <table:table-cell table:style-name="ce6" table:formula="of:=([.$B$11]/[.$C$9])*(SIN(((2*PI())/256)*([.E176]*[.$B$9])))" office:value-type="float" office:value="1.88558694730398" calcext:value-type="float">
            <text:p>1,88558694730398</text:p>
          </table:table-cell>
          <table:table-cell table:style-name="ce8" table:formula="of:=INT(SUM([.F176:.M176]))+[.$B$12]" office:value-type="float" office:value="-8" calcext:value-type="float">
            <text:p>-8</text:p>
          </table:table-cell>
          <table:table-cell table:number-columns-repeated="16"/>
          <table:table-cell table:style-name="ce9" table:formula="of:=COM.MICROSOFT.CONCAT(&quot;    &quot;; [.N176]; &quot;,        // &quot;;[.E176])" office:value-type="string" office:string-value="    -8,        // 174" calcext:value-type="string">
            <text:p><text:s text:c="4"/>-8, <text:s text:c="7"/>// 17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6]+1" office:value-type="float" office:value="175" calcext:value-type="float">
            <text:p>175</text:p>
          </table:table-cell>
          <table:table-cell table:style-name="ce6" table:formula="of:=([.$B$11]/[.$C$2])*(SIN(((2*PI())/256)*([.E177]*[.$B$2])))" office:value-type="float" office:value="-31.8459112535103" calcext:value-type="float">
            <text:p>-31,8459112535103</text:p>
          </table:table-cell>
          <table:table-cell table:style-name="ce6" table:formula="of:=([.$B$11]/[.$C$3])*(SIN(((2*PI())/256)*([.E177]*[.$B$3])))" office:value-type="float" office:value="14.463828689975" calcext:value-type="float">
            <text:p>14,463828689975</text:p>
          </table:table-cell>
          <table:table-cell table:style-name="ce6" table:formula="of:=([.$B$11]/[.$C$4])*(SIN(((2*PI())/256)*([.E177]*[.$B$4])))" office:value-type="float" office:value="-7.31367804562824" calcext:value-type="float">
            <text:p>-7,31367804562824</text:p>
          </table:table-cell>
          <table:table-cell table:style-name="ce6" table:formula="of:=([.$B$11]/[.$C$5])*(SIN(((2*PI())/256)*([.E177]*[.$B$5])))" office:value-type="float" office:value="-14.6273560912565" calcext:value-type="float">
            <text:p>-14,6273560912565</text:p>
          </table:table-cell>
          <table:table-cell table:style-name="ce6" table:formula="of:=([.$B$11]/[.$C$6])*(SIN(((2*PI())/256)*([.E177]*[.$B$6])))" office:value-type="float" office:value="23.7104360113587" calcext:value-type="float">
            <text:p>23,7104360113587</text:p>
          </table:table-cell>
          <table:table-cell table:style-name="ce6" table:formula="of:=([.$B$11]/[.$C$7])*(SIN(((2*PI())/256)*([.E177]*[.$B$7])))" office:value-type="float" office:value="23.7104360113587" calcext:value-type="float">
            <text:p>23,7104360113587</text:p>
          </table:table-cell>
          <table:table-cell table:style-name="ce6" table:formula="of:=([.$B$11]/[.$C$8])*(SIN(((2*PI())/256)*([.E177]*[.$B$8])))" office:value-type="float" office:value="-4.17924459750185" calcext:value-type="float">
            <text:p>-4,17924459750185</text:p>
          </table:table-cell>
          <table:table-cell table:style-name="ce6" table:formula="of:=([.$B$11]/[.$C$9])*(SIN(((2*PI())/256)*([.E177]*[.$B$9])))" office:value-type="float" office:value="2.38279721796973" calcext:value-type="float">
            <text:p>2,38279721796973</text:p>
          </table:table-cell>
          <table:table-cell table:style-name="ce8" table:formula="of:=INT(SUM([.F177:.M177]))+[.$B$12]" office:value-type="float" office:value="6" calcext:value-type="float">
            <text:p>6</text:p>
          </table:table-cell>
          <table:table-cell table:number-columns-repeated="16"/>
          <table:table-cell table:style-name="ce9" table:formula="of:=COM.MICROSOFT.CONCAT(&quot;    &quot;; [.N177]; &quot;,        // &quot;;[.E177])" office:value-type="string" office:string-value="    6,        // 175" calcext:value-type="string">
            <text:p><text:s text:c="4"/>6, <text:s text:c="7"/>// 17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7]+1" office:value-type="float" office:value="176" calcext:value-type="float">
            <text:p>176</text:p>
          </table:table-cell>
          <table:table-cell table:style-name="ce6" table:formula="of:=([.$B$11]/[.$C$2])*(SIN(((2*PI())/256)*([.E178]*[.$B$2])))" office:value-type="float" office:value="-32" calcext:value-type="float">
            <text:p>-32</text:p>
          </table:table-cell>
          <table:table-cell table:style-name="ce6" table:formula="of:=([.$B$11]/[.$C$3])*(SIN(((2*PI())/256)*([.E178]*[.$B$3])))" office:value-type="float" office:value="11.3137084989848" calcext:value-type="float">
            <text:p>11,3137084989848</text:p>
          </table:table-cell>
          <table:table-cell table:style-name="ce6" table:formula="of:=([.$B$11]/[.$C$4])*(SIN(((2*PI())/256)*([.E178]*[.$B$4])))" office:value-type="float" office:value="-7.39103626009029" calcext:value-type="float">
            <text:p>-7,39103626009029</text:p>
          </table:table-cell>
          <table:table-cell table:style-name="ce6" table:formula="of:=([.$B$11]/[.$C$5])*(SIN(((2*PI())/256)*([.E178]*[.$B$5])))" office:value-type="float" office:value="-14.7820725201806" calcext:value-type="float">
            <text:p>-14,7820725201806</text:p>
          </table:table-cell>
          <table:table-cell table:style-name="ce6" table:formula="of:=([.$B$11]/[.$C$6])*(SIN(((2*PI())/256)*([.E178]*[.$B$6])))" office:value-type="float" office:value="22.6274169979695" calcext:value-type="float">
            <text:p>22,6274169979695</text:p>
          </table:table-cell>
          <table:table-cell table:style-name="ce6" table:formula="of:=([.$B$11]/[.$C$7])*(SIN(((2*PI())/256)*([.E178]*[.$B$7])))" office:value-type="float" office:value="22.6274169979695" calcext:value-type="float">
            <text:p>22,6274169979695</text:p>
          </table:table-cell>
          <table:table-cell table:style-name="ce6" table:formula="of:=([.$B$11]/[.$C$8])*(SIN(((2*PI())/256)*([.E178]*[.$B$8])))" office:value-type="float" office:value="-4.22344929148017" calcext:value-type="float">
            <text:p>-4,22344929148017</text:p>
          </table:table-cell>
          <table:table-cell table:style-name="ce6" table:formula="of:=([.$B$11]/[.$C$9])*(SIN(((2*PI())/256)*([.E178]*[.$B$9])))" office:value-type="float" office:value="2.82842712474619" calcext:value-type="float">
            <text:p>2,82842712474619</text:p>
          </table:table-cell>
          <table:table-cell table:style-name="ce8" table:formula="of:=INT(SUM([.F178:.M178]))+[.$B$12]" office:value-type="float" office:value="1" calcext:value-type="float">
            <text:p>1</text:p>
          </table:table-cell>
          <table:table-cell table:number-columns-repeated="16"/>
          <table:table-cell table:style-name="ce9" table:formula="of:=COM.MICROSOFT.CONCAT(&quot;    &quot;; [.N178]; &quot;,        // &quot;;[.E178])" office:value-type="string" office:string-value="    1,        // 176" calcext:value-type="string">
            <text:p><text:s text:c="4"/>1, <text:s text:c="7"/>// 17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8]+1" office:value-type="float" office:value="177" calcext:value-type="float">
            <text:p>177</text:p>
          </table:table-cell>
          <table:table-cell table:style-name="ce6" table:formula="of:=([.$B$11]/[.$C$2])*(SIN(((2*PI())/256)*([.E179]*[.$B$2])))" office:value-type="float" office:value="-31.8459112535103" calcext:value-type="float">
            <text:p>-31,8459112535103</text:p>
          </table:table-cell>
          <table:table-cell table:style-name="ce6" table:formula="of:=([.$B$11]/[.$C$3])*(SIN(((2*PI())/256)*([.E179]*[.$B$3])))" office:value-type="float" office:value="-6.84088149488429" calcext:value-type="float">
            <text:p>-6,84088149488429</text:p>
          </table:table-cell>
          <table:table-cell table:style-name="ce6" table:formula="of:=([.$B$11]/[.$C$4])*(SIN(((2*PI())/256)*([.E179]*[.$B$4])))" office:value-type="float" office:value="-7.46394239067791" calcext:value-type="float">
            <text:p>-7,46394239067791</text:p>
          </table:table-cell>
          <table:table-cell table:style-name="ce6" table:formula="of:=([.$B$11]/[.$C$5])*(SIN(((2*PI())/256)*([.E179]*[.$B$5])))" office:value-type="float" office:value="-14.9278847813558" calcext:value-type="float">
            <text:p>-14,9278847813558</text:p>
          </table:table-cell>
          <table:table-cell table:style-name="ce6" table:formula="of:=([.$B$11]/[.$C$6])*(SIN(((2*PI())/256)*([.E179]*[.$B$6])))" office:value-type="float" office:value="21.4898865551046" calcext:value-type="float">
            <text:p>21,4898865551046</text:p>
          </table:table-cell>
          <table:table-cell table:style-name="ce6" table:formula="of:=([.$B$11]/[.$C$7])*(SIN(((2*PI())/256)*([.E179]*[.$B$7])))" office:value-type="float" office:value="21.4898865551046" calcext:value-type="float">
            <text:p>21,4898865551046</text:p>
          </table:table-cell>
          <table:table-cell table:style-name="ce6" table:formula="of:=([.$B$11]/[.$C$8])*(SIN(((2*PI())/256)*([.E179]*[.$B$8])))" office:value-type="float" office:value="-4.26510993753023" calcext:value-type="float">
            <text:p>-4,26510993753023</text:p>
          </table:table-cell>
          <table:table-cell table:style-name="ce6" table:formula="of:=([.$B$11]/[.$C$9])*(SIN(((2*PI())/256)*([.E179]*[.$B$9])))" office:value-type="float" office:value="3.21283012592257" calcext:value-type="float">
            <text:p>3,21283012592257</text:p>
          </table:table-cell>
          <table:table-cell table:style-name="ce8" table:formula="of:=INT(SUM([.F179:.M179]))+[.$B$12]" office:value-type="float" office:value="-20" calcext:value-type="float">
            <text:p>-20</text:p>
          </table:table-cell>
          <table:table-cell table:number-columns-repeated="16"/>
          <table:table-cell table:style-name="ce9" table:formula="of:=COM.MICROSOFT.CONCAT(&quot;    &quot;; [.N179]; &quot;,        // &quot;;[.E179])" office:value-type="string" office:string-value="    -20,        // 177" calcext:value-type="string">
            <text:p><text:s text:c="4"/>-20, <text:s text:c="7"/>// 17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79]+1" office:value-type="float" office:value="178" calcext:value-type="float">
            <text:p>178</text:p>
          </table:table-cell>
          <table:table-cell table:style-name="ce6" table:formula="of:=([.$B$11]/[.$C$2])*(SIN(((2*PI())/256)*([.E180]*[.$B$2])))" office:value-type="float" office:value="-31.3851289729034" calcext:value-type="float">
            <text:p>-31,3851289729034</text:p>
          </table:table-cell>
          <table:table-cell table:style-name="ce6" table:formula="of:=([.$B$11]/[.$C$3])*(SIN(((2*PI())/256)*([.E180]*[.$B$3])))" office:value-type="float" office:value="-15.9229556267552" calcext:value-type="float">
            <text:p>-15,9229556267552</text:p>
          </table:table-cell>
          <table:table-cell table:style-name="ce6" table:formula="of:=([.$B$11]/[.$C$4])*(SIN(((2*PI())/256)*([.E180]*[.$B$4])))" office:value-type="float" office:value="-7.53235252146417" calcext:value-type="float">
            <text:p>-7,53235252146417</text:p>
          </table:table-cell>
          <table:table-cell table:style-name="ce6" table:formula="of:=([.$B$11]/[.$C$5])*(SIN(((2*PI())/256)*([.E180]*[.$B$5])))" office:value-type="float" office:value="-15.0647050429283" calcext:value-type="float">
            <text:p>-15,0647050429283</text:p>
          </table:table-cell>
          <table:table-cell table:style-name="ce6" table:formula="of:=([.$B$11]/[.$C$6])*(SIN(((2*PI())/256)*([.E180]*[.$B$6])))" office:value-type="float" office:value="20.3005850932367" calcext:value-type="float">
            <text:p>20,3005850932367</text:p>
          </table:table-cell>
          <table:table-cell table:style-name="ce6" table:formula="of:=([.$B$11]/[.$C$7])*(SIN(((2*PI())/256)*([.E180]*[.$B$7])))" office:value-type="float" office:value="20.3005850932367" calcext:value-type="float">
            <text:p>20,3005850932367</text:p>
          </table:table-cell>
          <table:table-cell table:style-name="ce6" table:formula="of:=([.$B$11]/[.$C$8])*(SIN(((2*PI())/256)*([.E180]*[.$B$8])))" office:value-type="float" office:value="-4.30420144083667" calcext:value-type="float">
            <text:p>-4,30420144083667</text:p>
          </table:table-cell>
          <table:table-cell table:style-name="ce6" table:formula="of:=([.$B$11]/[.$C$9])*(SIN(((2*PI())/256)*([.E180]*[.$B$9])))" office:value-type="float" office:value="3.52768505739342" calcext:value-type="float">
            <text:p>3,52768505739342</text:p>
          </table:table-cell>
          <table:table-cell table:style-name="ce8" table:formula="of:=INT(SUM([.F180:.M180]))+[.$B$12]" office:value-type="float" office:value="-31" calcext:value-type="float">
            <text:p>-31</text:p>
          </table:table-cell>
          <table:table-cell table:number-columns-repeated="16"/>
          <table:table-cell table:style-name="ce9" table:formula="of:=COM.MICROSOFT.CONCAT(&quot;    &quot;; [.N180]; &quot;,        // &quot;;[.E180])" office:value-type="string" office:string-value="    -31,        // 178" calcext:value-type="string">
            <text:p><text:s text:c="4"/>-31, <text:s text:c="7"/>// 17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0]+1" office:value-type="float" office:value="179" calcext:value-type="float">
            <text:p>179</text:p>
          </table:table-cell>
          <table:table-cell table:style-name="ce6" table:formula="of:=([.$B$11]/[.$C$2])*(SIN(((2*PI())/256)*([.E181]*[.$B$2])))" office:value-type="float" office:value="-30.6220907434307" calcext:value-type="float">
            <text:p>-30,6220907434307</text:p>
          </table:table-cell>
          <table:table-cell table:style-name="ce6" table:formula="of:=([.$B$11]/[.$C$3])*(SIN(((2*PI())/256)*([.E181]*[.$B$3])))" office:value-type="float" office:value="-3.88768287845242" calcext:value-type="float">
            <text:p>-3,88768287845242</text:p>
          </table:table-cell>
          <table:table-cell table:style-name="ce6" table:formula="of:=([.$B$11]/[.$C$4])*(SIN(((2*PI())/256)*([.E181]*[.$B$4])))" office:value-type="float" office:value="-7.59622544474429" calcext:value-type="float">
            <text:p>-7,59622544474429</text:p>
          </table:table-cell>
          <table:table-cell table:style-name="ce6" table:formula="of:=([.$B$11]/[.$C$5])*(SIN(((2*PI())/256)*([.E181]*[.$B$5])))" office:value-type="float" office:value="-15.1924508894886" calcext:value-type="float">
            <text:p>-15,1924508894886</text:p>
          </table:table-cell>
          <table:table-cell table:style-name="ce6" table:formula="of:=([.$B$11]/[.$C$6])*(SIN(((2*PI())/256)*([.E181]*[.$B$6])))" office:value-type="float" office:value="19.0623777437579" calcext:value-type="float">
            <text:p>19,0623777437579</text:p>
          </table:table-cell>
          <table:table-cell table:style-name="ce6" table:formula="of:=([.$B$11]/[.$C$7])*(SIN(((2*PI())/256)*([.E181]*[.$B$7])))" office:value-type="float" office:value="19.0623777437579" calcext:value-type="float">
            <text:p>19,0623777437579</text:p>
          </table:table-cell>
          <table:table-cell table:style-name="ce6" table:formula="of:=([.$B$11]/[.$C$8])*(SIN(((2*PI())/256)*([.E181]*[.$B$8])))" office:value-type="float" office:value="-4.3407002541396" calcext:value-type="float">
            <text:p>-4,3407002541396</text:p>
          </table:table-cell>
          <table:table-cell table:style-name="ce6" table:formula="of:=([.$B$11]/[.$C$9])*(SIN(((2*PI())/256)*([.E181]*[.$B$9])))" office:value-type="float" office:value="3.76617626073208" calcext:value-type="float">
            <text:p>3,76617626073208</text:p>
          </table:table-cell>
          <table:table-cell table:style-name="ce8" table:formula="of:=INT(SUM([.F181:.M181]))+[.$B$12]" office:value-type="float" office:value="-20" calcext:value-type="float">
            <text:p>-20</text:p>
          </table:table-cell>
          <table:table-cell table:number-columns-repeated="16"/>
          <table:table-cell table:style-name="ce9" table:formula="of:=COM.MICROSOFT.CONCAT(&quot;    &quot;; [.N181]; &quot;,        // &quot;;[.E181])" office:value-type="string" office:string-value="    -20,        // 179" calcext:value-type="string">
            <text:p><text:s text:c="4"/>-20, <text:s text:c="7"/>// 17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1]+1" office:value-type="float" office:value="180" calcext:value-type="float">
            <text:p>180</text:p>
          </table:table-cell>
          <table:table-cell table:style-name="ce6" table:formula="of:=([.$B$11]/[.$C$2])*(SIN(((2*PI())/256)*([.E182]*[.$B$2])))" office:value-type="float" office:value="-29.5641450403612" calcext:value-type="float">
            <text:p>-29,5641450403612</text:p>
          </table:table-cell>
          <table:table-cell table:style-name="ce6" table:formula="of:=([.$B$11]/[.$C$3])*(SIN(((2*PI())/256)*([.E182]*[.$B$3])))" office:value-type="float" office:value="13.3035137968407" calcext:value-type="float">
            <text:p>13,3035137968407</text:p>
          </table:table-cell>
          <table:table-cell table:style-name="ce6" table:formula="of:=([.$B$11]/[.$C$4])*(SIN(((2*PI())/256)*([.E182]*[.$B$4])))" office:value-type="float" office:value="-7.65552268585767" calcext:value-type="float">
            <text:p>-7,65552268585767</text:p>
          </table:table-cell>
          <table:table-cell table:style-name="ce6" table:formula="of:=([.$B$11]/[.$C$5])*(SIN(((2*PI())/256)*([.E182]*[.$B$5])))" office:value-type="float" office:value="-15.3110453717153" calcext:value-type="float">
            <text:p>-15,3110453717153</text:p>
          </table:table-cell>
          <table:table-cell table:style-name="ce6" table:formula="of:=([.$B$11]/[.$C$6])*(SIN(((2*PI())/256)*([.E182]*[.$B$6])))" office:value-type="float" office:value="17.7782474566273" calcext:value-type="float">
            <text:p>17,7782474566273</text:p>
          </table:table-cell>
          <table:table-cell table:style-name="ce6" table:formula="of:=([.$B$11]/[.$C$7])*(SIN(((2*PI())/256)*([.E182]*[.$B$7])))" office:value-type="float" office:value="17.7782474566273" calcext:value-type="float">
            <text:p>17,7782474566273</text:p>
          </table:table-cell>
          <table:table-cell table:style-name="ce6" table:formula="of:=([.$B$11]/[.$C$8])*(SIN(((2*PI())/256)*([.E182]*[.$B$8])))" office:value-type="float" office:value="-4.37458439191867" calcext:value-type="float">
            <text:p>-4,37458439191867</text:p>
          </table:table-cell>
          <table:table-cell table:style-name="ce6" table:formula="of:=([.$B$11]/[.$C$9])*(SIN(((2*PI())/256)*([.E182]*[.$B$9])))" office:value-type="float" office:value="3.92314112161292" calcext:value-type="float">
            <text:p>3,92314112161292</text:p>
          </table:table-cell>
          <table:table-cell table:style-name="ce8" table:formula="of:=INT(SUM([.F182:.M182]))+[.$B$12]" office:value-type="float" office:value="-5" calcext:value-type="float">
            <text:p>-5</text:p>
          </table:table-cell>
          <table:table-cell table:number-columns-repeated="16"/>
          <table:table-cell table:style-name="ce9" table:formula="of:=COM.MICROSOFT.CONCAT(&quot;    &quot;; [.N182]; &quot;,        // &quot;;[.E182])" office:value-type="string" office:string-value="    -5,        // 180" calcext:value-type="string">
            <text:p><text:s text:c="4"/>-5, <text:s text:c="7"/>// 18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2]+1" office:value-type="float" office:value="181" calcext:value-type="float">
            <text:p>181</text:p>
          </table:table-cell>
          <table:table-cell table:style-name="ce6" table:formula="of:=([.$B$11]/[.$C$2])*(SIN(((2*PI())/256)*([.E183]*[.$B$2])))" office:value-type="float" office:value="-28.2214804591474" calcext:value-type="float">
            <text:p>-28,2214804591474</text:p>
          </table:table-cell>
          <table:table-cell table:style-name="ce6" table:formula="of:=([.$B$11]/[.$C$3])*(SIN(((2*PI())/256)*([.E183]*[.$B$3])))" office:value-type="float" office:value="12.8513205036904" calcext:value-type="float">
            <text:p>12,8513205036904</text:p>
          </table:table-cell>
          <table:table-cell table:style-name="ce6" table:formula="of:=([.$B$11]/[.$C$4])*(SIN(((2*PI())/256)*([.E183]*[.$B$4])))" office:value-type="float" office:value="-7.71020852636352" calcext:value-type="float">
            <text:p>-7,71020852636352</text:p>
          </table:table-cell>
          <table:table-cell table:style-name="ce6" table:formula="of:=([.$B$11]/[.$C$5])*(SIN(((2*PI())/256)*([.E183]*[.$B$5])))" office:value-type="float" office:value="-15.420417052727" calcext:value-type="float">
            <text:p>-15,420417052727</text:p>
          </table:table-cell>
          <table:table-cell table:style-name="ce6" table:formula="of:=([.$B$11]/[.$C$6])*(SIN(((2*PI())/256)*([.E183]*[.$B$6])))" office:value-type="float" office:value="16.4512878141831" calcext:value-type="float">
            <text:p>16,4512878141831</text:p>
          </table:table-cell>
          <table:table-cell table:style-name="ce6" table:formula="of:=([.$B$11]/[.$C$7])*(SIN(((2*PI())/256)*([.E183]*[.$B$7])))" office:value-type="float" office:value="16.4512878141831" calcext:value-type="float">
            <text:p>16,4512878141831</text:p>
          </table:table-cell>
          <table:table-cell table:style-name="ce6" table:formula="of:=([.$B$11]/[.$C$8])*(SIN(((2*PI())/256)*([.E183]*[.$B$8])))" office:value-type="float" office:value="-4.4058334436363" calcext:value-type="float">
            <text:p>-4,4058334436363</text:p>
          </table:table-cell>
          <table:table-cell table:style-name="ce6" table:formula="of:=([.$B$11]/[.$C$9])*(SIN(((2*PI())/256)*([.E183]*[.$B$9])))" office:value-type="float" office:value="3.99518182482069" calcext:value-type="float">
            <text:p>3,99518182482069</text:p>
          </table:table-cell>
          <table:table-cell table:style-name="ce8" table:formula="of:=INT(SUM([.F183:.M183]))+[.$B$12]" office:value-type="float" office:value="-7" calcext:value-type="float">
            <text:p>-7</text:p>
          </table:table-cell>
          <table:table-cell table:number-columns-repeated="16"/>
          <table:table-cell table:style-name="ce9" table:formula="of:=COM.MICROSOFT.CONCAT(&quot;    &quot;; [.N183]; &quot;,        // &quot;;[.E183])" office:value-type="string" office:string-value="    -7,        // 181" calcext:value-type="string">
            <text:p><text:s text:c="4"/>-7, <text:s text:c="7"/>// 18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3]+1" office:value-type="float" office:value="182" calcext:value-type="float">
            <text:p>182</text:p>
          </table:table-cell>
          <table:table-cell table:style-name="ce6" table:formula="of:=([.$B$11]/[.$C$2])*(SIN(((2*PI())/256)*([.E184]*[.$B$2])))" office:value-type="float" office:value="-26.6070275936815" calcext:value-type="float">
            <text:p>-26,6070275936815</text:p>
          </table:table-cell>
          <table:table-cell table:style-name="ce6" table:formula="of:=([.$B$11]/[.$C$3])*(SIN(((2*PI())/256)*([.E184]*[.$B$3])))" office:value-type="float" office:value="-4.64455483607147" calcext:value-type="float">
            <text:p>-4,64455483607147</text:p>
          </table:table-cell>
          <table:table-cell table:style-name="ce6" table:formula="of:=([.$B$11]/[.$C$4])*(SIN(((2*PI())/256)*([.E184]*[.$B$4])))" office:value-type="float" office:value="-7.76025002555635" calcext:value-type="float">
            <text:p>-7,76025002555635</text:p>
          </table:table-cell>
          <table:table-cell table:style-name="ce6" table:formula="of:=([.$B$11]/[.$C$5])*(SIN(((2*PI())/256)*([.E184]*[.$B$5])))" office:value-type="float" office:value="-15.5205000511127" calcext:value-type="float">
            <text:p>-15,5205000511127</text:p>
          </table:table-cell>
          <table:table-cell table:style-name="ce6" table:formula="of:=([.$B$11]/[.$C$6])*(SIN(((2*PI())/256)*([.E184]*[.$B$6])))" office:value-type="float" office:value="15.0846955784319" calcext:value-type="float">
            <text:p>15,0846955784319</text:p>
          </table:table-cell>
          <table:table-cell table:style-name="ce6" table:formula="of:=([.$B$11]/[.$C$7])*(SIN(((2*PI())/256)*([.E184]*[.$B$7])))" office:value-type="float" office:value="15.0846955784319" calcext:value-type="float">
            <text:p>15,0846955784319</text:p>
          </table:table-cell>
          <table:table-cell table:style-name="ce6" table:formula="of:=([.$B$11]/[.$C$8])*(SIN(((2*PI())/256)*([.E184]*[.$B$8])))" office:value-type="float" office:value="-4.4344285860322" calcext:value-type="float">
            <text:p>-4,4344285860322</text:p>
          </table:table-cell>
          <table:table-cell table:style-name="ce6" table:formula="of:=([.$B$11]/[.$C$9])*(SIN(((2*PI())/256)*([.E184]*[.$B$9])))" office:value-type="float" office:value="3.98073890668879" calcext:value-type="float">
            <text:p>3,98073890668879</text:p>
          </table:table-cell>
          <table:table-cell table:style-name="ce8" table:formula="of:=INT(SUM([.F184:.M184]))+[.$B$12]" office:value-type="float" office:value="-25" calcext:value-type="float">
            <text:p>-25</text:p>
          </table:table-cell>
          <table:table-cell table:number-columns-repeated="16"/>
          <table:table-cell table:style-name="ce9" table:formula="of:=COM.MICROSOFT.CONCAT(&quot;    &quot;; [.N184]; &quot;,        // &quot;;[.E184])" office:value-type="string" office:string-value="    -25,        // 182" calcext:value-type="string">
            <text:p><text:s text:c="4"/>-25, <text:s text:c="7"/>// 18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4]+1" office:value-type="float" office:value="183" calcext:value-type="float">
            <text:p>183</text:p>
          </table:table-cell>
          <table:table-cell table:style-name="ce6" table:formula="of:=([.$B$11]/[.$C$2])*(SIN(((2*PI())/256)*([.E185]*[.$B$2])))" office:value-type="float" office:value="-24.7363345076076" calcext:value-type="float">
            <text:p>-24,7363345076076</text:p>
          </table:table-cell>
          <table:table-cell table:style-name="ce6" table:formula="of:=([.$B$11]/[.$C$3])*(SIN(((2*PI())/256)*([.E185]*[.$B$3])))" office:value-type="float" office:value="-15.9807272992828" calcext:value-type="float">
            <text:p>-15,9807272992828</text:p>
          </table:table-cell>
          <table:table-cell table:style-name="ce6" table:formula="of:=([.$B$11]/[.$C$4])*(SIN(((2*PI())/256)*([.E185]*[.$B$4])))" office:value-type="float" office:value="-7.80561704030823" calcext:value-type="float">
            <text:p>-7,80561704030823</text:p>
          </table:table-cell>
          <table:table-cell table:style-name="ce6" table:formula="of:=([.$B$11]/[.$C$5])*(SIN(((2*PI())/256)*([.E185]*[.$B$5])))" office:value-type="float" office:value="-15.6112340806165" calcext:value-type="float">
            <text:p>-15,6112340806165</text:p>
          </table:table-cell>
          <table:table-cell table:style-name="ce6" table:formula="of:=([.$B$11]/[.$C$6])*(SIN(((2*PI())/256)*([.E185]*[.$B$6])))" office:value-type="float" office:value="13.681762989769" calcext:value-type="float">
            <text:p>13,681762989769</text:p>
          </table:table-cell>
          <table:table-cell table:style-name="ce6" table:formula="of:=([.$B$11]/[.$C$7])*(SIN(((2*PI())/256)*([.E185]*[.$B$7])))" office:value-type="float" office:value="13.681762989769" calcext:value-type="float">
            <text:p>13,681762989769</text:p>
          </table:table-cell>
          <table:table-cell table:style-name="ce6" table:formula="of:=([.$B$11]/[.$C$8])*(SIN(((2*PI())/256)*([.E185]*[.$B$8])))" office:value-type="float" office:value="-4.46035259446184" calcext:value-type="float">
            <text:p>-4,46035259446184</text:p>
          </table:table-cell>
          <table:table-cell table:style-name="ce6" table:formula="of:=([.$B$11]/[.$C$9])*(SIN(((2*PI())/256)*([.E185]*[.$B$9])))" office:value-type="float" office:value="3.88012501277818" calcext:value-type="float">
            <text:p>3,88012501277818</text:p>
          </table:table-cell>
          <table:table-cell table:style-name="ce8" table:formula="of:=INT(SUM([.F185:.M185]))+[.$B$12]" office:value-type="float" office:value="-38" calcext:value-type="float">
            <text:p>-38</text:p>
          </table:table-cell>
          <table:table-cell table:number-columns-repeated="16"/>
          <table:table-cell table:style-name="ce9" table:formula="of:=COM.MICROSOFT.CONCAT(&quot;    &quot;; [.N185]; &quot;,        // &quot;;[.E185])" office:value-type="string" office:string-value="    -38,        // 183" calcext:value-type="string">
            <text:p><text:s text:c="4"/>-38, <text:s text:c="7"/>// 18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5]+1" office:value-type="float" office:value="184" calcext:value-type="float">
            <text:p>184</text:p>
          </table:table-cell>
          <table:table-cell table:style-name="ce6" table:formula="of:=([.$B$11]/[.$C$2])*(SIN(((2*PI())/256)*([.E186]*[.$B$2])))" office:value-type="float" office:value="-22.6274169979696" calcext:value-type="float">
            <text:p>-22,6274169979696</text:p>
          </table:table-cell>
          <table:table-cell table:style-name="ce6" table:formula="of:=([.$B$11]/[.$C$3])*(SIN(((2*PI())/256)*([.E186]*[.$B$3])))" office:value-type="float" office:value="-6.12293491784176" calcext:value-type="float">
            <text:p>-6,12293491784176</text:p>
          </table:table-cell>
          <table:table-cell table:style-name="ce6" table:formula="of:=([.$B$11]/[.$C$4])*(SIN(((2*PI())/256)*([.E186]*[.$B$4])))" office:value-type="float" office:value="-7.84628224322584" calcext:value-type="float">
            <text:p>-7,84628224322584</text:p>
          </table:table-cell>
          <table:table-cell table:style-name="ce6" table:formula="of:=([.$B$11]/[.$C$5])*(SIN(((2*PI())/256)*([.E186]*[.$B$5])))" office:value-type="float" office:value="-15.6925644864517" calcext:value-type="float">
            <text:p>-15,6925644864517</text:p>
          </table:table-cell>
          <table:table-cell table:style-name="ce6" table:formula="of:=([.$B$11]/[.$C$6])*(SIN(((2*PI())/256)*([.E186]*[.$B$6])))" office:value-type="float" office:value="12.2458698356829" calcext:value-type="float">
            <text:p>12,2458698356829</text:p>
          </table:table-cell>
          <table:table-cell table:style-name="ce6" table:formula="of:=([.$B$11]/[.$C$7])*(SIN(((2*PI())/256)*([.E186]*[.$B$7])))" office:value-type="float" office:value="12.2458698356829" calcext:value-type="float">
            <text:p>12,2458698356829</text:p>
          </table:table-cell>
          <table:table-cell table:style-name="ce6" table:formula="of:=([.$B$11]/[.$C$8])*(SIN(((2*PI())/256)*([.E186]*[.$B$8])))" office:value-type="float" office:value="-4.48358985327191" calcext:value-type="float">
            <text:p>-4,48358985327191</text:p>
          </table:table-cell>
          <table:table-cell table:style-name="ce6" table:formula="of:=([.$B$11]/[.$C$9])*(SIN(((2*PI())/256)*([.E186]*[.$B$9])))" office:value-type="float" office:value="3.69551813004515" calcext:value-type="float">
            <text:p>3,69551813004515</text:p>
          </table:table-cell>
          <table:table-cell table:style-name="ce8" table:formula="of:=INT(SUM([.F186:.M186]))+[.$B$12]" office:value-type="float" office:value="-29" calcext:value-type="float">
            <text:p>-29</text:p>
          </table:table-cell>
          <table:table-cell table:number-columns-repeated="16"/>
          <table:table-cell table:style-name="ce9" table:formula="of:=COM.MICROSOFT.CONCAT(&quot;    &quot;; [.N186]; &quot;,        // &quot;;[.E186])" office:value-type="string" office:string-value="    -29,        // 184" calcext:value-type="string">
            <text:p><text:s text:c="4"/>-29, <text:s text:c="7"/>// 18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6]+1" office:value-type="float" office:value="185" calcext:value-type="float">
            <text:p>185</text:p>
          </table:table-cell>
          <table:table-cell table:style-name="ce6" table:formula="of:=([.$B$11]/[.$C$2])*(SIN(((2*PI())/256)*([.E187]*[.$B$2])))" office:value-type="float" office:value="-20.3005850932367" calcext:value-type="float">
            <text:p>-20,3005850932367</text:p>
          </table:table-cell>
          <table:table-cell table:style-name="ce6" table:formula="of:=([.$B$11]/[.$C$3])*(SIN(((2*PI())/256)*([.E187]*[.$B$3])))" office:value-type="float" office:value="11.8552180056793" calcext:value-type="float">
            <text:p>11,8552180056793</text:p>
          </table:table-cell>
          <table:table-cell table:style-name="ce6" table:formula="of:=([.$B$11]/[.$C$4])*(SIN(((2*PI())/256)*([.E187]*[.$B$4])))" office:value-type="float" office:value="-7.88222113911153" calcext:value-type="float">
            <text:p>-7,88222113911153</text:p>
          </table:table-cell>
          <table:table-cell table:style-name="ce6" table:formula="of:=([.$B$11]/[.$C$5])*(SIN(((2*PI())/256)*([.E187]*[.$B$5])))" office:value-type="float" office:value="-15.7644422782231" calcext:value-type="float">
            <text:p>-15,7644422782231</text:p>
          </table:table-cell>
          <table:table-cell table:style-name="ce6" table:formula="of:=([.$B$11]/[.$C$6])*(SIN(((2*PI())/256)*([.E187]*[.$B$6])))" office:value-type="float" office:value="10.7804753085511" calcext:value-type="float">
            <text:p>10,7804753085511</text:p>
          </table:table-cell>
          <table:table-cell table:style-name="ce6" table:formula="of:=([.$B$11]/[.$C$7])*(SIN(((2*PI())/256)*([.E187]*[.$B$7])))" office:value-type="float" office:value="10.7804753085511" calcext:value-type="float">
            <text:p>10,7804753085511</text:p>
          </table:table-cell>
          <table:table-cell table:style-name="ce6" table:formula="of:=([.$B$11]/[.$C$8])*(SIN(((2*PI())/256)*([.E187]*[.$B$8])))" office:value-type="float" office:value="-4.50412636520659" calcext:value-type="float">
            <text:p>-4,50412636520659</text:p>
          </table:table-cell>
          <table:table-cell table:style-name="ce6" table:formula="of:=([.$B$11]/[.$C$9])*(SIN(((2*PI())/256)*([.E187]*[.$B$9])))" office:value-type="float" office:value="3.43091444000109" calcext:value-type="float">
            <text:p>3,43091444000109</text:p>
          </table:table-cell>
          <table:table-cell table:style-name="ce8" table:formula="of:=INT(SUM([.F187:.M187]))+[.$B$12]" office:value-type="float" office:value="-12" calcext:value-type="float">
            <text:p>-12</text:p>
          </table:table-cell>
          <table:table-cell table:number-columns-repeated="16"/>
          <table:table-cell table:style-name="ce9" table:formula="of:=COM.MICROSOFT.CONCAT(&quot;    &quot;; [.N187]; &quot;,        // &quot;;[.E187])" office:value-type="string" office:string-value="    -12,        // 185" calcext:value-type="string">
            <text:p><text:s text:c="4"/>-12, <text:s text:c="7"/>// 18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7]+1" office:value-type="float" office:value="186" calcext:value-type="float">
            <text:p>186</text:p>
          </table:table-cell>
          <table:table-cell table:style-name="ce6" table:formula="of:=([.$B$11]/[.$C$2])*(SIN(((2*PI())/256)*([.E188]*[.$B$2])))" office:value-type="float" office:value="-17.7782474566273" calcext:value-type="float">
            <text:p>-17,7782474566273</text:p>
          </table:table-cell>
          <table:table-cell table:style-name="ce6" table:formula="of:=([.$B$11]/[.$C$3])*(SIN(((2*PI())/256)*([.E188]*[.$B$3])))" office:value-type="float" office:value="14.1107402295738" calcext:value-type="float">
            <text:p>14,1107402295738</text:p>
          </table:table-cell>
          <table:table-cell table:style-name="ce6" table:formula="of:=([.$B$11]/[.$C$4])*(SIN(((2*PI())/256)*([.E188]*[.$B$4])))" office:value-type="float" office:value="-7.91341207971825" calcext:value-type="float">
            <text:p>-7,91341207971825</text:p>
          </table:table-cell>
          <table:table-cell table:style-name="ce6" table:formula="of:=([.$B$11]/[.$C$5])*(SIN(((2*PI())/256)*([.E188]*[.$B$5])))" office:value-type="float" office:value="-15.8268241594365" calcext:value-type="float">
            <text:p>-15,8268241594365</text:p>
          </table:table-cell>
          <table:table-cell table:style-name="ce6" table:formula="of:=([.$B$11]/[.$C$6])*(SIN(((2*PI())/256)*([.E188]*[.$B$6])))" office:value-type="float" office:value="9.28910967214283" calcext:value-type="float">
            <text:p>9,28910967214283</text:p>
          </table:table-cell>
          <table:table-cell table:style-name="ce6" table:formula="of:=([.$B$11]/[.$C$7])*(SIN(((2*PI())/256)*([.E188]*[.$B$7])))" office:value-type="float" office:value="9.28910967214283" calcext:value-type="float">
            <text:p>9,28910967214283</text:p>
          </table:table-cell>
          <table:table-cell table:style-name="ce6" table:formula="of:=([.$B$11]/[.$C$8])*(SIN(((2*PI())/256)*([.E188]*[.$B$8])))" office:value-type="float" office:value="-4.521949759839" calcext:value-type="float">
            <text:p>-4,521949759839</text:p>
          </table:table-cell>
          <table:table-cell table:style-name="ce6" table:formula="of:=([.$B$11]/[.$C$9])*(SIN(((2*PI())/256)*([.E188]*[.$B$9])))" office:value-type="float" office:value="3.09204181345095" calcext:value-type="float">
            <text:p>3,09204181345095</text:p>
          </table:table-cell>
          <table:table-cell table:style-name="ce8" table:formula="of:=INT(SUM([.F188:.M188]))+[.$B$12]" office:value-type="float" office:value="-11" calcext:value-type="float">
            <text:p>-11</text:p>
          </table:table-cell>
          <table:table-cell table:number-columns-repeated="16"/>
          <table:table-cell table:style-name="ce9" table:formula="of:=COM.MICROSOFT.CONCAT(&quot;    &quot;; [.N188]; &quot;,        // &quot;;[.E188])" office:value-type="string" office:string-value="    -11,        // 186" calcext:value-type="string">
            <text:p><text:s text:c="4"/>-11, <text:s text:c="7"/>// 18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8]+1" office:value-type="float" office:value="187" calcext:value-type="float">
            <text:p>187</text:p>
          </table:table-cell>
          <table:table-cell table:style-name="ce6" table:formula="of:=([.$B$11]/[.$C$2])*(SIN(((2*PI())/256)*([.E189]*[.$B$2])))" office:value-type="float" office:value="-15.0846955784319" calcext:value-type="float">
            <text:p>-15,0846955784319</text:p>
          </table:table-cell>
          <table:table-cell table:style-name="ce6" table:formula="of:=([.$B$11]/[.$C$3])*(SIN(((2*PI())/256)*([.E189]*[.$B$3])))" office:value-type="float" office:value="-2.34768759128572" calcext:value-type="float">
            <text:p>-2,34768759128572</text:p>
          </table:table-cell>
          <table:table-cell table:style-name="ce6" table:formula="of:=([.$B$11]/[.$C$4])*(SIN(((2*PI())/256)*([.E189]*[.$B$4])))" office:value-type="float" office:value="-7.93983627678968" calcext:value-type="float">
            <text:p>-7,93983627678968</text:p>
          </table:table-cell>
          <table:table-cell table:style-name="ce6" table:formula="of:=([.$B$11]/[.$C$5])*(SIN(((2*PI())/256)*([.E189]*[.$B$5])))" office:value-type="float" office:value="-15.8796725535794" calcext:value-type="float">
            <text:p>-15,8796725535794</text:p>
          </table:table-cell>
          <table:table-cell table:style-name="ce6" table:formula="of:=([.$B$11]/[.$C$6])*(SIN(((2*PI())/256)*([.E189]*[.$B$6])))" office:value-type="float" office:value="7.77536575690443" calcext:value-type="float">
            <text:p>7,77536575690443</text:p>
          </table:table-cell>
          <table:table-cell table:style-name="ce6" table:formula="of:=([.$B$11]/[.$C$7])*(SIN(((2*PI())/256)*([.E189]*[.$B$7])))" office:value-type="float" office:value="7.77536575690443" calcext:value-type="float">
            <text:p>7,77536575690443</text:p>
          </table:table-cell>
          <table:table-cell table:style-name="ce6" table:formula="of:=([.$B$11]/[.$C$8])*(SIN(((2*PI())/256)*([.E189]*[.$B$8])))" office:value-type="float" office:value="-4.53704930102267" calcext:value-type="float">
            <text:p>-4,53704930102267</text:p>
          </table:table-cell>
          <table:table-cell table:style-name="ce6" table:formula="of:=([.$B$11]/[.$C$9])*(SIN(((2*PI())/256)*([.E189]*[.$B$9])))" office:value-type="float" office:value="2.68623581938807" calcext:value-type="float">
            <text:p>2,68623581938807</text:p>
          </table:table-cell>
          <table:table-cell table:style-name="ce8" table:formula="of:=INT(SUM([.F189:.M189]))+[.$B$12]" office:value-type="float" office:value="-28" calcext:value-type="float">
            <text:p>-28</text:p>
          </table:table-cell>
          <table:table-cell table:number-columns-repeated="16"/>
          <table:table-cell table:style-name="ce9" table:formula="of:=COM.MICROSOFT.CONCAT(&quot;    &quot;; [.N189]; &quot;,        // &quot;;[.E189])" office:value-type="string" office:string-value="    -28,        // 187" calcext:value-type="string">
            <text:p><text:s text:c="4"/>-28, <text:s text:c="7"/>// 18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89]+1" office:value-type="float" office:value="188" calcext:value-type="float">
            <text:p>188</text:p>
          </table:table-cell>
          <table:table-cell table:style-name="ce6" table:formula="of:=([.$B$11]/[.$C$2])*(SIN(((2*PI())/256)*([.E190]*[.$B$2])))" office:value-type="float" office:value="-12.2458698356829" calcext:value-type="float">
            <text:p>-12,2458698356829</text:p>
          </table:table-cell>
          <table:table-cell table:style-name="ce6" table:formula="of:=([.$B$11]/[.$C$3])*(SIN(((2*PI())/256)*([.E190]*[.$B$3])))" office:value-type="float" office:value="-15.6925644864516" calcext:value-type="float">
            <text:p>-15,6925644864516</text:p>
          </table:table-cell>
          <table:table-cell table:style-name="ce6" table:formula="of:=([.$B$11]/[.$C$4])*(SIN(((2*PI())/256)*([.E190]*[.$B$4])))" office:value-type="float" office:value="-7.96147781337758" calcext:value-type="float">
            <text:p>-7,96147781337758</text:p>
          </table:table-cell>
          <table:table-cell table:style-name="ce6" table:formula="of:=([.$B$11]/[.$C$5])*(SIN(((2*PI())/256)*([.E190]*[.$B$5])))" office:value-type="float" office:value="-15.9229556267552" calcext:value-type="float">
            <text:p>-15,9229556267552</text:p>
          </table:table-cell>
          <table:table-cell table:style-name="ce6" table:formula="of:=([.$B$11]/[.$C$6])*(SIN(((2*PI())/256)*([.E190]*[.$B$6])))" office:value-type="float" office:value="6.2428903045161" calcext:value-type="float">
            <text:p>6,2428903045161</text:p>
          </table:table-cell>
          <table:table-cell table:style-name="ce6" table:formula="of:=([.$B$11]/[.$C$7])*(SIN(((2*PI())/256)*([.E190]*[.$B$7])))" office:value-type="float" office:value="6.2428903045161" calcext:value-type="float">
            <text:p>6,2428903045161</text:p>
          </table:table-cell>
          <table:table-cell table:style-name="ce6" table:formula="of:=([.$B$11]/[.$C$8])*(SIN(((2*PI())/256)*([.E190]*[.$B$8])))" office:value-type="float" office:value="-4.54941589335861" calcext:value-type="float">
            <text:p>-4,54941589335861</text:p>
          </table:table-cell>
          <table:table-cell table:style-name="ce6" table:formula="of:=([.$B$11]/[.$C$9])*(SIN(((2*PI())/256)*([.E190]*[.$B$9])))" office:value-type="float" office:value="2.22228093207842" calcext:value-type="float">
            <text:p>2,22228093207842</text:p>
          </table:table-cell>
          <table:table-cell table:style-name="ce8" table:formula="of:=INT(SUM([.F190:.M190]))+[.$B$12]" office:value-type="float" office:value="-42" calcext:value-type="float">
            <text:p>-42</text:p>
          </table:table-cell>
          <table:table-cell table:number-columns-repeated="16"/>
          <table:table-cell table:style-name="ce9" table:formula="of:=COM.MICROSOFT.CONCAT(&quot;    &quot;; [.N190]; &quot;,        // &quot;;[.E190])" office:value-type="string" office:string-value="    -42,        // 188" calcext:value-type="string">
            <text:p><text:s text:c="4"/>-42, <text:s text:c="7"/>// 18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0]+1" office:value-type="float" office:value="189" calcext:value-type="float">
            <text:p>189</text:p>
          </table:table-cell>
          <table:table-cell table:style-name="ce6" table:formula="of:=([.$B$11]/[.$C$2])*(SIN(((2*PI())/256)*([.E191]*[.$B$2])))" office:value-type="float" office:value="-9.28910967214279" calcext:value-type="float">
            <text:p>-9,28910967214279</text:p>
          </table:table-cell>
          <table:table-cell table:style-name="ce6" table:formula="of:=([.$B$11]/[.$C$3])*(SIN(((2*PI())/256)*([.E191]*[.$B$3])))" office:value-type="float" office:value="-8.22564390709157" calcext:value-type="float">
            <text:p>-8,22564390709157</text:p>
          </table:table-cell>
          <table:table-cell table:style-name="ce6" table:formula="of:=([.$B$11]/[.$C$4])*(SIN(((2*PI())/256)*([.E191]*[.$B$4])))" office:value-type="float" office:value="-7.97832365342952" calcext:value-type="float">
            <text:p>-7,97832365342952</text:p>
          </table:table-cell>
          <table:table-cell table:style-name="ce6" table:formula="of:=([.$B$11]/[.$C$5])*(SIN(((2*PI())/256)*([.E191]*[.$B$5])))" office:value-type="float" office:value="-15.956647306859" calcext:value-type="float">
            <text:p>-15,956647306859</text:p>
          </table:table-cell>
          <table:table-cell table:style-name="ce6" table:formula="of:=([.$B$11]/[.$C$6])*(SIN(((2*PI())/256)*([.E191]*[.$B$6])))" office:value-type="float" office:value="4.69537518257157" calcext:value-type="float">
            <text:p>4,69537518257157</text:p>
          </table:table-cell>
          <table:table-cell table:style-name="ce6" table:formula="of:=([.$B$11]/[.$C$7])*(SIN(((2*PI())/256)*([.E191]*[.$B$7])))" office:value-type="float" office:value="4.69537518257157" calcext:value-type="float">
            <text:p>4,69537518257157</text:p>
          </table:table-cell>
          <table:table-cell table:style-name="ce6" table:formula="of:=([.$B$11]/[.$C$8])*(SIN(((2*PI())/256)*([.E191]*[.$B$8])))" office:value-type="float" office:value="-4.55904208767401" calcext:value-type="float">
            <text:p>-4,55904208767401</text:p>
          </table:table-cell>
          <table:table-cell table:style-name="ce6" table:formula="of:=([.$B$11]/[.$C$9])*(SIN(((2*PI())/256)*([.E191]*[.$B$9])))" office:value-type="float" office:value="1.71022037372113" calcext:value-type="float">
            <text:p>1,71022037372113</text:p>
          </table:table-cell>
          <table:table-cell table:style-name="ce8" table:formula="of:=INT(SUM([.F191:.M191]))+[.$B$12]" office:value-type="float" office:value="-35" calcext:value-type="float">
            <text:p>-35</text:p>
          </table:table-cell>
          <table:table-cell table:number-columns-repeated="16"/>
          <table:table-cell table:style-name="ce9" table:formula="of:=COM.MICROSOFT.CONCAT(&quot;    &quot;; [.N191]; &quot;,        // &quot;;[.E191])" office:value-type="string" office:string-value="    -35,        // 189" calcext:value-type="string">
            <text:p><text:s text:c="4"/>-35, <text:s text:c="7"/>// 18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1]+1" office:value-type="float" office:value="190" calcext:value-type="float">
            <text:p>190</text:p>
          </table:table-cell>
          <table:table-cell table:style-name="ce6" table:formula="of:=([.$B$11]/[.$C$2])*(SIN(((2*PI())/256)*([.E192]*[.$B$2])))" office:value-type="float" office:value="-6.24289030451611" calcext:value-type="float">
            <text:p>-6,24289030451611</text:p>
          </table:table-cell>
          <table:table-cell table:style-name="ce6" table:formula="of:=([.$B$11]/[.$C$3])*(SIN(((2*PI())/256)*([.E192]*[.$B$3])))" office:value-type="float" office:value="10.1502925466181" calcext:value-type="float">
            <text:p>10,1502925466181</text:p>
          </table:table-cell>
          <table:table-cell table:style-name="ce6" table:formula="of:=([.$B$11]/[.$C$4])*(SIN(((2*PI())/256)*([.E192]*[.$B$4])))" office:value-type="float" office:value="-7.99036364964138" calcext:value-type="float">
            <text:p>-7,99036364964138</text:p>
          </table:table-cell>
          <table:table-cell table:style-name="ce6" table:formula="of:=([.$B$11]/[.$C$5])*(SIN(((2*PI())/256)*([.E192]*[.$B$5])))" office:value-type="float" office:value="-15.9807272992828" calcext:value-type="float">
            <text:p>-15,9807272992828</text:p>
          </table:table-cell>
          <table:table-cell table:style-name="ce6" table:formula="of:=([.$B$11]/[.$C$6])*(SIN(((2*PI())/256)*([.E192]*[.$B$6])))" office:value-type="float" office:value="3.13654849054594" calcext:value-type="float">
            <text:p>3,13654849054594</text:p>
          </table:table-cell>
          <table:table-cell table:style-name="ce6" table:formula="of:=([.$B$11]/[.$C$7])*(SIN(((2*PI())/256)*([.E192]*[.$B$7])))" office:value-type="float" office:value="3.13654849054594" calcext:value-type="float">
            <text:p>3,13654849054594</text:p>
          </table:table-cell>
          <table:table-cell table:style-name="ce6" table:formula="of:=([.$B$11]/[.$C$8])*(SIN(((2*PI())/256)*([.E192]*[.$B$8])))" office:value-type="float" office:value="-4.56592208550936" calcext:value-type="float">
            <text:p>-4,56592208550936</text:p>
          </table:table-cell>
          <table:table-cell table:style-name="ce6" table:formula="of:=([.$B$11]/[.$C$9])*(SIN(((2*PI())/256)*([.E192]*[.$B$9])))" office:value-type="float" office:value="1.16113870901785" calcext:value-type="float">
            <text:p>1,16113870901785</text:p>
          </table:table-cell>
          <table:table-cell table:style-name="ce8" table:formula="of:=INT(SUM([.F192:.M192]))+[.$B$12]" office:value-type="float" office:value="-18" calcext:value-type="float">
            <text:p>-18</text:p>
          </table:table-cell>
          <table:table-cell table:number-columns-repeated="16"/>
          <table:table-cell table:style-name="ce9" table:formula="of:=COM.MICROSOFT.CONCAT(&quot;    &quot;; [.N192]; &quot;,        // &quot;;[.E192])" office:value-type="string" office:string-value="    -18,        // 190" calcext:value-type="string">
            <text:p><text:s text:c="4"/>-18, <text:s text:c="7"/>// 19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2]+1" office:value-type="float" office:value="191" calcext:value-type="float">
            <text:p>191</text:p>
          </table:table-cell>
          <table:table-cell table:style-name="ce6" table:formula="of:=([.$B$11]/[.$C$2])*(SIN(((2*PI())/256)*([.E193]*[.$B$2])))" office:value-type="float" office:value="-3.13654849054595" calcext:value-type="float">
            <text:p>-3,13654849054595</text:p>
          </table:table-cell>
          <table:table-cell table:style-name="ce6" table:formula="of:=([.$B$11]/[.$C$3])*(SIN(((2*PI())/256)*([.E193]*[.$B$3])))" office:value-type="float" office:value="15.0647050429283" calcext:value-type="float">
            <text:p>15,0647050429283</text:p>
          </table:table-cell>
          <table:table-cell table:style-name="ce6" table:formula="of:=([.$B$11]/[.$C$4])*(SIN(((2*PI())/256)*([.E193]*[.$B$4])))" office:value-type="float" office:value="-7.99759054956963" calcext:value-type="float">
            <text:p>-7,99759054956963</text:p>
          </table:table-cell>
          <table:table-cell table:style-name="ce6" table:formula="of:=([.$B$11]/[.$C$5])*(SIN(((2*PI())/256)*([.E193]*[.$B$5])))" office:value-type="float" office:value="-15.9951810991393" calcext:value-type="float">
            <text:p>-15,9951810991393</text:p>
          </table:table-cell>
          <table:table-cell table:style-name="ce6" table:formula="of:=([.$B$11]/[.$C$6])*(SIN(((2*PI())/256)*([.E193]*[.$B$6])))" office:value-type="float" office:value="1.57016557847738" calcext:value-type="float">
            <text:p>1,57016557847738</text:p>
          </table:table-cell>
          <table:table-cell table:style-name="ce6" table:formula="of:=([.$B$11]/[.$C$7])*(SIN(((2*PI())/256)*([.E193]*[.$B$7])))" office:value-type="float" office:value="1.57016557847738" calcext:value-type="float">
            <text:p>1,57016557847738</text:p>
          </table:table-cell>
          <table:table-cell table:style-name="ce6" table:formula="of:=([.$B$11]/[.$C$8])*(SIN(((2*PI())/256)*([.E193]*[.$B$8])))" office:value-type="float" office:value="-4.57005174261122" calcext:value-type="float">
            <text:p>-4,57005174261122</text:p>
          </table:table-cell>
          <table:table-cell table:style-name="ce6" table:formula="of:=([.$B$11]/[.$C$9])*(SIN(((2*PI())/256)*([.E193]*[.$B$9])))" office:value-type="float" office:value="0.586921897821456" calcext:value-type="float">
            <text:p>0,586921897821456</text:p>
          </table:table-cell>
          <table:table-cell table:style-name="ce8" table:formula="of:=INT(SUM([.F193:.M193]))+[.$B$12]" office:value-type="float" office:value="-13" calcext:value-type="float">
            <text:p>-13</text:p>
          </table:table-cell>
          <table:table-cell table:number-columns-repeated="16"/>
          <table:table-cell table:style-name="ce9" table:formula="of:=COM.MICROSOFT.CONCAT(&quot;    &quot;; [.N193]; &quot;,        // &quot;;[.E193])" office:value-type="string" office:string-value="    -13,        // 191" calcext:value-type="string">
            <text:p><text:s text:c="4"/>-13, <text:s text:c="7"/>// 19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3]+1" office:value-type="float" office:value="192" calcext:value-type="float">
            <text:p>192</text:p>
          </table:table-cell>
          <table:table-cell table:style-name="ce6" table:formula="of:=([.$B$11]/[.$C$2])*(SIN(((2*PI())/256)*([.E194]*[.$B$2])))" office:value-type="float" office:value="-0.0000000000000235132185436292" calcext:value-type="float">
            <text:p>-2,35132185436292E-14</text:p>
          </table:table-cell>
          <table:table-cell table:style-name="ce6" table:formula="of:=([.$B$11]/[.$C$3])*(SIN(((2*PI())/256)*([.E194]*[.$B$3])))" office:value-type="float" office:value="0.00000000000020380103475849" calcext:value-type="float">
            <text:p>2,0380103475849E-13</text:p>
          </table:table-cell>
          <table:table-cell table:style-name="ce6" table:formula="of:=([.$B$11]/[.$C$4])*(SIN(((2*PI())/256)*([.E194]*[.$B$4])))" office:value-type="float" office:value="-8" calcext:value-type="float">
            <text:p>-8</text:p>
          </table:table-cell>
          <table:table-cell table:style-name="ce6" table:formula="of:=([.$B$11]/[.$C$5])*(SIN(((2*PI())/256)*([.E194]*[.$B$5])))" office:value-type="float" office:value="-16" calcext:value-type="float">
            <text:p>-16</text:p>
          </table:table-cell>
          <table:table-cell table:style-name="ce6" table:formula="of:=([.$B$11]/[.$C$6])*(SIN(((2*PI())/256)*([.E194]*[.$B$6])))" office:value-type="float" office:value="0.0000000000000117566092718146" calcext:value-type="float">
            <text:p>1,17566092718146E-14</text:p>
          </table:table-cell>
          <table:table-cell table:style-name="ce6" table:formula="of:=([.$B$11]/[.$C$7])*(SIN(((2*PI())/256)*([.E194]*[.$B$7])))" office:value-type="float" office:value="0.0000000000000117566092718146" calcext:value-type="float">
            <text:p>1,17566092718146E-14</text:p>
          </table:table-cell>
          <table:table-cell table:style-name="ce6" table:formula="of:=([.$B$11]/[.$C$8])*(SIN(((2*PI())/256)*([.E194]*[.$B$8])))" office:value-type="float" office:value="-4.57142857142857" calcext:value-type="float">
            <text:p>-4,57142857142857</text:p>
          </table:table-cell>
          <table:table-cell table:style-name="ce6" table:formula="of:=([.$B$11]/[.$C$9])*(SIN(((2*PI())/256)*([.E194]*[.$B$9])))" office:value-type="float" office:value="4.40872847693047E-015" calcext:value-type="float">
            <text:p>4,40872847693047E-15</text:p>
          </table:table-cell>
          <table:table-cell table:style-name="ce8" table:formula="of:=INT(SUM([.F194:.M194]))+[.$B$12]" office:value-type="float" office:value="-29" calcext:value-type="float">
            <text:p>-29</text:p>
          </table:table-cell>
          <table:table-cell table:number-columns-repeated="16"/>
          <table:table-cell table:style-name="ce9" table:formula="of:=COM.MICROSOFT.CONCAT(&quot;    &quot;; [.N194]; &quot;,        // &quot;;[.E194])" office:value-type="string" office:string-value="    -29,        // 192" calcext:value-type="string">
            <text:p><text:s text:c="4"/>-29, <text:s text:c="7"/>// 19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4]+1" office:value-type="float" office:value="193" calcext:value-type="float">
            <text:p>193</text:p>
          </table:table-cell>
          <table:table-cell table:style-name="ce6" table:formula="of:=([.$B$11]/[.$C$2])*(SIN(((2*PI())/256)*([.E195]*[.$B$2])))" office:value-type="float" office:value="3.13654849054591" calcext:value-type="float">
            <text:p>3,13654849054591</text:p>
          </table:table-cell>
          <table:table-cell table:style-name="ce6" table:formula="of:=([.$B$11]/[.$C$3])*(SIN(((2*PI())/256)*([.E195]*[.$B$3])))" office:value-type="float" office:value="-15.0647050429283" calcext:value-type="float">
            <text:p>-15,0647050429283</text:p>
          </table:table-cell>
          <table:table-cell table:style-name="ce6" table:formula="of:=([.$B$11]/[.$C$4])*(SIN(((2*PI())/256)*([.E195]*[.$B$4])))" office:value-type="float" office:value="-7.99759054956963" calcext:value-type="float">
            <text:p>-7,99759054956963</text:p>
          </table:table-cell>
          <table:table-cell table:style-name="ce6" table:formula="of:=([.$B$11]/[.$C$5])*(SIN(((2*PI())/256)*([.E195]*[.$B$5])))" office:value-type="float" office:value="-15.9951810991393" calcext:value-type="float">
            <text:p>-15,9951810991393</text:p>
          </table:table-cell>
          <table:table-cell table:style-name="ce6" table:formula="of:=([.$B$11]/[.$C$6])*(SIN(((2*PI())/256)*([.E195]*[.$B$6])))" office:value-type="float" office:value="-1.57016557847736" calcext:value-type="float">
            <text:p>-1,57016557847736</text:p>
          </table:table-cell>
          <table:table-cell table:style-name="ce6" table:formula="of:=([.$B$11]/[.$C$7])*(SIN(((2*PI())/256)*([.E195]*[.$B$7])))" office:value-type="float" office:value="-1.57016557847736" calcext:value-type="float">
            <text:p>-1,57016557847736</text:p>
          </table:table-cell>
          <table:table-cell table:style-name="ce6" table:formula="of:=([.$B$11]/[.$C$8])*(SIN(((2*PI())/256)*([.E195]*[.$B$8])))" office:value-type="float" office:value="-4.57005174261122" calcext:value-type="float">
            <text:p>-4,57005174261122</text:p>
          </table:table-cell>
          <table:table-cell table:style-name="ce6" table:formula="of:=([.$B$11]/[.$C$9])*(SIN(((2*PI())/256)*([.E195]*[.$B$9])))" office:value-type="float" office:value="-0.586921897821448" calcext:value-type="float">
            <text:p>-0,586921897821448</text:p>
          </table:table-cell>
          <table:table-cell table:style-name="ce8" table:formula="of:=INT(SUM([.F195:.M195]))+[.$B$12]" office:value-type="float" office:value="-45" calcext:value-type="float">
            <text:p>-45</text:p>
          </table:table-cell>
          <table:table-cell table:number-columns-repeated="16"/>
          <table:table-cell table:style-name="ce9" table:formula="of:=COM.MICROSOFT.CONCAT(&quot;    &quot;; [.N195]; &quot;,        // &quot;;[.E195])" office:value-type="string" office:string-value="    -45,        // 193" calcext:value-type="string">
            <text:p><text:s text:c="4"/>-45, <text:s text:c="7"/>// 19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5]+1" office:value-type="float" office:value="194" calcext:value-type="float">
            <text:p>194</text:p>
          </table:table-cell>
          <table:table-cell table:style-name="ce6" table:formula="of:=([.$B$11]/[.$C$2])*(SIN(((2*PI())/256)*([.E196]*[.$B$2])))" office:value-type="float" office:value="6.24289030451606" calcext:value-type="float">
            <text:p>6,24289030451606</text:p>
          </table:table-cell>
          <table:table-cell table:style-name="ce6" table:formula="of:=([.$B$11]/[.$C$3])*(SIN(((2*PI())/256)*([.E196]*[.$B$3])))" office:value-type="float" office:value="-10.1502925466185" calcext:value-type="float">
            <text:p>-10,1502925466185</text:p>
          </table:table-cell>
          <table:table-cell table:style-name="ce6" table:formula="of:=([.$B$11]/[.$C$4])*(SIN(((2*PI())/256)*([.E196]*[.$B$4])))" office:value-type="float" office:value="-7.99036364964138" calcext:value-type="float">
            <text:p>-7,99036364964138</text:p>
          </table:table-cell>
          <table:table-cell table:style-name="ce6" table:formula="of:=([.$B$11]/[.$C$5])*(SIN(((2*PI())/256)*([.E196]*[.$B$5])))" office:value-type="float" office:value="-15.9807272992828" calcext:value-type="float">
            <text:p>-15,9807272992828</text:p>
          </table:table-cell>
          <table:table-cell table:style-name="ce6" table:formula="of:=([.$B$11]/[.$C$6])*(SIN(((2*PI())/256)*([.E196]*[.$B$6])))" office:value-type="float" office:value="-3.13654849054592" calcext:value-type="float">
            <text:p>-3,13654849054592</text:p>
          </table:table-cell>
          <table:table-cell table:style-name="ce6" table:formula="of:=([.$B$11]/[.$C$7])*(SIN(((2*PI())/256)*([.E196]*[.$B$7])))" office:value-type="float" office:value="-3.13654849054592" calcext:value-type="float">
            <text:p>-3,13654849054592</text:p>
          </table:table-cell>
          <table:table-cell table:style-name="ce6" table:formula="of:=([.$B$11]/[.$C$8])*(SIN(((2*PI())/256)*([.E196]*[.$B$8])))" office:value-type="float" office:value="-4.56592208550936" calcext:value-type="float">
            <text:p>-4,56592208550936</text:p>
          </table:table-cell>
          <table:table-cell table:style-name="ce6" table:formula="of:=([.$B$11]/[.$C$9])*(SIN(((2*PI())/256)*([.E196]*[.$B$9])))" office:value-type="float" office:value="-1.16113870901784" calcext:value-type="float">
            <text:p>-1,16113870901784</text:p>
          </table:table-cell>
          <table:table-cell table:style-name="ce8" table:formula="of:=INT(SUM([.F196:.M196]))+[.$B$12]" office:value-type="float" office:value="-40" calcext:value-type="float">
            <text:p>-40</text:p>
          </table:table-cell>
          <table:table-cell table:number-columns-repeated="16"/>
          <table:table-cell table:style-name="ce9" table:formula="of:=COM.MICROSOFT.CONCAT(&quot;    &quot;; [.N196]; &quot;,        // &quot;;[.E196])" office:value-type="string" office:string-value="    -40,        // 194" calcext:value-type="string">
            <text:p><text:s text:c="4"/>-40, <text:s text:c="7"/>// 19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6]+1" office:value-type="float" office:value="195" calcext:value-type="float">
            <text:p>195</text:p>
          </table:table-cell>
          <table:table-cell table:style-name="ce6" table:formula="of:=([.$B$11]/[.$C$2])*(SIN(((2*PI())/256)*([.E197]*[.$B$2])))" office:value-type="float" office:value="9.28910967214274" calcext:value-type="float">
            <text:p>9,28910967214274</text:p>
          </table:table-cell>
          <table:table-cell table:style-name="ce6" table:formula="of:=([.$B$11]/[.$C$3])*(SIN(((2*PI())/256)*([.E197]*[.$B$3])))" office:value-type="float" office:value="8.22564390709161" calcext:value-type="float">
            <text:p>8,22564390709161</text:p>
          </table:table-cell>
          <table:table-cell table:style-name="ce6" table:formula="of:=([.$B$11]/[.$C$4])*(SIN(((2*PI())/256)*([.E197]*[.$B$4])))" office:value-type="float" office:value="-7.97832365342952" calcext:value-type="float">
            <text:p>-7,97832365342952</text:p>
          </table:table-cell>
          <table:table-cell table:style-name="ce6" table:formula="of:=([.$B$11]/[.$C$5])*(SIN(((2*PI())/256)*([.E197]*[.$B$5])))" office:value-type="float" office:value="-15.956647306859" calcext:value-type="float">
            <text:p>-15,956647306859</text:p>
          </table:table-cell>
          <table:table-cell table:style-name="ce6" table:formula="of:=([.$B$11]/[.$C$6])*(SIN(((2*PI())/256)*([.E197]*[.$B$6])))" office:value-type="float" office:value="-4.69537518257155" calcext:value-type="float">
            <text:p>-4,69537518257155</text:p>
          </table:table-cell>
          <table:table-cell table:style-name="ce6" table:formula="of:=([.$B$11]/[.$C$7])*(SIN(((2*PI())/256)*([.E197]*[.$B$7])))" office:value-type="float" office:value="-4.69537518257155" calcext:value-type="float">
            <text:p>-4,69537518257155</text:p>
          </table:table-cell>
          <table:table-cell table:style-name="ce6" table:formula="of:=([.$B$11]/[.$C$8])*(SIN(((2*PI())/256)*([.E197]*[.$B$8])))" office:value-type="float" office:value="-4.55904208767401" calcext:value-type="float">
            <text:p>-4,55904208767401</text:p>
          </table:table-cell>
          <table:table-cell table:style-name="ce6" table:formula="of:=([.$B$11]/[.$C$9])*(SIN(((2*PI())/256)*([.E197]*[.$B$9])))" office:value-type="float" office:value="-1.71022037372113" calcext:value-type="float">
            <text:p>-1,71022037372113</text:p>
          </table:table-cell>
          <table:table-cell table:style-name="ce8" table:formula="of:=INT(SUM([.F197:.M197]))+[.$B$12]" office:value-type="float" office:value="-23" calcext:value-type="float">
            <text:p>-23</text:p>
          </table:table-cell>
          <table:table-cell table:number-columns-repeated="16"/>
          <table:table-cell table:style-name="ce9" table:formula="of:=COM.MICROSOFT.CONCAT(&quot;    &quot;; [.N197]; &quot;,        // &quot;;[.E197])" office:value-type="string" office:string-value="    -23,        // 195" calcext:value-type="string">
            <text:p><text:s text:c="4"/>-23, <text:s text:c="7"/>// 19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7]+1" office:value-type="float" office:value="196" calcext:value-type="float">
            <text:p>196</text:p>
          </table:table-cell>
          <table:table-cell table:style-name="ce6" table:formula="of:=([.$B$11]/[.$C$2])*(SIN(((2*PI())/256)*([.E198]*[.$B$2])))" office:value-type="float" office:value="12.2458698356828" calcext:value-type="float">
            <text:p>12,2458698356828</text:p>
          </table:table-cell>
          <table:table-cell table:style-name="ce6" table:formula="of:=([.$B$11]/[.$C$3])*(SIN(((2*PI())/256)*([.E198]*[.$B$3])))" office:value-type="float" office:value="15.6925644864517" calcext:value-type="float">
            <text:p>15,6925644864517</text:p>
          </table:table-cell>
          <table:table-cell table:style-name="ce6" table:formula="of:=([.$B$11]/[.$C$4])*(SIN(((2*PI())/256)*([.E198]*[.$B$4])))" office:value-type="float" office:value="-7.96147781337758" calcext:value-type="float">
            <text:p>-7,96147781337758</text:p>
          </table:table-cell>
          <table:table-cell table:style-name="ce6" table:formula="of:=([.$B$11]/[.$C$5])*(SIN(((2*PI())/256)*([.E198]*[.$B$5])))" office:value-type="float" office:value="-15.9229556267552" calcext:value-type="float">
            <text:p>-15,9229556267552</text:p>
          </table:table-cell>
          <table:table-cell table:style-name="ce6" table:formula="of:=([.$B$11]/[.$C$6])*(SIN(((2*PI())/256)*([.E198]*[.$B$6])))" office:value-type="float" office:value="-6.24289030451607" calcext:value-type="float">
            <text:p>-6,24289030451607</text:p>
          </table:table-cell>
          <table:table-cell table:style-name="ce6" table:formula="of:=([.$B$11]/[.$C$7])*(SIN(((2*PI())/256)*([.E198]*[.$B$7])))" office:value-type="float" office:value="-6.24289030451607" calcext:value-type="float">
            <text:p>-6,24289030451607</text:p>
          </table:table-cell>
          <table:table-cell table:style-name="ce6" table:formula="of:=([.$B$11]/[.$C$8])*(SIN(((2*PI())/256)*([.E198]*[.$B$8])))" office:value-type="float" office:value="-4.54941589335861" calcext:value-type="float">
            <text:p>-4,54941589335861</text:p>
          </table:table-cell>
          <table:table-cell table:style-name="ce6" table:formula="of:=([.$B$11]/[.$C$9])*(SIN(((2*PI())/256)*([.E198]*[.$B$9])))" office:value-type="float" office:value="-2.22228093207841" calcext:value-type="float">
            <text:p>-2,22228093207841</text:p>
          </table:table-cell>
          <table:table-cell table:style-name="ce8" table:formula="of:=INT(SUM([.F198:.M198]))+[.$B$12]" office:value-type="float" office:value="-16" calcext:value-type="float">
            <text:p>-16</text:p>
          </table:table-cell>
          <table:table-cell table:number-columns-repeated="16"/>
          <table:table-cell table:style-name="ce9" table:formula="of:=COM.MICROSOFT.CONCAT(&quot;    &quot;; [.N198]; &quot;,        // &quot;;[.E198])" office:value-type="string" office:string-value="    -16,        // 196" calcext:value-type="string">
            <text:p><text:s text:c="4"/>-16, <text:s text:c="7"/>// 19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8]+1" office:value-type="float" office:value="197" calcext:value-type="float">
            <text:p>197</text:p>
          </table:table-cell>
          <table:table-cell table:style-name="ce6" table:formula="of:=([.$B$11]/[.$C$2])*(SIN(((2*PI())/256)*([.E199]*[.$B$2])))" office:value-type="float" office:value="15.0846955784319" calcext:value-type="float">
            <text:p>15,0846955784319</text:p>
          </table:table-cell>
          <table:table-cell table:style-name="ce6" table:formula="of:=([.$B$11]/[.$C$3])*(SIN(((2*PI())/256)*([.E199]*[.$B$3])))" office:value-type="float" office:value="2.34768759128613" calcext:value-type="float">
            <text:p>2,34768759128613</text:p>
          </table:table-cell>
          <table:table-cell table:style-name="ce6" table:formula="of:=([.$B$11]/[.$C$4])*(SIN(((2*PI())/256)*([.E199]*[.$B$4])))" office:value-type="float" office:value="-7.93983627678968" calcext:value-type="float">
            <text:p>-7,93983627678968</text:p>
          </table:table-cell>
          <table:table-cell table:style-name="ce6" table:formula="of:=([.$B$11]/[.$C$5])*(SIN(((2*PI())/256)*([.E199]*[.$B$5])))" office:value-type="float" office:value="-15.8796725535794" calcext:value-type="float">
            <text:p>-15,8796725535794</text:p>
          </table:table-cell>
          <table:table-cell table:style-name="ce6" table:formula="of:=([.$B$11]/[.$C$6])*(SIN(((2*PI())/256)*([.E199]*[.$B$6])))" office:value-type="float" office:value="-7.77536575690441" calcext:value-type="float">
            <text:p>-7,77536575690441</text:p>
          </table:table-cell>
          <table:table-cell table:style-name="ce6" table:formula="of:=([.$B$11]/[.$C$7])*(SIN(((2*PI())/256)*([.E199]*[.$B$7])))" office:value-type="float" office:value="-7.77536575690441" calcext:value-type="float">
            <text:p>-7,77536575690441</text:p>
          </table:table-cell>
          <table:table-cell table:style-name="ce6" table:formula="of:=([.$B$11]/[.$C$8])*(SIN(((2*PI())/256)*([.E199]*[.$B$8])))" office:value-type="float" office:value="-4.53704930102267" calcext:value-type="float">
            <text:p>-4,53704930102267</text:p>
          </table:table-cell>
          <table:table-cell table:style-name="ce6" table:formula="of:=([.$B$11]/[.$C$9])*(SIN(((2*PI())/256)*([.E199]*[.$B$9])))" office:value-type="float" office:value="-2.68623581938807" calcext:value-type="float">
            <text:p>-2,68623581938807</text:p>
          </table:table-cell>
          <table:table-cell table:style-name="ce8" table:formula="of:=INT(SUM([.F199:.M199]))+[.$B$12]" office:value-type="float" office:value="-30" calcext:value-type="float">
            <text:p>-30</text:p>
          </table:table-cell>
          <table:table-cell table:number-columns-repeated="16"/>
          <table:table-cell table:style-name="ce9" table:formula="of:=COM.MICROSOFT.CONCAT(&quot;    &quot;; [.N199]; &quot;,        // &quot;;[.E199])" office:value-type="string" office:string-value="    -30,        // 197" calcext:value-type="string">
            <text:p><text:s text:c="4"/>-30, <text:s text:c="7"/>// 19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199]+1" office:value-type="float" office:value="198" calcext:value-type="float">
            <text:p>198</text:p>
          </table:table-cell>
          <table:table-cell table:style-name="ce6" table:formula="of:=([.$B$11]/[.$C$2])*(SIN(((2*PI())/256)*([.E200]*[.$B$2])))" office:value-type="float" office:value="17.7782474566273" calcext:value-type="float">
            <text:p>17,7782474566273</text:p>
          </table:table-cell>
          <table:table-cell table:style-name="ce6" table:formula="of:=([.$B$11]/[.$C$3])*(SIN(((2*PI())/256)*([.E200]*[.$B$3])))" office:value-type="float" office:value="-14.1107402295736" calcext:value-type="float">
            <text:p>-14,1107402295736</text:p>
          </table:table-cell>
          <table:table-cell table:style-name="ce6" table:formula="of:=([.$B$11]/[.$C$4])*(SIN(((2*PI())/256)*([.E200]*[.$B$4])))" office:value-type="float" office:value="-7.91341207971825" calcext:value-type="float">
            <text:p>-7,91341207971825</text:p>
          </table:table-cell>
          <table:table-cell table:style-name="ce6" table:formula="of:=([.$B$11]/[.$C$5])*(SIN(((2*PI())/256)*([.E200]*[.$B$5])))" office:value-type="float" office:value="-15.8268241594365" calcext:value-type="float">
            <text:p>-15,8268241594365</text:p>
          </table:table-cell>
          <table:table-cell table:style-name="ce6" table:formula="of:=([.$B$11]/[.$C$6])*(SIN(((2*PI())/256)*([.E200]*[.$B$6])))" office:value-type="float" office:value="-9.28910967214281" calcext:value-type="float">
            <text:p>-9,28910967214281</text:p>
          </table:table-cell>
          <table:table-cell table:style-name="ce6" table:formula="of:=([.$B$11]/[.$C$7])*(SIN(((2*PI())/256)*([.E200]*[.$B$7])))" office:value-type="float" office:value="-9.28910967214281" calcext:value-type="float">
            <text:p>-9,28910967214281</text:p>
          </table:table-cell>
          <table:table-cell table:style-name="ce6" table:formula="of:=([.$B$11]/[.$C$8])*(SIN(((2*PI())/256)*([.E200]*[.$B$8])))" office:value-type="float" office:value="-4.521949759839" calcext:value-type="float">
            <text:p>-4,521949759839</text:p>
          </table:table-cell>
          <table:table-cell table:style-name="ce6" table:formula="of:=([.$B$11]/[.$C$9])*(SIN(((2*PI())/256)*([.E200]*[.$B$9])))" office:value-type="float" office:value="-3.09204181345095" calcext:value-type="float">
            <text:p>-3,09204181345095</text:p>
          </table:table-cell>
          <table:table-cell table:style-name="ce8" table:formula="of:=INT(SUM([.F200:.M200]))+[.$B$12]" office:value-type="float" office:value="-47" calcext:value-type="float">
            <text:p>-47</text:p>
          </table:table-cell>
          <table:table-cell table:number-columns-repeated="16"/>
          <table:table-cell table:style-name="ce9" table:formula="of:=COM.MICROSOFT.CONCAT(&quot;    &quot;; [.N200]; &quot;,        // &quot;;[.E200])" office:value-type="string" office:string-value="    -47,        // 198" calcext:value-type="string">
            <text:p><text:s text:c="4"/>-47, <text:s text:c="7"/>// 19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0]+1" office:value-type="float" office:value="199" calcext:value-type="float">
            <text:p>199</text:p>
          </table:table-cell>
          <table:table-cell table:style-name="ce6" table:formula="of:=([.$B$11]/[.$C$2])*(SIN(((2*PI())/256)*([.E201]*[.$B$2])))" office:value-type="float" office:value="20.3005850932367" calcext:value-type="float">
            <text:p>20,3005850932367</text:p>
          </table:table-cell>
          <table:table-cell table:style-name="ce6" table:formula="of:=([.$B$11]/[.$C$3])*(SIN(((2*PI())/256)*([.E201]*[.$B$3])))" office:value-type="float" office:value="-11.8552180056796" calcext:value-type="float">
            <text:p>-11,8552180056796</text:p>
          </table:table-cell>
          <table:table-cell table:style-name="ce6" table:formula="of:=([.$B$11]/[.$C$4])*(SIN(((2*PI())/256)*([.E201]*[.$B$4])))" office:value-type="float" office:value="-7.88222113911153" calcext:value-type="float">
            <text:p>-7,88222113911153</text:p>
          </table:table-cell>
          <table:table-cell table:style-name="ce6" table:formula="of:=([.$B$11]/[.$C$5])*(SIN(((2*PI())/256)*([.E201]*[.$B$5])))" office:value-type="float" office:value="-15.7644422782231" calcext:value-type="float">
            <text:p>-15,7644422782231</text:p>
          </table:table-cell>
          <table:table-cell table:style-name="ce6" table:formula="of:=([.$B$11]/[.$C$6])*(SIN(((2*PI())/256)*([.E201]*[.$B$6])))" office:value-type="float" office:value="-10.7804753085511" calcext:value-type="float">
            <text:p>-10,7804753085511</text:p>
          </table:table-cell>
          <table:table-cell table:style-name="ce6" table:formula="of:=([.$B$11]/[.$C$7])*(SIN(((2*PI())/256)*([.E201]*[.$B$7])))" office:value-type="float" office:value="-10.7804753085511" calcext:value-type="float">
            <text:p>-10,7804753085511</text:p>
          </table:table-cell>
          <table:table-cell table:style-name="ce6" table:formula="of:=([.$B$11]/[.$C$8])*(SIN(((2*PI())/256)*([.E201]*[.$B$8])))" office:value-type="float" office:value="-4.50412636520659" calcext:value-type="float">
            <text:p>-4,50412636520659</text:p>
          </table:table-cell>
          <table:table-cell table:style-name="ce6" table:formula="of:=([.$B$11]/[.$C$9])*(SIN(((2*PI())/256)*([.E201]*[.$B$9])))" office:value-type="float" office:value="-3.43091444000108" calcext:value-type="float">
            <text:p>-3,43091444000108</text:p>
          </table:table-cell>
          <table:table-cell table:style-name="ce8" table:formula="of:=INT(SUM([.F201:.M201]))+[.$B$12]" office:value-type="float" office:value="-45" calcext:value-type="float">
            <text:p>-45</text:p>
          </table:table-cell>
          <table:table-cell table:number-columns-repeated="16"/>
          <table:table-cell table:style-name="ce9" table:formula="of:=COM.MICROSOFT.CONCAT(&quot;    &quot;; [.N201]; &quot;,        // &quot;;[.E201])" office:value-type="string" office:string-value="    -45,        // 199" calcext:value-type="string">
            <text:p><text:s text:c="4"/>-45, <text:s text:c="7"/>// 19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1]+1" office:value-type="float" office:value="200" calcext:value-type="float">
            <text:p>200</text:p>
          </table:table-cell>
          <table:table-cell table:style-name="ce6" table:formula="of:=([.$B$11]/[.$C$2])*(SIN(((2*PI())/256)*([.E202]*[.$B$2])))" office:value-type="float" office:value="22.6274169979695" calcext:value-type="float">
            <text:p>22,6274169979695</text:p>
          </table:table-cell>
          <table:table-cell table:style-name="ce6" table:formula="of:=([.$B$11]/[.$C$3])*(SIN(((2*PI())/256)*([.E202]*[.$B$3])))" office:value-type="float" office:value="6.12293491784138" calcext:value-type="float">
            <text:p>6,12293491784138</text:p>
          </table:table-cell>
          <table:table-cell table:style-name="ce6" table:formula="of:=([.$B$11]/[.$C$4])*(SIN(((2*PI())/256)*([.E202]*[.$B$4])))" office:value-type="float" office:value="-7.84628224322584" calcext:value-type="float">
            <text:p>-7,84628224322584</text:p>
          </table:table-cell>
          <table:table-cell table:style-name="ce6" table:formula="of:=([.$B$11]/[.$C$5])*(SIN(((2*PI())/256)*([.E202]*[.$B$5])))" office:value-type="float" office:value="-15.6925644864517" calcext:value-type="float">
            <text:p>-15,6925644864517</text:p>
          </table:table-cell>
          <table:table-cell table:style-name="ce6" table:formula="of:=([.$B$11]/[.$C$6])*(SIN(((2*PI())/256)*([.E202]*[.$B$6])))" office:value-type="float" office:value="-12.2458698356829" calcext:value-type="float">
            <text:p>-12,2458698356829</text:p>
          </table:table-cell>
          <table:table-cell table:style-name="ce6" table:formula="of:=([.$B$11]/[.$C$7])*(SIN(((2*PI())/256)*([.E202]*[.$B$7])))" office:value-type="float" office:value="-12.2458698356829" calcext:value-type="float">
            <text:p>-12,2458698356829</text:p>
          </table:table-cell>
          <table:table-cell table:style-name="ce6" table:formula="of:=([.$B$11]/[.$C$8])*(SIN(((2*PI())/256)*([.E202]*[.$B$8])))" office:value-type="float" office:value="-4.48358985327191" calcext:value-type="float">
            <text:p>-4,48358985327191</text:p>
          </table:table-cell>
          <table:table-cell table:style-name="ce6" table:formula="of:=([.$B$11]/[.$C$9])*(SIN(((2*PI())/256)*([.E202]*[.$B$9])))" office:value-type="float" office:value="-3.69551813004514" calcext:value-type="float">
            <text:p>-3,69551813004514</text:p>
          </table:table-cell>
          <table:table-cell table:style-name="ce8" table:formula="of:=INT(SUM([.F202:.M202]))+[.$B$12]" office:value-type="float" office:value="-28" calcext:value-type="float">
            <text:p>-28</text:p>
          </table:table-cell>
          <table:table-cell table:number-columns-repeated="16"/>
          <table:table-cell table:style-name="ce9" table:formula="of:=COM.MICROSOFT.CONCAT(&quot;    &quot;; [.N202]; &quot;,        // &quot;;[.E202])" office:value-type="string" office:string-value="    -28,        // 200" calcext:value-type="string">
            <text:p><text:s text:c="4"/>-28, <text:s text:c="7"/>// 20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2]+1" office:value-type="float" office:value="201" calcext:value-type="float">
            <text:p>201</text:p>
          </table:table-cell>
          <table:table-cell table:style-name="ce6" table:formula="of:=([.$B$11]/[.$C$2])*(SIN(((2*PI())/256)*([.E203]*[.$B$2])))" office:value-type="float" office:value="24.7363345076076" calcext:value-type="float">
            <text:p>24,7363345076076</text:p>
          </table:table-cell>
          <table:table-cell table:style-name="ce6" table:formula="of:=([.$B$11]/[.$C$3])*(SIN(((2*PI())/256)*([.E203]*[.$B$3])))" office:value-type="float" office:value="15.9807272992828" calcext:value-type="float">
            <text:p>15,9807272992828</text:p>
          </table:table-cell>
          <table:table-cell table:style-name="ce6" table:formula="of:=([.$B$11]/[.$C$4])*(SIN(((2*PI())/256)*([.E203]*[.$B$4])))" office:value-type="float" office:value="-7.80561704030823" calcext:value-type="float">
            <text:p>-7,80561704030823</text:p>
          </table:table-cell>
          <table:table-cell table:style-name="ce6" table:formula="of:=([.$B$11]/[.$C$5])*(SIN(((2*PI())/256)*([.E203]*[.$B$5])))" office:value-type="float" office:value="-15.6112340806165" calcext:value-type="float">
            <text:p>-15,6112340806165</text:p>
          </table:table-cell>
          <table:table-cell table:style-name="ce6" table:formula="of:=([.$B$11]/[.$C$6])*(SIN(((2*PI())/256)*([.E203]*[.$B$6])))" office:value-type="float" office:value="-13.681762989769" calcext:value-type="float">
            <text:p>-13,681762989769</text:p>
          </table:table-cell>
          <table:table-cell table:style-name="ce6" table:formula="of:=([.$B$11]/[.$C$7])*(SIN(((2*PI())/256)*([.E203]*[.$B$7])))" office:value-type="float" office:value="-13.681762989769" calcext:value-type="float">
            <text:p>-13,681762989769</text:p>
          </table:table-cell>
          <table:table-cell table:style-name="ce6" table:formula="of:=([.$B$11]/[.$C$8])*(SIN(((2*PI())/256)*([.E203]*[.$B$8])))" office:value-type="float" office:value="-4.46035259446184" calcext:value-type="float">
            <text:p>-4,46035259446184</text:p>
          </table:table-cell>
          <table:table-cell table:style-name="ce6" table:formula="of:=([.$B$11]/[.$C$9])*(SIN(((2*PI())/256)*([.E203]*[.$B$9])))" office:value-type="float" office:value="-3.88012501277818" calcext:value-type="float">
            <text:p>-3,88012501277818</text:p>
          </table:table-cell>
          <table:table-cell table:style-name="ce8" table:formula="of:=INT(SUM([.F203:.M203]))+[.$B$12]" office:value-type="float" office:value="-19" calcext:value-type="float">
            <text:p>-19</text:p>
          </table:table-cell>
          <table:table-cell table:number-columns-repeated="16"/>
          <table:table-cell table:style-name="ce9" table:formula="of:=COM.MICROSOFT.CONCAT(&quot;    &quot;; [.N203]; &quot;,        // &quot;;[.E203])" office:value-type="string" office:string-value="    -19,        // 201" calcext:value-type="string">
            <text:p><text:s text:c="4"/>-19, <text:s text:c="7"/>// 20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3]+1" office:value-type="float" office:value="202" calcext:value-type="float">
            <text:p>202</text:p>
          </table:table-cell>
          <table:table-cell table:style-name="ce6" table:formula="of:=([.$B$11]/[.$C$2])*(SIN(((2*PI())/256)*([.E204]*[.$B$2])))" office:value-type="float" office:value="26.6070275936814" calcext:value-type="float">
            <text:p>26,6070275936814</text:p>
          </table:table-cell>
          <table:table-cell table:style-name="ce6" table:formula="of:=([.$B$11]/[.$C$3])*(SIN(((2*PI())/256)*([.E204]*[.$B$3])))" office:value-type="float" office:value="4.64455483607142" calcext:value-type="float">
            <text:p>4,64455483607142</text:p>
          </table:table-cell>
          <table:table-cell table:style-name="ce6" table:formula="of:=([.$B$11]/[.$C$4])*(SIN(((2*PI())/256)*([.E204]*[.$B$4])))" office:value-type="float" office:value="-7.76025002555635" calcext:value-type="float">
            <text:p>-7,76025002555635</text:p>
          </table:table-cell>
          <table:table-cell table:style-name="ce6" table:formula="of:=([.$B$11]/[.$C$5])*(SIN(((2*PI())/256)*([.E204]*[.$B$5])))" office:value-type="float" office:value="-15.5205000511127" calcext:value-type="float">
            <text:p>-15,5205000511127</text:p>
          </table:table-cell>
          <table:table-cell table:style-name="ce6" table:formula="of:=([.$B$11]/[.$C$6])*(SIN(((2*PI())/256)*([.E204]*[.$B$6])))" office:value-type="float" office:value="-15.0846955784319" calcext:value-type="float">
            <text:p>-15,0846955784319</text:p>
          </table:table-cell>
          <table:table-cell table:style-name="ce6" table:formula="of:=([.$B$11]/[.$C$7])*(SIN(((2*PI())/256)*([.E204]*[.$B$7])))" office:value-type="float" office:value="-15.0846955784319" calcext:value-type="float">
            <text:p>-15,0846955784319</text:p>
          </table:table-cell>
          <table:table-cell table:style-name="ce6" table:formula="of:=([.$B$11]/[.$C$8])*(SIN(((2*PI())/256)*([.E204]*[.$B$8])))" office:value-type="float" office:value="-4.4344285860322" calcext:value-type="float">
            <text:p>-4,4344285860322</text:p>
          </table:table-cell>
          <table:table-cell table:style-name="ce6" table:formula="of:=([.$B$11]/[.$C$9])*(SIN(((2*PI())/256)*([.E204]*[.$B$9])))" office:value-type="float" office:value="-3.98073890668879" calcext:value-type="float">
            <text:p>-3,98073890668879</text:p>
          </table:table-cell>
          <table:table-cell table:style-name="ce8" table:formula="of:=INT(SUM([.F204:.M204]))+[.$B$12]" office:value-type="float" office:value="-31" calcext:value-type="float">
            <text:p>-31</text:p>
          </table:table-cell>
          <table:table-cell table:number-columns-repeated="16"/>
          <table:table-cell table:style-name="ce9" table:formula="of:=COM.MICROSOFT.CONCAT(&quot;    &quot;; [.N204]; &quot;,        // &quot;;[.E204])" office:value-type="string" office:string-value="    -31,        // 202" calcext:value-type="string">
            <text:p><text:s text:c="4"/>-31, <text:s text:c="7"/>// 20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4]+1" office:value-type="float" office:value="203" calcext:value-type="float">
            <text:p>203</text:p>
          </table:table-cell>
          <table:table-cell table:style-name="ce6" table:formula="of:=([.$B$11]/[.$C$2])*(SIN(((2*PI())/256)*([.E205]*[.$B$2])))" office:value-type="float" office:value="28.2214804591473" calcext:value-type="float">
            <text:p>28,2214804591473</text:p>
          </table:table-cell>
          <table:table-cell table:style-name="ce6" table:formula="of:=([.$B$11]/[.$C$3])*(SIN(((2*PI())/256)*([.E205]*[.$B$3])))" office:value-type="float" office:value="-12.8513205036902" calcext:value-type="float">
            <text:p>-12,8513205036902</text:p>
          </table:table-cell>
          <table:table-cell table:style-name="ce6" table:formula="of:=([.$B$11]/[.$C$4])*(SIN(((2*PI())/256)*([.E205]*[.$B$4])))" office:value-type="float" office:value="-7.71020852636352" calcext:value-type="float">
            <text:p>-7,71020852636352</text:p>
          </table:table-cell>
          <table:table-cell table:style-name="ce6" table:formula="of:=([.$B$11]/[.$C$5])*(SIN(((2*PI())/256)*([.E205]*[.$B$5])))" office:value-type="float" office:value="-15.420417052727" calcext:value-type="float">
            <text:p>-15,420417052727</text:p>
          </table:table-cell>
          <table:table-cell table:style-name="ce6" table:formula="of:=([.$B$11]/[.$C$6])*(SIN(((2*PI())/256)*([.E205]*[.$B$6])))" office:value-type="float" office:value="-16.4512878141831" calcext:value-type="float">
            <text:p>-16,4512878141831</text:p>
          </table:table-cell>
          <table:table-cell table:style-name="ce6" table:formula="of:=([.$B$11]/[.$C$7])*(SIN(((2*PI())/256)*([.E205]*[.$B$7])))" office:value-type="float" office:value="-16.4512878141831" calcext:value-type="float">
            <text:p>-16,4512878141831</text:p>
          </table:table-cell>
          <table:table-cell table:style-name="ce6" table:formula="of:=([.$B$11]/[.$C$8])*(SIN(((2*PI())/256)*([.E205]*[.$B$8])))" office:value-type="float" office:value="-4.4058334436363" calcext:value-type="float">
            <text:p>-4,4058334436363</text:p>
          </table:table-cell>
          <table:table-cell table:style-name="ce6" table:formula="of:=([.$B$11]/[.$C$9])*(SIN(((2*PI())/256)*([.E205]*[.$B$9])))" office:value-type="float" office:value="-3.99518182482069" calcext:value-type="float">
            <text:p>-3,99518182482069</text:p>
          </table:table-cell>
          <table:table-cell table:style-name="ce8" table:formula="of:=INT(SUM([.F205:.M205]))+[.$B$12]" office:value-type="float" office:value="-50" calcext:value-type="float">
            <text:p>-50</text:p>
          </table:table-cell>
          <table:table-cell table:number-columns-repeated="16"/>
          <table:table-cell table:style-name="ce9" table:formula="of:=COM.MICROSOFT.CONCAT(&quot;    &quot;; [.N205]; &quot;,        // &quot;;[.E205])" office:value-type="string" office:string-value="    -50,        // 203" calcext:value-type="string">
            <text:p><text:s text:c="4"/>-50, <text:s text:c="7"/>// 20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5]+1" office:value-type="float" office:value="204" calcext:value-type="float">
            <text:p>204</text:p>
          </table:table-cell>
          <table:table-cell table:style-name="ce6" table:formula="of:=([.$B$11]/[.$C$2])*(SIN(((2*PI())/256)*([.E206]*[.$B$2])))" office:value-type="float" office:value="29.5641450403612" calcext:value-type="float">
            <text:p>29,5641450403612</text:p>
          </table:table-cell>
          <table:table-cell table:style-name="ce6" table:formula="of:=([.$B$11]/[.$C$3])*(SIN(((2*PI())/256)*([.E206]*[.$B$3])))" office:value-type="float" office:value="-13.3035137968407" calcext:value-type="float">
            <text:p>-13,3035137968407</text:p>
          </table:table-cell>
          <table:table-cell table:style-name="ce6" table:formula="of:=([.$B$11]/[.$C$4])*(SIN(((2*PI())/256)*([.E206]*[.$B$4])))" office:value-type="float" office:value="-7.65552268585767" calcext:value-type="float">
            <text:p>-7,65552268585767</text:p>
          </table:table-cell>
          <table:table-cell table:style-name="ce6" table:formula="of:=([.$B$11]/[.$C$5])*(SIN(((2*PI())/256)*([.E206]*[.$B$5])))" office:value-type="float" office:value="-15.3110453717153" calcext:value-type="float">
            <text:p>-15,3110453717153</text:p>
          </table:table-cell>
          <table:table-cell table:style-name="ce6" table:formula="of:=([.$B$11]/[.$C$6])*(SIN(((2*PI())/256)*([.E206]*[.$B$6])))" office:value-type="float" office:value="-17.7782474566273" calcext:value-type="float">
            <text:p>-17,7782474566273</text:p>
          </table:table-cell>
          <table:table-cell table:style-name="ce6" table:formula="of:=([.$B$11]/[.$C$7])*(SIN(((2*PI())/256)*([.E206]*[.$B$7])))" office:value-type="float" office:value="-17.7782474566273" calcext:value-type="float">
            <text:p>-17,7782474566273</text:p>
          </table:table-cell>
          <table:table-cell table:style-name="ce6" table:formula="of:=([.$B$11]/[.$C$8])*(SIN(((2*PI())/256)*([.E206]*[.$B$8])))" office:value-type="float" office:value="-4.37458439191867" calcext:value-type="float">
            <text:p>-4,37458439191867</text:p>
          </table:table-cell>
          <table:table-cell table:style-name="ce6" table:formula="of:=([.$B$11]/[.$C$9])*(SIN(((2*PI())/256)*([.E206]*[.$B$9])))" office:value-type="float" office:value="-3.92314112161292" calcext:value-type="float">
            <text:p>-3,92314112161292</text:p>
          </table:table-cell>
          <table:table-cell table:style-name="ce8" table:formula="of:=INT(SUM([.F206:.M206]))+[.$B$12]" office:value-type="float" office:value="-51" calcext:value-type="float">
            <text:p>-51</text:p>
          </table:table-cell>
          <table:table-cell table:number-columns-repeated="16"/>
          <table:table-cell table:style-name="ce9" table:formula="of:=COM.MICROSOFT.CONCAT(&quot;    &quot;; [.N206]; &quot;,        // &quot;;[.E206])" office:value-type="string" office:string-value="    -51,        // 204" calcext:value-type="string">
            <text:p><text:s text:c="4"/>-51, <text:s text:c="7"/>// 20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6]+1" office:value-type="float" office:value="205" calcext:value-type="float">
            <text:p>205</text:p>
          </table:table-cell>
          <table:table-cell table:style-name="ce6" table:formula="of:=([.$B$11]/[.$C$2])*(SIN(((2*PI())/256)*([.E207]*[.$B$2])))" office:value-type="float" office:value="30.6220907434307" calcext:value-type="float">
            <text:p>30,6220907434307</text:p>
          </table:table-cell>
          <table:table-cell table:style-name="ce6" table:formula="of:=([.$B$11]/[.$C$3])*(SIN(((2*PI())/256)*([.E207]*[.$B$3])))" office:value-type="float" office:value="3.88768287845203" calcext:value-type="float">
            <text:p>3,88768287845203</text:p>
          </table:table-cell>
          <table:table-cell table:style-name="ce6" table:formula="of:=([.$B$11]/[.$C$4])*(SIN(((2*PI())/256)*([.E207]*[.$B$4])))" office:value-type="float" office:value="-7.59622544474429" calcext:value-type="float">
            <text:p>-7,59622544474429</text:p>
          </table:table-cell>
          <table:table-cell table:style-name="ce6" table:formula="of:=([.$B$11]/[.$C$5])*(SIN(((2*PI())/256)*([.E207]*[.$B$5])))" office:value-type="float" office:value="-15.1924508894886" calcext:value-type="float">
            <text:p>-15,1924508894886</text:p>
          </table:table-cell>
          <table:table-cell table:style-name="ce6" table:formula="of:=([.$B$11]/[.$C$6])*(SIN(((2*PI())/256)*([.E207]*[.$B$6])))" office:value-type="float" office:value="-19.0623777437578" calcext:value-type="float">
            <text:p>-19,0623777437578</text:p>
          </table:table-cell>
          <table:table-cell table:style-name="ce6" table:formula="of:=([.$B$11]/[.$C$7])*(SIN(((2*PI())/256)*([.E207]*[.$B$7])))" office:value-type="float" office:value="-19.0623777437578" calcext:value-type="float">
            <text:p>-19,0623777437578</text:p>
          </table:table-cell>
          <table:table-cell table:style-name="ce6" table:formula="of:=([.$B$11]/[.$C$8])*(SIN(((2*PI())/256)*([.E207]*[.$B$8])))" office:value-type="float" office:value="-4.3407002541396" calcext:value-type="float">
            <text:p>-4,3407002541396</text:p>
          </table:table-cell>
          <table:table-cell table:style-name="ce6" table:formula="of:=([.$B$11]/[.$C$9])*(SIN(((2*PI())/256)*([.E207]*[.$B$9])))" office:value-type="float" office:value="-3.76617626073209" calcext:value-type="float">
            <text:p>-3,76617626073209</text:p>
          </table:table-cell>
          <table:table-cell table:style-name="ce8" table:formula="of:=INT(SUM([.F207:.M207]))+[.$B$12]" office:value-type="float" office:value="-35" calcext:value-type="float">
            <text:p>-35</text:p>
          </table:table-cell>
          <table:table-cell table:number-columns-repeated="16"/>
          <table:table-cell table:style-name="ce9" table:formula="of:=COM.MICROSOFT.CONCAT(&quot;    &quot;; [.N207]; &quot;,        // &quot;;[.E207])" office:value-type="string" office:string-value="    -35,        // 205" calcext:value-type="string">
            <text:p><text:s text:c="4"/>-35, <text:s text:c="7"/>// 20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7]+1" office:value-type="float" office:value="206" calcext:value-type="float">
            <text:p>206</text:p>
          </table:table-cell>
          <table:table-cell table:style-name="ce6" table:formula="of:=([.$B$11]/[.$C$2])*(SIN(((2*PI())/256)*([.E208]*[.$B$2])))" office:value-type="float" office:value="31.3851289729034" calcext:value-type="float">
            <text:p>31,3851289729034</text:p>
          </table:table-cell>
          <table:table-cell table:style-name="ce6" table:formula="of:=([.$B$11]/[.$C$3])*(SIN(((2*PI())/256)*([.E208]*[.$B$3])))" office:value-type="float" office:value="15.9229556267552" calcext:value-type="float">
            <text:p>15,9229556267552</text:p>
          </table:table-cell>
          <table:table-cell table:style-name="ce6" table:formula="of:=([.$B$11]/[.$C$4])*(SIN(((2*PI())/256)*([.E208]*[.$B$4])))" office:value-type="float" office:value="-7.53235252146417" calcext:value-type="float">
            <text:p>-7,53235252146417</text:p>
          </table:table-cell>
          <table:table-cell table:style-name="ce6" table:formula="of:=([.$B$11]/[.$C$5])*(SIN(((2*PI())/256)*([.E208]*[.$B$5])))" office:value-type="float" office:value="-15.0647050429283" calcext:value-type="float">
            <text:p>-15,0647050429283</text:p>
          </table:table-cell>
          <table:table-cell table:style-name="ce6" table:formula="of:=([.$B$11]/[.$C$6])*(SIN(((2*PI())/256)*([.E208]*[.$B$6])))" office:value-type="float" office:value="-20.3005850932366" calcext:value-type="float">
            <text:p>-20,3005850932366</text:p>
          </table:table-cell>
          <table:table-cell table:style-name="ce6" table:formula="of:=([.$B$11]/[.$C$7])*(SIN(((2*PI())/256)*([.E208]*[.$B$7])))" office:value-type="float" office:value="-20.3005850932366" calcext:value-type="float">
            <text:p>-20,3005850932366</text:p>
          </table:table-cell>
          <table:table-cell table:style-name="ce6" table:formula="of:=([.$B$11]/[.$C$8])*(SIN(((2*PI())/256)*([.E208]*[.$B$8])))" office:value-type="float" office:value="-4.30420144083667" calcext:value-type="float">
            <text:p>-4,30420144083667</text:p>
          </table:table-cell>
          <table:table-cell table:style-name="ce6" table:formula="of:=([.$B$11]/[.$C$9])*(SIN(((2*PI())/256)*([.E208]*[.$B$9])))" office:value-type="float" office:value="-3.52768505739342" calcext:value-type="float">
            <text:p>-3,52768505739342</text:p>
          </table:table-cell>
          <table:table-cell table:style-name="ce8" table:formula="of:=INT(SUM([.F208:.M208]))+[.$B$12]" office:value-type="float" office:value="-24" calcext:value-type="float">
            <text:p>-24</text:p>
          </table:table-cell>
          <table:table-cell table:number-columns-repeated="16"/>
          <table:table-cell table:style-name="ce9" table:formula="of:=COM.MICROSOFT.CONCAT(&quot;    &quot;; [.N208]; &quot;,        // &quot;;[.E208])" office:value-type="string" office:string-value="    -24,        // 206" calcext:value-type="string">
            <text:p><text:s text:c="4"/>-24, <text:s text:c="7"/>// 20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8]+1" office:value-type="float" office:value="207" calcext:value-type="float">
            <text:p>207</text:p>
          </table:table-cell>
          <table:table-cell table:style-name="ce6" table:formula="of:=([.$B$11]/[.$C$2])*(SIN(((2*PI())/256)*([.E209]*[.$B$2])))" office:value-type="float" office:value="31.8459112535103" calcext:value-type="float">
            <text:p>31,8459112535103</text:p>
          </table:table-cell>
          <table:table-cell table:style-name="ce6" table:formula="of:=([.$B$11]/[.$C$3])*(SIN(((2*PI())/256)*([.E209]*[.$B$3])))" office:value-type="float" office:value="6.84088149488466" calcext:value-type="float">
            <text:p>6,84088149488466</text:p>
          </table:table-cell>
          <table:table-cell table:style-name="ce6" table:formula="of:=([.$B$11]/[.$C$4])*(SIN(((2*PI())/256)*([.E209]*[.$B$4])))" office:value-type="float" office:value="-7.46394239067791" calcext:value-type="float">
            <text:p>-7,46394239067791</text:p>
          </table:table-cell>
          <table:table-cell table:style-name="ce6" table:formula="of:=([.$B$11]/[.$C$5])*(SIN(((2*PI())/256)*([.E209]*[.$B$5])))" office:value-type="float" office:value="-14.9278847813558" calcext:value-type="float">
            <text:p>-14,9278847813558</text:p>
          </table:table-cell>
          <table:table-cell table:style-name="ce6" table:formula="of:=([.$B$11]/[.$C$6])*(SIN(((2*PI())/256)*([.E209]*[.$B$6])))" office:value-type="float" office:value="-21.4898865551046" calcext:value-type="float">
            <text:p>-21,4898865551046</text:p>
          </table:table-cell>
          <table:table-cell table:style-name="ce6" table:formula="of:=([.$B$11]/[.$C$7])*(SIN(((2*PI())/256)*([.E209]*[.$B$7])))" office:value-type="float" office:value="-21.4898865551046" calcext:value-type="float">
            <text:p>-21,4898865551046</text:p>
          </table:table-cell>
          <table:table-cell table:style-name="ce6" table:formula="of:=([.$B$11]/[.$C$8])*(SIN(((2*PI())/256)*([.E209]*[.$B$8])))" office:value-type="float" office:value="-4.26510993753024" calcext:value-type="float">
            <text:p>-4,26510993753024</text:p>
          </table:table-cell>
          <table:table-cell table:style-name="ce6" table:formula="of:=([.$B$11]/[.$C$9])*(SIN(((2*PI())/256)*([.E209]*[.$B$9])))" office:value-type="float" office:value="-3.21283012592258" calcext:value-type="float">
            <text:p>-3,21283012592258</text:p>
          </table:table-cell>
          <table:table-cell table:style-name="ce8" table:formula="of:=INT(SUM([.F209:.M209]))+[.$B$12]" office:value-type="float" office:value="-35" calcext:value-type="float">
            <text:p>-35</text:p>
          </table:table-cell>
          <table:table-cell table:number-columns-repeated="16"/>
          <table:table-cell table:style-name="ce9" table:formula="of:=COM.MICROSOFT.CONCAT(&quot;    &quot;; [.N209]; &quot;,        // &quot;;[.E209])" office:value-type="string" office:string-value="    -35,        // 207" calcext:value-type="string">
            <text:p><text:s text:c="4"/>-35, <text:s text:c="7"/>// 20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09]+1" office:value-type="float" office:value="208" calcext:value-type="float">
            <text:p>208</text:p>
          </table:table-cell>
          <table:table-cell table:style-name="ce6" table:formula="of:=([.$B$11]/[.$C$2])*(SIN(((2*PI())/256)*([.E210]*[.$B$2])))" office:value-type="float" office:value="32" calcext:value-type="float">
            <text:p>32</text:p>
          </table:table-cell>
          <table:table-cell table:style-name="ce6" table:formula="of:=([.$B$11]/[.$C$3])*(SIN(((2*PI())/256)*([.E210]*[.$B$3])))" office:value-type="float" office:value="-11.3137084989845" calcext:value-type="float">
            <text:p>-11,3137084989845</text:p>
          </table:table-cell>
          <table:table-cell table:style-name="ce6" table:formula="of:=([.$B$11]/[.$C$4])*(SIN(((2*PI())/256)*([.E210]*[.$B$4])))" office:value-type="float" office:value="-7.39103626009029" calcext:value-type="float">
            <text:p>-7,39103626009029</text:p>
          </table:table-cell>
          <table:table-cell table:style-name="ce6" table:formula="of:=([.$B$11]/[.$C$5])*(SIN(((2*PI())/256)*([.E210]*[.$B$5])))" office:value-type="float" office:value="-14.7820725201806" calcext:value-type="float">
            <text:p>-14,7820725201806</text:p>
          </table:table-cell>
          <table:table-cell table:style-name="ce6" table:formula="of:=([.$B$11]/[.$C$6])*(SIN(((2*PI())/256)*([.E210]*[.$B$6])))" office:value-type="float" office:value="-22.6274169979695" calcext:value-type="float">
            <text:p>-22,6274169979695</text:p>
          </table:table-cell>
          <table:table-cell table:style-name="ce6" table:formula="of:=([.$B$11]/[.$C$7])*(SIN(((2*PI())/256)*([.E210]*[.$B$7])))" office:value-type="float" office:value="-22.6274169979695" calcext:value-type="float">
            <text:p>-22,6274169979695</text:p>
          </table:table-cell>
          <table:table-cell table:style-name="ce6" table:formula="of:=([.$B$11]/[.$C$8])*(SIN(((2*PI())/256)*([.E210]*[.$B$8])))" office:value-type="float" office:value="-4.22344929148017" calcext:value-type="float">
            <text:p>-4,22344929148017</text:p>
          </table:table-cell>
          <table:table-cell table:style-name="ce6" table:formula="of:=([.$B$11]/[.$C$9])*(SIN(((2*PI())/256)*([.E210]*[.$B$9])))" office:value-type="float" office:value="-2.8284271247462" calcext:value-type="float">
            <text:p>-2,8284271247462</text:p>
          </table:table-cell>
          <table:table-cell table:style-name="ce8" table:formula="of:=INT(SUM([.F210:.M210]))+[.$B$12]" office:value-type="float" office:value="-54" calcext:value-type="float">
            <text:p>-54</text:p>
          </table:table-cell>
          <table:table-cell table:number-columns-repeated="16"/>
          <table:table-cell table:style-name="ce9" table:formula="of:=COM.MICROSOFT.CONCAT(&quot;    &quot;; [.N210]; &quot;,        // &quot;;[.E210])" office:value-type="string" office:string-value="    -54,        // 208" calcext:value-type="string">
            <text:p><text:s text:c="4"/>-54, <text:s text:c="7"/>// 20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0]+1" office:value-type="float" office:value="209" calcext:value-type="float">
            <text:p>209</text:p>
          </table:table-cell>
          <table:table-cell table:style-name="ce6" table:formula="of:=([.$B$11]/[.$C$2])*(SIN(((2*PI())/256)*([.E211]*[.$B$2])))" office:value-type="float" office:value="31.8459112535103" calcext:value-type="float">
            <text:p>31,8459112535103</text:p>
          </table:table-cell>
          <table:table-cell table:style-name="ce6" table:formula="of:=([.$B$11]/[.$C$3])*(SIN(((2*PI())/256)*([.E211]*[.$B$3])))" office:value-type="float" office:value="-14.4638286899751" calcext:value-type="float">
            <text:p>-14,4638286899751</text:p>
          </table:table-cell>
          <table:table-cell table:style-name="ce6" table:formula="of:=([.$B$11]/[.$C$4])*(SIN(((2*PI())/256)*([.E211]*[.$B$4])))" office:value-type="float" office:value="-7.31367804562824" calcext:value-type="float">
            <text:p>-7,31367804562824</text:p>
          </table:table-cell>
          <table:table-cell table:style-name="ce6" table:formula="of:=([.$B$11]/[.$C$5])*(SIN(((2*PI())/256)*([.E211]*[.$B$5])))" office:value-type="float" office:value="-14.6273560912565" calcext:value-type="float">
            <text:p>-14,6273560912565</text:p>
          </table:table-cell>
          <table:table-cell table:style-name="ce6" table:formula="of:=([.$B$11]/[.$C$6])*(SIN(((2*PI())/256)*([.E211]*[.$B$6])))" office:value-type="float" office:value="-23.7104360113587" calcext:value-type="float">
            <text:p>-23,7104360113587</text:p>
          </table:table-cell>
          <table:table-cell table:style-name="ce6" table:formula="of:=([.$B$11]/[.$C$7])*(SIN(((2*PI())/256)*([.E211]*[.$B$7])))" office:value-type="float" office:value="-23.7104360113587" calcext:value-type="float">
            <text:p>-23,7104360113587</text:p>
          </table:table-cell>
          <table:table-cell table:style-name="ce6" table:formula="of:=([.$B$11]/[.$C$8])*(SIN(((2*PI())/256)*([.E211]*[.$B$8])))" office:value-type="float" office:value="-4.17924459750185" calcext:value-type="float">
            <text:p>-4,17924459750185</text:p>
          </table:table-cell>
          <table:table-cell table:style-name="ce6" table:formula="of:=([.$B$11]/[.$C$9])*(SIN(((2*PI())/256)*([.E211]*[.$B$9])))" office:value-type="float" office:value="-2.38279721796974" calcext:value-type="float">
            <text:p>-2,38279721796974</text:p>
          </table:table-cell>
          <table:table-cell table:style-name="ce8" table:formula="of:=INT(SUM([.F211:.M211]))+[.$B$12]" office:value-type="float" office:value="-59" calcext:value-type="float">
            <text:p>-59</text:p>
          </table:table-cell>
          <table:table-cell table:number-columns-repeated="16"/>
          <table:table-cell table:style-name="ce9" table:formula="of:=COM.MICROSOFT.CONCAT(&quot;    &quot;; [.N211]; &quot;,        // &quot;;[.E211])" office:value-type="string" office:string-value="    -59,        // 209" calcext:value-type="string">
            <text:p><text:s text:c="4"/>-59, <text:s text:c="7"/>// 20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1]+1" office:value-type="float" office:value="210" calcext:value-type="float">
            <text:p>210</text:p>
          </table:table-cell>
          <table:table-cell table:style-name="ce6" table:formula="of:=([.$B$11]/[.$C$2])*(SIN(((2*PI())/256)*([.E212]*[.$B$2])))" office:value-type="float" office:value="31.3851289729034" calcext:value-type="float">
            <text:p>31,3851289729034</text:p>
          </table:table-cell>
          <table:table-cell table:style-name="ce6" table:formula="of:=([.$B$11]/[.$C$3])*(SIN(((2*PI())/256)*([.E212]*[.$B$3])))" office:value-type="float" office:value="1.56827424527263" calcext:value-type="float">
            <text:p>1,56827424527263</text:p>
          </table:table-cell>
          <table:table-cell table:style-name="ce6" table:formula="of:=([.$B$11]/[.$C$4])*(SIN(((2*PI())/256)*([.E212]*[.$B$4])))" office:value-type="float" office:value="-7.23191434498755" calcext:value-type="float">
            <text:p>-7,23191434498755</text:p>
          </table:table-cell>
          <table:table-cell table:style-name="ce6" table:formula="of:=([.$B$11]/[.$C$5])*(SIN(((2*PI())/256)*([.E212]*[.$B$5])))" office:value-type="float" office:value="-14.4638286899751" calcext:value-type="float">
            <text:p>-14,4638286899751</text:p>
          </table:table-cell>
          <table:table-cell table:style-name="ce6" table:formula="of:=([.$B$11]/[.$C$6])*(SIN(((2*PI())/256)*([.E212]*[.$B$6])))" office:value-type="float" office:value="-24.7363345076076" calcext:value-type="float">
            <text:p>-24,7363345076076</text:p>
          </table:table-cell>
          <table:table-cell table:style-name="ce6" table:formula="of:=([.$B$11]/[.$C$7])*(SIN(((2*PI())/256)*([.E212]*[.$B$7])))" office:value-type="float" office:value="-24.7363345076076" calcext:value-type="float">
            <text:p>-24,7363345076076</text:p>
          </table:table-cell>
          <table:table-cell table:style-name="ce6" table:formula="of:=([.$B$11]/[.$C$8])*(SIN(((2*PI())/256)*([.E212]*[.$B$8])))" office:value-type="float" office:value="-4.13252248285003" calcext:value-type="float">
            <text:p>-4,13252248285003</text:p>
          </table:table-cell>
          <table:table-cell table:style-name="ce6" table:formula="of:=([.$B$11]/[.$C$9])*(SIN(((2*PI())/256)*([.E212]*[.$B$9])))" office:value-type="float" office:value="-1.88558694730399" calcext:value-type="float">
            <text:p>-1,88558694730399</text:p>
          </table:table-cell>
          <table:table-cell table:style-name="ce8" table:formula="of:=INT(SUM([.F212:.M212]))+[.$B$12]" office:value-type="float" office:value="-45" calcext:value-type="float">
            <text:p>-45</text:p>
          </table:table-cell>
          <table:table-cell table:number-columns-repeated="16"/>
          <table:table-cell table:style-name="ce9" table:formula="of:=COM.MICROSOFT.CONCAT(&quot;    &quot;; [.N212]; &quot;,        // &quot;;[.E212])" office:value-type="string" office:string-value="    -45,        // 210" calcext:value-type="string">
            <text:p><text:s text:c="4"/>-45, <text:s text:c="7"/>// 21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2]+1" office:value-type="float" office:value="211" calcext:value-type="float">
            <text:p>211</text:p>
          </table:table-cell>
          <table:table-cell table:style-name="ce6" table:formula="of:=([.$B$11]/[.$C$2])*(SIN(((2*PI())/256)*([.E213]*[.$B$2])))" office:value-type="float" office:value="30.6220907434307" calcext:value-type="float">
            <text:p>30,6220907434307</text:p>
          </table:table-cell>
          <table:table-cell table:style-name="ce6" table:formula="of:=([.$B$11]/[.$C$3])*(SIN(((2*PI())/256)*([.E213]*[.$B$3])))" office:value-type="float" office:value="15.5205000511126" calcext:value-type="float">
            <text:p>15,5205000511126</text:p>
          </table:table-cell>
          <table:table-cell table:style-name="ce6" table:formula="of:=([.$B$11]/[.$C$4])*(SIN(((2*PI())/256)*([.E213]*[.$B$4])))" office:value-type="float" office:value="-7.14579440956412" calcext:value-type="float">
            <text:p>-7,14579440956412</text:p>
          </table:table-cell>
          <table:table-cell table:style-name="ce6" table:formula="of:=([.$B$11]/[.$C$5])*(SIN(((2*PI())/256)*([.E213]*[.$B$5])))" office:value-type="float" office:value="-14.2915888191282" calcext:value-type="float">
            <text:p>-14,2915888191282</text:p>
          </table:table-cell>
          <table:table-cell table:style-name="ce6" table:formula="of:=([.$B$11]/[.$C$6])*(SIN(((2*PI())/256)*([.E213]*[.$B$6])))" office:value-type="float" office:value="-25.7026410073806" calcext:value-type="float">
            <text:p>-25,7026410073806</text:p>
          </table:table-cell>
          <table:table-cell table:style-name="ce6" table:formula="of:=([.$B$11]/[.$C$7])*(SIN(((2*PI())/256)*([.E213]*[.$B$7])))" office:value-type="float" office:value="-25.7026410073806" calcext:value-type="float">
            <text:p>-25,7026410073806</text:p>
          </table:table-cell>
          <table:table-cell table:style-name="ce6" table:formula="of:=([.$B$11]/[.$C$8])*(SIN(((2*PI())/256)*([.E213]*[.$B$8])))" office:value-type="float" office:value="-4.0833110911795" calcext:value-type="float">
            <text:p>-4,0833110911795</text:p>
          </table:table-cell>
          <table:table-cell table:style-name="ce6" table:formula="of:=([.$B$11]/[.$C$9])*(SIN(((2*PI())/256)*([.E213]*[.$B$9])))" office:value-type="float" office:value="-1.34755941356889" calcext:value-type="float">
            <text:p>-1,34755941356889</text:p>
          </table:table-cell>
          <table:table-cell table:style-name="ce8" table:formula="of:=INT(SUM([.F213:.M213]))+[.$B$12]" office:value-type="float" office:value="-33" calcext:value-type="float">
            <text:p>-33</text:p>
          </table:table-cell>
          <table:table-cell table:number-columns-repeated="16"/>
          <table:table-cell table:style-name="ce9" table:formula="of:=COM.MICROSOFT.CONCAT(&quot;    &quot;; [.N213]; &quot;,        // &quot;;[.E213])" office:value-type="string" office:string-value="    -33,        // 211" calcext:value-type="string">
            <text:p><text:s text:c="4"/>-33, <text:s text:c="7"/>// 21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3]+1" office:value-type="float" office:value="212" calcext:value-type="float">
            <text:p>212</text:p>
          </table:table-cell>
          <table:table-cell table:style-name="ce6" table:formula="of:=([.$B$11]/[.$C$2])*(SIN(((2*PI())/256)*([.E214]*[.$B$2])))" office:value-type="float" office:value="29.5641450403612" calcext:value-type="float">
            <text:p>29,5641450403612</text:p>
          </table:table-cell>
          <table:table-cell table:style-name="ce6" table:formula="of:=([.$B$11]/[.$C$3])*(SIN(((2*PI())/256)*([.E214]*[.$B$3])))" office:value-type="float" office:value="8.88912372831351" calcext:value-type="float">
            <text:p>8,88912372831351</text:p>
          </table:table-cell>
          <table:table-cell table:style-name="ce6" table:formula="of:=([.$B$11]/[.$C$4])*(SIN(((2*PI())/256)*([.E214]*[.$B$4])))" office:value-type="float" office:value="-7.05537011478684" calcext:value-type="float">
            <text:p>-7,05537011478684</text:p>
          </table:table-cell>
          <table:table-cell table:style-name="ce6" table:formula="of:=([.$B$11]/[.$C$5])*(SIN(((2*PI())/256)*([.E214]*[.$B$5])))" office:value-type="float" office:value="-14.1107402295737" calcext:value-type="float">
            <text:p>-14,1107402295737</text:p>
          </table:table-cell>
          <table:table-cell table:style-name="ce6" table:formula="of:=([.$B$11]/[.$C$6])*(SIN(((2*PI())/256)*([.E214]*[.$B$6])))" office:value-type="float" office:value="-26.6070275936814" calcext:value-type="float">
            <text:p>-26,6070275936814</text:p>
          </table:table-cell>
          <table:table-cell table:style-name="ce6" table:formula="of:=([.$B$11]/[.$C$7])*(SIN(((2*PI())/256)*([.E214]*[.$B$7])))" office:value-type="float" office:value="-26.6070275936814" calcext:value-type="float">
            <text:p>-26,6070275936814</text:p>
          </table:table-cell>
          <table:table-cell table:style-name="ce6" table:formula="of:=([.$B$11]/[.$C$8])*(SIN(((2*PI())/256)*([.E214]*[.$B$8])))" office:value-type="float" office:value="-4.03164006559248" calcext:value-type="float">
            <text:p>-4,03164006559248</text:p>
          </table:table-cell>
          <table:table-cell table:style-name="ce6" table:formula="of:=([.$B$11]/[.$C$9])*(SIN(((2*PI())/256)*([.E214]*[.$B$9])))" office:value-type="float" office:value="-0.780361288064515" calcext:value-type="float">
            <text:p>-0,780361288064515</text:p>
          </table:table-cell>
          <table:table-cell table:style-name="ce8" table:formula="of:=INT(SUM([.F214:.M214]))+[.$B$12]" office:value-type="float" office:value="-41" calcext:value-type="float">
            <text:p>-41</text:p>
          </table:table-cell>
          <table:table-cell table:number-columns-repeated="16"/>
          <table:table-cell table:style-name="ce9" table:formula="of:=COM.MICROSOFT.CONCAT(&quot;    &quot;; [.N214]; &quot;,        // &quot;;[.E214])" office:value-type="string" office:string-value="    -41,        // 212" calcext:value-type="string">
            <text:p><text:s text:c="4"/>-41, <text:s text:c="7"/>// 21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4]+1" office:value-type="float" office:value="213" calcext:value-type="float">
            <text:p>213</text:p>
          </table:table-cell>
          <table:table-cell table:style-name="ce6" table:formula="of:=([.$B$11]/[.$C$2])*(SIN(((2*PI())/256)*([.E215]*[.$B$2])))" office:value-type="float" office:value="28.2214804591474" calcext:value-type="float">
            <text:p>28,2214804591474</text:p>
          </table:table-cell>
          <table:table-cell table:style-name="ce6" table:formula="of:=([.$B$11]/[.$C$3])*(SIN(((2*PI())/256)*([.E215]*[.$B$3])))" office:value-type="float" office:value="-9.53118887187889" calcext:value-type="float">
            <text:p>-9,53118887187889</text:p>
          </table:table-cell>
          <table:table-cell table:style-name="ce6" table:formula="of:=([.$B$11]/[.$C$4])*(SIN(((2*PI())/256)*([.E215]*[.$B$4])))" office:value-type="float" office:value="-6.96069592886969" calcext:value-type="float">
            <text:p>-6,96069592886969</text:p>
          </table:table-cell>
          <table:table-cell table:style-name="ce6" table:formula="of:=([.$B$11]/[.$C$5])*(SIN(((2*PI())/256)*([.E215]*[.$B$5])))" office:value-type="float" office:value="-13.9213918577394" calcext:value-type="float">
            <text:p>-13,9213918577394</text:p>
          </table:table-cell>
          <table:table-cell table:style-name="ce6" table:formula="of:=([.$B$11]/[.$C$6])*(SIN(((2*PI())/256)*([.E215]*[.$B$6])))" office:value-type="float" office:value="-27.4473155200087" calcext:value-type="float">
            <text:p>-27,4473155200087</text:p>
          </table:table-cell>
          <table:table-cell table:style-name="ce6" table:formula="of:=([.$B$11]/[.$C$7])*(SIN(((2*PI())/256)*([.E215]*[.$B$7])))" office:value-type="float" office:value="-27.4473155200087" calcext:value-type="float">
            <text:p>-27,4473155200087</text:p>
          </table:table-cell>
          <table:table-cell table:style-name="ce6" table:formula="of:=([.$B$11]/[.$C$8])*(SIN(((2*PI())/256)*([.E215]*[.$B$8])))" office:value-type="float" office:value="-3.97754053078268" calcext:value-type="float">
            <text:p>-3,97754053078268</text:p>
          </table:table-cell>
          <table:table-cell table:style-name="ce6" table:formula="of:=([.$B$11]/[.$C$9])*(SIN(((2*PI())/256)*([.E215]*[.$B$9])))" office:value-type="float" office:value="-0.196270697309683" calcext:value-type="float">
            <text:p>-0,196270697309683</text:p>
          </table:table-cell>
          <table:table-cell table:style-name="ce8" table:formula="of:=INT(SUM([.F215:.M215]))+[.$B$12]" office:value-type="float" office:value="-62" calcext:value-type="float">
            <text:p>-62</text:p>
          </table:table-cell>
          <table:table-cell table:number-columns-repeated="16"/>
          <table:table-cell table:style-name="ce9" table:formula="of:=COM.MICROSOFT.CONCAT(&quot;    &quot;; [.N215]; &quot;,        // &quot;;[.E215])" office:value-type="string" office:string-value="    -62,        // 213" calcext:value-type="string">
            <text:p><text:s text:c="4"/>-62, <text:s text:c="7"/>// 21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5]+1" office:value-type="float" office:value="214" calcext:value-type="float">
            <text:p>214</text:p>
          </table:table-cell>
          <table:table-cell table:style-name="ce6" table:formula="of:=([.$B$11]/[.$C$2])*(SIN(((2*PI())/256)*([.E216]*[.$B$2])))" office:value-type="float" office:value="26.6070275936815" calcext:value-type="float">
            <text:p>26,6070275936815</text:p>
          </table:table-cell>
          <table:table-cell table:style-name="ce6" table:formula="of:=([.$B$11]/[.$C$3])*(SIN(((2*PI())/256)*([.E216]*[.$B$3])))" office:value-type="float" office:value="-15.3110453717154" calcext:value-type="float">
            <text:p>-15,3110453717154</text:p>
          </table:table-cell>
          <table:table-cell table:style-name="ce6" table:formula="of:=([.$B$11]/[.$C$4])*(SIN(((2*PI())/256)*([.E216]*[.$B$4])))" office:value-type="float" office:value="-6.86182888000218" calcext:value-type="float">
            <text:p>-6,86182888000218</text:p>
          </table:table-cell>
          <table:table-cell table:style-name="ce6" table:formula="of:=([.$B$11]/[.$C$5])*(SIN(((2*PI())/256)*([.E216]*[.$B$5])))" office:value-type="float" office:value="-13.7236577600044" calcext:value-type="float">
            <text:p>-13,7236577600044</text:p>
          </table:table-cell>
          <table:table-cell table:style-name="ce6" table:formula="of:=([.$B$11]/[.$C$6])*(SIN(((2*PI())/256)*([.E216]*[.$B$6])))" office:value-type="float" office:value="-28.2214804591474" calcext:value-type="float">
            <text:p>-28,2214804591474</text:p>
          </table:table-cell>
          <table:table-cell table:style-name="ce6" table:formula="of:=([.$B$11]/[.$C$7])*(SIN(((2*PI())/256)*([.E216]*[.$B$7])))" office:value-type="float" office:value="-28.2214804591474" calcext:value-type="float">
            <text:p>-28,2214804591474</text:p>
          </table:table-cell>
          <table:table-cell table:style-name="ce6" table:formula="of:=([.$B$11]/[.$C$8])*(SIN(((2*PI())/256)*([.E216]*[.$B$8])))" office:value-type="float" office:value="-3.92104507428696" calcext:value-type="float">
            <text:p>-3,92104507428696</text:p>
          </table:table-cell>
          <table:table-cell table:style-name="ce6" table:formula="of:=([.$B$11]/[.$C$9])*(SIN(((2*PI())/256)*([.E216]*[.$B$9])))" office:value-type="float" office:value="0.392068561318236" calcext:value-type="float">
            <text:p>0,392068561318236</text:p>
          </table:table-cell>
          <table:table-cell table:style-name="ce8" table:formula="of:=INT(SUM([.F216:.M216]))+[.$B$12]" office:value-type="float" office:value="-70" calcext:value-type="float">
            <text:p>-70</text:p>
          </table:table-cell>
          <table:table-cell table:number-columns-repeated="16"/>
          <table:table-cell table:style-name="ce9" table:formula="of:=COM.MICROSOFT.CONCAT(&quot;    &quot;; [.N216]; &quot;,        // &quot;;[.E216])" office:value-type="string" office:string-value="    -70,        // 214" calcext:value-type="string">
            <text:p><text:s text:c="4"/>-70, <text:s text:c="7"/>// 21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6]+1" office:value-type="float" office:value="215" calcext:value-type="float">
            <text:p>215</text:p>
          </table:table-cell>
          <table:table-cell table:style-name="ce6" table:formula="of:=([.$B$11]/[.$C$2])*(SIN(((2*PI())/256)*([.E217]*[.$B$2])))" office:value-type="float" office:value="24.7363345076076" calcext:value-type="float">
            <text:p>24,7363345076076</text:p>
          </table:table-cell>
          <table:table-cell table:style-name="ce6" table:formula="of:=([.$B$11]/[.$C$3])*(SIN(((2*PI())/256)*([.E217]*[.$B$3])))" office:value-type="float" office:value="-0.785082789239162" calcext:value-type="float">
            <text:p>-0,785082789239162</text:p>
          </table:table-cell>
          <table:table-cell table:style-name="ce6" table:formula="of:=([.$B$11]/[.$C$4])*(SIN(((2*PI())/256)*([.E217]*[.$B$4])))" office:value-type="float" office:value="-6.75882852199766" calcext:value-type="float">
            <text:p>-6,75882852199766</text:p>
          </table:table-cell>
          <table:table-cell table:style-name="ce6" table:formula="of:=([.$B$11]/[.$C$5])*(SIN(((2*PI())/256)*([.E217]*[.$B$5])))" office:value-type="float" office:value="-13.5176570439953" calcext:value-type="float">
            <text:p>-13,5176570439953</text:p>
          </table:table-cell>
          <table:table-cell table:style-name="ce6" table:formula="of:=([.$B$11]/[.$C$6])*(SIN(((2*PI())/256)*([.E217]*[.$B$6])))" office:value-type="float" office:value="-28.9276573799502" calcext:value-type="float">
            <text:p>-28,9276573799502</text:p>
          </table:table-cell>
          <table:table-cell table:style-name="ce6" table:formula="of:=([.$B$11]/[.$C$7])*(SIN(((2*PI())/256)*([.E217]*[.$B$7])))" office:value-type="float" office:value="-28.9276573799502" calcext:value-type="float">
            <text:p>-28,9276573799502</text:p>
          </table:table-cell>
          <table:table-cell table:style-name="ce6" table:formula="of:=([.$B$11]/[.$C$8])*(SIN(((2*PI())/256)*([.E217]*[.$B$8])))" office:value-type="float" office:value="-3.8621877268558" calcext:value-type="float">
            <text:p>-3,8621877268558</text:p>
          </table:table-cell>
          <table:table-cell table:style-name="ce6" table:formula="of:=([.$B$11]/[.$C$9])*(SIN(((2*PI())/256)*([.E217]*[.$B$9])))" office:value-type="float" office:value="0.971920719613054" calcext:value-type="float">
            <text:p>0,971920719613054</text:p>
          </table:table-cell>
          <table:table-cell table:style-name="ce8" table:formula="of:=INT(SUM([.F217:.M217]))+[.$B$12]" office:value-type="float" office:value="-58" calcext:value-type="float">
            <text:p>-58</text:p>
          </table:table-cell>
          <table:table-cell table:number-columns-repeated="16"/>
          <table:table-cell table:style-name="ce9" table:formula="of:=COM.MICROSOFT.CONCAT(&quot;    &quot;; [.N217]; &quot;,        // &quot;;[.E217])" office:value-type="string" office:string-value="    -58,        // 215" calcext:value-type="string">
            <text:p><text:s text:c="4"/>-58, <text:s text:c="7"/>// 21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7]+1" office:value-type="float" office:value="216" calcext:value-type="float">
            <text:p>216</text:p>
          </table:table-cell>
          <table:table-cell table:style-name="ce6" table:formula="of:=([.$B$11]/[.$C$2])*(SIN(((2*PI())/256)*([.E218]*[.$B$2])))" office:value-type="float" office:value="22.6274169979696" calcext:value-type="float">
            <text:p>22,6274169979696</text:p>
          </table:table-cell>
          <table:table-cell table:style-name="ce6" table:formula="of:=([.$B$11]/[.$C$3])*(SIN(((2*PI())/256)*([.E218]*[.$B$3])))" office:value-type="float" office:value="14.7820725201807" calcext:value-type="float">
            <text:p>14,7820725201807</text:p>
          </table:table-cell>
          <table:table-cell table:style-name="ce6" table:formula="of:=([.$B$11]/[.$C$4])*(SIN(((2*PI())/256)*([.E218]*[.$B$4])))" office:value-type="float" office:value="-6.65175689842036" calcext:value-type="float">
            <text:p>-6,65175689842036</text:p>
          </table:table-cell>
          <table:table-cell table:style-name="ce6" table:formula="of:=([.$B$11]/[.$C$5])*(SIN(((2*PI())/256)*([.E218]*[.$B$5])))" office:value-type="float" office:value="-13.3035137968407" calcext:value-type="float">
            <text:p>-13,3035137968407</text:p>
          </table:table-cell>
          <table:table-cell table:style-name="ce6" table:formula="of:=([.$B$11]/[.$C$6])*(SIN(((2*PI())/256)*([.E218]*[.$B$6])))" office:value-type="float" office:value="-29.5641450403612" calcext:value-type="float">
            <text:p>-29,5641450403612</text:p>
          </table:table-cell>
          <table:table-cell table:style-name="ce6" table:formula="of:=([.$B$11]/[.$C$7])*(SIN(((2*PI())/256)*([.E218]*[.$B$7])))" office:value-type="float" office:value="-29.5641450403612" calcext:value-type="float">
            <text:p>-29,5641450403612</text:p>
          </table:table-cell>
          <table:table-cell table:style-name="ce6" table:formula="of:=([.$B$11]/[.$C$8])*(SIN(((2*PI())/256)*([.E218]*[.$B$8])))" office:value-type="float" office:value="-3.80100394195449" calcext:value-type="float">
            <text:p>-3,80100394195449</text:p>
          </table:table-cell>
          <table:table-cell table:style-name="ce6" table:formula="of:=([.$B$11]/[.$C$9])*(SIN(((2*PI())/256)*([.E218]*[.$B$9])))" office:value-type="float" office:value="1.53073372946035" calcext:value-type="float">
            <text:p>1,53073372946035</text:p>
          </table:table-cell>
          <table:table-cell table:style-name="ce8" table:formula="of:=INT(SUM([.F218:.M218]))+[.$B$12]" office:value-type="float" office:value="-44" calcext:value-type="float">
            <text:p>-44</text:p>
          </table:table-cell>
          <table:table-cell table:number-columns-repeated="16"/>
          <table:table-cell table:style-name="ce9" table:formula="of:=COM.MICROSOFT.CONCAT(&quot;    &quot;; [.N218]; &quot;,        // &quot;;[.E218])" office:value-type="string" office:string-value="    -44,        // 216" calcext:value-type="string">
            <text:p><text:s text:c="4"/>-44, <text:s text:c="7"/>// 21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8]+1" office:value-type="float" office:value="217" calcext:value-type="float">
            <text:p>217</text:p>
          </table:table-cell>
          <table:table-cell table:style-name="ce6" table:formula="of:=([.$B$11]/[.$C$2])*(SIN(((2*PI())/256)*([.E219]*[.$B$2])))" office:value-type="float" office:value="20.3005850932367" calcext:value-type="float">
            <text:p>20,3005850932367</text:p>
          </table:table-cell>
          <table:table-cell table:style-name="ce6" table:formula="of:=([.$B$11]/[.$C$3])*(SIN(((2*PI())/256)*([.E219]*[.$B$3])))" office:value-type="float" office:value="10.7449432775523" calcext:value-type="float">
            <text:p>10,7449432775523</text:p>
          </table:table-cell>
          <table:table-cell table:style-name="ce6" table:formula="of:=([.$B$11]/[.$C$4])*(SIN(((2*PI())/256)*([.E219]*[.$B$4])))" office:value-type="float" office:value="-6.54067850521267" calcext:value-type="float">
            <text:p>-6,54067850521267</text:p>
          </table:table-cell>
          <table:table-cell table:style-name="ce6" table:formula="of:=([.$B$11]/[.$C$5])*(SIN(((2*PI())/256)*([.E219]*[.$B$5])))" office:value-type="float" office:value="-13.0813570104253" calcext:value-type="float">
            <text:p>-13,0813570104253</text:p>
          </table:table-cell>
          <table:table-cell table:style-name="ce6" table:formula="of:=([.$B$11]/[.$C$6])*(SIN(((2*PI())/256)*([.E219]*[.$B$6])))" office:value-type="float" office:value="-30.1294100858567" calcext:value-type="float">
            <text:p>-30,1294100858567</text:p>
          </table:table-cell>
          <table:table-cell table:style-name="ce6" table:formula="of:=([.$B$11]/[.$C$7])*(SIN(((2*PI())/256)*([.E219]*[.$B$7])))" office:value-type="float" office:value="-30.1294100858567" calcext:value-type="float">
            <text:p>-30,1294100858567</text:p>
          </table:table-cell>
          <table:table-cell table:style-name="ce6" table:formula="of:=([.$B$11]/[.$C$8])*(SIN(((2*PI())/256)*([.E219]*[.$B$8])))" office:value-type="float" office:value="-3.73753057440724" calcext:value-type="float">
            <text:p>-3,73753057440724</text:p>
          </table:table-cell>
          <table:table-cell table:style-name="ce6" table:formula="of:=([.$B$11]/[.$C$9])*(SIN(((2*PI())/256)*([.E219]*[.$B$9])))" office:value-type="float" office:value="2.05641097677288" calcext:value-type="float">
            <text:p>2,05641097677288</text:p>
          </table:table-cell>
          <table:table-cell table:style-name="ce8" table:formula="of:=INT(SUM([.F219:.M219]))+[.$B$12]" office:value-type="float" office:value="-51" calcext:value-type="float">
            <text:p>-51</text:p>
          </table:table-cell>
          <table:table-cell table:number-columns-repeated="16"/>
          <table:table-cell table:style-name="ce9" table:formula="of:=COM.MICROSOFT.CONCAT(&quot;    &quot;; [.N219]; &quot;,        // &quot;;[.E219])" office:value-type="string" office:string-value="    -51,        // 217" calcext:value-type="string">
            <text:p><text:s text:c="4"/>-51, <text:s text:c="7"/>// 21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19]+1" office:value-type="float" office:value="218" calcext:value-type="float">
            <text:p>218</text:p>
          </table:table-cell>
          <table:table-cell table:style-name="ce6" table:formula="of:=([.$B$11]/[.$C$2])*(SIN(((2*PI())/256)*([.E220]*[.$B$2])))" office:value-type="float" office:value="17.7782474566273" calcext:value-type="float">
            <text:p>17,7782474566273</text:p>
          </table:table-cell>
          <table:table-cell table:style-name="ce6" table:formula="of:=([.$B$11]/[.$C$3])*(SIN(((2*PI())/256)*([.E220]*[.$B$3])))" office:value-type="float" office:value="-7.54234778921579" calcext:value-type="float">
            <text:p>-7,54234778921579</text:p>
          </table:table-cell>
          <table:table-cell table:style-name="ce6" table:formula="of:=([.$B$11]/[.$C$4])*(SIN(((2*PI())/256)*([.E220]*[.$B$4])))" office:value-type="float" office:value="-6.42566025184516" calcext:value-type="float">
            <text:p>-6,42566025184516</text:p>
          </table:table-cell>
          <table:table-cell table:style-name="ce6" table:formula="of:=([.$B$11]/[.$C$5])*(SIN(((2*PI())/256)*([.E220]*[.$B$5])))" office:value-type="float" office:value="-12.8513205036903" calcext:value-type="float">
            <text:p>-12,8513205036903</text:p>
          </table:table-cell>
          <table:table-cell table:style-name="ce6" table:formula="of:=([.$B$11]/[.$C$6])*(SIN(((2*PI())/256)*([.E220]*[.$B$6])))" office:value-type="float" office:value="-30.6220907434307" calcext:value-type="float">
            <text:p>-30,6220907434307</text:p>
          </table:table-cell>
          <table:table-cell table:style-name="ce6" table:formula="of:=([.$B$11]/[.$C$7])*(SIN(((2*PI())/256)*([.E220]*[.$B$7])))" office:value-type="float" office:value="-30.6220907434307" calcext:value-type="float">
            <text:p>-30,6220907434307</text:p>
          </table:table-cell>
          <table:table-cell table:style-name="ce6" table:formula="of:=([.$B$11]/[.$C$8])*(SIN(((2*PI())/256)*([.E220]*[.$B$8])))" office:value-type="float" office:value="-3.67180585819724" calcext:value-type="float">
            <text:p>-3,67180585819724</text:p>
          </table:table-cell>
          <table:table-cell table:style-name="ce6" table:formula="of:=([.$B$11]/[.$C$9])*(SIN(((2*PI())/256)*([.E220]*[.$B$9])))" office:value-type="float" office:value="2.53757313665458" calcext:value-type="float">
            <text:p>2,53757313665458</text:p>
          </table:table-cell>
          <table:table-cell table:style-name="ce8" table:formula="of:=INT(SUM([.F220:.M220]))+[.$B$12]" office:value-type="float" office:value="-72" calcext:value-type="float">
            <text:p>-72</text:p>
          </table:table-cell>
          <table:table-cell table:number-columns-repeated="16"/>
          <table:table-cell table:style-name="ce9" table:formula="of:=COM.MICROSOFT.CONCAT(&quot;    &quot;; [.N220]; &quot;,        // &quot;;[.E220])" office:value-type="string" office:string-value="    -72,        // 218" calcext:value-type="string">
            <text:p><text:s text:c="4"/>-72, <text:s text:c="7"/>// 21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0]+1" office:value-type="float" office:value="219" calcext:value-type="float">
            <text:p>219</text:p>
          </table:table-cell>
          <table:table-cell table:style-name="ce6" table:formula="of:=([.$B$11]/[.$C$2])*(SIN(((2*PI())/256)*([.E221]*[.$B$2])))" office:value-type="float" office:value="15.0846955784319" calcext:value-type="float">
            <text:p>15,0846955784319</text:p>
          </table:table-cell>
          <table:table-cell table:style-name="ce6" table:formula="of:=([.$B$11]/[.$C$3])*(SIN(((2*PI())/256)*([.E221]*[.$B$3])))" office:value-type="float" office:value="-15.8268241594366" calcext:value-type="float">
            <text:p>-15,8268241594366</text:p>
          </table:table-cell>
          <table:table-cell table:style-name="ce6" table:formula="of:=([.$B$11]/[.$C$4])*(SIN(((2*PI())/256)*([.E221]*[.$B$4])))" office:value-type="float" office:value="-6.30677142101285" calcext:value-type="float">
            <text:p>-6,30677142101285</text:p>
          </table:table-cell>
          <table:table-cell table:style-name="ce6" table:formula="of:=([.$B$11]/[.$C$5])*(SIN(((2*PI())/256)*([.E221]*[.$B$5])))" office:value-type="float" office:value="-12.6135428420257" calcext:value-type="float">
            <text:p>-12,6135428420257</text:p>
          </table:table-cell>
          <table:table-cell table:style-name="ce6" table:formula="of:=([.$B$11]/[.$C$6])*(SIN(((2*PI())/256)*([.E221]*[.$B$6])))" office:value-type="float" office:value="-31.0410001022254" calcext:value-type="float">
            <text:p>-31,0410001022254</text:p>
          </table:table-cell>
          <table:table-cell table:style-name="ce6" table:formula="of:=([.$B$11]/[.$C$7])*(SIN(((2*PI())/256)*([.E221]*[.$B$7])))" office:value-type="float" office:value="-31.0410001022254" calcext:value-type="float">
            <text:p>-31,0410001022254</text:p>
          </table:table-cell>
          <table:table-cell table:style-name="ce6" table:formula="of:=([.$B$11]/[.$C$8])*(SIN(((2*PI())/256)*([.E221]*[.$B$8])))" office:value-type="float" office:value="-3.60386938343591" calcext:value-type="float">
            <text:p>-3,60386938343591</text:p>
          </table:table-cell>
          <table:table-cell table:style-name="ce6" table:formula="of:=([.$B$11]/[.$C$9])*(SIN(((2*PI())/256)*([.E221]*[.$B$9])))" office:value-type="float" office:value="2.96380450141984" calcext:value-type="float">
            <text:p>2,96380450141984</text:p>
          </table:table-cell>
          <table:table-cell table:style-name="ce8" table:formula="of:=INT(SUM([.F221:.M221]))+[.$B$12]" office:value-type="float" office:value="-83" calcext:value-type="float">
            <text:p>-83</text:p>
          </table:table-cell>
          <table:table-cell table:number-columns-repeated="16"/>
          <table:table-cell table:style-name="ce9" table:formula="of:=COM.MICROSOFT.CONCAT(&quot;    &quot;; [.N221]; &quot;,        // &quot;;[.E221])" office:value-type="string" office:string-value="    -83,        // 219" calcext:value-type="string">
            <text:p><text:s text:c="4"/>-83, <text:s text:c="7"/>// 21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1]+1" office:value-type="float" office:value="220" calcext:value-type="float">
            <text:p>220</text:p>
          </table:table-cell>
          <table:table-cell table:style-name="ce6" table:formula="of:=([.$B$11]/[.$C$2])*(SIN(((2*PI())/256)*([.E222]*[.$B$2])))" office:value-type="float" office:value="12.2458698356829" calcext:value-type="float">
            <text:p>12,2458698356829</text:p>
          </table:table-cell>
          <table:table-cell table:style-name="ce6" table:formula="of:=([.$B$11]/[.$C$3])*(SIN(((2*PI())/256)*([.E222]*[.$B$3])))" office:value-type="float" office:value="-3.12144515225865" calcext:value-type="float">
            <text:p>-3,12144515225865</text:p>
          </table:table-cell>
          <table:table-cell table:style-name="ce6" table:formula="of:=([.$B$11]/[.$C$4])*(SIN(((2*PI())/256)*([.E222]*[.$B$4])))" office:value-type="float" office:value="-6.1840836269019" calcext:value-type="float">
            <text:p>-6,1840836269019</text:p>
          </table:table-cell>
          <table:table-cell table:style-name="ce6" table:formula="of:=([.$B$11]/[.$C$5])*(SIN(((2*PI())/256)*([.E222]*[.$B$5])))" office:value-type="float" office:value="-12.3681672538038" calcext:value-type="float">
            <text:p>-12,3681672538038</text:p>
          </table:table-cell>
          <table:table-cell table:style-name="ce6" table:formula="of:=([.$B$11]/[.$C$6])*(SIN(((2*PI())/256)*([.E222]*[.$B$6])))" office:value-type="float" office:value="-31.3851289729034" calcext:value-type="float">
            <text:p>-31,3851289729034</text:p>
          </table:table-cell>
          <table:table-cell table:style-name="ce6" table:formula="of:=([.$B$11]/[.$C$7])*(SIN(((2*PI())/256)*([.E222]*[.$B$7])))" office:value-type="float" office:value="-31.3851289729034" calcext:value-type="float">
            <text:p>-31,3851289729034</text:p>
          </table:table-cell>
          <table:table-cell table:style-name="ce6" table:formula="of:=([.$B$11]/[.$C$8])*(SIN(((2*PI())/256)*([.E222]*[.$B$8])))" office:value-type="float" office:value="-3.53376207251537" calcext:value-type="float">
            <text:p>-3,53376207251537</text:p>
          </table:table-cell>
          <table:table-cell table:style-name="ce6" table:formula="of:=([.$B$11]/[.$C$9])*(SIN(((2*PI())/256)*([.E222]*[.$B$9])))" office:value-type="float" office:value="3.32587844921017" calcext:value-type="float">
            <text:p>3,32587844921017</text:p>
          </table:table-cell>
          <table:table-cell table:style-name="ce8" table:formula="of:=INT(SUM([.F222:.M222]))+[.$B$12]" office:value-type="float" office:value="-73" calcext:value-type="float">
            <text:p>-73</text:p>
          </table:table-cell>
          <table:table-cell table:number-columns-repeated="16"/>
          <table:table-cell table:style-name="ce9" table:formula="of:=COM.MICROSOFT.CONCAT(&quot;    &quot;; [.N222]; &quot;,        // &quot;;[.E222])" office:value-type="string" office:string-value="    -73,        // 220" calcext:value-type="string">
            <text:p><text:s text:c="4"/>-73, <text:s text:c="7"/>// 22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2]+1" office:value-type="float" office:value="221" calcext:value-type="float">
            <text:p>221</text:p>
          </table:table-cell>
          <table:table-cell table:style-name="ce6" table:formula="of:=([.$B$11]/[.$C$2])*(SIN(((2*PI())/256)*([.E223]*[.$B$2])))" office:value-type="float" office:value="9.28910967214279" calcext:value-type="float">
            <text:p>9,28910967214279</text:p>
          </table:table-cell>
          <table:table-cell table:style-name="ce6" table:formula="of:=([.$B$11]/[.$C$3])*(SIN(((2*PI())/256)*([.E223]*[.$B$3])))" office:value-type="float" office:value="13.7236577600044" calcext:value-type="float">
            <text:p>13,7236577600044</text:p>
          </table:table-cell>
          <table:table-cell table:style-name="ce6" table:formula="of:=([.$B$11]/[.$C$4])*(SIN(((2*PI())/256)*([.E223]*[.$B$4])))" office:value-type="float" office:value="-6.05767077205188" calcext:value-type="float">
            <text:p>-6,05767077205188</text:p>
          </table:table-cell>
          <table:table-cell table:style-name="ce6" table:formula="of:=([.$B$11]/[.$C$5])*(SIN(((2*PI())/256)*([.E223]*[.$B$5])))" office:value-type="float" office:value="-12.1153415441038" calcext:value-type="float">
            <text:p>-12,1153415441038</text:p>
          </table:table-cell>
          <table:table-cell table:style-name="ce6" table:formula="of:=([.$B$11]/[.$C$6])*(SIN(((2*PI())/256)*([.E223]*[.$B$6])))" office:value-type="float" office:value="-31.653648318873" calcext:value-type="float">
            <text:p>-31,653648318873</text:p>
          </table:table-cell>
          <table:table-cell table:style-name="ce6" table:formula="of:=([.$B$11]/[.$C$7])*(SIN(((2*PI())/256)*([.E223]*[.$B$7])))" office:value-type="float" office:value="-31.653648318873" calcext:value-type="float">
            <text:p>-31,653648318873</text:p>
          </table:table-cell>
          <table:table-cell table:style-name="ce6" table:formula="of:=([.$B$11]/[.$C$8])*(SIN(((2*PI())/256)*([.E223]*[.$B$8])))" office:value-type="float" office:value="-3.46152615545821" calcext:value-type="float">
            <text:p>-3,46152615545821</text:p>
          </table:table-cell>
          <table:table-cell table:style-name="ce6" table:formula="of:=([.$B$11]/[.$C$9])*(SIN(((2*PI())/256)*([.E223]*[.$B$9])))" office:value-type="float" office:value="3.61595717249377" calcext:value-type="float">
            <text:p>3,61595717249377</text:p>
          </table:table-cell>
          <table:table-cell table:style-name="ce8" table:formula="of:=INT(SUM([.F223:.M223]))+[.$B$12]" office:value-type="float" office:value="-59" calcext:value-type="float">
            <text:p>-59</text:p>
          </table:table-cell>
          <table:table-cell table:number-columns-repeated="16"/>
          <table:table-cell table:style-name="ce9" table:formula="of:=COM.MICROSOFT.CONCAT(&quot;    &quot;; [.N223]; &quot;,        // &quot;;[.E223])" office:value-type="string" office:string-value="    -59,        // 221" calcext:value-type="string">
            <text:p><text:s text:c="4"/>-59, <text:s text:c="7"/>// 22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3]+1" office:value-type="float" office:value="222" calcext:value-type="float">
            <text:p>222</text:p>
          </table:table-cell>
          <table:table-cell table:style-name="ce6" table:formula="of:=([.$B$11]/[.$C$2])*(SIN(((2*PI())/256)*([.E224]*[.$B$2])))" office:value-type="float" office:value="6.24289030451611" calcext:value-type="float">
            <text:p>6,24289030451611</text:p>
          </table:table-cell>
          <table:table-cell table:style-name="ce6" table:formula="of:=([.$B$11]/[.$C$3])*(SIN(((2*PI())/256)*([.E224]*[.$B$3])))" office:value-type="float" office:value="12.3681672538039" calcext:value-type="float">
            <text:p>12,3681672538039</text:p>
          </table:table-cell>
          <table:table-cell table:style-name="ce6" table:formula="of:=([.$B$11]/[.$C$4])*(SIN(((2*PI())/256)*([.E224]*[.$B$4])))" office:value-type="float" office:value="-5.92760900283967" calcext:value-type="float">
            <text:p>-5,92760900283967</text:p>
          </table:table-cell>
          <table:table-cell table:style-name="ce6" table:formula="of:=([.$B$11]/[.$C$5])*(SIN(((2*PI())/256)*([.E224]*[.$B$5])))" office:value-type="float" office:value="-11.8552180056793" calcext:value-type="float">
            <text:p>-11,8552180056793</text:p>
          </table:table-cell>
          <table:table-cell table:style-name="ce6" table:formula="of:=([.$B$11]/[.$C$6])*(SIN(((2*PI())/256)*([.E224]*[.$B$6])))" office:value-type="float" office:value="-31.8459112535103" calcext:value-type="float">
            <text:p>-31,8459112535103</text:p>
          </table:table-cell>
          <table:table-cell table:style-name="ce6" table:formula="of:=([.$B$11]/[.$C$7])*(SIN(((2*PI())/256)*([.E224]*[.$B$7])))" office:value-type="float" office:value="-31.8459112535103" calcext:value-type="float">
            <text:p>-31,8459112535103</text:p>
          </table:table-cell>
          <table:table-cell table:style-name="ce6" table:formula="of:=([.$B$11]/[.$C$8])*(SIN(((2*PI())/256)*([.E224]*[.$B$8])))" office:value-type="float" office:value="-3.38720514447981" calcext:value-type="float">
            <text:p>-3,38720514447981</text:p>
          </table:table-cell>
          <table:table-cell table:style-name="ce6" table:formula="of:=([.$B$11]/[.$C$9])*(SIN(((2*PI())/256)*([.E224]*[.$B$9])))" office:value-type="float" office:value="3.82776134292883" calcext:value-type="float">
            <text:p>3,82776134292883</text:p>
          </table:table-cell>
          <table:table-cell table:style-name="ce8" table:formula="of:=INT(SUM([.F224:.M224]))+[.$B$12]" office:value-type="float" office:value="-63" calcext:value-type="float">
            <text:p>-63</text:p>
          </table:table-cell>
          <table:table-cell table:number-columns-repeated="16"/>
          <table:table-cell table:style-name="ce9" table:formula="of:=COM.MICROSOFT.CONCAT(&quot;    &quot;; [.N224]; &quot;,        // &quot;;[.E224])" office:value-type="string" office:string-value="    -63,        // 222" calcext:value-type="string">
            <text:p><text:s text:c="4"/>-63, <text:s text:c="7"/>// 22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4]+1" office:value-type="float" office:value="223" calcext:value-type="float">
            <text:p>223</text:p>
          </table:table-cell>
          <table:table-cell table:style-name="ce6" table:formula="of:=([.$B$11]/[.$C$2])*(SIN(((2*PI())/256)*([.E225]*[.$B$2])))" office:value-type="float" office:value="3.13654849054596" calcext:value-type="float">
            <text:p>3,13654849054596</text:p>
          </table:table-cell>
          <table:table-cell table:style-name="ce6" table:formula="of:=([.$B$11]/[.$C$3])*(SIN(((2*PI())/256)*([.E225]*[.$B$3])))" office:value-type="float" office:value="-5.39023765427521" calcext:value-type="float">
            <text:p>-5,39023765427521</text:p>
          </table:table-cell>
          <table:table-cell table:style-name="ce6" table:formula="of:=([.$B$11]/[.$C$4])*(SIN(((2*PI())/256)*([.E225]*[.$B$4])))" office:value-type="float" office:value="-5.79397666361174" calcext:value-type="float">
            <text:p>-5,79397666361174</text:p>
          </table:table-cell>
          <table:table-cell table:style-name="ce6" table:formula="of:=([.$B$11]/[.$C$5])*(SIN(((2*PI())/256)*([.E225]*[.$B$5])))" office:value-type="float" office:value="-11.5879533272235" calcext:value-type="float">
            <text:p>-11,5879533272235</text:p>
          </table:table-cell>
          <table:table-cell table:style-name="ce6" table:formula="of:=([.$B$11]/[.$C$6])*(SIN(((2*PI())/256)*([.E225]*[.$B$6])))" office:value-type="float" office:value="-31.9614545985655" calcext:value-type="float">
            <text:p>-31,9614545985655</text:p>
          </table:table-cell>
          <table:table-cell table:style-name="ce6" table:formula="of:=([.$B$11]/[.$C$7])*(SIN(((2*PI())/256)*([.E225]*[.$B$7])))" office:value-type="float" office:value="-31.9614545985655" calcext:value-type="float">
            <text:p>-31,9614545985655</text:p>
          </table:table-cell>
          <table:table-cell table:style-name="ce6" table:formula="of:=([.$B$11]/[.$C$8])*(SIN(((2*PI())/256)*([.E225]*[.$B$8])))" office:value-type="float" office:value="-3.31084380777813" calcext:value-type="float">
            <text:p>-3,31084380777813</text:p>
          </table:table-cell>
          <table:table-cell table:style-name="ce6" table:formula="of:=([.$B$11]/[.$C$9])*(SIN(((2*PI())/256)*([.E225]*[.$B$9])))" office:value-type="float" office:value="3.95670603985912" calcext:value-type="float">
            <text:p>3,95670603985912</text:p>
          </table:table-cell>
          <table:table-cell table:style-name="ce8" table:formula="of:=INT(SUM([.F225:.M225]))+[.$B$12]" office:value-type="float" office:value="-83" calcext:value-type="float">
            <text:p>-83</text:p>
          </table:table-cell>
          <table:table-cell table:number-columns-repeated="16"/>
          <table:table-cell table:style-name="ce9" table:formula="of:=COM.MICROSOFT.CONCAT(&quot;    &quot;; [.N225]; &quot;,        // &quot;;[.E225])" office:value-type="string" office:string-value="    -83,        // 223" calcext:value-type="string">
            <text:p><text:s text:c="4"/>-83, <text:s text:c="7"/>// 22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5]+1" office:value-type="float" office:value="224" calcext:value-type="float">
            <text:p>224</text:p>
          </table:table-cell>
          <table:table-cell table:style-name="ce6" table:formula="of:=([.$B$11]/[.$C$2])*(SIN(((2*PI())/256)*([.E226]*[.$B$2])))" office:value-type="float" office:value="0.0000000000000274320883009007" calcext:value-type="float">
            <text:p>2,74320883009007E-14</text:p>
          </table:table-cell>
          <table:table-cell table:style-name="ce6" table:formula="of:=([.$B$11]/[.$C$3])*(SIN(((2*PI())/256)*([.E226]*[.$B$3])))" office:value-type="float" office:value="-16" calcext:value-type="float">
            <text:p>-16</text:p>
          </table:table-cell>
          <table:table-cell table:style-name="ce6" table:formula="of:=([.$B$11]/[.$C$4])*(SIN(((2*PI())/256)*([.E226]*[.$B$4])))" office:value-type="float" office:value="-5.65685424949238" calcext:value-type="float">
            <text:p>-5,65685424949238</text:p>
          </table:table-cell>
          <table:table-cell table:style-name="ce6" table:formula="of:=([.$B$11]/[.$C$5])*(SIN(((2*PI())/256)*([.E226]*[.$B$5])))" office:value-type="float" office:value="-11.3137084989848" calcext:value-type="float">
            <text:p>-11,3137084989848</text:p>
          </table:table-cell>
          <table:table-cell table:style-name="ce6" table:formula="of:=([.$B$11]/[.$C$6])*(SIN(((2*PI())/256)*([.E226]*[.$B$6])))" office:value-type="float" office:value="-32" calcext:value-type="float">
            <text:p>-32</text:p>
          </table:table-cell>
          <table:table-cell table:style-name="ce6" table:formula="of:=([.$B$11]/[.$C$7])*(SIN(((2*PI())/256)*([.E226]*[.$B$7])))" office:value-type="float" office:value="-32" calcext:value-type="float">
            <text:p>-32</text:p>
          </table:table-cell>
          <table:table-cell table:style-name="ce6" table:formula="of:=([.$B$11]/[.$C$8])*(SIN(((2*PI())/256)*([.E226]*[.$B$8])))" office:value-type="float" office:value="-3.23248814256707" calcext:value-type="float">
            <text:p>-3,23248814256707</text:p>
          </table:table-cell>
          <table:table-cell table:style-name="ce6" table:formula="of:=([.$B$11]/[.$C$9])*(SIN(((2*PI())/256)*([.E226]*[.$B$9])))" office:value-type="float" office:value="4" calcext:value-type="float">
            <text:p>4</text:p>
          </table:table-cell>
          <table:table-cell table:style-name="ce8" table:formula="of:=INT(SUM([.F226:.M226]))+[.$B$12]" office:value-type="float" office:value="-97" calcext:value-type="float">
            <text:p>-97</text:p>
          </table:table-cell>
          <table:table-cell table:number-columns-repeated="16"/>
          <table:table-cell table:style-name="ce9" table:formula="of:=COM.MICROSOFT.CONCAT(&quot;    &quot;; [.N226]; &quot;,        // &quot;;[.E226])" office:value-type="string" office:string-value="    -97,        // 224" calcext:value-type="string">
            <text:p><text:s text:c="4"/>-97, <text:s text:c="7"/>// 22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6]+1" office:value-type="float" office:value="225" calcext:value-type="float">
            <text:p>225</text:p>
          </table:table-cell>
          <table:table-cell table:style-name="ce6" table:formula="of:=([.$B$11]/[.$C$2])*(SIN(((2*PI())/256)*([.E227]*[.$B$2])))" office:value-type="float" office:value="-3.1365484905459" calcext:value-type="float">
            <text:p>-3,1365484905459</text:p>
          </table:table-cell>
          <table:table-cell table:style-name="ce6" table:formula="of:=([.$B$11]/[.$C$3])*(SIN(((2*PI())/256)*([.E227]*[.$B$3])))" office:value-type="float" office:value="-5.39023765427537" calcext:value-type="float">
            <text:p>-5,39023765427537</text:p>
          </table:table-cell>
          <table:table-cell table:style-name="ce6" table:formula="of:=([.$B$11]/[.$C$4])*(SIN(((2*PI())/256)*([.E227]*[.$B$4])))" office:value-type="float" office:value="-5.51632435789654" calcext:value-type="float">
            <text:p>-5,51632435789654</text:p>
          </table:table-cell>
          <table:table-cell table:style-name="ce6" table:formula="of:=([.$B$11]/[.$C$5])*(SIN(((2*PI())/256)*([.E227]*[.$B$5])))" office:value-type="float" office:value="-11.0326487157931" calcext:value-type="float">
            <text:p>-11,0326487157931</text:p>
          </table:table-cell>
          <table:table-cell table:style-name="ce6" table:formula="of:=([.$B$11]/[.$C$6])*(SIN(((2*PI())/256)*([.E227]*[.$B$6])))" office:value-type="float" office:value="-31.9614545985655" calcext:value-type="float">
            <text:p>-31,9614545985655</text:p>
          </table:table-cell>
          <table:table-cell table:style-name="ce6" table:formula="of:=([.$B$11]/[.$C$7])*(SIN(((2*PI())/256)*([.E227]*[.$B$7])))" office:value-type="float" office:value="-31.9614545985655" calcext:value-type="float">
            <text:p>-31,9614545985655</text:p>
          </table:table-cell>
          <table:table-cell table:style-name="ce6" table:formula="of:=([.$B$11]/[.$C$8])*(SIN(((2*PI())/256)*([.E227]*[.$B$8])))" office:value-type="float" office:value="-3.15218534736945" calcext:value-type="float">
            <text:p>-3,15218534736945</text:p>
          </table:table-cell>
          <table:table-cell table:style-name="ce6" table:formula="of:=([.$B$11]/[.$C$9])*(SIN(((2*PI())/256)*([.E227]*[.$B$9])))" office:value-type="float" office:value="3.95670603985912" calcext:value-type="float">
            <text:p>3,95670603985912</text:p>
          </table:table-cell>
          <table:table-cell table:style-name="ce8" table:formula="of:=INT(SUM([.F227:.M227]))+[.$B$12]" office:value-type="float" office:value="-89" calcext:value-type="float">
            <text:p>-89</text:p>
          </table:table-cell>
          <table:table-cell table:number-columns-repeated="16"/>
          <table:table-cell table:style-name="ce9" table:formula="of:=COM.MICROSOFT.CONCAT(&quot;    &quot;; [.N227]; &quot;,        // &quot;;[.E227])" office:value-type="string" office:string-value="    -89,        // 225" calcext:value-type="string">
            <text:p><text:s text:c="4"/>-89, <text:s text:c="7"/>// 22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7]+1" office:value-type="float" office:value="226" calcext:value-type="float">
            <text:p>226</text:p>
          </table:table-cell>
          <table:table-cell table:style-name="ce6" table:formula="of:=([.$B$11]/[.$C$2])*(SIN(((2*PI())/256)*([.E228]*[.$B$2])))" office:value-type="float" office:value="-6.24289030451606" calcext:value-type="float">
            <text:p>-6,24289030451606</text:p>
          </table:table-cell>
          <table:table-cell table:style-name="ce6" table:formula="of:=([.$B$11]/[.$C$3])*(SIN(((2*PI())/256)*([.E228]*[.$B$3])))" office:value-type="float" office:value="12.3681672538038" calcext:value-type="float">
            <text:p>12,3681672538038</text:p>
          </table:table-cell>
          <table:table-cell table:style-name="ce6" table:formula="of:=([.$B$11]/[.$C$4])*(SIN(((2*PI())/256)*([.E228]*[.$B$4])))" office:value-type="float" office:value="-5.37247163877615" calcext:value-type="float">
            <text:p>-5,37247163877615</text:p>
          </table:table-cell>
          <table:table-cell table:style-name="ce6" table:formula="of:=([.$B$11]/[.$C$5])*(SIN(((2*PI())/256)*([.E228]*[.$B$5])))" office:value-type="float" office:value="-10.7449432775523" calcext:value-type="float">
            <text:p>-10,7449432775523</text:p>
          </table:table-cell>
          <table:table-cell table:style-name="ce6" table:formula="of:=([.$B$11]/[.$C$6])*(SIN(((2*PI())/256)*([.E228]*[.$B$6])))" office:value-type="float" office:value="-31.8459112535103" calcext:value-type="float">
            <text:p>-31,8459112535103</text:p>
          </table:table-cell>
          <table:table-cell table:style-name="ce6" table:formula="of:=([.$B$11]/[.$C$7])*(SIN(((2*PI())/256)*([.E228]*[.$B$7])))" office:value-type="float" office:value="-31.8459112535103" calcext:value-type="float">
            <text:p>-31,8459112535103</text:p>
          </table:table-cell>
          <table:table-cell table:style-name="ce6" table:formula="of:=([.$B$11]/[.$C$8])*(SIN(((2*PI())/256)*([.E228]*[.$B$8])))" office:value-type="float" office:value="-3.06998379358637" calcext:value-type="float">
            <text:p>-3,06998379358637</text:p>
          </table:table-cell>
          <table:table-cell table:style-name="ce6" table:formula="of:=([.$B$11]/[.$C$9])*(SIN(((2*PI())/256)*([.E228]*[.$B$9])))" office:value-type="float" office:value="3.82776134292884" calcext:value-type="float">
            <text:p>3,82776134292884</text:p>
          </table:table-cell>
          <table:table-cell table:style-name="ce8" table:formula="of:=INT(SUM([.F228:.M228]))+[.$B$12]" office:value-type="float" office:value="-73" calcext:value-type="float">
            <text:p>-73</text:p>
          </table:table-cell>
          <table:table-cell table:number-columns-repeated="16"/>
          <table:table-cell table:style-name="ce9" table:formula="of:=COM.MICROSOFT.CONCAT(&quot;    &quot;; [.N228]; &quot;,        // &quot;;[.E228])" office:value-type="string" office:string-value="    -73,        // 226" calcext:value-type="string">
            <text:p><text:s text:c="4"/>-73, <text:s text:c="7"/>// 22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8]+1" office:value-type="float" office:value="227" calcext:value-type="float">
            <text:p>227</text:p>
          </table:table-cell>
          <table:table-cell table:style-name="ce6" table:formula="of:=([.$B$11]/[.$C$2])*(SIN(((2*PI())/256)*([.E229]*[.$B$2])))" office:value-type="float" office:value="-9.28910967214274" calcext:value-type="float">
            <text:p>-9,28910967214274</text:p>
          </table:table-cell>
          <table:table-cell table:style-name="ce6" table:formula="of:=([.$B$11]/[.$C$3])*(SIN(((2*PI())/256)*([.E229]*[.$B$3])))" office:value-type="float" office:value="13.7236577600045" calcext:value-type="float">
            <text:p>13,7236577600045</text:p>
          </table:table-cell>
          <table:table-cell table:style-name="ce6" table:formula="of:=([.$B$11]/[.$C$4])*(SIN(((2*PI())/256)*([.E229]*[.$B$4])))" office:value-type="float" office:value="-5.22538274363022" calcext:value-type="float">
            <text:p>-5,22538274363022</text:p>
          </table:table-cell>
          <table:table-cell table:style-name="ce6" table:formula="of:=([.$B$11]/[.$C$5])*(SIN(((2*PI())/256)*([.E229]*[.$B$5])))" office:value-type="float" office:value="-10.4507654872604" calcext:value-type="float">
            <text:p>-10,4507654872604</text:p>
          </table:table-cell>
          <table:table-cell table:style-name="ce6" table:formula="of:=([.$B$11]/[.$C$6])*(SIN(((2*PI())/256)*([.E229]*[.$B$6])))" office:value-type="float" office:value="-31.653648318873" calcext:value-type="float">
            <text:p>-31,653648318873</text:p>
          </table:table-cell>
          <table:table-cell table:style-name="ce6" table:formula="of:=([.$B$11]/[.$C$7])*(SIN(((2*PI())/256)*([.E229]*[.$B$7])))" office:value-type="float" office:value="-31.653648318873" calcext:value-type="float">
            <text:p>-31,653648318873</text:p>
          </table:table-cell>
          <table:table-cell table:style-name="ce6" table:formula="of:=([.$B$11]/[.$C$8])*(SIN(((2*PI())/256)*([.E229]*[.$B$8])))" office:value-type="float" office:value="-2.98593299636012" calcext:value-type="float">
            <text:p>-2,98593299636012</text:p>
          </table:table-cell>
          <table:table-cell table:style-name="ce6" table:formula="of:=([.$B$11]/[.$C$9])*(SIN(((2*PI())/256)*([.E229]*[.$B$9])))" office:value-type="float" office:value="3.61595717249378" calcext:value-type="float">
            <text:p>3,61595717249378</text:p>
          </table:table-cell>
          <table:table-cell table:style-name="ce8" table:formula="of:=INT(SUM([.F229:.M229]))+[.$B$12]" office:value-type="float" office:value="-74" calcext:value-type="float">
            <text:p>-74</text:p>
          </table:table-cell>
          <table:table-cell table:number-columns-repeated="16"/>
          <table:table-cell table:style-name="ce9" table:formula="of:=COM.MICROSOFT.CONCAT(&quot;    &quot;; [.N229]; &quot;,        // &quot;;[.E229])" office:value-type="string" office:string-value="    -74,        // 227" calcext:value-type="string">
            <text:p><text:s text:c="4"/>-74, <text:s text:c="7"/>// 22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29]+1" office:value-type="float" office:value="228" calcext:value-type="float">
            <text:p>228</text:p>
          </table:table-cell>
          <table:table-cell table:style-name="ce6" table:formula="of:=([.$B$11]/[.$C$2])*(SIN(((2*PI())/256)*([.E230]*[.$B$2])))" office:value-type="float" office:value="-12.2458698356828" calcext:value-type="float">
            <text:p>-12,2458698356828</text:p>
          </table:table-cell>
          <table:table-cell table:style-name="ce6" table:formula="of:=([.$B$11]/[.$C$3])*(SIN(((2*PI())/256)*([.E230]*[.$B$3])))" office:value-type="float" office:value="-3.12144515225759" calcext:value-type="float">
            <text:p>-3,12144515225759</text:p>
          </table:table-cell>
          <table:table-cell table:style-name="ce6" table:formula="of:=([.$B$11]/[.$C$4])*(SIN(((2*PI())/256)*([.E230]*[.$B$4])))" office:value-type="float" office:value="-5.07514627330917" calcext:value-type="float">
            <text:p>-5,07514627330917</text:p>
          </table:table-cell>
          <table:table-cell table:style-name="ce6" table:formula="of:=([.$B$11]/[.$C$5])*(SIN(((2*PI())/256)*([.E230]*[.$B$5])))" office:value-type="float" office:value="-10.1502925466183" calcext:value-type="float">
            <text:p>-10,1502925466183</text:p>
          </table:table-cell>
          <table:table-cell table:style-name="ce6" table:formula="of:=([.$B$11]/[.$C$6])*(SIN(((2*PI())/256)*([.E230]*[.$B$6])))" office:value-type="float" office:value="-31.3851289729034" calcext:value-type="float">
            <text:p>-31,3851289729034</text:p>
          </table:table-cell>
          <table:table-cell table:style-name="ce6" table:formula="of:=([.$B$11]/[.$C$7])*(SIN(((2*PI())/256)*([.E230]*[.$B$7])))" office:value-type="float" office:value="-31.3851289729034" calcext:value-type="float">
            <text:p>-31,3851289729034</text:p>
          </table:table-cell>
          <table:table-cell table:style-name="ce6" table:formula="of:=([.$B$11]/[.$C$8])*(SIN(((2*PI())/256)*([.E230]*[.$B$8])))" office:value-type="float" office:value="-2.9000835847481" calcext:value-type="float">
            <text:p>-2,9000835847481</text:p>
          </table:table-cell>
          <table:table-cell table:style-name="ce6" table:formula="of:=([.$B$11]/[.$C$9])*(SIN(((2*PI())/256)*([.E230]*[.$B$9])))" office:value-type="float" office:value="3.32587844921018" calcext:value-type="float">
            <text:p>3,32587844921018</text:p>
          </table:table-cell>
          <table:table-cell table:style-name="ce8" table:formula="of:=INT(SUM([.F230:.M230]))+[.$B$12]" office:value-type="float" office:value="-93" calcext:value-type="float">
            <text:p>-93</text:p>
          </table:table-cell>
          <table:table-cell table:number-columns-repeated="16"/>
          <table:table-cell table:style-name="ce9" table:formula="of:=COM.MICROSOFT.CONCAT(&quot;    &quot;; [.N230]; &quot;,        // &quot;;[.E230])" office:value-type="string" office:string-value="    -93,        // 228" calcext:value-type="string">
            <text:p><text:s text:c="4"/>-93, <text:s text:c="7"/>// 22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0]+1" office:value-type="float" office:value="229" calcext:value-type="float">
            <text:p>229</text:p>
          </table:table-cell>
          <table:table-cell table:style-name="ce6" table:formula="of:=([.$B$11]/[.$C$2])*(SIN(((2*PI())/256)*([.E231]*[.$B$2])))" office:value-type="float" office:value="-15.0846955784319" calcext:value-type="float">
            <text:p>-15,0846955784319</text:p>
          </table:table-cell>
          <table:table-cell table:style-name="ce6" table:formula="of:=([.$B$11]/[.$C$3])*(SIN(((2*PI())/256)*([.E231]*[.$B$3])))" office:value-type="float" office:value="-15.8268241594365" calcext:value-type="float">
            <text:p>-15,8268241594365</text:p>
          </table:table-cell>
          <table:table-cell table:style-name="ce6" table:formula="of:=([.$B$11]/[.$C$4])*(SIN(((2*PI())/256)*([.E231]*[.$B$4])))" office:value-type="float" office:value="-4.92185272464502" calcext:value-type="float">
            <text:p>-4,92185272464502</text:p>
          </table:table-cell>
          <table:table-cell table:style-name="ce6" table:formula="of:=([.$B$11]/[.$C$5])*(SIN(((2*PI())/256)*([.E231]*[.$B$5])))" office:value-type="float" office:value="-9.84370544929004" calcext:value-type="float">
            <text:p>-9,84370544929004</text:p>
          </table:table-cell>
          <table:table-cell table:style-name="ce6" table:formula="of:=([.$B$11]/[.$C$6])*(SIN(((2*PI())/256)*([.E231]*[.$B$6])))" office:value-type="float" office:value="-31.0410001022254" calcext:value-type="float">
            <text:p>-31,0410001022254</text:p>
          </table:table-cell>
          <table:table-cell table:style-name="ce6" table:formula="of:=([.$B$11]/[.$C$7])*(SIN(((2*PI())/256)*([.E231]*[.$B$7])))" office:value-type="float" office:value="-31.0410001022254" calcext:value-type="float">
            <text:p>-31,0410001022254</text:p>
          </table:table-cell>
          <table:table-cell table:style-name="ce6" table:formula="of:=([.$B$11]/[.$C$8])*(SIN(((2*PI())/256)*([.E231]*[.$B$8])))" office:value-type="float" office:value="-2.81248727122572" calcext:value-type="float">
            <text:p>-2,81248727122572</text:p>
          </table:table-cell>
          <table:table-cell table:style-name="ce6" table:formula="of:=([.$B$11]/[.$C$9])*(SIN(((2*PI())/256)*([.E231]*[.$B$9])))" office:value-type="float" office:value="2.96380450141984" calcext:value-type="float">
            <text:p>2,96380450141984</text:p>
          </table:table-cell>
          <table:table-cell table:style-name="ce8" table:formula="of:=INT(SUM([.F231:.M231]))+[.$B$12]" office:value-type="float" office:value="-108" calcext:value-type="float">
            <text:p>-108</text:p>
          </table:table-cell>
          <table:table-cell table:number-columns-repeated="16"/>
          <table:table-cell table:style-name="ce9" table:formula="of:=COM.MICROSOFT.CONCAT(&quot;    &quot;; [.N231]; &quot;,        // &quot;;[.E231])" office:value-type="string" office:string-value="    -108,        // 229" calcext:value-type="string">
            <text:p><text:s text:c="4"/>-108, <text:s text:c="7"/>// 22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1]+1" office:value-type="float" office:value="230" calcext:value-type="float">
            <text:p>230</text:p>
          </table:table-cell>
          <table:table-cell table:style-name="ce6" table:formula="of:=([.$B$11]/[.$C$2])*(SIN(((2*PI())/256)*([.E232]*[.$B$2])))" office:value-type="float" office:value="-17.7782474566273" calcext:value-type="float">
            <text:p>-17,7782474566273</text:p>
          </table:table-cell>
          <table:table-cell table:style-name="ce6" table:formula="of:=([.$B$11]/[.$C$3])*(SIN(((2*PI())/256)*([.E232]*[.$B$3])))" office:value-type="float" office:value="-7.54234778921594" calcext:value-type="float">
            <text:p>-7,54234778921594</text:p>
          </table:table-cell>
          <table:table-cell table:style-name="ce6" table:formula="of:=([.$B$11]/[.$C$4])*(SIN(((2*PI())/256)*([.E232]*[.$B$4])))" office:value-type="float" office:value="-4.76559443593947" calcext:value-type="float">
            <text:p>-4,76559443593947</text:p>
          </table:table-cell>
          <table:table-cell table:style-name="ce6" table:formula="of:=([.$B$11]/[.$C$5])*(SIN(((2*PI())/256)*([.E232]*[.$B$5])))" office:value-type="float" office:value="-9.53118887187893" calcext:value-type="float">
            <text:p>-9,53118887187893</text:p>
          </table:table-cell>
          <table:table-cell table:style-name="ce6" table:formula="of:=([.$B$11]/[.$C$6])*(SIN(((2*PI())/256)*([.E232]*[.$B$6])))" office:value-type="float" office:value="-30.6220907434307" calcext:value-type="float">
            <text:p>-30,6220907434307</text:p>
          </table:table-cell>
          <table:table-cell table:style-name="ce6" table:formula="of:=([.$B$11]/[.$C$7])*(SIN(((2*PI())/256)*([.E232]*[.$B$7])))" office:value-type="float" office:value="-30.6220907434307" calcext:value-type="float">
            <text:p>-30,6220907434307</text:p>
          </table:table-cell>
          <table:table-cell table:style-name="ce6" table:formula="of:=([.$B$11]/[.$C$8])*(SIN(((2*PI())/256)*([.E232]*[.$B$8])))" office:value-type="float" office:value="-2.72319682053684" calcext:value-type="float">
            <text:p>-2,72319682053684</text:p>
          </table:table-cell>
          <table:table-cell table:style-name="ce6" table:formula="of:=([.$B$11]/[.$C$9])*(SIN(((2*PI())/256)*([.E232]*[.$B$9])))" office:value-type="float" office:value="2.53757313665458" calcext:value-type="float">
            <text:p>2,53757313665458</text:p>
          </table:table-cell>
          <table:table-cell table:style-name="ce8" table:formula="of:=INT(SUM([.F232:.M232]))+[.$B$12]" office:value-type="float" office:value="-102" calcext:value-type="float">
            <text:p>-102</text:p>
          </table:table-cell>
          <table:table-cell table:number-columns-repeated="16"/>
          <table:table-cell table:style-name="ce9" table:formula="of:=COM.MICROSOFT.CONCAT(&quot;    &quot;; [.N232]; &quot;,        // &quot;;[.E232])" office:value-type="string" office:string-value="    -102,        // 230" calcext:value-type="string">
            <text:p><text:s text:c="4"/>-102, <text:s text:c="7"/>// 23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2]+1" office:value-type="float" office:value="231" calcext:value-type="float">
            <text:p>231</text:p>
          </table:table-cell>
          <table:table-cell table:style-name="ce6" table:formula="of:=([.$B$11]/[.$C$2])*(SIN(((2*PI())/256)*([.E233]*[.$B$2])))" office:value-type="float" office:value="-20.3005850932367" calcext:value-type="float">
            <text:p>-20,3005850932367</text:p>
          </table:table-cell>
          <table:table-cell table:style-name="ce6" table:formula="of:=([.$B$11]/[.$C$3])*(SIN(((2*PI())/256)*([.E233]*[.$B$3])))" office:value-type="float" office:value="10.7449432775522" calcext:value-type="float">
            <text:p>10,7449432775522</text:p>
          </table:table-cell>
          <table:table-cell table:style-name="ce6" table:formula="of:=([.$B$11]/[.$C$4])*(SIN(((2*PI())/256)*([.E233]*[.$B$4])))" office:value-type="float" office:value="-4.60646553134276" calcext:value-type="float">
            <text:p>-4,60646553134276</text:p>
          </table:table-cell>
          <table:table-cell table:style-name="ce6" table:formula="of:=([.$B$11]/[.$C$5])*(SIN(((2*PI())/256)*([.E233]*[.$B$5])))" office:value-type="float" office:value="-9.21293106268552" calcext:value-type="float">
            <text:p>-9,21293106268552</text:p>
          </table:table-cell>
          <table:table-cell table:style-name="ce6" table:formula="of:=([.$B$11]/[.$C$6])*(SIN(((2*PI())/256)*([.E233]*[.$B$6])))" office:value-type="float" office:value="-30.1294100858567" calcext:value-type="float">
            <text:p>-30,1294100858567</text:p>
          </table:table-cell>
          <table:table-cell table:style-name="ce6" table:formula="of:=([.$B$11]/[.$C$7])*(SIN(((2*PI())/256)*([.E233]*[.$B$7])))" office:value-type="float" office:value="-30.1294100858567" calcext:value-type="float">
            <text:p>-30,1294100858567</text:p>
          </table:table-cell>
          <table:table-cell table:style-name="ce6" table:formula="of:=([.$B$11]/[.$C$8])*(SIN(((2*PI())/256)*([.E233]*[.$B$8])))" office:value-type="float" office:value="-2.63226601791015" calcext:value-type="float">
            <text:p>-2,63226601791015</text:p>
          </table:table-cell>
          <table:table-cell table:style-name="ce6" table:formula="of:=([.$B$11]/[.$C$9])*(SIN(((2*PI())/256)*([.E233]*[.$B$9])))" office:value-type="float" office:value="2.0564109767729" calcext:value-type="float">
            <text:p>2,0564109767729</text:p>
          </table:table-cell>
          <table:table-cell table:style-name="ce8" table:formula="of:=INT(SUM([.F233:.M233]))+[.$B$12]" office:value-type="float" office:value="-85" calcext:value-type="float">
            <text:p>-85</text:p>
          </table:table-cell>
          <table:table-cell table:number-columns-repeated="16"/>
          <table:table-cell table:style-name="ce9" table:formula="of:=COM.MICROSOFT.CONCAT(&quot;    &quot;; [.N233]; &quot;,        // &quot;;[.E233])" office:value-type="string" office:string-value="    -85,        // 231" calcext:value-type="string">
            <text:p><text:s text:c="4"/>-85, <text:s text:c="7"/>// 23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3]+1" office:value-type="float" office:value="232" calcext:value-type="float">
            <text:p>232</text:p>
          </table:table-cell>
          <table:table-cell table:style-name="ce6" table:formula="of:=([.$B$11]/[.$C$2])*(SIN(((2*PI())/256)*([.E234]*[.$B$2])))" office:value-type="float" office:value="-22.6274169979695" calcext:value-type="float">
            <text:p>-22,6274169979695</text:p>
          </table:table-cell>
          <table:table-cell table:style-name="ce6" table:formula="of:=([.$B$11]/[.$C$3])*(SIN(((2*PI())/256)*([.E234]*[.$B$3])))" office:value-type="float" office:value="14.7820725201807" calcext:value-type="float">
            <text:p>14,7820725201807</text:p>
          </table:table-cell>
          <table:table-cell table:style-name="ce6" table:formula="of:=([.$B$11]/[.$C$4])*(SIN(((2*PI())/256)*([.E234]*[.$B$4])))" office:value-type="float" office:value="-4.44456186415682" calcext:value-type="float">
            <text:p>-4,44456186415682</text:p>
          </table:table-cell>
          <table:table-cell table:style-name="ce6" table:formula="of:=([.$B$11]/[.$C$5])*(SIN(((2*PI())/256)*([.E234]*[.$B$5])))" office:value-type="float" office:value="-8.88912372831364" calcext:value-type="float">
            <text:p>-8,88912372831364</text:p>
          </table:table-cell>
          <table:table-cell table:style-name="ce6" table:formula="of:=([.$B$11]/[.$C$6])*(SIN(((2*PI())/256)*([.E234]*[.$B$6])))" office:value-type="float" office:value="-29.5641450403612" calcext:value-type="float">
            <text:p>-29,5641450403612</text:p>
          </table:table-cell>
          <table:table-cell table:style-name="ce6" table:formula="of:=([.$B$11]/[.$C$7])*(SIN(((2*PI())/256)*([.E234]*[.$B$7])))" office:value-type="float" office:value="-29.5641450403612" calcext:value-type="float">
            <text:p>-29,5641450403612</text:p>
          </table:table-cell>
          <table:table-cell table:style-name="ce6" table:formula="of:=([.$B$11]/[.$C$8])*(SIN(((2*PI())/256)*([.E234]*[.$B$8])))" office:value-type="float" office:value="-2.53974963666104" calcext:value-type="float">
            <text:p>-2,53974963666104</text:p>
          </table:table-cell>
          <table:table-cell table:style-name="ce6" table:formula="of:=([.$B$11]/[.$C$9])*(SIN(((2*PI())/256)*([.E234]*[.$B$9])))" office:value-type="float" office:value="1.53073372946037" calcext:value-type="float">
            <text:p>1,53073372946037</text:p>
          </table:table-cell>
          <table:table-cell table:style-name="ce8" table:formula="of:=INT(SUM([.F234:.M234]))+[.$B$12]" office:value-type="float" office:value="-82" calcext:value-type="float">
            <text:p>-82</text:p>
          </table:table-cell>
          <table:table-cell table:number-columns-repeated="16"/>
          <table:table-cell table:style-name="ce9" table:formula="of:=COM.MICROSOFT.CONCAT(&quot;    &quot;; [.N234]; &quot;,        // &quot;;[.E234])" office:value-type="string" office:string-value="    -82,        // 232" calcext:value-type="string">
            <text:p><text:s text:c="4"/>-82, <text:s text:c="7"/>// 23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4]+1" office:value-type="float" office:value="233" calcext:value-type="float">
            <text:p>233</text:p>
          </table:table-cell>
          <table:table-cell table:style-name="ce6" table:formula="of:=([.$B$11]/[.$C$2])*(SIN(((2*PI())/256)*([.E235]*[.$B$2])))" office:value-type="float" office:value="-24.7363345076076" calcext:value-type="float">
            <text:p>-24,7363345076076</text:p>
          </table:table-cell>
          <table:table-cell table:style-name="ce6" table:formula="of:=([.$B$11]/[.$C$3])*(SIN(((2*PI())/256)*([.E235]*[.$B$3])))" office:value-type="float" office:value="-0.785082789238082" calcext:value-type="float">
            <text:p>-0,785082789238082</text:p>
          </table:table-cell>
          <table:table-cell table:style-name="ce6" table:formula="of:=([.$B$11]/[.$C$4])*(SIN(((2*PI())/256)*([.E235]*[.$B$4])))" office:value-type="float" office:value="-4.27998095909678" calcext:value-type="float">
            <text:p>-4,27998095909678</text:p>
          </table:table-cell>
          <table:table-cell table:style-name="ce6" table:formula="of:=([.$B$11]/[.$C$5])*(SIN(((2*PI())/256)*([.E235]*[.$B$5])))" office:value-type="float" office:value="-8.55996191819356" calcext:value-type="float">
            <text:p>-8,55996191819356</text:p>
          </table:table-cell>
          <table:table-cell table:style-name="ce6" table:formula="of:=([.$B$11]/[.$C$6])*(SIN(((2*PI())/256)*([.E235]*[.$B$6])))" office:value-type="float" office:value="-28.9276573799502" calcext:value-type="float">
            <text:p>-28,9276573799502</text:p>
          </table:table-cell>
          <table:table-cell table:style-name="ce6" table:formula="of:=([.$B$11]/[.$C$7])*(SIN(((2*PI())/256)*([.E235]*[.$B$7])))" office:value-type="float" office:value="-28.9276573799502" calcext:value-type="float">
            <text:p>-28,9276573799502</text:p>
          </table:table-cell>
          <table:table-cell table:style-name="ce6" table:formula="of:=([.$B$11]/[.$C$8])*(SIN(((2*PI())/256)*([.E235]*[.$B$8])))" office:value-type="float" office:value="-2.44570340519816" calcext:value-type="float">
            <text:p>-2,44570340519816</text:p>
          </table:table-cell>
          <table:table-cell table:style-name="ce6" table:formula="of:=([.$B$11]/[.$C$9])*(SIN(((2*PI())/256)*([.E235]*[.$B$9])))" office:value-type="float" office:value="0.971920719613064" calcext:value-type="float">
            <text:p>0,971920719613064</text:p>
          </table:table-cell>
          <table:table-cell table:style-name="ce8" table:formula="of:=INT(SUM([.F235:.M235]))+[.$B$12]" office:value-type="float" office:value="-98" calcext:value-type="float">
            <text:p>-98</text:p>
          </table:table-cell>
          <table:table-cell table:number-columns-repeated="16"/>
          <table:table-cell table:style-name="ce9" table:formula="of:=COM.MICROSOFT.CONCAT(&quot;    &quot;; [.N235]; &quot;,        // &quot;;[.E235])" office:value-type="string" office:string-value="    -98,        // 233" calcext:value-type="string">
            <text:p><text:s text:c="4"/>-98, <text:s text:c="7"/>// 23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5]+1" office:value-type="float" office:value="234" calcext:value-type="float">
            <text:p>234</text:p>
          </table:table-cell>
          <table:table-cell table:style-name="ce6" table:formula="of:=([.$B$11]/[.$C$2])*(SIN(((2*PI())/256)*([.E236]*[.$B$2])))" office:value-type="float" office:value="-26.6070275936814" calcext:value-type="float">
            <text:p>-26,6070275936814</text:p>
          </table:table-cell>
          <table:table-cell table:style-name="ce6" table:formula="of:=([.$B$11]/[.$C$3])*(SIN(((2*PI())/256)*([.E236]*[.$B$3])))" office:value-type="float" office:value="-15.3110453717154" calcext:value-type="float">
            <text:p>-15,3110453717154</text:p>
          </table:table-cell>
          <table:table-cell table:style-name="ce6" table:formula="of:=([.$B$11]/[.$C$4])*(SIN(((2*PI())/256)*([.E236]*[.$B$4])))" office:value-type="float" office:value="-4.11282195354578" calcext:value-type="float">
            <text:p>-4,11282195354578</text:p>
          </table:table-cell>
          <table:table-cell table:style-name="ce6" table:formula="of:=([.$B$11]/[.$C$5])*(SIN(((2*PI())/256)*([.E236]*[.$B$5])))" office:value-type="float" office:value="-8.22564390709155" calcext:value-type="float">
            <text:p>-8,22564390709155</text:p>
          </table:table-cell>
          <table:table-cell table:style-name="ce6" table:formula="of:=([.$B$11]/[.$C$6])*(SIN(((2*PI())/256)*([.E236]*[.$B$6])))" office:value-type="float" office:value="-28.2214804591474" calcext:value-type="float">
            <text:p>-28,2214804591474</text:p>
          </table:table-cell>
          <table:table-cell table:style-name="ce6" table:formula="of:=([.$B$11]/[.$C$7])*(SIN(((2*PI())/256)*([.E236]*[.$B$7])))" office:value-type="float" office:value="-28.2214804591474" calcext:value-type="float">
            <text:p>-28,2214804591474</text:p>
          </table:table-cell>
          <table:table-cell table:style-name="ce6" table:formula="of:=([.$B$11]/[.$C$8])*(SIN(((2*PI())/256)*([.E236]*[.$B$8])))" office:value-type="float" office:value="-2.35018397345473" calcext:value-type="float">
            <text:p>-2,35018397345473</text:p>
          </table:table-cell>
          <table:table-cell table:style-name="ce6" table:formula="of:=([.$B$11]/[.$C$9])*(SIN(((2*PI())/256)*([.E236]*[.$B$9])))" office:value-type="float" office:value="0.392068561318246" calcext:value-type="float">
            <text:p>0,392068561318246</text:p>
          </table:table-cell>
          <table:table-cell table:style-name="ce8" table:formula="of:=INT(SUM([.F236:.M236]))+[.$B$12]" office:value-type="float" office:value="-113" calcext:value-type="float">
            <text:p>-113</text:p>
          </table:table-cell>
          <table:table-cell table:number-columns-repeated="16"/>
          <table:table-cell table:style-name="ce9" table:formula="of:=COM.MICROSOFT.CONCAT(&quot;    &quot;; [.N236]; &quot;,        // &quot;;[.E236])" office:value-type="string" office:string-value="    -113,        // 234" calcext:value-type="string">
            <text:p><text:s text:c="4"/>-113, <text:s text:c="7"/>// 23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6]+1" office:value-type="float" office:value="235" calcext:value-type="float">
            <text:p>235</text:p>
          </table:table-cell>
          <table:table-cell table:style-name="ce6" table:formula="of:=([.$B$11]/[.$C$2])*(SIN(((2*PI())/256)*([.E237]*[.$B$2])))" office:value-type="float" office:value="-28.2214804591473" calcext:value-type="float">
            <text:p>-28,2214804591473</text:p>
          </table:table-cell>
          <table:table-cell table:style-name="ce6" table:formula="of:=([.$B$11]/[.$C$3])*(SIN(((2*PI())/256)*([.E237]*[.$B$3])))" office:value-type="float" office:value="-9.53118887187903" calcext:value-type="float">
            <text:p>-9,53118887187903</text:p>
          </table:table-cell>
          <table:table-cell table:style-name="ce6" table:formula="of:=([.$B$11]/[.$C$4])*(SIN(((2*PI())/256)*([.E237]*[.$B$4])))" office:value-type="float" office:value="-3.94318553783827" calcext:value-type="float">
            <text:p>-3,94318553783827</text:p>
          </table:table-cell>
          <table:table-cell table:style-name="ce6" table:formula="of:=([.$B$11]/[.$C$5])*(SIN(((2*PI())/256)*([.E237]*[.$B$5])))" office:value-type="float" office:value="-7.88637107567655" calcext:value-type="float">
            <text:p>-7,88637107567655</text:p>
          </table:table-cell>
          <table:table-cell table:style-name="ce6" table:formula="of:=([.$B$11]/[.$C$6])*(SIN(((2*PI())/256)*([.E237]*[.$B$6])))" office:value-type="float" office:value="-27.4473155200087" calcext:value-type="float">
            <text:p>-27,4473155200087</text:p>
          </table:table-cell>
          <table:table-cell table:style-name="ce6" table:formula="of:=([.$B$11]/[.$C$7])*(SIN(((2*PI())/256)*([.E237]*[.$B$7])))" office:value-type="float" office:value="-27.4473155200087" calcext:value-type="float">
            <text:p>-27,4473155200087</text:p>
          </table:table-cell>
          <table:table-cell table:style-name="ce6" table:formula="of:=([.$B$11]/[.$C$8])*(SIN(((2*PI())/256)*([.E237]*[.$B$8])))" office:value-type="float" office:value="-2.25324887876473" calcext:value-type="float">
            <text:p>-2,25324887876473</text:p>
          </table:table-cell>
          <table:table-cell table:style-name="ce6" table:formula="of:=([.$B$11]/[.$C$9])*(SIN(((2*PI())/256)*([.E237]*[.$B$9])))" office:value-type="float" office:value="-0.196270697309673" calcext:value-type="float">
            <text:p>-0,196270697309673</text:p>
          </table:table-cell>
          <table:table-cell table:style-name="ce8" table:formula="of:=INT(SUM([.F237:.M237]))+[.$B$12]" office:value-type="float" office:value="-107" calcext:value-type="float">
            <text:p>-107</text:p>
          </table:table-cell>
          <table:table-cell table:number-columns-repeated="16"/>
          <table:table-cell table:style-name="ce9" table:formula="of:=COM.MICROSOFT.CONCAT(&quot;    &quot;; [.N237]; &quot;,        // &quot;;[.E237])" office:value-type="string" office:string-value="    -107,        // 235" calcext:value-type="string">
            <text:p><text:s text:c="4"/>-107, <text:s text:c="7"/>// 23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7]+1" office:value-type="float" office:value="236" calcext:value-type="float">
            <text:p>236</text:p>
          </table:table-cell>
          <table:table-cell table:style-name="ce6" table:formula="of:=([.$B$11]/[.$C$2])*(SIN(((2*PI())/256)*([.E238]*[.$B$2])))" office:value-type="float" office:value="-29.5641450403612" calcext:value-type="float">
            <text:p>-29,5641450403612</text:p>
          </table:table-cell>
          <table:table-cell table:style-name="ce6" table:formula="of:=([.$B$11]/[.$C$3])*(SIN(((2*PI())/256)*([.E238]*[.$B$3])))" office:value-type="float" office:value="8.88912372831337" calcext:value-type="float">
            <text:p>8,88912372831337</text:p>
          </table:table-cell>
          <table:table-cell table:style-name="ce6" table:formula="of:=([.$B$11]/[.$C$4])*(SIN(((2*PI())/256)*([.E238]*[.$B$4])))" office:value-type="float" office:value="-3.77117389460798" calcext:value-type="float">
            <text:p>-3,77117389460798</text:p>
          </table:table-cell>
          <table:table-cell table:style-name="ce6" table:formula="of:=([.$B$11]/[.$C$5])*(SIN(((2*PI())/256)*([.E238]*[.$B$5])))" office:value-type="float" office:value="-7.54234778921597" calcext:value-type="float">
            <text:p>-7,54234778921597</text:p>
          </table:table-cell>
          <table:table-cell table:style-name="ce6" table:formula="of:=([.$B$11]/[.$C$6])*(SIN(((2*PI())/256)*([.E238]*[.$B$6])))" office:value-type="float" office:value="-26.6070275936815" calcext:value-type="float">
            <text:p>-26,6070275936815</text:p>
          </table:table-cell>
          <table:table-cell table:style-name="ce6" table:formula="of:=([.$B$11]/[.$C$7])*(SIN(((2*PI())/256)*([.E238]*[.$B$7])))" office:value-type="float" office:value="-26.6070275936815" calcext:value-type="float">
            <text:p>-26,6070275936815</text:p>
          </table:table-cell>
          <table:table-cell table:style-name="ce6" table:formula="of:=([.$B$11]/[.$C$8])*(SIN(((2*PI())/256)*([.E238]*[.$B$8])))" office:value-type="float" office:value="-2.15495651120456" calcext:value-type="float">
            <text:p>-2,15495651120456</text:p>
          </table:table-cell>
          <table:table-cell table:style-name="ce6" table:formula="of:=([.$B$11]/[.$C$9])*(SIN(((2*PI())/256)*([.E238]*[.$B$9])))" office:value-type="float" office:value="-0.780361288064519" calcext:value-type="float">
            <text:p>-0,780361288064519</text:p>
          </table:table-cell>
          <table:table-cell table:style-name="ce8" table:formula="of:=INT(SUM([.F238:.M238]))+[.$B$12]" office:value-type="float" office:value="-89" calcext:value-type="float">
            <text:p>-89</text:p>
          </table:table-cell>
          <table:table-cell table:number-columns-repeated="16"/>
          <table:table-cell table:style-name="ce9" table:formula="of:=COM.MICROSOFT.CONCAT(&quot;    &quot;; [.N238]; &quot;,        // &quot;;[.E238])" office:value-type="string" office:string-value="    -89,        // 236" calcext:value-type="string">
            <text:p><text:s text:c="4"/>-89, <text:s text:c="7"/>// 23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8]+1" office:value-type="float" office:value="237" calcext:value-type="float">
            <text:p>237</text:p>
          </table:table-cell>
          <table:table-cell table:style-name="ce6" table:formula="of:=([.$B$11]/[.$C$2])*(SIN(((2*PI())/256)*([.E239]*[.$B$2])))" office:value-type="float" office:value="-30.6220907434307" calcext:value-type="float">
            <text:p>-30,6220907434307</text:p>
          </table:table-cell>
          <table:table-cell table:style-name="ce6" table:formula="of:=([.$B$11]/[.$C$3])*(SIN(((2*PI())/256)*([.E239]*[.$B$3])))" office:value-type="float" office:value="15.5205000511128" calcext:value-type="float">
            <text:p>15,5205000511128</text:p>
          </table:table-cell>
          <table:table-cell table:style-name="ce6" table:formula="of:=([.$B$11]/[.$C$4])*(SIN(((2*PI())/256)*([.E239]*[.$B$4])))" office:value-type="float" office:value="-3.59689063723686" calcext:value-type="float">
            <text:p>-3,59689063723686</text:p>
          </table:table-cell>
          <table:table-cell table:style-name="ce6" table:formula="of:=([.$B$11]/[.$C$5])*(SIN(((2*PI())/256)*([.E239]*[.$B$5])))" office:value-type="float" office:value="-7.19378127447371" calcext:value-type="float">
            <text:p>-7,19378127447371</text:p>
          </table:table-cell>
          <table:table-cell table:style-name="ce6" table:formula="of:=([.$B$11]/[.$C$6])*(SIN(((2*PI())/256)*([.E239]*[.$B$6])))" office:value-type="float" office:value="-25.7026410073807" calcext:value-type="float">
            <text:p>-25,7026410073807</text:p>
          </table:table-cell>
          <table:table-cell table:style-name="ce6" table:formula="of:=([.$B$11]/[.$C$7])*(SIN(((2*PI())/256)*([.E239]*[.$B$7])))" office:value-type="float" office:value="-25.7026410073807" calcext:value-type="float">
            <text:p>-25,7026410073807</text:p>
          </table:table-cell>
          <table:table-cell table:style-name="ce6" table:formula="of:=([.$B$11]/[.$C$8])*(SIN(((2*PI())/256)*([.E239]*[.$B$8])))" office:value-type="float" office:value="-2.05536607842106" calcext:value-type="float">
            <text:p>-2,05536607842106</text:p>
          </table:table-cell>
          <table:table-cell table:style-name="ce6" table:formula="of:=([.$B$11]/[.$C$9])*(SIN(((2*PI())/256)*([.E239]*[.$B$9])))" office:value-type="float" office:value="-1.34755941356886" calcext:value-type="float">
            <text:p>-1,34755941356886</text:p>
          </table:table-cell>
          <table:table-cell table:style-name="ce8" table:formula="of:=INT(SUM([.F239:.M239]))+[.$B$12]" office:value-type="float" office:value="-81" calcext:value-type="float">
            <text:p>-81</text:p>
          </table:table-cell>
          <table:table-cell table:number-columns-repeated="16"/>
          <table:table-cell table:style-name="ce9" table:formula="of:=COM.MICROSOFT.CONCAT(&quot;    &quot;; [.N239]; &quot;,        // &quot;;[.E239])" office:value-type="string" office:string-value="    -81,        // 237" calcext:value-type="string">
            <text:p><text:s text:c="4"/>-81, <text:s text:c="7"/>// 23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39]+1" office:value-type="float" office:value="238" calcext:value-type="float">
            <text:p>238</text:p>
          </table:table-cell>
          <table:table-cell table:style-name="ce6" table:formula="of:=([.$B$11]/[.$C$2])*(SIN(((2*PI())/256)*([.E240]*[.$B$2])))" office:value-type="float" office:value="-31.3851289729034" calcext:value-type="float">
            <text:p>-31,3851289729034</text:p>
          </table:table-cell>
          <table:table-cell table:style-name="ce6" table:formula="of:=([.$B$11]/[.$C$3])*(SIN(((2*PI())/256)*([.E240]*[.$B$3])))" office:value-type="float" office:value="1.56827424527281" calcext:value-type="float">
            <text:p>1,56827424527281</text:p>
          </table:table-cell>
          <table:table-cell table:style-name="ce6" table:formula="of:=([.$B$11]/[.$C$4])*(SIN(((2*PI())/256)*([.E240]*[.$B$4])))" office:value-type="float" office:value="-3.42044074744226" calcext:value-type="float">
            <text:p>-3,42044074744226</text:p>
          </table:table-cell>
          <table:table-cell table:style-name="ce6" table:formula="of:=([.$B$11]/[.$C$5])*(SIN(((2*PI())/256)*([.E240]*[.$B$5])))" office:value-type="float" office:value="-6.84088149488452" calcext:value-type="float">
            <text:p>-6,84088149488452</text:p>
          </table:table-cell>
          <table:table-cell table:style-name="ce6" table:formula="of:=([.$B$11]/[.$C$6])*(SIN(((2*PI())/256)*([.E240]*[.$B$6])))" office:value-type="float" office:value="-24.7363345076076" calcext:value-type="float">
            <text:p>-24,7363345076076</text:p>
          </table:table-cell>
          <table:table-cell table:style-name="ce6" table:formula="of:=([.$B$11]/[.$C$7])*(SIN(((2*PI())/256)*([.E240]*[.$B$7])))" office:value-type="float" office:value="-24.7363345076076" calcext:value-type="float">
            <text:p>-24,7363345076076</text:p>
          </table:table-cell>
          <table:table-cell table:style-name="ce6" table:formula="of:=([.$B$11]/[.$C$8])*(SIN(((2*PI())/256)*([.E240]*[.$B$8])))" office:value-type="float" office:value="-1.95453756996701" calcext:value-type="float">
            <text:p>-1,95453756996701</text:p>
          </table:table-cell>
          <table:table-cell table:style-name="ce6" table:formula="of:=([.$B$11]/[.$C$9])*(SIN(((2*PI())/256)*([.E240]*[.$B$9])))" office:value-type="float" office:value="-1.88558694730398" calcext:value-type="float">
            <text:p>-1,88558694730398</text:p>
          </table:table-cell>
          <table:table-cell table:style-name="ce8" table:formula="of:=INT(SUM([.F240:.M240]))+[.$B$12]" office:value-type="float" office:value="-94" calcext:value-type="float">
            <text:p>-94</text:p>
          </table:table-cell>
          <table:table-cell table:number-columns-repeated="16"/>
          <table:table-cell table:style-name="ce9" table:formula="of:=COM.MICROSOFT.CONCAT(&quot;    &quot;; [.N240]; &quot;,        // &quot;;[.E240])" office:value-type="string" office:string-value="    -94,        // 238" calcext:value-type="string">
            <text:p><text:s text:c="4"/>-94, <text:s text:c="7"/>// 23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0]+1" office:value-type="float" office:value="239" calcext:value-type="float">
            <text:p>239</text:p>
          </table:table-cell>
          <table:table-cell table:style-name="ce6" table:formula="of:=([.$B$11]/[.$C$2])*(SIN(((2*PI())/256)*([.E241]*[.$B$2])))" office:value-type="float" office:value="-31.8459112535103" calcext:value-type="float">
            <text:p>-31,8459112535103</text:p>
          </table:table-cell>
          <table:table-cell table:style-name="ce6" table:formula="of:=([.$B$11]/[.$C$3])*(SIN(((2*PI())/256)*([.E241]*[.$B$3])))" office:value-type="float" office:value="-14.4638286899751" calcext:value-type="float">
            <text:p>-14,4638286899751</text:p>
          </table:table-cell>
          <table:table-cell table:style-name="ce6" table:formula="of:=([.$B$11]/[.$C$4])*(SIN(((2*PI())/256)*([.E241]*[.$B$4])))" office:value-type="float" office:value="-3.24193051203992" calcext:value-type="float">
            <text:p>-3,24193051203992</text:p>
          </table:table-cell>
          <table:table-cell table:style-name="ce6" table:formula="of:=([.$B$11]/[.$C$5])*(SIN(((2*PI())/256)*([.E241]*[.$B$5])))" office:value-type="float" office:value="-6.48386102407985" calcext:value-type="float">
            <text:p>-6,48386102407985</text:p>
          </table:table-cell>
          <table:table-cell table:style-name="ce6" table:formula="of:=([.$B$11]/[.$C$6])*(SIN(((2*PI())/256)*([.E241]*[.$B$6])))" office:value-type="float" office:value="-23.7104360113587" calcext:value-type="float">
            <text:p>-23,7104360113587</text:p>
          </table:table-cell>
          <table:table-cell table:style-name="ce6" table:formula="of:=([.$B$11]/[.$C$7])*(SIN(((2*PI())/256)*([.E241]*[.$B$7])))" office:value-type="float" office:value="-23.7104360113587" calcext:value-type="float">
            <text:p>-23,7104360113587</text:p>
          </table:table-cell>
          <table:table-cell table:style-name="ce6" table:formula="of:=([.$B$11]/[.$C$8])*(SIN(((2*PI())/256)*([.E241]*[.$B$8])))" office:value-type="float" office:value="-1.85253172116567" calcext:value-type="float">
            <text:p>-1,85253172116567</text:p>
          </table:table-cell>
          <table:table-cell table:style-name="ce6" table:formula="of:=([.$B$11]/[.$C$9])*(SIN(((2*PI())/256)*([.E241]*[.$B$9])))" office:value-type="float" office:value="-2.38279721796973" calcext:value-type="float">
            <text:p>-2,38279721796973</text:p>
          </table:table-cell>
          <table:table-cell table:style-name="ce8" table:formula="of:=INT(SUM([.F241:.M241]))+[.$B$12]" office:value-type="float" office:value="-108" calcext:value-type="float">
            <text:p>-108</text:p>
          </table:table-cell>
          <table:table-cell table:number-columns-repeated="16"/>
          <table:table-cell table:style-name="ce9" table:formula="of:=COM.MICROSOFT.CONCAT(&quot;    &quot;; [.N241]; &quot;,        // &quot;;[.E241])" office:value-type="string" office:string-value="    -108,        // 239" calcext:value-type="string">
            <text:p><text:s text:c="4"/>-108, <text:s text:c="7"/>// 23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1]+1" office:value-type="float" office:value="240" calcext:value-type="float">
            <text:p>240</text:p>
          </table:table-cell>
          <table:table-cell table:style-name="ce6" table:formula="of:=([.$B$11]/[.$C$2])*(SIN(((2*PI())/256)*([.E242]*[.$B$2])))" office:value-type="float" office:value="-32" calcext:value-type="float">
            <text:p>-32</text:p>
          </table:table-cell>
          <table:table-cell table:style-name="ce6" table:formula="of:=([.$B$11]/[.$C$3])*(SIN(((2*PI())/256)*([.E242]*[.$B$3])))" office:value-type="float" office:value="-11.3137084989849" calcext:value-type="float">
            <text:p>-11,3137084989849</text:p>
          </table:table-cell>
          <table:table-cell table:style-name="ce6" table:formula="of:=([.$B$11]/[.$C$4])*(SIN(((2*PI())/256)*([.E242]*[.$B$4])))" office:value-type="float" office:value="-3.06146745892072" calcext:value-type="float">
            <text:p>-3,06146745892072</text:p>
          </table:table-cell>
          <table:table-cell table:style-name="ce6" table:formula="of:=([.$B$11]/[.$C$5])*(SIN(((2*PI())/256)*([.E242]*[.$B$5])))" office:value-type="float" office:value="-6.12293491784145" calcext:value-type="float">
            <text:p>-6,12293491784145</text:p>
          </table:table-cell>
          <table:table-cell table:style-name="ce6" table:formula="of:=([.$B$11]/[.$C$6])*(SIN(((2*PI())/256)*([.E242]*[.$B$6])))" office:value-type="float" office:value="-22.6274169979696" calcext:value-type="float">
            <text:p>-22,6274169979696</text:p>
          </table:table-cell>
          <table:table-cell table:style-name="ce6" table:formula="of:=([.$B$11]/[.$C$7])*(SIN(((2*PI())/256)*([.E242]*[.$B$7])))" office:value-type="float" office:value="-22.6274169979696" calcext:value-type="float">
            <text:p>-22,6274169979696</text:p>
          </table:table-cell>
          <table:table-cell table:style-name="ce6" table:formula="of:=([.$B$11]/[.$C$8])*(SIN(((2*PI())/256)*([.E242]*[.$B$8])))" office:value-type="float" office:value="-1.74940997652613" calcext:value-type="float">
            <text:p>-1,74940997652613</text:p>
          </table:table-cell>
          <table:table-cell table:style-name="ce6" table:formula="of:=([.$B$11]/[.$C$9])*(SIN(((2*PI())/256)*([.E242]*[.$B$9])))" office:value-type="float" office:value="-2.82842712474619" calcext:value-type="float">
            <text:p>-2,82842712474619</text:p>
          </table:table-cell>
          <table:table-cell table:style-name="ce8" table:formula="of:=INT(SUM([.F242:.M242]))+[.$B$12]" office:value-type="float" office:value="-103" calcext:value-type="float">
            <text:p>-103</text:p>
          </table:table-cell>
          <table:table-cell table:number-columns-repeated="16"/>
          <table:table-cell table:style-name="ce9" table:formula="of:=COM.MICROSOFT.CONCAT(&quot;    &quot;; [.N242]; &quot;,        // &quot;;[.E242])" office:value-type="string" office:string-value="    -103,        // 240" calcext:value-type="string">
            <text:p><text:s text:c="4"/>-103, <text:s text:c="7"/>// 24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2]+1" office:value-type="float" office:value="241" calcext:value-type="float">
            <text:p>241</text:p>
          </table:table-cell>
          <table:table-cell table:style-name="ce6" table:formula="of:=([.$B$11]/[.$C$2])*(SIN(((2*PI())/256)*([.E243]*[.$B$2])))" office:value-type="float" office:value="-31.8459112535103" calcext:value-type="float">
            <text:p>-31,8459112535103</text:p>
          </table:table-cell>
          <table:table-cell table:style-name="ce6" table:formula="of:=([.$B$11]/[.$C$3])*(SIN(((2*PI())/256)*([.E243]*[.$B$3])))" office:value-type="float" office:value="6.84088149488409" calcext:value-type="float">
            <text:p>6,84088149488409</text:p>
          </table:table-cell>
          <table:table-cell table:style-name="ce6" table:formula="of:=([.$B$11]/[.$C$4])*(SIN(((2*PI())/256)*([.E243]*[.$B$4])))" office:value-type="float" office:value="-2.8791602922799" calcext:value-type="float">
            <text:p>-2,8791602922799</text:p>
          </table:table-cell>
          <table:table-cell table:style-name="ce6" table:formula="of:=([.$B$11]/[.$C$5])*(SIN(((2*PI())/256)*([.E243]*[.$B$5])))" office:value-type="float" office:value="-5.75832058455981" calcext:value-type="float">
            <text:p>-5,75832058455981</text:p>
          </table:table-cell>
          <table:table-cell table:style-name="ce6" table:formula="of:=([.$B$11]/[.$C$6])*(SIN(((2*PI())/256)*([.E243]*[.$B$6])))" office:value-type="float" office:value="-21.4898865551046" calcext:value-type="float">
            <text:p>-21,4898865551046</text:p>
          </table:table-cell>
          <table:table-cell table:style-name="ce6" table:formula="of:=([.$B$11]/[.$C$7])*(SIN(((2*PI())/256)*([.E243]*[.$B$7])))" office:value-type="float" office:value="-21.4898865551046" calcext:value-type="float">
            <text:p>-21,4898865551046</text:p>
          </table:table-cell>
          <table:table-cell table:style-name="ce6" table:formula="of:=([.$B$11]/[.$C$8])*(SIN(((2*PI())/256)*([.E243]*[.$B$8])))" office:value-type="float" office:value="-1.64523445273137" calcext:value-type="float">
            <text:p>-1,64523445273137</text:p>
          </table:table-cell>
          <table:table-cell table:style-name="ce6" table:formula="of:=([.$B$11]/[.$C$9])*(SIN(((2*PI())/256)*([.E243]*[.$B$9])))" office:value-type="float" office:value="-3.21283012592258" calcext:value-type="float">
            <text:p>-3,21283012592258</text:p>
          </table:table-cell>
          <table:table-cell table:style-name="ce8" table:formula="of:=INT(SUM([.F243:.M243]))+[.$B$12]" office:value-type="float" office:value="-82" calcext:value-type="float">
            <text:p>-82</text:p>
          </table:table-cell>
          <table:table-cell table:number-columns-repeated="16"/>
          <table:table-cell table:style-name="ce9" table:formula="of:=COM.MICROSOFT.CONCAT(&quot;    &quot;; [.N243]; &quot;,        // &quot;;[.E243])" office:value-type="string" office:string-value="    -82,        // 241" calcext:value-type="string">
            <text:p><text:s text:c="4"/>-82, <text:s text:c="7"/>// 24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3]+1" office:value-type="float" office:value="242" calcext:value-type="float">
            <text:p>242</text:p>
          </table:table-cell>
          <table:table-cell table:style-name="ce6" table:formula="of:=([.$B$11]/[.$C$2])*(SIN(((2*PI())/256)*([.E244]*[.$B$2])))" office:value-type="float" office:value="-31.3851289729034" calcext:value-type="float">
            <text:p>-31,3851289729034</text:p>
          </table:table-cell>
          <table:table-cell table:style-name="ce6" table:formula="of:=([.$B$11]/[.$C$3])*(SIN(((2*PI())/256)*([.E244]*[.$B$3])))" office:value-type="float" office:value="15.9229556267551" calcext:value-type="float">
            <text:p>15,9229556267551</text:p>
          </table:table-cell>
          <table:table-cell table:style-name="ce6" table:formula="of:=([.$B$11]/[.$C$4])*(SIN(((2*PI())/256)*([.E244]*[.$B$4])))" office:value-type="float" office:value="-2.69511882713776" calcext:value-type="float">
            <text:p>-2,69511882713776</text:p>
          </table:table-cell>
          <table:table-cell table:style-name="ce6" table:formula="of:=([.$B$11]/[.$C$5])*(SIN(((2*PI())/256)*([.E244]*[.$B$5])))" office:value-type="float" office:value="-5.39023765427552" calcext:value-type="float">
            <text:p>-5,39023765427552</text:p>
          </table:table-cell>
          <table:table-cell table:style-name="ce6" table:formula="of:=([.$B$11]/[.$C$6])*(SIN(((2*PI())/256)*([.E244]*[.$B$6])))" office:value-type="float" office:value="-20.3005850932367" calcext:value-type="float">
            <text:p>-20,3005850932367</text:p>
          </table:table-cell>
          <table:table-cell table:style-name="ce6" table:formula="of:=([.$B$11]/[.$C$7])*(SIN(((2*PI())/256)*([.E244]*[.$B$7])))" office:value-type="float" office:value="-20.3005850932367" calcext:value-type="float">
            <text:p>-20,3005850932367</text:p>
          </table:table-cell>
          <table:table-cell table:style-name="ce6" table:formula="of:=([.$B$11]/[.$C$8])*(SIN(((2*PI())/256)*([.E244]*[.$B$8])))" office:value-type="float" office:value="-1.54006790122158" calcext:value-type="float">
            <text:p>-1,54006790122158</text:p>
          </table:table-cell>
          <table:table-cell table:style-name="ce6" table:formula="of:=([.$B$11]/[.$C$9])*(SIN(((2*PI())/256)*([.E244]*[.$B$9])))" office:value-type="float" office:value="-3.52768505739342" calcext:value-type="float">
            <text:p>-3,52768505739342</text:p>
          </table:table-cell>
          <table:table-cell table:style-name="ce8" table:formula="of:=INT(SUM([.F244:.M244]))+[.$B$12]" office:value-type="float" office:value="-70" calcext:value-type="float">
            <text:p>-70</text:p>
          </table:table-cell>
          <table:table-cell table:number-columns-repeated="16"/>
          <table:table-cell table:style-name="ce9" table:formula="of:=COM.MICROSOFT.CONCAT(&quot;    &quot;; [.N244]; &quot;,        // &quot;;[.E244])" office:value-type="string" office:string-value="    -70,        // 242" calcext:value-type="string">
            <text:p><text:s text:c="4"/>-70, <text:s text:c="7"/>// 24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4]+1" office:value-type="float" office:value="243" calcext:value-type="float">
            <text:p>243</text:p>
          </table:table-cell>
          <table:table-cell table:style-name="ce6" table:formula="of:=([.$B$11]/[.$C$2])*(SIN(((2*PI())/256)*([.E245]*[.$B$2])))" office:value-type="float" office:value="-30.6220907434307" calcext:value-type="float">
            <text:p>-30,6220907434307</text:p>
          </table:table-cell>
          <table:table-cell table:style-name="ce6" table:formula="of:=([.$B$11]/[.$C$3])*(SIN(((2*PI())/256)*([.E245]*[.$B$3])))" office:value-type="float" office:value="3.8876828784522" calcext:value-type="float">
            <text:p>3,8876828784522</text:p>
          </table:table-cell>
          <table:table-cell table:style-name="ce6" table:formula="of:=([.$B$11]/[.$C$4])*(SIN(((2*PI())/256)*([.E245]*[.$B$4])))" office:value-type="float" office:value="-2.50945392319113" calcext:value-type="float">
            <text:p>-2,50945392319113</text:p>
          </table:table-cell>
          <table:table-cell table:style-name="ce6" table:formula="of:=([.$B$11]/[.$C$5])*(SIN(((2*PI())/256)*([.E245]*[.$B$5])))" office:value-type="float" office:value="-5.01890784638226" calcext:value-type="float">
            <text:p>-5,01890784638226</text:p>
          </table:table-cell>
          <table:table-cell table:style-name="ce6" table:formula="of:=([.$B$11]/[.$C$6])*(SIN(((2*PI())/256)*([.E245]*[.$B$6])))" office:value-type="float" office:value="-19.0623777437579" calcext:value-type="float">
            <text:p>-19,0623777437579</text:p>
          </table:table-cell>
          <table:table-cell table:style-name="ce6" table:formula="of:=([.$B$11]/[.$C$7])*(SIN(((2*PI())/256)*([.E245]*[.$B$7])))" office:value-type="float" office:value="-19.0623777437579" calcext:value-type="float">
            <text:p>-19,0623777437579</text:p>
          </table:table-cell>
          <table:table-cell table:style-name="ce6" table:formula="of:=([.$B$11]/[.$C$8])*(SIN(((2*PI())/256)*([.E245]*[.$B$8])))" office:value-type="float" office:value="-1.43397367039493" calcext:value-type="float">
            <text:p>-1,43397367039493</text:p>
          </table:table-cell>
          <table:table-cell table:style-name="ce6" table:formula="of:=([.$B$11]/[.$C$9])*(SIN(((2*PI())/256)*([.E245]*[.$B$9])))" office:value-type="float" office:value="-3.76617626073208" calcext:value-type="float">
            <text:p>-3,76617626073208</text:p>
          </table:table-cell>
          <table:table-cell table:style-name="ce8" table:formula="of:=INT(SUM([.F245:.M245]))+[.$B$12]" office:value-type="float" office:value="-78" calcext:value-type="float">
            <text:p>-78</text:p>
          </table:table-cell>
          <table:table-cell table:number-columns-repeated="16"/>
          <table:table-cell table:style-name="ce9" table:formula="of:=COM.MICROSOFT.CONCAT(&quot;    &quot;; [.N245]; &quot;,        // &quot;;[.E245])" office:value-type="string" office:string-value="    -78,        // 243" calcext:value-type="string">
            <text:p><text:s text:c="4"/>-78, <text:s text:c="7"/>// 24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5]+1" office:value-type="float" office:value="244" calcext:value-type="float">
            <text:p>244</text:p>
          </table:table-cell>
          <table:table-cell table:style-name="ce6" table:formula="of:=([.$B$11]/[.$C$2])*(SIN(((2*PI())/256)*([.E246]*[.$B$2])))" office:value-type="float" office:value="-29.5641450403612" calcext:value-type="float">
            <text:p>-29,5641450403612</text:p>
          </table:table-cell>
          <table:table-cell table:style-name="ce6" table:formula="of:=([.$B$11]/[.$C$3])*(SIN(((2*PI())/256)*([.E246]*[.$B$3])))" office:value-type="float" office:value="-13.3035137968406" calcext:value-type="float">
            <text:p>-13,3035137968406</text:p>
          </table:table-cell>
          <table:table-cell table:style-name="ce6" table:formula="of:=([.$B$11]/[.$C$4])*(SIN(((2*PI())/256)*([.E246]*[.$B$4])))" office:value-type="float" office:value="-2.3222774180357" calcext:value-type="float">
            <text:p>-2,3222774180357</text:p>
          </table:table-cell>
          <table:table-cell table:style-name="ce6" table:formula="of:=([.$B$11]/[.$C$5])*(SIN(((2*PI())/256)*([.E246]*[.$B$5])))" office:value-type="float" office:value="-4.6445548360714" calcext:value-type="float">
            <text:p>-4,6445548360714</text:p>
          </table:table-cell>
          <table:table-cell table:style-name="ce6" table:formula="of:=([.$B$11]/[.$C$6])*(SIN(((2*PI())/256)*([.E246]*[.$B$6])))" office:value-type="float" office:value="-17.7782474566273" calcext:value-type="float">
            <text:p>-17,7782474566273</text:p>
          </table:table-cell>
          <table:table-cell table:style-name="ce6" table:formula="of:=([.$B$11]/[.$C$7])*(SIN(((2*PI())/256)*([.E246]*[.$B$7])))" office:value-type="float" office:value="-17.7782474566273" calcext:value-type="float">
            <text:p>-17,7782474566273</text:p>
          </table:table-cell>
          <table:table-cell table:style-name="ce6" table:formula="of:=([.$B$11]/[.$C$8])*(SIN(((2*PI())/256)*([.E246]*[.$B$8])))" office:value-type="float" office:value="-1.32701566744897" calcext:value-type="float">
            <text:p>-1,32701566744897</text:p>
          </table:table-cell>
          <table:table-cell table:style-name="ce6" table:formula="of:=([.$B$11]/[.$C$9])*(SIN(((2*PI())/256)*([.E246]*[.$B$9])))" office:value-type="float" office:value="-3.92314112161292" calcext:value-type="float">
            <text:p>-3,92314112161292</text:p>
          </table:table-cell>
          <table:table-cell table:style-name="ce8" table:formula="of:=INT(SUM([.F246:.M246]))+[.$B$12]" office:value-type="float" office:value="-91" calcext:value-type="float">
            <text:p>-91</text:p>
          </table:table-cell>
          <table:table-cell table:number-columns-repeated="16"/>
          <table:table-cell table:style-name="ce9" table:formula="of:=COM.MICROSOFT.CONCAT(&quot;    &quot;; [.N246]; &quot;,        // &quot;;[.E246])" office:value-type="string" office:string-value="    -91,        // 244" calcext:value-type="string">
            <text:p><text:s text:c="4"/>-91, <text:s text:c="7"/>// 24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6]+1" office:value-type="float" office:value="245" calcext:value-type="float">
            <text:p>245</text:p>
          </table:table-cell>
          <table:table-cell table:style-name="ce6" table:formula="of:=([.$B$11]/[.$C$2])*(SIN(((2*PI())/256)*([.E247]*[.$B$2])))" office:value-type="float" office:value="-28.2214804591474" calcext:value-type="float">
            <text:p>-28,2214804591474</text:p>
          </table:table-cell>
          <table:table-cell table:style-name="ce6" table:formula="of:=([.$B$11]/[.$C$3])*(SIN(((2*PI())/256)*([.E247]*[.$B$3])))" office:value-type="float" office:value="-12.8513205036906" calcext:value-type="float">
            <text:p>-12,8513205036906</text:p>
          </table:table-cell>
          <table:table-cell table:style-name="ce6" table:formula="of:=([.$B$11]/[.$C$4])*(SIN(((2*PI())/256)*([.E247]*[.$B$4])))" office:value-type="float" office:value="-2.13370205979919" calcext:value-type="float">
            <text:p>-2,13370205979919</text:p>
          </table:table-cell>
          <table:table-cell table:style-name="ce6" table:formula="of:=([.$B$11]/[.$C$5])*(SIN(((2*PI())/256)*([.E247]*[.$B$5])))" office:value-type="float" office:value="-4.26740411959838" calcext:value-type="float">
            <text:p>-4,26740411959838</text:p>
          </table:table-cell>
          <table:table-cell table:style-name="ce6" table:formula="of:=([.$B$11]/[.$C$6])*(SIN(((2*PI())/256)*([.E247]*[.$B$6])))" office:value-type="float" office:value="-16.4512878141831" calcext:value-type="float">
            <text:p>-16,4512878141831</text:p>
          </table:table-cell>
          <table:table-cell table:style-name="ce6" table:formula="of:=([.$B$11]/[.$C$7])*(SIN(((2*PI())/256)*([.E247]*[.$B$7])))" office:value-type="float" office:value="-16.4512878141831" calcext:value-type="float">
            <text:p>-16,4512878141831</text:p>
          </table:table-cell>
          <table:table-cell table:style-name="ce6" table:formula="of:=([.$B$11]/[.$C$8])*(SIN(((2*PI())/256)*([.E247]*[.$B$8])))" office:value-type="float" office:value="-1.21925831988525" calcext:value-type="float">
            <text:p>-1,21925831988525</text:p>
          </table:table-cell>
          <table:table-cell table:style-name="ce6" table:formula="of:=([.$B$11]/[.$C$9])*(SIN(((2*PI())/256)*([.E247]*[.$B$9])))" office:value-type="float" office:value="-3.99518182482069" calcext:value-type="float">
            <text:p>-3,99518182482069</text:p>
          </table:table-cell>
          <table:table-cell table:style-name="ce8" table:formula="of:=INT(SUM([.F247:.M247]))+[.$B$12]" office:value-type="float" office:value="-86" calcext:value-type="float">
            <text:p>-86</text:p>
          </table:table-cell>
          <table:table-cell table:number-columns-repeated="16"/>
          <table:table-cell table:style-name="ce9" table:formula="of:=COM.MICROSOFT.CONCAT(&quot;    &quot;; [.N247]; &quot;,        // &quot;;[.E247])" office:value-type="string" office:string-value="    -86,        // 245" calcext:value-type="string">
            <text:p><text:s text:c="4"/>-86, <text:s text:c="7"/>// 24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7]+1" office:value-type="float" office:value="246" calcext:value-type="float">
            <text:p>246</text:p>
          </table:table-cell>
          <table:table-cell table:style-name="ce6" table:formula="of:=([.$B$11]/[.$C$2])*(SIN(((2*PI())/256)*([.E248]*[.$B$2])))" office:value-type="float" office:value="-26.6070275936815" calcext:value-type="float">
            <text:p>-26,6070275936815</text:p>
          </table:table-cell>
          <table:table-cell table:style-name="ce6" table:formula="of:=([.$B$11]/[.$C$3])*(SIN(((2*PI())/256)*([.E248]*[.$B$3])))" office:value-type="float" office:value="4.64455483607082" calcext:value-type="float">
            <text:p>4,64455483607082</text:p>
          </table:table-cell>
          <table:table-cell table:style-name="ce6" table:formula="of:=([.$B$11]/[.$C$4])*(SIN(((2*PI())/256)*([.E248]*[.$B$4])))" office:value-type="float" office:value="-1.94384143922611" calcext:value-type="float">
            <text:p>-1,94384143922611</text:p>
          </table:table-cell>
          <table:table-cell table:style-name="ce6" table:formula="of:=([.$B$11]/[.$C$5])*(SIN(((2*PI())/256)*([.E248]*[.$B$5])))" office:value-type="float" office:value="-3.88768287845223" calcext:value-type="float">
            <text:p>-3,88768287845223</text:p>
          </table:table-cell>
          <table:table-cell table:style-name="ce6" table:formula="of:=([.$B$11]/[.$C$6])*(SIN(((2*PI())/256)*([.E248]*[.$B$6])))" office:value-type="float" office:value="-15.0846955784319" calcext:value-type="float">
            <text:p>-15,0846955784319</text:p>
          </table:table-cell>
          <table:table-cell table:style-name="ce6" table:formula="of:=([.$B$11]/[.$C$7])*(SIN(((2*PI())/256)*([.E248]*[.$B$7])))" office:value-type="float" office:value="-15.0846955784319" calcext:value-type="float">
            <text:p>-15,0846955784319</text:p>
          </table:table-cell>
          <table:table-cell table:style-name="ce6" table:formula="of:=([.$B$11]/[.$C$8])*(SIN(((2*PI())/256)*([.E248]*[.$B$8])))" office:value-type="float" office:value="-1.11076653670064" calcext:value-type="float">
            <text:p>-1,11076653670064</text:p>
          </table:table-cell>
          <table:table-cell table:style-name="ce6" table:formula="of:=([.$B$11]/[.$C$9])*(SIN(((2*PI())/256)*([.E248]*[.$B$9])))" office:value-type="float" office:value="-3.98073890668879" calcext:value-type="float">
            <text:p>-3,98073890668879</text:p>
          </table:table-cell>
          <table:table-cell table:style-name="ce8" table:formula="of:=INT(SUM([.F248:.M248]))+[.$B$12]" office:value-type="float" office:value="-64" calcext:value-type="float">
            <text:p>-64</text:p>
          </table:table-cell>
          <table:table-cell table:number-columns-repeated="16"/>
          <table:table-cell table:style-name="ce9" table:formula="of:=COM.MICROSOFT.CONCAT(&quot;    &quot;; [.N248]; &quot;,        // &quot;;[.E248])" office:value-type="string" office:string-value="    -64,        // 246" calcext:value-type="string">
            <text:p><text:s text:c="4"/>-64, <text:s text:c="7"/>// 246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8]+1" office:value-type="float" office:value="247" calcext:value-type="float">
            <text:p>247</text:p>
          </table:table-cell>
          <table:table-cell table:style-name="ce6" table:formula="of:=([.$B$11]/[.$C$2])*(SIN(((2*PI())/256)*([.E249]*[.$B$2])))" office:value-type="float" office:value="-24.7363345076076" calcext:value-type="float">
            <text:p>-24,7363345076076</text:p>
          </table:table-cell>
          <table:table-cell table:style-name="ce6" table:formula="of:=([.$B$11]/[.$C$3])*(SIN(((2*PI())/256)*([.E249]*[.$B$3])))" office:value-type="float" office:value="15.9807272992828" calcext:value-type="float">
            <text:p>15,9807272992828</text:p>
          </table:table-cell>
          <table:table-cell table:style-name="ce6" table:formula="of:=([.$B$11]/[.$C$4])*(SIN(((2*PI())/256)*([.E249]*[.$B$4])))" office:value-type="float" office:value="-1.75280992125496" calcext:value-type="float">
            <text:p>-1,75280992125496</text:p>
          </table:table-cell>
          <table:table-cell table:style-name="ce6" table:formula="of:=([.$B$11]/[.$C$5])*(SIN(((2*PI())/256)*([.E249]*[.$B$5])))" office:value-type="float" office:value="-3.50561984250992" calcext:value-type="float">
            <text:p>-3,50561984250992</text:p>
          </table:table-cell>
          <table:table-cell table:style-name="ce6" table:formula="of:=([.$B$11]/[.$C$6])*(SIN(((2*PI())/256)*([.E249]*[.$B$6])))" office:value-type="float" office:value="-13.681762989769" calcext:value-type="float">
            <text:p>-13,681762989769</text:p>
          </table:table-cell>
          <table:table-cell table:style-name="ce6" table:formula="of:=([.$B$11]/[.$C$7])*(SIN(((2*PI())/256)*([.E249]*[.$B$7])))" office:value-type="float" office:value="-13.681762989769" calcext:value-type="float">
            <text:p>-13,681762989769</text:p>
          </table:table-cell>
          <table:table-cell table:style-name="ce6" table:formula="of:=([.$B$11]/[.$C$8])*(SIN(((2*PI())/256)*([.E249]*[.$B$8])))" office:value-type="float" office:value="-1.00160566928855" calcext:value-type="float">
            <text:p>-1,00160566928855</text:p>
          </table:table-cell>
          <table:table-cell table:style-name="ce6" table:formula="of:=([.$B$11]/[.$C$9])*(SIN(((2*PI())/256)*([.E249]*[.$B$9])))" office:value-type="float" office:value="-3.88012501277817" calcext:value-type="float">
            <text:p>-3,88012501277817</text:p>
          </table:table-cell>
          <table:table-cell table:style-name="ce8" table:formula="of:=INT(SUM([.F249:.M249]))+[.$B$12]" office:value-type="float" office:value="-47" calcext:value-type="float">
            <text:p>-47</text:p>
          </table:table-cell>
          <table:table-cell table:number-columns-repeated="16"/>
          <table:table-cell table:style-name="ce9" table:formula="of:=COM.MICROSOFT.CONCAT(&quot;    &quot;; [.N249]; &quot;,        // &quot;;[.E249])" office:value-type="string" office:string-value="    -47,        // 247" calcext:value-type="string">
            <text:p><text:s text:c="4"/>-47, <text:s text:c="7"/>// 24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49]+1" office:value-type="float" office:value="248" calcext:value-type="float">
            <text:p>248</text:p>
          </table:table-cell>
          <table:table-cell table:style-name="ce6" table:formula="of:=([.$B$11]/[.$C$2])*(SIN(((2*PI())/256)*([.E250]*[.$B$2])))" office:value-type="float" office:value="-22.6274169979696" calcext:value-type="float">
            <text:p>-22,6274169979696</text:p>
          </table:table-cell>
          <table:table-cell table:style-name="ce6" table:formula="of:=([.$B$11]/[.$C$3])*(SIN(((2*PI())/256)*([.E250]*[.$B$3])))" office:value-type="float" office:value="6.12293491784154" calcext:value-type="float">
            <text:p>6,12293491784154</text:p>
          </table:table-cell>
          <table:table-cell table:style-name="ce6" table:formula="of:=([.$B$11]/[.$C$4])*(SIN(((2*PI())/256)*([.E250]*[.$B$4])))" office:value-type="float" office:value="-1.56072257612903" calcext:value-type="float">
            <text:p>-1,56072257612903</text:p>
          </table:table-cell>
          <table:table-cell table:style-name="ce6" table:formula="of:=([.$B$11]/[.$C$5])*(SIN(((2*PI())/256)*([.E250]*[.$B$5])))" office:value-type="float" office:value="-3.12144515225806" calcext:value-type="float">
            <text:p>-3,12144515225806</text:p>
          </table:table-cell>
          <table:table-cell table:style-name="ce6" table:formula="of:=([.$B$11]/[.$C$6])*(SIN(((2*PI())/256)*([.E250]*[.$B$6])))" office:value-type="float" office:value="-12.2458698356829" calcext:value-type="float">
            <text:p>-12,2458698356829</text:p>
          </table:table-cell>
          <table:table-cell table:style-name="ce6" table:formula="of:=([.$B$11]/[.$C$7])*(SIN(((2*PI())/256)*([.E250]*[.$B$7])))" office:value-type="float" office:value="-12.2458698356829" calcext:value-type="float">
            <text:p>-12,2458698356829</text:p>
          </table:table-cell>
          <table:table-cell table:style-name="ce6" table:formula="of:=([.$B$11]/[.$C$8])*(SIN(((2*PI())/256)*([.E250]*[.$B$8])))" office:value-type="float" office:value="-0.891841472073731" calcext:value-type="float">
            <text:p>-0,891841472073731</text:p>
          </table:table-cell>
          <table:table-cell table:style-name="ce6" table:formula="of:=([.$B$11]/[.$C$9])*(SIN(((2*PI())/256)*([.E250]*[.$B$9])))" office:value-type="float" office:value="-3.69551813004515" calcext:value-type="float">
            <text:p>-3,69551813004515</text:p>
          </table:table-cell>
          <table:table-cell table:style-name="ce8" table:formula="of:=INT(SUM([.F250:.M250]))+[.$B$12]" office:value-type="float" office:value="-51" calcext:value-type="float">
            <text:p>-51</text:p>
          </table:table-cell>
          <table:table-cell table:number-columns-repeated="16"/>
          <table:table-cell table:style-name="ce9" table:formula="of:=COM.MICROSOFT.CONCAT(&quot;    &quot;; [.N250]; &quot;,        // &quot;;[.E250])" office:value-type="string" office:string-value="    -51,        // 248" calcext:value-type="string">
            <text:p><text:s text:c="4"/>-51, <text:s text:c="7"/>// 24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50]+1" office:value-type="float" office:value="249" calcext:value-type="float">
            <text:p>249</text:p>
          </table:table-cell>
          <table:table-cell table:style-name="ce6" table:formula="of:=([.$B$11]/[.$C$2])*(SIN(((2*PI())/256)*([.E251]*[.$B$2])))" office:value-type="float" office:value="-20.3005850932367" calcext:value-type="float">
            <text:p>-20,3005850932367</text:p>
          </table:table-cell>
          <table:table-cell table:style-name="ce6" table:formula="of:=([.$B$11]/[.$C$3])*(SIN(((2*PI())/256)*([.E251]*[.$B$3])))" office:value-type="float" office:value="-11.8552180056791" calcext:value-type="float">
            <text:p>-11,8552180056791</text:p>
          </table:table-cell>
          <table:table-cell table:style-name="ce6" table:formula="of:=([.$B$11]/[.$C$4])*(SIN(((2*PI())/256)*([.E251]*[.$B$4])))" office:value-type="float" office:value="-1.36769511008241" calcext:value-type="float">
            <text:p>-1,36769511008241</text:p>
          </table:table-cell>
          <table:table-cell table:style-name="ce6" table:formula="of:=([.$B$11]/[.$C$5])*(SIN(((2*PI())/256)*([.E251]*[.$B$5])))" office:value-type="float" office:value="-2.73539022016483" calcext:value-type="float">
            <text:p>-2,73539022016483</text:p>
          </table:table-cell>
          <table:table-cell table:style-name="ce6" table:formula="of:=([.$B$11]/[.$C$6])*(SIN(((2*PI())/256)*([.E251]*[.$B$6])))" office:value-type="float" office:value="-10.7804753085511" calcext:value-type="float">
            <text:p>-10,7804753085511</text:p>
          </table:table-cell>
          <table:table-cell table:style-name="ce6" table:formula="of:=([.$B$11]/[.$C$7])*(SIN(((2*PI())/256)*([.E251]*[.$B$7])))" office:value-type="float" office:value="-10.7804753085511" calcext:value-type="float">
            <text:p>-10,7804753085511</text:p>
          </table:table-cell>
          <table:table-cell table:style-name="ce6" table:formula="of:=([.$B$11]/[.$C$8])*(SIN(((2*PI())/256)*([.E251]*[.$B$8])))" office:value-type="float" office:value="-0.781540062904237" calcext:value-type="float">
            <text:p>-0,781540062904237</text:p>
          </table:table-cell>
          <table:table-cell table:style-name="ce6" table:formula="of:=([.$B$11]/[.$C$9])*(SIN(((2*PI())/256)*([.E251]*[.$B$9])))" office:value-type="float" office:value="-3.4309144400011" calcext:value-type="float">
            <text:p>-3,4309144400011</text:p>
          </table:table-cell>
          <table:table-cell table:style-name="ce8" table:formula="of:=INT(SUM([.F251:.M251]))+[.$B$12]" office:value-type="float" office:value="-63" calcext:value-type="float">
            <text:p>-63</text:p>
          </table:table-cell>
          <table:table-cell table:number-columns-repeated="16"/>
          <table:table-cell table:style-name="ce9" table:formula="of:=COM.MICROSOFT.CONCAT(&quot;    &quot;; [.N251]; &quot;,        // &quot;;[.E251])" office:value-type="string" office:string-value="    -63,        // 249" calcext:value-type="string">
            <text:p><text:s text:c="4"/>-63, <text:s text:c="7"/>// 249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51]+1" office:value-type="float" office:value="250" calcext:value-type="float">
            <text:p>250</text:p>
          </table:table-cell>
          <table:table-cell table:style-name="ce6" table:formula="of:=([.$B$11]/[.$C$2])*(SIN(((2*PI())/256)*([.E252]*[.$B$2])))" office:value-type="float" office:value="-17.7782474566273" calcext:value-type="float">
            <text:p>-17,7782474566273</text:p>
          </table:table-cell>
          <table:table-cell table:style-name="ce6" table:formula="of:=([.$B$11]/[.$C$3])*(SIN(((2*PI())/256)*([.E252]*[.$B$3])))" office:value-type="float" office:value="-14.1107402295739" calcext:value-type="float">
            <text:p>-14,1107402295739</text:p>
          </table:table-cell>
          <table:table-cell table:style-name="ce6" table:formula="of:=([.$B$11]/[.$C$4])*(SIN(((2*PI())/256)*([.E252]*[.$B$4])))" office:value-type="float" office:value="-1.1738437956429" calcext:value-type="float">
            <text:p>-1,1738437956429</text:p>
          </table:table-cell>
          <table:table-cell table:style-name="ce6" table:formula="of:=([.$B$11]/[.$C$5])*(SIN(((2*PI())/256)*([.E252]*[.$B$5])))" office:value-type="float" office:value="-2.3476875912858" calcext:value-type="float">
            <text:p>-2,3476875912858</text:p>
          </table:table-cell>
          <table:table-cell table:style-name="ce6" table:formula="of:=([.$B$11]/[.$C$6])*(SIN(((2*PI())/256)*([.E252]*[.$B$6])))" office:value-type="float" office:value="-9.28910967214283" calcext:value-type="float">
            <text:p>-9,28910967214283</text:p>
          </table:table-cell>
          <table:table-cell table:style-name="ce6" table:formula="of:=([.$B$11]/[.$C$7])*(SIN(((2*PI())/256)*([.E252]*[.$B$7])))" office:value-type="float" office:value="-9.28910967214283" calcext:value-type="float">
            <text:p>-9,28910967214283</text:p>
          </table:table-cell>
          <table:table-cell table:style-name="ce6" table:formula="of:=([.$B$11]/[.$C$8])*(SIN(((2*PI())/256)*([.E252]*[.$B$8])))" office:value-type="float" office:value="-0.670767883224514" calcext:value-type="float">
            <text:p>-0,670767883224514</text:p>
          </table:table-cell>
          <table:table-cell table:style-name="ce6" table:formula="of:=([.$B$11]/[.$C$9])*(SIN(((2*PI())/256)*([.E252]*[.$B$9])))" office:value-type="float" office:value="-3.09204181345095" calcext:value-type="float">
            <text:p>-3,09204181345095</text:p>
          </table:table-cell>
          <table:table-cell table:style-name="ce8" table:formula="of:=INT(SUM([.F252:.M252]))+[.$B$12]" office:value-type="float" office:value="-58" calcext:value-type="float">
            <text:p>-58</text:p>
          </table:table-cell>
          <table:table-cell table:number-columns-repeated="16"/>
          <table:table-cell table:style-name="ce9" table:formula="of:=COM.MICROSOFT.CONCAT(&quot;    &quot;; [.N252]; &quot;,        // &quot;;[.E252])" office:value-type="string" office:string-value="    -58,        // 250" calcext:value-type="string">
            <text:p><text:s text:c="4"/>-58, <text:s text:c="7"/>// 250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52]+1" office:value-type="float" office:value="251" calcext:value-type="float">
            <text:p>251</text:p>
          </table:table-cell>
          <table:table-cell table:style-name="ce6" table:formula="of:=([.$B$11]/[.$C$2])*(SIN(((2*PI())/256)*([.E253]*[.$B$2])))" office:value-type="float" office:value="-15.0846955784319" calcext:value-type="float">
            <text:p>-15,0846955784319</text:p>
          </table:table-cell>
          <table:table-cell table:style-name="ce6" table:formula="of:=([.$B$11]/[.$C$3])*(SIN(((2*PI())/256)*([.E253]*[.$B$3])))" office:value-type="float" office:value="2.34768759128596" calcext:value-type="float">
            <text:p>2,34768759128596</text:p>
          </table:table-cell>
          <table:table-cell table:style-name="ce6" table:formula="of:=([.$B$11]/[.$C$4])*(SIN(((2*PI())/256)*([.E253]*[.$B$4])))" office:value-type="float" office:value="-0.979285401593728" calcext:value-type="float">
            <text:p>-0,979285401593728</text:p>
          </table:table-cell>
          <table:table-cell table:style-name="ce6" table:formula="of:=([.$B$11]/[.$C$5])*(SIN(((2*PI())/256)*([.E253]*[.$B$5])))" office:value-type="float" office:value="-1.95857080318746" calcext:value-type="float">
            <text:p>-1,95857080318746</text:p>
          </table:table-cell>
          <table:table-cell table:style-name="ce6" table:formula="of:=([.$B$11]/[.$C$6])*(SIN(((2*PI())/256)*([.E253]*[.$B$6])))" office:value-type="float" office:value="-7.77536575690443" calcext:value-type="float">
            <text:p>-7,77536575690443</text:p>
          </table:table-cell>
          <table:table-cell table:style-name="ce6" table:formula="of:=([.$B$11]/[.$C$7])*(SIN(((2*PI())/256)*([.E253]*[.$B$7])))" office:value-type="float" office:value="-7.77536575690443" calcext:value-type="float">
            <text:p>-7,77536575690443</text:p>
          </table:table-cell>
          <table:table-cell table:style-name="ce6" table:formula="of:=([.$B$11]/[.$C$8])*(SIN(((2*PI())/256)*([.E253]*[.$B$8])))" office:value-type="float" office:value="-0.559591658053559" calcext:value-type="float">
            <text:p>-0,559591658053559</text:p>
          </table:table-cell>
          <table:table-cell table:style-name="ce6" table:formula="of:=([.$B$11]/[.$C$9])*(SIN(((2*PI())/256)*([.E253]*[.$B$9])))" office:value-type="float" office:value="-2.68623581938808" calcext:value-type="float">
            <text:p>-2,68623581938808</text:p>
          </table:table-cell>
          <table:table-cell table:style-name="ce8" table:formula="of:=INT(SUM([.F253:.M253]))+[.$B$12]" office:value-type="float" office:value="-35" calcext:value-type="float">
            <text:p>-35</text:p>
          </table:table-cell>
          <table:table-cell table:number-columns-repeated="16"/>
          <table:table-cell table:style-name="ce9" table:formula="of:=COM.MICROSOFT.CONCAT(&quot;    &quot;; [.N253]; &quot;,        // &quot;;[.E253])" office:value-type="string" office:string-value="    -35,        // 251" calcext:value-type="string">
            <text:p><text:s text:c="4"/>-35, <text:s text:c="7"/>// 25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53]+1" office:value-type="float" office:value="252" calcext:value-type="float">
            <text:p>252</text:p>
          </table:table-cell>
          <table:table-cell table:style-name="ce6" table:formula="of:=([.$B$11]/[.$C$2])*(SIN(((2*PI())/256)*([.E254]*[.$B$2])))" office:value-type="float" office:value="-12.2458698356829" calcext:value-type="float">
            <text:p>-12,2458698356829</text:p>
          </table:table-cell>
          <table:table-cell table:style-name="ce6" table:formula="of:=([.$B$11]/[.$C$3])*(SIN(((2*PI())/256)*([.E254]*[.$B$3])))" office:value-type="float" office:value="15.6925644864517" calcext:value-type="float">
            <text:p>15,6925644864517</text:p>
          </table:table-cell>
          <table:table-cell table:style-name="ce6" table:formula="of:=([.$B$11]/[.$C$4])*(SIN(((2*PI())/256)*([.E254]*[.$B$4])))" office:value-type="float" office:value="-0.784137122636484" calcext:value-type="float">
            <text:p>-0,784137122636484</text:p>
          </table:table-cell>
          <table:table-cell table:style-name="ce6" table:formula="of:=([.$B$11]/[.$C$5])*(SIN(((2*PI())/256)*([.E254]*[.$B$5])))" office:value-type="float" office:value="-1.56827424527297" calcext:value-type="float">
            <text:p>-1,56827424527297</text:p>
          </table:table-cell>
          <table:table-cell table:style-name="ce6" table:formula="of:=([.$B$11]/[.$C$6])*(SIN(((2*PI())/256)*([.E254]*[.$B$6])))" office:value-type="float" office:value="-6.2428903045161" calcext:value-type="float">
            <text:p>-6,2428903045161</text:p>
          </table:table-cell>
          <table:table-cell table:style-name="ce6" table:formula="of:=([.$B$11]/[.$C$7])*(SIN(((2*PI())/256)*([.E254]*[.$B$7])))" office:value-type="float" office:value="-6.2428903045161" calcext:value-type="float">
            <text:p>-6,2428903045161</text:p>
          </table:table-cell>
          <table:table-cell table:style-name="ce6" table:formula="of:=([.$B$11]/[.$C$8])*(SIN(((2*PI())/256)*([.E254]*[.$B$8])))" office:value-type="float" office:value="-0.448078355792277" calcext:value-type="float">
            <text:p>-0,448078355792277</text:p>
          </table:table-cell>
          <table:table-cell table:style-name="ce6" table:formula="of:=([.$B$11]/[.$C$9])*(SIN(((2*PI())/256)*([.E254]*[.$B$9])))" office:value-type="float" office:value="-2.22228093207841" calcext:value-type="float">
            <text:p>-2,22228093207841</text:p>
          </table:table-cell>
          <table:table-cell table:style-name="ce8" table:formula="of:=INT(SUM([.F254:.M254]))+[.$B$12]" office:value-type="float" office:value="-15" calcext:value-type="float">
            <text:p>-15</text:p>
          </table:table-cell>
          <table:table-cell table:number-columns-repeated="16"/>
          <table:table-cell table:style-name="ce9" table:formula="of:=COM.MICROSOFT.CONCAT(&quot;    &quot;; [.N254]; &quot;,        // &quot;;[.E254])" office:value-type="string" office:string-value="    -15,        // 252" calcext:value-type="string">
            <text:p><text:s text:c="4"/>-15, <text:s text:c="7"/>// 25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54]+1" office:value-type="float" office:value="253" calcext:value-type="float">
            <text:p>253</text:p>
          </table:table-cell>
          <table:table-cell table:style-name="ce6" table:formula="of:=([.$B$11]/[.$C$2])*(SIN(((2*PI())/256)*([.E255]*[.$B$2])))" office:value-type="float" office:value="-9.28910967214279" calcext:value-type="float">
            <text:p>-9,28910967214279</text:p>
          </table:table-cell>
          <table:table-cell table:style-name="ce6" table:formula="of:=([.$B$11]/[.$C$3])*(SIN(((2*PI())/256)*([.E255]*[.$B$3])))" office:value-type="float" office:value="8.22564390709176" calcext:value-type="float">
            <text:p>8,22564390709176</text:p>
          </table:table-cell>
          <table:table-cell table:style-name="ce6" table:formula="of:=([.$B$11]/[.$C$4])*(SIN(((2*PI())/256)*([.E255]*[.$B$4])))" office:value-type="float" office:value="-0.588516508797339" calcext:value-type="float">
            <text:p>-0,588516508797339</text:p>
          </table:table-cell>
          <table:table-cell table:style-name="ce6" table:formula="of:=([.$B$11]/[.$C$5])*(SIN(((2*PI())/256)*([.E255]*[.$B$5])))" office:value-type="float" office:value="-1.17703301759468" calcext:value-type="float">
            <text:p>-1,17703301759468</text:p>
          </table:table-cell>
          <table:table-cell table:style-name="ce6" table:formula="of:=([.$B$11]/[.$C$6])*(SIN(((2*PI())/256)*([.E255]*[.$B$6])))" office:value-type="float" office:value="-4.69537518257158" calcext:value-type="float">
            <text:p>-4,69537518257158</text:p>
          </table:table-cell>
          <table:table-cell table:style-name="ce6" table:formula="of:=([.$B$11]/[.$C$7])*(SIN(((2*PI())/256)*([.E255]*[.$B$7])))" office:value-type="float" office:value="-4.69537518257158" calcext:value-type="float">
            <text:p>-4,69537518257158</text:p>
          </table:table-cell>
          <table:table-cell table:style-name="ce6" table:formula="of:=([.$B$11]/[.$C$8])*(SIN(((2*PI())/256)*([.E255]*[.$B$8])))" office:value-type="float" office:value="-0.336295147884194" calcext:value-type="float">
            <text:p>-0,336295147884194</text:p>
          </table:table-cell>
          <table:table-cell table:style-name="ce6" table:formula="of:=([.$B$11]/[.$C$9])*(SIN(((2*PI())/256)*([.E255]*[.$B$9])))" office:value-type="float" office:value="-1.71022037372112" calcext:value-type="float">
            <text:p>-1,71022037372112</text:p>
          </table:table-cell>
          <table:table-cell table:style-name="ce8" table:formula="of:=INT(SUM([.F255:.M255]))+[.$B$12]" office:value-type="float" office:value="-15" calcext:value-type="float">
            <text:p>-15</text:p>
          </table:table-cell>
          <table:table-cell table:number-columns-repeated="16"/>
          <table:table-cell table:style-name="ce9" table:formula="of:=COM.MICROSOFT.CONCAT(&quot;    &quot;; [.N255]; &quot;,        // &quot;;[.E255])" office:value-type="string" office:string-value="    -15,        // 253" calcext:value-type="string">
            <text:p><text:s text:c="4"/>-15, <text:s text:c="7"/>// 25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55]+1" office:value-type="float" office:value="254" calcext:value-type="float">
            <text:p>254</text:p>
          </table:table-cell>
          <table:table-cell table:style-name="ce6" table:formula="of:=([.$B$11]/[.$C$2])*(SIN(((2*PI())/256)*([.E256]*[.$B$2])))" office:value-type="float" office:value="-6.24289030451611" calcext:value-type="float">
            <text:p>-6,24289030451611</text:p>
          </table:table-cell>
          <table:table-cell table:style-name="ce6" table:formula="of:=([.$B$11]/[.$C$3])*(SIN(((2*PI())/256)*([.E256]*[.$B$3])))" office:value-type="float" office:value="-10.150292546618" calcext:value-type="float">
            <text:p>-10,150292546618</text:p>
          </table:table-cell>
          <table:table-cell table:style-name="ce6" table:formula="of:=([.$B$11]/[.$C$4])*(SIN(((2*PI())/256)*([.E256]*[.$B$4])))" office:value-type="float" office:value="-0.392541394619345" calcext:value-type="float">
            <text:p>-0,392541394619345</text:p>
          </table:table-cell>
          <table:table-cell table:style-name="ce6" table:formula="of:=([.$B$11]/[.$C$5])*(SIN(((2*PI())/256)*([.E256]*[.$B$5])))" office:value-type="float" office:value="-0.785082789238689" calcext:value-type="float">
            <text:p>-0,785082789238689</text:p>
          </table:table-cell>
          <table:table-cell table:style-name="ce6" table:formula="of:=([.$B$11]/[.$C$6])*(SIN(((2*PI())/256)*([.E256]*[.$B$6])))" office:value-type="float" office:value="-3.13654849054594" calcext:value-type="float">
            <text:p>-3,13654849054594</text:p>
          </table:table-cell>
          <table:table-cell table:style-name="ce6" table:formula="of:=([.$B$11]/[.$C$7])*(SIN(((2*PI())/256)*([.E256]*[.$B$7])))" office:value-type="float" office:value="-3.13654849054594" calcext:value-type="float">
            <text:p>-3,13654849054594</text:p>
          </table:table-cell>
          <table:table-cell table:style-name="ce6" table:formula="of:=([.$B$11]/[.$C$8])*(SIN(((2*PI())/256)*([.E256]*[.$B$8])))" office:value-type="float" office:value="-0.224309368353911" calcext:value-type="float">
            <text:p>-0,224309368353911</text:p>
          </table:table-cell>
          <table:table-cell table:style-name="ce6" table:formula="of:=([.$B$11]/[.$C$9])*(SIN(((2*PI())/256)*([.E256]*[.$B$9])))" office:value-type="float" office:value="-1.16113870901786" calcext:value-type="float">
            <text:p>-1,16113870901786</text:p>
          </table:table-cell>
          <table:table-cell table:style-name="ce8" table:formula="of:=INT(SUM([.F256:.M256]))+[.$B$12]" office:value-type="float" office:value="-26" calcext:value-type="float">
            <text:p>-26</text:p>
          </table:table-cell>
          <table:table-cell table:number-columns-repeated="16"/>
          <table:table-cell table:style-name="ce9" table:formula="of:=COM.MICROSOFT.CONCAT(&quot;    &quot;; [.N256]; &quot;,        // &quot;;[.E256])" office:value-type="string" office:string-value="    -26,        // 254" calcext:value-type="string">
            <text:p><text:s text:c="4"/>-26, <text:s text:c="7"/>// 25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2" table:formula="of:=[.E256]+1" office:value-type="float" office:value="255" calcext:value-type="float">
            <text:p>255</text:p>
          </table:table-cell>
          <table:table-cell table:style-name="ce6" table:formula="of:=([.$B$11]/[.$C$2])*(SIN(((2*PI())/256)*([.E257]*[.$B$2])))" office:value-type="float" office:value="-3.13654849054596" calcext:value-type="float">
            <text:p>-3,13654849054596</text:p>
          </table:table-cell>
          <table:table-cell table:style-name="ce6" table:formula="of:=([.$B$11]/[.$C$3])*(SIN(((2*PI())/256)*([.E257]*[.$B$3])))" office:value-type="float" office:value="-15.0647050429283" calcext:value-type="float">
            <text:p>-15,0647050429283</text:p>
          </table:table-cell>
          <table:table-cell table:style-name="ce6" table:formula="of:=([.$B$11]/[.$C$4])*(SIN(((2*PI())/256)*([.E257]*[.$B$4])))" office:value-type="float" office:value="-0.1963298281833" calcext:value-type="float">
            <text:p>-0,1963298281833</text:p>
          </table:table-cell>
          <table:table-cell table:style-name="ce6" table:formula="of:=([.$B$11]/[.$C$5])*(SIN(((2*PI())/256)*([.E257]*[.$B$5])))" office:value-type="float" office:value="-0.392659656366599" calcext:value-type="float">
            <text:p>-0,392659656366599</text:p>
          </table:table-cell>
          <table:table-cell table:style-name="ce6" table:formula="of:=([.$B$11]/[.$C$6])*(SIN(((2*PI())/256)*([.E257]*[.$B$6])))" office:value-type="float" office:value="-1.57016557847739" calcext:value-type="float">
            <text:p>-1,57016557847739</text:p>
          </table:table-cell>
          <table:table-cell table:style-name="ce6" table:formula="of:=([.$B$11]/[.$C$7])*(SIN(((2*PI())/256)*([.E257]*[.$B$7])))" office:value-type="float" office:value="-1.57016557847739" calcext:value-type="float">
            <text:p>-1,57016557847739</text:p>
          </table:table-cell>
          <table:table-cell table:style-name="ce6" table:formula="of:=([.$B$11]/[.$C$8])*(SIN(((2*PI())/256)*([.E257]*[.$B$8])))" office:value-type="float" office:value="-0.1121884732476" calcext:value-type="float">
            <text:p>-0,1121884732476</text:p>
          </table:table-cell>
          <table:table-cell table:style-name="ce6" table:formula="of:=([.$B$11]/[.$C$9])*(SIN(((2*PI())/256)*([.E257]*[.$B$9])))" office:value-type="float" office:value="-0.586921897821458" calcext:value-type="float">
            <text:p>-0,586921897821458</text:p>
          </table:table-cell>
          <table:table-cell table:style-name="ce8" table:formula="of:=INT(SUM([.F257:.M257]))+[.$B$12]" office:value-type="float" office:value="-23" calcext:value-type="float">
            <text:p>-23</text:p>
          </table:table-cell>
          <table:table-cell table:number-columns-repeated="16"/>
          <table:table-cell table:style-name="ce9" table:formula="of:=COM.MICROSOFT.CONCAT(&quot;    &quot;; [.N257]; &quot;,        // &quot;;[.E257])" office:value-type="string" office:string-value="    -23,        // 255" calcext:value-type="string">
            <text:p><text:s text:c="4"/>-23, <text:s text:c="7"/>// 255</text:p>
          </table:table-cell>
          <table:table-cell table:number-columns-repeated="993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£</number:text>
      <number:number number:decimal-places="0" loext:min-decimal-places="0" number:min-integer-digits="1" number:grouping="true"/>
    </number:number-style>
    <number:number-style style:name="N107">
      <number:text>-£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loext:min-decimal-places="2" number:min-integer-digits="1" number:grouping="true"/>
    </number:number-style>
    <number:number-style style:name="N109">
      <number:text>-£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£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hompson</meta:initial-creator>
    <meta:creation-date>2013-03-16T14:09:34</meta:creation-date>
    <dc:date>2019-04-07T17:19:32.822299703</dc:date>
    <meta:generator>LibreOffice/6.0.3.2$Linux_X86_64 LibreOffice_project/00m0$Build-2</meta:generator>
    <meta:editing-duration>PT1H15M14S</meta:editing-duration>
    <meta:editing-cycles>5</meta:editing-cycles>
    <meta:document-statistic meta:table-count="3" meta:cell-count="28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212121" draw:fill-color="#f7f7f7"/>
    </style:style>
    <style:style style:name="ch2" style:family="chart">
      <style:chart-properties chart:auto-position="true" style:rotation-angle="0"/>
      <style:text-properties fo:color="#212121" fo:font-family="Arial" fo:font-size="16pt" fo:font-weight="bold" style:font-size-asian="16pt" style:font-weight-asian="bold" style:font-family-complex="Arial" style:font-size-complex="16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visible="false" chart:axis-position="0" chart:tick-mark-position="at-axis" style:rotation-angle="90"/>
      <style:graphic-properties draw:stroke="none" svg:stroke-color="#212121"/>
      <style:text-properties fo:color="#212121" fo:font-family="Arial" fo:font-size="12pt" style:font-size-asian="12pt" style:font-family-complex="Arial" style:font-size-complex="12pt"/>
    </style:style>
    <style:style style:name="ch5" style:family="chart" style:data-style-name="N0">
      <style:chart-properties chart:display-label="true" chart:logarithmic="false" chart:interval-major="16" chart:interval-minor-divisor="16" chart:reverse-direction="false" text:line-break="false" loext:try-staggering-first="false" chart:link-data-style-to-source="true" chart:axis-position="1" chart:tick-mark-position="at-axis"/>
      <style:graphic-properties svg:stroke-color="#212121"/>
      <style:text-properties fo:color="#212121" fo:font-family="Arial" fo:font-size="12pt" style:font-size-asian="12pt" style:font-family-complex="Arial" style:font-size-complex="12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4.876cm" svg:height="14.844cm" xlink:href=".." xlink:type="simple" chart:class="chart:line" chart:style-name="ch1">
        <chart:title svg:x="7.613cm" svg:y="0.432cm" chart:style-name="ch2">
          <text:p>Additive Synthesis Using 8 Partials</text:p>
        </chart:title>
        <chart:plot-area chart:style-name="ch3" table:cell-range-address="Sheet1.N2:Sheet1.N257" svg:x="0.497cm" svg:y="1.569cm" svg:width="23.882cm" svg:height="12.979cm">
          <chartooo:coordinate-region svg:x="1.595cm" svg:y="1.768cm" svg:width="22.784cm" svg:height="12.581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N2:Sheet1.N257" chart:class="chart:line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2:Sheet1.N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3">
                <text:p>-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